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900000026A73E553F59C829DE.png" manifest:media-type="image/png"/>
  <manifest:file-entry manifest:full-path="Pictures/10000000000000110000000B82DEF81CC0F06A41.png" manifest:media-type="image/png"/>
  <manifest:file-entry manifest:full-path="Pictures/100000000000001100000009D34687EC547BE371.png" manifest:media-type="image/png"/>
  <manifest:file-entry manifest:full-path="Pictures/10000000000000110000000BF937526AF84228CE.png" manifest:media-type="image/png"/>
  <manifest:file-entry manifest:full-path="Pictures/1000000000000009000000267BB99E7110E84625.png" manifest:media-type="image/png"/>
  <manifest:file-entry manifest:full-path="Pictures/1000000000000009000000261E244A9A38AF9958.png" manifest:media-type="image/png"/>
  <manifest:file-entry manifest:full-path="Pictures/100000000000000900000026D04B0CE6C6EE4985.png" manifest:media-type="image/png"/>
  <manifest:file-entry manifest:full-path="Pictures/10000000000000090000002634E36FE99317C0FD.png" manifest:media-type="image/png"/>
  <manifest:file-entry manifest:full-path="Pictures/1000000000000009000000262FF6F7F3E6A12B8B.png" manifest:media-type="image/png"/>
  <manifest:file-entry manifest:full-path="Pictures/10000000000000110000000B5EEABB74DE1FFAD7.png" manifest:media-type="image/png"/>
  <manifest:file-entry manifest:full-path="Pictures/100000000000001100000009B117E00F185AA099.png" manifest:media-type="image/png"/>
  <manifest:file-entry manifest:full-path="Pictures/1000000000000009000000267B0F9BB03B0094FB.png" manifest:media-type="image/png"/>
  <manifest:file-entry manifest:full-path="Pictures/100000000000001100000009927708264FB7E823.png" manifest:media-type="image/png"/>
  <manifest:file-entry manifest:full-path="Pictures/100000000000001100000009AD2EA809165F13E9.png" manifest:media-type="image/png"/>
  <manifest:file-entry manifest:full-path="Pictures/1000000000000009000000267DCFAC31F8E54C9A.png" manifest:media-type="image/png"/>
  <manifest:file-entry manifest:full-path="Pictures/1000000000000009000000260835BFDD56EE202E.png" manifest:media-type="image/png"/>
  <manifest:file-entry manifest:full-path="Pictures/100000000000001100000009CBCB5337EC6A701C.png" manifest:media-type="image/png"/>
  <manifest:file-entry manifest:full-path="Pictures/100000000000000900000026F81734B7318B4E8D.png" manifest:media-type="image/png"/>
  <manifest:file-entry manifest:full-path="Pictures/10000000000000110000000B7150E6EA389DDA70.png" manifest:media-type="image/png"/>
  <manifest:file-entry manifest:full-path="Pictures/10000000000000090000002613D524C24F392D91.png" manifest:media-type="image/png"/>
  <manifest:file-entry manifest:full-path="Pictures/10000000000000110000000BAF4084001F213E80.png" manifest:media-type="image/png"/>
  <manifest:file-entry manifest:full-path="Pictures/100000000000001100000009B7D9C0956B4EF262.png" manifest:media-type="image/png"/>
  <manifest:file-entry manifest:full-path="Pictures/100000000000000900000026B8166892779F2D00.png" manifest:media-type="image/png"/>
  <manifest:file-entry manifest:full-path="Pictures/100000000000001100000009555245FC74FC6557.png" manifest:media-type="image/png"/>
  <manifest:file-entry manifest:full-path="Pictures/1000000000000009000000266CCE7998A939B311.png" manifest:media-type="image/png"/>
  <manifest:file-entry manifest:full-path="Pictures/100000000000001100000009B7B76DEE4C4548EE.png" manifest:media-type="image/png"/>
  <manifest:file-entry manifest:full-path="Pictures/1000000000000008000000265CA9C31D1E9F9FD4.png" manifest:media-type="image/png"/>
  <manifest:file-entry manifest:full-path="Pictures/1000000000000009000000269C573222072B876D.png" manifest:media-type="image/png"/>
  <manifest:file-entry manifest:full-path="Pictures/10000000000000110000000B904A3380B4699A3B.png" manifest:media-type="image/png"/>
  <manifest:file-entry manifest:full-path="Pictures/100000000000001100000009C1C58DFB6620E968.png" manifest:media-type="image/png"/>
  <manifest:file-entry manifest:full-path="Pictures/100000000000000900000026B06BD5E6AFAD5C47.png" manifest:media-type="image/png"/>
  <manifest:file-entry manifest:full-path="Pictures/10000000000000090000002671140DD88985FD3F.png" manifest:media-type="image/png"/>
  <manifest:file-entry manifest:full-path="Pictures/1000000000000009000000260FDA2440D732BBBC.png" manifest:media-type="image/png"/>
  <manifest:file-entry manifest:full-path="Pictures/10000000000000110000000B0036D5612B946233.png" manifest:media-type="image/png"/>
  <manifest:file-entry manifest:full-path="Pictures/1000000000000009000000262FF91A2FFAE1AFFC.png" manifest:media-type="image/png"/>
  <manifest:file-entry manifest:full-path="Pictures/100000000000000900000026302A44507F27DB5A.png" manifest:media-type="image/png"/>
  <manifest:file-entry manifest:full-path="Pictures/1000000000000009000000264EA77967EB990479.png" manifest:media-type="image/png"/>
  <manifest:file-entry manifest:full-path="Pictures/10000000000000110000000969225DDE39192096.png" manifest:media-type="image/png"/>
  <manifest:file-entry manifest:full-path="Pictures/100000000000000900000026CE38BCFA11F30736.png" manifest:media-type="image/png"/>
  <manifest:file-entry manifest:full-path="Pictures/1000000000000009000000266A4583107CF211C6.png" manifest:media-type="image/png"/>
  <manifest:file-entry manifest:full-path="Pictures/100000000000001100000009C871BF7CA885BF21.png" manifest:media-type="image/png"/>
  <manifest:file-entry manifest:full-path="Pictures/10000000000000110000000B05D10BDD116E2A3C.png" manifest:media-type="image/png"/>
  <manifest:file-entry manifest:full-path="Pictures/100000000000001100000009BC5D22C465AD0DDE.png" manifest:media-type="image/png"/>
  <manifest:file-entry manifest:full-path="Pictures/10000000000000090000002699D65DF3C8B2CA59.png" manifest:media-type="image/png"/>
  <manifest:file-entry manifest:full-path="Pictures/1000000000000011000000094EC2E45FFCC8B47E.png" manifest:media-type="image/png"/>
  <manifest:file-entry manifest:full-path="Pictures/10000000000000110000000B2EA97F76E8F2D314.png" manifest:media-type="image/png"/>
  <manifest:file-entry manifest:full-path="Pictures/10000000000000110000000B30A906D1FF1C84CE.png" manifest:media-type="image/png"/>
  <manifest:file-entry manifest:full-path="Pictures/10000000000000110000000B54B6A848BA25AFA2.png" manifest:media-type="image/png"/>
  <manifest:file-entry manifest:full-path="Pictures/100000000000001100000009D371A9A00042799E.png" manifest:media-type="image/png"/>
  <manifest:file-entry manifest:full-path="Pictures/10000000000000110000000900007D9815AADBE8.png" manifest:media-type="image/png"/>
  <manifest:file-entry manifest:full-path="Pictures/1000000000000009000000267F0A1A3E1DD6A0AA.png" manifest:media-type="image/png"/>
  <manifest:file-entry manifest:full-path="Pictures/100000000000001100000009B92FEDB4BE6A0AB5.png" manifest:media-type="image/png"/>
  <manifest:file-entry manifest:full-path="Pictures/10000000000000110000000B85729A49FF869FE5.png" manifest:media-type="image/png"/>
  <manifest:file-entry manifest:full-path="Pictures/100000000000001100000009EAF45C83FEC10015.png" manifest:media-type="image/png"/>
  <manifest:file-entry manifest:full-path="Pictures/100000000000001100000009C1F1021C4E7C1C00.png" manifest:media-type="image/png"/>
  <manifest:file-entry manifest:full-path="Pictures/1000000000000009000000261F83D629F019463A.png" manifest:media-type="image/png"/>
  <manifest:file-entry manifest:full-path="Pictures/1000000000000009000000267C2FC4B69DC20D4E.png" manifest:media-type="image/png"/>
  <manifest:file-entry manifest:full-path="Pictures/100000000000000900000026E08BFF8A01E4334E.png" manifest:media-type="image/png"/>
  <manifest:file-entry manifest:full-path="Pictures/1000000000000011000000094C0FADB5196EF2E8.png" manifest:media-type="image/png"/>
  <manifest:file-entry manifest:full-path="Pictures/100000000000001100000009D2233450FEF51953.png" manifest:media-type="image/png"/>
  <manifest:file-entry manifest:full-path="Pictures/100000000000001100000009E108E8F72991D53C.png" manifest:media-type="image/png"/>
  <manifest:file-entry manifest:full-path="Pictures/100000000000000A0000001CFDE0A0A0AE555803.png" manifest:media-type="image/png"/>
  <manifest:file-entry manifest:full-path="Pictures/100000000000000A0000001CF7C6860D93B8825B.png" manifest:media-type="image/png"/>
  <manifest:file-entry manifest:full-path="Pictures/10000000000000110000000BD9DE173B51D34D1C.png" manifest:media-type="image/png"/>
  <manifest:file-entry manifest:full-path="Pictures/1000000000000011000000094C9EE7F1681A0170.png" manifest:media-type="image/png"/>
  <manifest:file-entry manifest:full-path="Pictures/10000000000000110000000B2B7BE143E636BC85.png" manifest:media-type="image/png"/>
  <manifest:file-entry manifest:full-path="Pictures/10000000000000110000000B1A157885EF2D1C4D.png" manifest:media-type="image/png"/>
  <manifest:file-entry manifest:full-path="Pictures/100000000000000900000026143BA5F3C2FC165F.png" manifest:media-type="image/png"/>
  <manifest:file-entry manifest:full-path="Pictures/100000000000001100000009E022EE19851E3297.png" manifest:media-type="image/png"/>
  <manifest:file-entry manifest:full-path="Pictures/100000000000000900000026006AD222818D6ADE.png" manifest:media-type="image/png"/>
  <manifest:file-entry manifest:full-path="Pictures/1000000000000011000000094EA2F689376CE28F.png" manifest:media-type="image/png"/>
  <manifest:file-entry manifest:full-path="Pictures/1000000000000011000000096D50B1FADDE92B91.png" manifest:media-type="image/png"/>
  <manifest:file-entry manifest:full-path="Pictures/100000000000001100000009BEC1871AB08C994B.png" manifest:media-type="image/png"/>
  <manifest:file-entry manifest:full-path="Pictures/100000000000001100000009B8A2776D7CAF4CE9.png" manifest:media-type="image/png"/>
  <manifest:file-entry manifest:full-path="Pictures/1000000000000009000000267B3039239735545E.png" manifest:media-type="image/png"/>
  <manifest:file-entry manifest:full-path="Pictures/100000000000000900000026F13CF40C32BBFECA.png" manifest:media-type="image/png"/>
  <manifest:file-entry manifest:full-path="Pictures/10000000000000110000000917F0D7946CECD3B0.png" manifest:media-type="image/png"/>
  <manifest:file-entry manifest:full-path="Pictures/10000000000000110000000985160168AC7B4166.png" manifest:media-type="image/png"/>
  <manifest:file-entry manifest:full-path="Pictures/100000000000000900000026A222D62A0363FE1A.png" manifest:media-type="image/png"/>
  <manifest:file-entry manifest:full-path="Pictures/100000000000001100000009462F108CC681A416.png" manifest:media-type="image/png"/>
  <manifest:file-entry manifest:full-path="Pictures/10000000000000110000000936FCBE4F84560926.png" manifest:media-type="image/png"/>
  <manifest:file-entry manifest:full-path="Pictures/100000000000000900000026194884E1F3CF2AB4.png" manifest:media-type="image/png"/>
  <manifest:file-entry manifest:full-path="Pictures/1000000000000011000000098EE36832021200ED.png" manifest:media-type="image/png"/>
  <manifest:file-entry manifest:full-path="Pictures/100000000000000900000026DB825CDB5287937A.png" manifest:media-type="image/png"/>
  <manifest:file-entry manifest:full-path="Pictures/10000000000000110000000BE208E3F5725631D7.png" manifest:media-type="image/png"/>
  <manifest:file-entry manifest:full-path="Pictures/10000000000000110000000BFE0B0F2CA86CB454.png" manifest:media-type="image/png"/>
  <manifest:file-entry manifest:full-path="Pictures/1000000000000009000000265D99C0D713A2942B.png" manifest:media-type="image/png"/>
  <manifest:file-entry manifest:full-path="Pictures/100000000000000900000026B33A0C5494F1E72F.png" manifest:media-type="image/png"/>
  <manifest:file-entry manifest:full-path="Pictures/1000000000000011000000098B633D231AB22A28.png" manifest:media-type="image/png"/>
  <manifest:file-entry manifest:full-path="Pictures/100000000000000900000026184D1B9A0362DEDB.png" manifest:media-type="image/png"/>
  <manifest:file-entry manifest:full-path="Pictures/100000000000000900000026A4AAAD924A732BDF.png" manifest:media-type="image/png"/>
  <manifest:file-entry manifest:full-path="Pictures/100000000000000900000026553594374605E32A.png" manifest:media-type="image/png"/>
  <manifest:file-entry manifest:full-path="Pictures/100000000000000900000026154D3F88CAF56A0D.png" manifest:media-type="image/png"/>
  <manifest:file-entry manifest:full-path="Pictures/10000000000000110000000B74C9EE76BD1B241F.png" manifest:media-type="image/png"/>
  <manifest:file-entry manifest:full-path="Pictures/10000000000000110000000B4FB24EECABA50B16.png" manifest:media-type="image/png"/>
  <manifest:file-entry manifest:full-path="Pictures/100000000000000900000026A7893B12DEF4A3BE.png" manifest:media-type="image/png"/>
  <manifest:file-entry manifest:full-path="Pictures/10000000000000110000000B19F49027E5F87978.png" manifest:media-type="image/png"/>
  <manifest:file-entry manifest:full-path="Pictures/100000000000000900000039FD19DF9AEE06BBD4.png" manifest:media-type="image/png"/>
  <manifest:file-entry manifest:full-path="Pictures/100000000000000900000039C2079D5E1F0D284F.png" manifest:media-type="image/png"/>
  <manifest:file-entry manifest:full-path="Pictures/10000000000000110000000B0E3B1F0F422DCED0.png" manifest:media-type="image/png"/>
  <manifest:file-entry manifest:full-path="Pictures/100000000000000900000039867C22FB72999284.png" manifest:media-type="image/png"/>
  <manifest:file-entry manifest:full-path="Pictures/100000000000000900000026BC539AFA29A92B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0.106cm" style:rel-column-width="407*"/>
    </style:style>
    <style:style style:name="Table1.B" style:family="table-column">
      <style:table-column-properties style:column-width="16.895cm" style:rel-column-width="65128*"/>
    </style:style>
    <style:style style:name="Table2" style:family="table">
      <style:table-properties style:width="16.896cm" style:rel-width="100%" table:align="left"/>
    </style:style>
    <style:style style:name="Table2.A" style:family="table-column">
      <style:table-column-properties style:column-width="0.476cm" style:rel-column-width="1847*"/>
    </style:style>
    <style:style style:name="Table2.B" style:family="table-column">
      <style:table-column-properties style:column-width="16.42cm" style:rel-column-width="63688*"/>
    </style:style>
    <style:style style:name="Table2.A1" style:family="table-cell">
      <style:table-cell-properties style:vertical-align="middle"/>
    </style:style>
    <style:style style:name="Table3" style:family="table">
      <style:table-properties style:width="6.429cm" table:align="left"/>
    </style:style>
    <style:style style:name="Table3.A" style:family="table-column">
      <style:table-column-properties style:column-width="1.439cm"/>
    </style:style>
    <style:style style:name="Table3.B" style:family="table-column">
      <style:table-column-properties style:column-width="0.238cm"/>
    </style:style>
    <style:style style:name="Table3.C" style:family="table-column">
      <style:table-column-properties style:column-width="0.776cm"/>
    </style:style>
    <style:style style:name="Table3.D" style:family="table-column">
      <style:table-column-properties style:column-width="0.459cm"/>
    </style:style>
    <style:style style:name="Table3.E" style:family="table-column">
      <style:table-column-properties style:column-width="1.207cm"/>
    </style:style>
    <style:style style:name="Table3.F" style:family="table-column">
      <style:table-column-properties style:column-width="0.273cm"/>
    </style:style>
    <style:style style:name="Table3.I" style:family="table-column">
      <style:table-column-properties style:column-width="1.341cm"/>
    </style:style>
    <style:style style:name="Table3.A1" style:family="table-cell">
      <style:table-cell-properties style:vertical-align="middle"/>
    </style:style>
    <style:style style:name="Table4" style:family="table">
      <style:table-properties style:width="7.576cm" table:align="left"/>
    </style:style>
    <style:style style:name="Table4.A" style:family="table-column">
      <style:table-column-properties style:column-width="4.105cm"/>
    </style:style>
    <style:style style:name="Table4.B" style:family="table-column">
      <style:table-column-properties style:column-width="0.238cm"/>
    </style:style>
    <style:style style:name="Table4.C" style:family="table-column">
      <style:table-column-properties style:column-width="0.459cm"/>
    </style:style>
    <style:style style:name="Table4.D" style:family="table-column">
      <style:table-column-properties style:column-width="0.564cm"/>
    </style:style>
    <style:style style:name="Table4.E" style:family="table-column">
      <style:table-column-properties style:column-width="2.21cm"/>
    </style:style>
    <style:style style:name="Table4.A1" style:family="table-cell">
      <style:table-cell-properties style:vertical-align="middle"/>
    </style:style>
    <style:style style:name="Table5" style:family="table">
      <style:table-properties style:width="17cm" style:rel-width="100%" table:align="left"/>
    </style:style>
    <style:style style:name="Table5.A" style:family="table-column">
      <style:table-column-properties style:column-width="0.302cm" style:rel-column-width="1162*"/>
    </style:style>
    <style:style style:name="Table5.B" style:family="table-column">
      <style:table-column-properties style:column-width="16.699cm" style:rel-column-width="64373*"/>
    </style:style>
    <style:style style:name="Table6" style:family="table">
      <style:table-properties style:width="16.701cm" style:rel-width="100%" table:align="left"/>
    </style:style>
    <style:style style:name="Table6.A" style:family="table-column">
      <style:table-column-properties style:column-width="0.482cm" style:rel-column-width="1889*"/>
    </style:style>
    <style:style style:name="Table6.B" style:family="table-column">
      <style:table-column-properties style:column-width="16.219cm" style:rel-column-width="63646*"/>
    </style:style>
    <style:style style:name="Table6.A1" style:family="table-cell">
      <style:table-cell-properties style:vertical-align="middle"/>
    </style:style>
    <style:style style:name="Table7" style:family="table">
      <style:table-properties style:width="8.158cm" table:align="left"/>
    </style:style>
    <style:style style:name="Table7.A" style:family="table-column">
      <style:table-column-properties style:column-width="6.017cm"/>
    </style:style>
    <style:style style:name="Table7.B" style:family="table-column">
      <style:table-column-properties style:column-width="0.238cm"/>
    </style:style>
    <style:style style:name="Table7.C" style:family="table-column">
      <style:table-column-properties style:column-width="0.67cm"/>
    </style:style>
    <style:style style:name="Table7.D" style:family="table-column">
      <style:table-column-properties style:column-width="1.233cm"/>
    </style:style>
    <style:style style:name="Table7.A1" style:family="table-cell">
      <style:table-cell-properties style:vertical-align="middle"/>
    </style:style>
    <style:style style:name="Table8" style:family="table">
      <style:table-properties style:width="2.655cm" table:align="left"/>
    </style:style>
    <style:style style:name="Table8.A" style:family="table-column">
      <style:table-column-properties style:column-width="0.617cm"/>
    </style:style>
    <style:style style:name="Table8.B" style:family="table-column">
      <style:table-column-properties style:column-width="0.238cm"/>
    </style:style>
    <style:style style:name="Table8.C" style:family="table-column">
      <style:table-column-properties style:column-width="0.459cm"/>
    </style:style>
    <style:style style:name="Table8.D" style:family="table-column">
      <style:table-column-properties style:column-width="1.341cm"/>
    </style:style>
    <style:style style:name="Table8.A1" style:family="table-cell">
      <style:table-cell-properties style:vertical-align="middle"/>
    </style:style>
    <style:style style:name="Table9" style:family="table">
      <style:table-properties style:width="3.281cm" table:align="left"/>
    </style:style>
    <style:style style:name="Table9.A" style:family="table-column">
      <style:table-column-properties style:column-width="0.617cm"/>
    </style:style>
    <style:style style:name="Table9.B" style:family="table-column">
      <style:table-column-properties style:column-width="0.238cm"/>
    </style:style>
    <style:style style:name="Table9.C" style:family="table-column">
      <style:table-column-properties style:column-width="0.459cm"/>
    </style:style>
    <style:style style:name="Table9.D" style:family="table-column">
      <style:table-column-properties style:column-width="0.247cm"/>
    </style:style>
    <style:style style:name="Table9.F" style:family="table-column">
      <style:table-column-properties style:column-width="1.261cm"/>
    </style:style>
    <style:style style:name="Table9.A1" style:family="table-cell">
      <style:table-cell-properties style:vertical-align="middle"/>
    </style:style>
    <style:style style:name="Table10" style:family="table">
      <style:table-properties style:width="17cm" style:rel-width="100%" table:align="left"/>
    </style:style>
    <style:style style:name="Table10.A" style:family="table-column">
      <style:table-column-properties style:column-width="0.296cm" style:rel-column-width="1142*"/>
    </style:style>
    <style:style style:name="Table10.B" style:family="table-column">
      <style:table-column-properties style:column-width="16.704cm" style:rel-column-width="64393*"/>
    </style:style>
    <style:style style:name="Table11" style:family="table">
      <style:table-properties style:width="16.706cm" style:rel-width="100%" table:align="left"/>
    </style:style>
    <style:style style:name="Table11.A" style:family="table-column">
      <style:table-column-properties style:column-width="0.482cm" style:rel-column-width="1889*"/>
    </style:style>
    <style:style style:name="Table11.B" style:family="table-column">
      <style:table-column-properties style:column-width="16.224cm" style:rel-column-width="63646*"/>
    </style:style>
    <style:style style:name="Table11.A1" style:family="table-cell">
      <style:table-cell-properties style:vertical-align="middle"/>
    </style:style>
    <style:style style:name="Table12" style:family="table">
      <style:table-properties style:width="6.429cm" table:align="left"/>
    </style:style>
    <style:style style:name="Table12.A" style:family="table-column">
      <style:table-column-properties style:column-width="1.439cm"/>
    </style:style>
    <style:style style:name="Table12.B" style:family="table-column">
      <style:table-column-properties style:column-width="0.238cm"/>
    </style:style>
    <style:style style:name="Table12.C" style:family="table-column">
      <style:table-column-properties style:column-width="0.776cm"/>
    </style:style>
    <style:style style:name="Table12.D" style:family="table-column">
      <style:table-column-properties style:column-width="0.459cm"/>
    </style:style>
    <style:style style:name="Table12.E" style:family="table-column">
      <style:table-column-properties style:column-width="1.207cm"/>
    </style:style>
    <style:style style:name="Table12.F" style:family="table-column">
      <style:table-column-properties style:column-width="0.273cm"/>
    </style:style>
    <style:style style:name="Table12.I" style:family="table-column">
      <style:table-column-properties style:column-width="1.341cm"/>
    </style:style>
    <style:style style:name="Table12.A1" style:family="table-cell">
      <style:table-cell-properties style:vertical-align="middle"/>
    </style:style>
    <style:style style:name="Table13" style:family="table">
      <style:table-properties style:width="3.101cm" table:align="left"/>
    </style:style>
    <style:style style:name="Table13.A" style:family="table-column">
      <style:table-column-properties style:column-width="1.037cm"/>
    </style:style>
    <style:style style:name="Table13.B" style:family="table-column">
      <style:table-column-properties style:column-width="1.305cm"/>
    </style:style>
    <style:style style:name="Table13.C" style:family="table-column">
      <style:table-column-properties style:column-width="0.273cm"/>
    </style:style>
    <style:style style:name="Table13.D" style:family="table-column">
      <style:table-column-properties style:column-width="0.485cm"/>
    </style:style>
    <style:style style:name="Table13.A1" style:family="table-cell">
      <style:table-cell-properties style:vertical-align="middle"/>
    </style:style>
    <style:style style:name="Table14" style:family="table">
      <style:table-properties style:width="17cm" style:rel-width="100%" table:align="left"/>
    </style:style>
    <style:style style:name="Table14.A" style:family="table-column">
      <style:table-column-properties style:column-width="0.314cm" style:rel-column-width="1210*"/>
    </style:style>
    <style:style style:name="Table14.B" style:family="table-column">
      <style:table-column-properties style:column-width="16.686cm" style:rel-column-width="64325*"/>
    </style:style>
    <style:style style:name="Table15" style:family="table">
      <style:table-properties style:width="16.688cm" style:rel-width="100%" table:align="left"/>
    </style:style>
    <style:style style:name="Table15.A" style:family="table-column">
      <style:table-column-properties style:column-width="0.457cm" style:rel-column-width="1794*"/>
    </style:style>
    <style:style style:name="Table15.B" style:family="table-column">
      <style:table-column-properties style:column-width="16.231cm" style:rel-column-width="63741*"/>
    </style:style>
    <style:style style:name="Table15.A1" style:family="table-cell">
      <style:table-cell-properties style:vertical-align="middle"/>
    </style:style>
    <style:style style:name="Table16" style:family="table">
      <style:table-properties style:width="3.113cm" table:align="left"/>
    </style:style>
    <style:style style:name="Table16.A" style:family="table-column">
      <style:table-column-properties style:column-width="0.582cm"/>
    </style:style>
    <style:style style:name="Table16.B" style:family="table-column">
      <style:table-column-properties style:column-width="1.702cm"/>
    </style:style>
    <style:style style:name="Table16.C" style:family="table-column">
      <style:table-column-properties style:column-width="0.829cm"/>
    </style:style>
    <style:style style:name="Table16.A1" style:family="table-cell">
      <style:table-cell-properties style:vertical-align="middle"/>
    </style:style>
    <style:style style:name="Table17" style:family="table">
      <style:table-properties style:width="1.49cm" table:align="left"/>
    </style:style>
    <style:style style:name="Table17.A" style:family="table-column">
      <style:table-column-properties style:column-width="0.582cm"/>
    </style:style>
    <style:style style:name="Table17.B" style:family="table-column">
      <style:table-column-properties style:column-width="0.22cm"/>
    </style:style>
    <style:style style:name="Table17.C" style:family="table-column">
      <style:table-column-properties style:column-width="0.273cm"/>
    </style:style>
    <style:style style:name="Table17.D" style:family="table-column">
      <style:table-column-properties style:column-width="0.247cm"/>
    </style:style>
    <style:style style:name="Table17.E" style:family="table-column">
      <style:table-column-properties style:column-width="0.168cm"/>
    </style:style>
    <style:style style:name="Table17.A1" style:family="table-cell">
      <style:table-cell-properties style:vertical-align="middle"/>
    </style:style>
    <style:style style:name="Table18" style:family="table">
      <style:table-properties style:width="17cm" style:rel-width="100%" table:align="left"/>
    </style:style>
    <style:style style:name="Table18.A" style:family="table-column">
      <style:table-column-properties style:column-width="0.312cm" style:rel-column-width="1203*"/>
    </style:style>
    <style:style style:name="Table18.B" style:family="table-column">
      <style:table-column-properties style:column-width="16.688cm" style:rel-column-width="64332*"/>
    </style:style>
    <style:style style:name="Table19" style:family="table">
      <style:table-properties style:width="16.69cm" style:rel-width="100%" table:align="left"/>
    </style:style>
    <style:style style:name="Table19.A" style:family="table-column">
      <style:table-column-properties style:column-width="0.457cm" style:rel-column-width="1793*"/>
    </style:style>
    <style:style style:name="Table19.B" style:family="table-column">
      <style:table-column-properties style:column-width="16.233cm" style:rel-column-width="63742*"/>
    </style:style>
    <style:style style:name="Table19.A1" style:family="table-cell">
      <style:table-cell-properties style:vertical-align="middle"/>
    </style:style>
    <style:style style:name="Table20" style:family="table">
      <style:table-properties style:width="6.191cm" table:align="left"/>
    </style:style>
    <style:style style:name="Table20.A" style:family="table-column">
      <style:table-column-properties style:column-width="1.439cm"/>
    </style:style>
    <style:style style:name="Table20.B" style:family="table-column">
      <style:table-column-properties style:column-width="0.238cm"/>
    </style:style>
    <style:style style:name="Table20.C" style:family="table-column">
      <style:table-column-properties style:column-width="0.776cm"/>
    </style:style>
    <style:style style:name="Table20.D" style:family="table-column">
      <style:table-column-properties style:column-width="0.459cm"/>
    </style:style>
    <style:style style:name="Table20.E" style:family="table-column">
      <style:table-column-properties style:column-width="3.279cm"/>
    </style:style>
    <style:style style:name="Table20.A1" style:family="table-cell">
      <style:table-cell-properties style:vertical-align="middle"/>
    </style:style>
    <style:style style:name="Table21" style:family="table">
      <style:table-properties style:width="3.171cm" table:align="left"/>
    </style:style>
    <style:style style:name="Table21.A" style:family="table-column">
      <style:table-column-properties style:column-width="1.037cm"/>
    </style:style>
    <style:style style:name="Table21.B" style:family="table-column">
      <style:table-column-properties style:column-width="1.305cm"/>
    </style:style>
    <style:style style:name="Table21.C" style:family="table-column">
      <style:table-column-properties style:column-width="0.829cm"/>
    </style:style>
    <style:style style:name="Table21.A1" style:family="table-cell">
      <style:table-cell-properties style:vertical-align="middle"/>
    </style:style>
    <style:style style:name="Table22" style:family="table">
      <style:table-properties style:width="17cm" style:rel-width="100%" table:align="left"/>
    </style:style>
    <style:style style:name="Table22.A" style:family="table-column">
      <style:table-column-properties style:column-width="0.041cm" style:rel-column-width="156*"/>
    </style:style>
    <style:style style:name="Table22.B" style:family="table-column">
      <style:table-column-properties style:column-width="16.96cm" style:rel-column-width="65379*"/>
    </style:style>
    <style:style style:name="Table23" style:family="table">
      <style:table-properties style:width="16.962cm" style:rel-width="100%" table:align="left"/>
    </style:style>
    <style:style style:name="Table23.A" style:family="table-column">
      <style:table-column-properties style:column-width="0.482cm" style:rel-column-width="1860*"/>
    </style:style>
    <style:style style:name="Table23.B" style:family="table-column">
      <style:table-column-properties style:column-width="16.48cm" style:rel-column-width="63675*"/>
    </style:style>
    <style:style style:name="Table23.A1" style:family="table-cell">
      <style:table-cell-properties style:vertical-align="middle"/>
    </style:style>
    <style:style style:name="Table24" style:family="table">
      <style:table-properties style:width="5.627cm" table:align="left"/>
    </style:style>
    <style:style style:name="Table24.A" style:family="table-column">
      <style:table-column-properties style:column-width="1.439cm"/>
    </style:style>
    <style:style style:name="Table24.B" style:family="table-column">
      <style:table-column-properties style:column-width="0.238cm"/>
    </style:style>
    <style:style style:name="Table24.C" style:family="table-column">
      <style:table-column-properties style:column-width="0.67cm"/>
    </style:style>
    <style:style style:name="Table24.D" style:family="table-column">
      <style:table-column-properties style:column-width="3.279cm"/>
    </style:style>
    <style:style style:name="Table24.A1" style:family="table-cell">
      <style:table-cell-properties style:vertical-align="middle"/>
    </style:style>
    <style:style style:name="Table25" style:family="table">
      <style:table-properties style:width="7.786cm" table:align="left"/>
    </style:style>
    <style:style style:name="Table25.A" style:family="table-column">
      <style:table-column-properties style:column-width="3.36cm"/>
    </style:style>
    <style:style style:name="Table25.B" style:family="table-column">
      <style:table-column-properties style:column-width="0.238cm"/>
    </style:style>
    <style:style style:name="Table25.C" style:family="table-column">
      <style:table-column-properties style:column-width="1.755cm"/>
    </style:style>
    <style:style style:name="Table25.D" style:family="table-column">
      <style:table-column-properties style:column-width="2.432cm"/>
    </style:style>
    <style:style style:name="Table25.A1" style:family="table-cell">
      <style:table-cell-properties style:vertical-align="middle"/>
    </style:style>
    <style:style style:name="Table26" style:family="table">
      <style:table-properties style:width="17cm" style:rel-width="100%" table:align="left"/>
    </style:style>
    <style:style style:name="Table26.A" style:family="table-column">
      <style:table-column-properties style:column-width="0.318cm" style:rel-column-width="1223*"/>
    </style:style>
    <style:style style:name="Table26.B" style:family="table-column">
      <style:table-column-properties style:column-width="16.683cm" style:rel-column-width="64312*"/>
    </style:style>
    <style:style style:name="Table27" style:family="table">
      <style:table-properties style:width="16.685cm" style:rel-width="100%" table:align="left"/>
    </style:style>
    <style:style style:name="Table27.A" style:family="table-column">
      <style:table-column-properties style:column-width="0.452cm" style:rel-column-width="1773*"/>
    </style:style>
    <style:style style:name="Table27.B" style:family="table-column">
      <style:table-column-properties style:column-width="16.233cm" style:rel-column-width="63762*"/>
    </style:style>
    <style:style style:name="Table27.A1" style:family="table-cell">
      <style:table-cell-properties style:vertical-align="middle"/>
    </style:style>
    <style:style style:name="Table28" style:family="table">
      <style:table-properties style:width="3.323cm" table:align="left"/>
    </style:style>
    <style:style style:name="Table28.A" style:family="table-column">
      <style:table-column-properties style:column-width="0.617cm"/>
    </style:style>
    <style:style style:name="Table28.B" style:family="table-column">
      <style:table-column-properties style:column-width="0.238cm"/>
    </style:style>
    <style:style style:name="Table28.C" style:family="table-column">
      <style:table-column-properties style:column-width="0.776cm"/>
    </style:style>
    <style:style style:name="Table28.D" style:family="table-column">
      <style:table-column-properties style:column-width="0.459cm"/>
    </style:style>
    <style:style style:name="Table28.E" style:family="table-column">
      <style:table-column-properties style:column-width="1.233cm"/>
    </style:style>
    <style:style style:name="Table28.A1" style:family="table-cell">
      <style:table-cell-properties style:vertical-align="middle"/>
    </style:style>
    <style:style style:name="Table29" style:family="table">
      <style:table-properties style:width="2.547cm" table:align="left"/>
    </style:style>
    <style:style style:name="Table29.A" style:family="table-column">
      <style:table-column-properties style:column-width="0.617cm"/>
    </style:style>
    <style:style style:name="Table29.B" style:family="table-column">
      <style:table-column-properties style:column-width="0.238cm"/>
    </style:style>
    <style:style style:name="Table29.C" style:family="table-column">
      <style:table-column-properties style:column-width="0.459cm"/>
    </style:style>
    <style:style style:name="Table29.D" style:family="table-column">
      <style:table-column-properties style:column-width="1.233cm"/>
    </style:style>
    <style:style style:name="Table29.A1" style:family="table-cell">
      <style:table-cell-properties style:vertical-align="middle"/>
    </style:style>
    <style:style style:name="Table30" style:family="table">
      <style:table-properties style:width="1.799cm" table:align="left"/>
    </style:style>
    <style:style style:name="Table30.A" style:family="table-column">
      <style:table-column-properties style:column-width="0.582cm"/>
    </style:style>
    <style:style style:name="Table30.B" style:family="table-column">
      <style:table-column-properties style:column-width="0.459cm"/>
    </style:style>
    <style:style style:name="Table30.C" style:family="table-column">
      <style:table-column-properties style:column-width="0.273cm"/>
    </style:style>
    <style:style style:name="Table30.D" style:family="table-column">
      <style:table-column-properties style:column-width="0.485cm"/>
    </style:style>
    <style:style style:name="Table30.A1" style:family="table-cell">
      <style:table-cell-properties style:vertical-align="middle"/>
    </style:style>
    <style:style style:name="Table31" style:family="table">
      <style:table-properties style:width="17cm" style:rel-width="100%" table:align="left"/>
    </style:style>
    <style:style style:name="Table31.A" style:family="table-column">
      <style:table-column-properties style:column-width="0.3cm" style:rel-column-width="1155*"/>
    </style:style>
    <style:style style:name="Table31.B" style:family="table-column">
      <style:table-column-properties style:column-width="16.701cm" style:rel-column-width="64380*"/>
    </style:style>
    <style:style style:name="Table32" style:family="table">
      <style:table-properties style:width="16.702cm" style:rel-width="100%" table:align="left"/>
    </style:style>
    <style:style style:name="Table32.A" style:family="table-column">
      <style:table-column-properties style:column-width="0.469cm" style:rel-column-width="1840*"/>
    </style:style>
    <style:style style:name="Table32.B" style:family="table-column">
      <style:table-column-properties style:column-width="16.233cm" style:rel-column-width="63695*"/>
    </style:style>
    <style:style style:name="Table32.A1" style:family="table-cell">
      <style:table-cell-properties style:vertical-align="middle"/>
    </style:style>
    <style:style style:name="Table33" style:family="table">
      <style:table-properties style:width="11.562cm" table:align="left"/>
    </style:style>
    <style:style style:name="Table33.A" style:family="table-column">
      <style:table-column-properties style:column-width="9.285cm"/>
    </style:style>
    <style:style style:name="Table33.B" style:family="table-column">
      <style:table-column-properties style:column-width="0.238cm"/>
    </style:style>
    <style:style style:name="Table33.C" style:family="table-column">
      <style:table-column-properties style:column-width="0.617cm"/>
    </style:style>
    <style:style style:name="Table33.D" style:family="table-column">
      <style:table-column-properties style:column-width="0.459cm"/>
    </style:style>
    <style:style style:name="Table33.E" style:family="table-column">
      <style:table-column-properties style:column-width="0.212cm"/>
    </style:style>
    <style:style style:name="Table33.F" style:family="table-column">
      <style:table-column-properties style:column-width="0.751cm"/>
    </style:style>
    <style:style style:name="Table33.A1" style:family="table-cell">
      <style:table-cell-properties style:vertical-align="middle"/>
    </style:style>
    <style:style style:name="Table34" style:family="table">
      <style:table-properties style:width="7.855cm" table:align="left"/>
    </style:style>
    <style:style style:name="Table34.A" style:family="table-column">
      <style:table-column-properties style:column-width="3.314cm"/>
    </style:style>
    <style:style style:name="Table34.B" style:family="table-column">
      <style:table-column-properties style:column-width="0.238cm"/>
    </style:style>
    <style:style style:name="Table34.C" style:family="table-column">
      <style:table-column-properties style:column-width="0.776cm"/>
    </style:style>
    <style:style style:name="Table34.D" style:family="table-column">
      <style:table-column-properties style:column-width="0.459cm"/>
    </style:style>
    <style:style style:name="Table34.E" style:family="table-column">
      <style:table-column-properties style:column-width="1.207cm"/>
    </style:style>
    <style:style style:name="Table34.F" style:family="table-column">
      <style:table-column-properties style:column-width="0.273cm"/>
    </style:style>
    <style:style style:name="Table34.H" style:family="table-column">
      <style:table-column-properties style:column-width="1.129cm"/>
    </style:style>
    <style:style style:name="Table34.A1" style:family="table-cell">
      <style:table-cell-properties style:vertical-align="middle"/>
    </style:style>
    <style:style style:name="Table35" style:family="table">
      <style:table-properties style:width="7.149cm" table:align="left"/>
    </style:style>
    <style:style style:name="Table35.A" style:family="table-column">
      <style:table-column-properties style:column-width="5.159cm"/>
    </style:style>
    <style:style style:name="Table35.B" style:family="table-column">
      <style:table-column-properties style:column-width="0.238cm"/>
    </style:style>
    <style:style style:name="Table35.C" style:family="table-column">
      <style:table-column-properties style:column-width="1.513cm"/>
    </style:style>
    <style:style style:name="Table35.A1" style:family="table-cell">
      <style:table-cell-properties style:vertical-align="middle"/>
    </style:style>
    <style:style style:name="Table36" style:family="table">
      <style:table-properties style:width="7.265cm" table:align="left"/>
    </style:style>
    <style:style style:name="Table36.A" style:family="table-column">
      <style:table-column-properties style:column-width="3.36cm"/>
    </style:style>
    <style:style style:name="Table36.B" style:family="table-column">
      <style:table-column-properties style:column-width="0.238cm"/>
    </style:style>
    <style:style style:name="Table36.C" style:family="table-column">
      <style:table-column-properties style:column-width="1.305cm"/>
    </style:style>
    <style:style style:name="Table36.D" style:family="table-column">
      <style:table-column-properties style:column-width="0.783cm"/>
    </style:style>
    <style:style style:name="Table36.E" style:family="table-column">
      <style:table-column-properties style:column-width="1.579cm"/>
    </style:style>
    <style:style style:name="Table36.A1" style:family="table-cell">
      <style:table-cell-properties style:vertical-align="middle"/>
    </style:style>
    <style:style style:name="Table37" style:family="table">
      <style:table-properties style:width="17cm" style:rel-width="100%" table:align="left"/>
    </style:style>
    <style:style style:name="Table37.A" style:family="table-column">
      <style:table-column-properties style:column-width="0.31cm" style:rel-column-width="1196*"/>
    </style:style>
    <style:style style:name="Table37.B" style:family="table-column">
      <style:table-column-properties style:column-width="16.69cm" style:rel-column-width="64339*"/>
    </style:style>
    <style:style style:name="Table38" style:family="table">
      <style:table-properties style:width="16.692cm" style:rel-width="100%" table:align="left"/>
    </style:style>
    <style:style style:name="Table38.A" style:family="table-column">
      <style:table-column-properties style:column-width="0.452cm" style:rel-column-width="1772*"/>
    </style:style>
    <style:style style:name="Table38.B" style:family="table-column">
      <style:table-column-properties style:column-width="16.24cm" style:rel-column-width="63763*"/>
    </style:style>
    <style:style style:name="Table38.A1" style:family="table-cell">
      <style:table-cell-properties style:vertical-align="middle"/>
    </style:style>
    <style:style style:name="Table39" style:family="table">
      <style:table-properties style:width="3.535cm" table:align="left"/>
    </style:style>
    <style:style style:name="Table39.A" style:family="table-column">
      <style:table-column-properties style:column-width="0.617cm"/>
    </style:style>
    <style:style style:name="Table39.B" style:family="table-column">
      <style:table-column-properties style:column-width="0.238cm"/>
    </style:style>
    <style:style style:name="Table39.C" style:family="table-column">
      <style:table-column-properties style:column-width="0.988cm"/>
    </style:style>
    <style:style style:name="Table39.D" style:family="table-column">
      <style:table-column-properties style:column-width="0.459cm"/>
    </style:style>
    <style:style style:name="Table39.E" style:family="table-column">
      <style:table-column-properties style:column-width="1.233cm"/>
    </style:style>
    <style:style style:name="Table39.A1" style:family="table-cell">
      <style:table-cell-properties style:vertical-align="middle"/>
    </style:style>
    <style:style style:name="Table40" style:family="table">
      <style:table-properties style:width="2.866cm" table:align="left"/>
    </style:style>
    <style:style style:name="Table40.A" style:family="table-column">
      <style:table-column-properties style:column-width="0.617cm"/>
    </style:style>
    <style:style style:name="Table40.B" style:family="table-column">
      <style:table-column-properties style:column-width="0.238cm"/>
    </style:style>
    <style:style style:name="Table40.C" style:family="table-column">
      <style:table-column-properties style:column-width="0.67cm"/>
    </style:style>
    <style:style style:name="Table40.D" style:family="table-column">
      <style:table-column-properties style:column-width="1.341cm"/>
    </style:style>
    <style:style style:name="Table40.A1" style:family="table-cell">
      <style:table-cell-properties style:vertical-align="middle"/>
    </style:style>
    <style:style style:name="Table41" style:family="table">
      <style:table-properties style:width="7.345cm" table:align="left"/>
    </style:style>
    <style:style style:name="Table41.A" style:family="table-column">
      <style:table-column-properties style:column-width="2.805cm"/>
    </style:style>
    <style:style style:name="Table41.B" style:family="table-column">
      <style:table-column-properties style:column-width="0.238cm"/>
    </style:style>
    <style:style style:name="Table41.C" style:family="table-column">
      <style:table-column-properties style:column-width="1.199cm"/>
    </style:style>
    <style:style style:name="Table41.D" style:family="table-column">
      <style:table-column-properties style:column-width="0.67cm"/>
    </style:style>
    <style:style style:name="Table41.E" style:family="table-column">
      <style:table-column-properties style:column-width="2.432cm"/>
    </style:style>
    <style:style style:name="Table41.A1" style:family="table-cell">
      <style:table-cell-properties style:vertical-align="middle"/>
    </style:style>
    <style:style style:name="Table42" style:family="table">
      <style:table-properties style:width="17cm" style:rel-width="100%" table:align="left"/>
    </style:style>
    <style:style style:name="Table42.A" style:family="table-column">
      <style:table-column-properties style:column-width="0.517cm" style:rel-column-width="1992*"/>
    </style:style>
    <style:style style:name="Table42.B" style:family="table-column">
      <style:table-column-properties style:column-width="16.484cm" style:rel-column-width="63543*"/>
    </style:style>
    <style:style style:name="Table43" style:family="table">
      <style:table-properties style:width="16.485cm" style:rel-width="100%" table:align="left"/>
    </style:style>
    <style:style style:name="Table43.A" style:family="table-column">
      <style:table-column-properties style:column-width="0.469cm" style:rel-column-width="1865*"/>
    </style:style>
    <style:style style:name="Table43.B" style:family="table-column">
      <style:table-column-properties style:column-width="16.016cm" style:rel-column-width="63670*"/>
    </style:style>
    <style:style style:name="Table43.A1" style:family="table-cell">
      <style:table-cell-properties style:vertical-align="middle"/>
    </style:style>
    <style:style style:name="Table44" style:family="table">
      <style:table-properties style:width="3.323cm" table:align="left"/>
    </style:style>
    <style:style style:name="Table44.A" style:family="table-column">
      <style:table-column-properties style:column-width="0.617cm"/>
    </style:style>
    <style:style style:name="Table44.B" style:family="table-column">
      <style:table-column-properties style:column-width="0.238cm"/>
    </style:style>
    <style:style style:name="Table44.C" style:family="table-column">
      <style:table-column-properties style:column-width="0.776cm"/>
    </style:style>
    <style:style style:name="Table44.D" style:family="table-column">
      <style:table-column-properties style:column-width="0.459cm"/>
    </style:style>
    <style:style style:name="Table44.E" style:family="table-column">
      <style:table-column-properties style:column-width="1.233cm"/>
    </style:style>
    <style:style style:name="Table44.A1" style:family="table-cell">
      <style:table-cell-properties style:vertical-align="middle"/>
    </style:style>
    <style:style style:name="Table45" style:family="table">
      <style:table-properties style:width="6.117cm" table:align="left"/>
    </style:style>
    <style:style style:name="Table45.A" style:family="table-column">
      <style:table-column-properties style:column-width="2.847cm"/>
    </style:style>
    <style:style style:name="Table45.B" style:family="table-column">
      <style:table-column-properties style:column-width="0.238cm"/>
    </style:style>
    <style:style style:name="Table45.C" style:family="table-column">
      <style:table-column-properties style:column-width="0.67cm"/>
    </style:style>
    <style:style style:name="Table45.D" style:family="table-column">
      <style:table-column-properties style:column-width="0.783cm"/>
    </style:style>
    <style:style style:name="Table45.E" style:family="table-column">
      <style:table-column-properties style:column-width="1.579cm"/>
    </style:style>
    <style:style style:name="Table45.A1" style:family="table-cell">
      <style:table-cell-properties style:vertical-align="middle"/>
    </style:style>
    <style:style style:name="Table46" style:family="table">
      <style:table-properties style:width="17cm" style:rel-width="100%" table:align="left"/>
    </style:style>
    <style:style style:name="Table46.A" style:family="table-column">
      <style:table-column-properties style:column-width="0.106cm" style:rel-column-width="407*"/>
    </style:style>
    <style:style style:name="Table46.B" style:family="table-column">
      <style:table-column-properties style:column-width="16.895cm" style:rel-column-width="65128*"/>
    </style:style>
    <style:style style:name="Table47" style:family="table">
      <style:table-properties style:width="16.896cm" style:rel-width="100%" table:align="left"/>
    </style:style>
    <style:style style:name="Table47.A" style:family="table-column">
      <style:table-column-properties style:column-width="0.457cm" style:rel-column-width="1771*"/>
    </style:style>
    <style:style style:name="Table47.B" style:family="table-column">
      <style:table-column-properties style:column-width="16.439cm" style:rel-column-width="63764*"/>
    </style:style>
    <style:style style:name="Table47.A1" style:family="table-cell">
      <style:table-cell-properties style:vertical-align="middle"/>
    </style:style>
    <style:style style:name="Table48" style:family="table">
      <style:table-properties style:width="3.535cm" table:align="left"/>
    </style:style>
    <style:style style:name="Table48.A" style:family="table-column">
      <style:table-column-properties style:column-width="0.617cm"/>
    </style:style>
    <style:style style:name="Table48.B" style:family="table-column">
      <style:table-column-properties style:column-width="0.238cm"/>
    </style:style>
    <style:style style:name="Table48.C" style:family="table-column">
      <style:table-column-properties style:column-width="0.988cm"/>
    </style:style>
    <style:style style:name="Table48.D" style:family="table-column">
      <style:table-column-properties style:column-width="0.459cm"/>
    </style:style>
    <style:style style:name="Table48.E" style:family="table-column">
      <style:table-column-properties style:column-width="1.233cm"/>
    </style:style>
    <style:style style:name="Table48.A1" style:family="table-cell">
      <style:table-cell-properties style:vertical-align="middle"/>
    </style:style>
    <style:style style:name="Table49" style:family="table">
      <style:table-properties style:width="2.866cm" table:align="left"/>
    </style:style>
    <style:style style:name="Table49.A" style:family="table-column">
      <style:table-column-properties style:column-width="0.617cm"/>
    </style:style>
    <style:style style:name="Table49.B" style:family="table-column">
      <style:table-column-properties style:column-width="0.238cm"/>
    </style:style>
    <style:style style:name="Table49.C" style:family="table-column">
      <style:table-column-properties style:column-width="0.67cm"/>
    </style:style>
    <style:style style:name="Table49.D" style:family="table-column">
      <style:table-column-properties style:column-width="1.341cm"/>
    </style:style>
    <style:style style:name="Table49.A1" style:family="table-cell">
      <style:table-cell-properties style:vertical-align="middle"/>
    </style:style>
    <style:style style:name="Table50" style:family="table">
      <style:table-properties style:width="3.313cm" table:align="left"/>
    </style:style>
    <style:style style:name="Table50.A" style:family="table-column">
      <style:table-column-properties style:column-width="1.037cm"/>
    </style:style>
    <style:style style:name="Table50.B" style:family="table-column">
      <style:table-column-properties style:column-width="1.305cm"/>
    </style:style>
    <style:style style:name="Table50.C" style:family="table-column">
      <style:table-column-properties style:column-width="0.273cm"/>
    </style:style>
    <style:style style:name="Table50.D" style:family="table-column">
      <style:table-column-properties style:column-width="0.697cm"/>
    </style:style>
    <style:style style:name="Table50.A1" style:family="table-cell">
      <style:table-cell-properties style:vertical-align="middle"/>
    </style:style>
    <style:style style:name="Table51" style:family="table">
      <style:table-properties style:width="17cm" style:rel-width="100%" table:align="left"/>
    </style:style>
    <style:style style:name="Table51.A" style:family="table-column">
      <style:table-column-properties style:column-width="0.51cm" style:rel-column-width="1965*"/>
    </style:style>
    <style:style style:name="Table51.B" style:family="table-column">
      <style:table-column-properties style:column-width="16.491cm" style:rel-column-width="63570*"/>
    </style:style>
    <style:style style:name="Table52" style:family="table">
      <style:table-properties style:width="16.492cm" style:rel-width="100%" table:align="left"/>
    </style:style>
    <style:style style:name="Table52.A" style:family="table-column">
      <style:table-column-properties style:column-width="0.482cm" style:rel-column-width="1913*"/>
    </style:style>
    <style:style style:name="Table52.B" style:family="table-column">
      <style:table-column-properties style:column-width="16.011cm" style:rel-column-width="63622*"/>
    </style:style>
    <style:style style:name="Table52.A1" style:family="table-cell">
      <style:table-cell-properties style:vertical-align="middle"/>
    </style:style>
    <style:style style:name="Table53" style:family="table">
      <style:table-properties style:width="6.121cm" table:align="left"/>
    </style:style>
    <style:style style:name="Table53.A" style:family="table-column">
      <style:table-column-properties style:column-width="1.439cm"/>
    </style:style>
    <style:style style:name="Table53.B" style:family="table-column">
      <style:table-column-properties style:column-width="0.238cm"/>
    </style:style>
    <style:style style:name="Table53.C" style:family="table-column">
      <style:table-column-properties style:column-width="0.776cm"/>
    </style:style>
    <style:style style:name="Table53.D" style:family="table-column">
      <style:table-column-properties style:column-width="0.459cm"/>
    </style:style>
    <style:style style:name="Table53.E" style:family="table-column">
      <style:table-column-properties style:column-width="1.207cm"/>
    </style:style>
    <style:style style:name="Table53.F" style:family="table-column">
      <style:table-column-properties style:column-width="2.002cm"/>
    </style:style>
    <style:style style:name="Table53.A1" style:family="table-cell">
      <style:table-cell-properties style:vertical-align="middle"/>
    </style:style>
    <style:style style:name="Table54" style:family="table">
      <style:table-properties style:width="3.171cm" table:align="left"/>
    </style:style>
    <style:style style:name="Table54.A" style:family="table-column">
      <style:table-column-properties style:column-width="1.037cm"/>
    </style:style>
    <style:style style:name="Table54.B" style:family="table-column">
      <style:table-column-properties style:column-width="1.305cm"/>
    </style:style>
    <style:style style:name="Table54.C" style:family="table-column">
      <style:table-column-properties style:column-width="0.829cm"/>
    </style:style>
    <style:style style:name="Table54.A1" style:family="table-cell">
      <style:table-cell-properties style:vertical-align="middle"/>
    </style:style>
    <style:style style:name="Table55" style:family="table">
      <style:table-properties style:width="17cm" style:rel-width="100%" table:align="left"/>
    </style:style>
    <style:style style:name="Table55.A" style:family="table-column">
      <style:table-column-properties style:column-width="0.513cm" style:rel-column-width="1978*"/>
    </style:style>
    <style:style style:name="Table55.B" style:family="table-column">
      <style:table-column-properties style:column-width="16.487cm" style:rel-column-width="63557*"/>
    </style:style>
    <style:style style:name="Table56" style:family="table">
      <style:table-properties style:width="16.489cm" style:rel-width="100%" table:align="left"/>
    </style:style>
    <style:style style:name="Table56.A" style:family="table-column">
      <style:table-column-properties style:column-width="0.482cm" style:rel-column-width="1913*"/>
    </style:style>
    <style:style style:name="Table56.B" style:family="table-column">
      <style:table-column-properties style:column-width="16.007cm" style:rel-column-width="63622*"/>
    </style:style>
    <style:style style:name="Table56.A1" style:family="table-cell">
      <style:table-cell-properties style:vertical-align="middle"/>
    </style:style>
    <style:style style:name="Table57" style:family="table">
      <style:table-properties style:width="3.411cm" table:align="left"/>
    </style:style>
    <style:style style:name="Table57.A" style:family="table-column">
      <style:table-column-properties style:column-width="0.582cm"/>
    </style:style>
    <style:style style:name="Table57.B" style:family="table-column">
      <style:table-column-properties style:column-width="2.027cm"/>
    </style:style>
    <style:style style:name="Table57.C" style:family="table-column">
      <style:table-column-properties style:column-width="0.803cm"/>
    </style:style>
    <style:style style:name="Table57.A1" style:family="table-cell">
      <style:table-cell-properties style:vertical-align="middle"/>
    </style:style>
    <style:style style:name="Table58" style:family="table">
      <style:table-properties style:width="1.773cm" table:align="left"/>
    </style:style>
    <style:style style:name="Table58.A" style:family="table-column">
      <style:table-column-properties style:column-width="1.147cm"/>
    </style:style>
    <style:style style:name="Table58.B" style:family="table-column">
      <style:table-column-properties style:column-width="0.459cm"/>
    </style:style>
    <style:style style:name="Table58.C" style:family="table-column">
      <style:table-column-properties style:column-width="0.168cm"/>
    </style:style>
    <style:style style:name="Table58.A1" style:family="table-cell">
      <style:table-cell-properties style:vertical-align="middle"/>
    </style:style>
    <style:style style:name="Table59" style:family="table">
      <style:table-properties style:width="6.491cm" table:align="left"/>
    </style:style>
    <style:style style:name="Table59.A" style:family="table-column">
      <style:table-column-properties style:column-width="5.011cm"/>
    </style:style>
    <style:style style:name="Table59.B" style:family="table-column">
      <style:table-column-properties style:column-width="0.459cm"/>
    </style:style>
    <style:style style:name="Table59.C" style:family="table-column">
      <style:table-column-properties style:column-width="1.021cm"/>
    </style:style>
    <style:style style:name="Table59.A1" style:family="table-cell">
      <style:table-cell-properties style:vertical-align="middle"/>
    </style:style>
    <style:style style:name="Table60" style:family="table">
      <style:table-properties style:width="3.281cm" table:align="left"/>
    </style:style>
    <style:style style:name="Table60.A" style:family="table-column">
      <style:table-column-properties style:column-width="0.617cm"/>
    </style:style>
    <style:style style:name="Table60.B" style:family="table-column">
      <style:table-column-properties style:column-width="0.238cm"/>
    </style:style>
    <style:style style:name="Table60.C" style:family="table-column">
      <style:table-column-properties style:column-width="0.459cm"/>
    </style:style>
    <style:style style:name="Table60.D" style:family="table-column">
      <style:table-column-properties style:column-width="0.247cm"/>
    </style:style>
    <style:style style:name="Table60.F" style:family="table-column">
      <style:table-column-properties style:column-width="1.261cm"/>
    </style:style>
    <style:style style:name="Table60.A1" style:family="table-cell">
      <style:table-cell-properties style:vertical-align="middle"/>
    </style:style>
    <style:style style:name="Table61" style:family="table">
      <style:table-properties style:width="17cm" style:rel-width="100%" table:align="left"/>
    </style:style>
    <style:style style:name="Table61.A" style:family="table-column">
      <style:table-column-properties style:column-width="0.499cm" style:rel-column-width="1924*"/>
    </style:style>
    <style:style style:name="Table61.B" style:family="table-column">
      <style:table-column-properties style:column-width="16.501cm" style:rel-column-width="63611*"/>
    </style:style>
    <style:style style:name="Table62" style:family="table">
      <style:table-properties style:width="16.503cm" style:rel-width="100%" table:align="left"/>
    </style:style>
    <style:style style:name="Table62.A" style:family="table-column">
      <style:table-column-properties style:column-width="0.492cm" style:rel-column-width="1954*"/>
    </style:style>
    <style:style style:name="Table62.B" style:family="table-column">
      <style:table-column-properties style:column-width="16.011cm" style:rel-column-width="63581*"/>
    </style:style>
    <style:style style:name="Table62.A1" style:family="table-cell">
      <style:table-cell-properties style:vertical-align="middle"/>
    </style:style>
    <style:style style:name="Table63" style:family="table">
      <style:table-properties style:width="11.402cm" table:align="left"/>
    </style:style>
    <style:style style:name="Table63.A" style:family="table-column">
      <style:table-column-properties style:column-width="5.988cm"/>
    </style:style>
    <style:style style:name="Table63.B" style:family="table-column">
      <style:table-column-properties style:column-width="0.238cm"/>
    </style:style>
    <style:style style:name="Table63.C" style:family="table-column">
      <style:table-column-properties style:column-width="0.988cm"/>
    </style:style>
    <style:style style:name="Table63.D" style:family="table-column">
      <style:table-column-properties style:column-width="0.459cm"/>
    </style:style>
    <style:style style:name="Table63.E" style:family="table-column">
      <style:table-column-properties style:column-width="1.207cm"/>
    </style:style>
    <style:style style:name="Table63.F" style:family="table-column">
      <style:table-column-properties style:column-width="0.273cm"/>
    </style:style>
    <style:style style:name="Table63.H" style:family="table-column">
      <style:table-column-properties style:column-width="0.67cm"/>
    </style:style>
    <style:style style:name="Table63.I" style:family="table-column">
      <style:table-column-properties style:column-width="1.341cm"/>
    </style:style>
    <style:style style:name="Table63.A1" style:family="table-cell">
      <style:table-cell-properties style:vertical-align="middle"/>
    </style:style>
    <style:style style:name="Table64" style:family="table">
      <style:table-properties style:width="8.754cm" table:align="left"/>
    </style:style>
    <style:style style:name="Table64.A" style:family="table-column">
      <style:table-column-properties style:column-width="2.805cm"/>
    </style:style>
    <style:style style:name="Table64.B" style:family="table-column">
      <style:table-column-properties style:column-width="0.238cm"/>
    </style:style>
    <style:style style:name="Table64.C" style:family="table-column">
      <style:table-column-properties style:column-width="0.988cm"/>
    </style:style>
    <style:style style:name="Table64.D" style:family="table-column">
      <style:table-column-properties style:column-width="0.67cm"/>
    </style:style>
    <style:style style:name="Table64.E" style:family="table-column">
      <style:table-column-properties style:column-width="0.783cm"/>
    </style:style>
    <style:style style:name="Table64.F" style:family="table-column">
      <style:table-column-properties style:column-width="0.273cm"/>
    </style:style>
    <style:style style:name="Table64.G" style:family="table-column">
      <style:table-column-properties style:column-width="0.459cm"/>
    </style:style>
    <style:style style:name="Table64.H" style:family="table-column">
      <style:table-column-properties style:column-width="2.538cm"/>
    </style:style>
    <style:style style:name="Table64.A1" style:family="table-cell">
      <style:table-cell-properties style:vertical-align="middle"/>
    </style:style>
    <style:style style:name="Table65" style:family="table">
      <style:table-properties style:width="17cm" style:rel-width="100%" table:align="left"/>
    </style:style>
    <style:style style:name="Table65.A" style:family="table-column">
      <style:table-column-properties style:column-width="0.517cm" style:rel-column-width="1992*"/>
    </style:style>
    <style:style style:name="Table65.B" style:family="table-column">
      <style:table-column-properties style:column-width="16.484cm" style:rel-column-width="63543*"/>
    </style:style>
    <style:style style:name="Table66" style:family="table">
      <style:table-properties style:width="16.485cm" style:rel-width="100%" table:align="left"/>
    </style:style>
    <style:style style:name="Table66.A" style:family="table-column">
      <style:table-column-properties style:column-width="0.469cm" style:rel-column-width="1865*"/>
    </style:style>
    <style:style style:name="Table66.B" style:family="table-column">
      <style:table-column-properties style:column-width="16.016cm" style:rel-column-width="63670*"/>
    </style:style>
    <style:style style:name="Table66.A1" style:family="table-cell">
      <style:table-cell-properties style:vertical-align="middle"/>
    </style:style>
    <style:style style:name="Table67" style:family="table">
      <style:table-properties style:width="3.323cm" table:align="left"/>
    </style:style>
    <style:style style:name="Table67.A" style:family="table-column">
      <style:table-column-properties style:column-width="0.617cm"/>
    </style:style>
    <style:style style:name="Table67.B" style:family="table-column">
      <style:table-column-properties style:column-width="0.238cm"/>
    </style:style>
    <style:style style:name="Table67.C" style:family="table-column">
      <style:table-column-properties style:column-width="0.776cm"/>
    </style:style>
    <style:style style:name="Table67.D" style:family="table-column">
      <style:table-column-properties style:column-width="0.459cm"/>
    </style:style>
    <style:style style:name="Table67.E" style:family="table-column">
      <style:table-column-properties style:column-width="1.233cm"/>
    </style:style>
    <style:style style:name="Table67.A1" style:family="table-cell">
      <style:table-cell-properties style:vertical-align="middle"/>
    </style:style>
    <style:style style:name="Table68" style:family="table">
      <style:table-properties style:width="2.655cm" table:align="left"/>
    </style:style>
    <style:style style:name="Table68.A" style:family="table-column">
      <style:table-column-properties style:column-width="0.617cm"/>
    </style:style>
    <style:style style:name="Table68.B" style:family="table-column">
      <style:table-column-properties style:column-width="0.238cm"/>
    </style:style>
    <style:style style:name="Table68.C" style:family="table-column">
      <style:table-column-properties style:column-width="0.459cm"/>
    </style:style>
    <style:style style:name="Table68.D" style:family="table-column">
      <style:table-column-properties style:column-width="1.341cm"/>
    </style:style>
    <style:style style:name="Table68.A1" style:family="table-cell">
      <style:table-cell-properties style:vertical-align="middle"/>
    </style:style>
    <style:style style:name="Table69" style:family="table">
      <style:table-properties style:width="9.439cm" table:align="left"/>
    </style:style>
    <style:style style:name="Table69.A" style:family="table-column">
      <style:table-column-properties style:column-width="5.553cm"/>
    </style:style>
    <style:style style:name="Table69.B" style:family="table-column">
      <style:table-column-properties style:column-width="0.238cm"/>
    </style:style>
    <style:style style:name="Table69.C" style:family="table-column">
      <style:table-column-properties style:column-width="0.968cm"/>
    </style:style>
    <style:style style:name="Table69.D" style:family="table-column">
      <style:table-column-properties style:column-width="0.459cm"/>
    </style:style>
    <style:style style:name="Table69.E" style:family="table-column">
      <style:table-column-properties style:column-width="2.221cm"/>
    </style:style>
    <style:style style:name="Table69.A1" style:family="table-cell">
      <style:table-cell-properties style:vertical-align="middle"/>
    </style:style>
    <style:style style:name="Table70" style:family="table">
      <style:table-properties style:width="17cm" style:rel-width="100%" table:align="left"/>
    </style:style>
    <style:style style:name="Table70.A" style:family="table-column">
      <style:table-column-properties style:column-width="0.106cm" style:rel-column-width="407*"/>
    </style:style>
    <style:style style:name="Table70.B" style:family="table-column">
      <style:table-column-properties style:column-width="16.895cm" style:rel-column-width="65128*"/>
    </style:style>
    <style:style style:name="Table71" style:family="table">
      <style:table-properties style:width="16.896cm" style:rel-width="100%" table:align="left"/>
    </style:style>
    <style:style style:name="Table71.A" style:family="table-column">
      <style:table-column-properties style:column-width="0.483cm" style:rel-column-width="1874*"/>
    </style:style>
    <style:style style:name="Table71.B" style:family="table-column">
      <style:table-column-properties style:column-width="16.413cm" style:rel-column-width="63661*"/>
    </style:style>
    <style:style style:name="Table71.A1" style:family="table-cell">
      <style:table-cell-properties style:vertical-align="middle"/>
    </style:style>
    <style:style style:name="Table72" style:family="table">
      <style:table-properties style:width="3.914cm" table:align="left"/>
    </style:style>
    <style:style style:name="Table72.A" style:family="table-column">
      <style:table-column-properties style:column-width="3.847cm"/>
    </style:style>
    <style:style style:name="Table72.B" style:family="table-column">
      <style:table-column-properties style:column-width="0.067cm"/>
    </style:style>
    <style:style style:name="Table72.A1" style:family="table-cell">
      <style:table-cell-properties style:vertical-align="middle"/>
    </style:style>
    <style:style style:name="Table73" style:family="table">
      <style:table-properties style:width="2.489cm" table:align="left"/>
    </style:style>
    <style:style style:name="Table73.A" style:family="table-column">
      <style:table-column-properties style:column-width="0.3cm"/>
    </style:style>
    <style:style style:name="Table73.B" style:family="table-column">
      <style:table-column-properties style:column-width="0.238cm"/>
    </style:style>
    <style:style style:name="Table73.C" style:family="table-column">
      <style:table-column-properties style:column-width="0.247cm"/>
    </style:style>
    <style:style style:name="Table73.D" style:family="table-column">
      <style:table-column-properties style:column-width="0.273cm"/>
    </style:style>
    <style:style style:name="Table73.F" style:family="table-column">
      <style:table-column-properties style:column-width="0.212cm"/>
    </style:style>
    <style:style style:name="Table73.G" style:family="table-column">
      <style:table-column-properties style:column-width="0.972cm"/>
    </style:style>
    <style:style style:name="Table73.A1" style:family="table-cell">
      <style:table-cell-properties style:vertical-align="middle"/>
    </style:style>
    <style:style style:name="Table74" style:family="table">
      <style:table-properties style:width="1.84cm" table:align="left"/>
    </style:style>
    <style:style style:name="Table74.A" style:family="table-column">
      <style:table-column-properties style:column-width="0.3cm"/>
    </style:style>
    <style:style style:name="Table74.B" style:family="table-column">
      <style:table-column-properties style:column-width="0.459cm"/>
    </style:style>
    <style:style style:name="Table74.C" style:family="table-column">
      <style:table-column-properties style:column-width="1.081cm"/>
    </style:style>
    <style:style style:name="Table74.A1" style:family="table-cell">
      <style:table-cell-properties style:vertical-align="middle"/>
    </style:style>
    <style:style style:name="Table75" style:family="table">
      <style:table-properties style:width="4.316cm" table:align="left"/>
    </style:style>
    <style:style style:name="Table75.A" style:family="table-column">
      <style:table-column-properties style:column-width="2.833cm"/>
    </style:style>
    <style:style style:name="Table75.B" style:family="table-column">
      <style:table-column-properties style:column-width="1.483cm"/>
    </style:style>
    <style:style style:name="Table75.A1" style:family="table-cell">
      <style:table-cell-properties style:vertical-align="middle"/>
    </style:style>
    <style:style style:name="Table76" style:family="table">
      <style:table-properties style:width="2.417cm" table:align="left"/>
    </style:style>
    <style:style style:name="Table76.A" style:family="table-column">
      <style:table-column-properties style:column-width="0.3cm"/>
    </style:style>
    <style:style style:name="Table76.B" style:family="table-column">
      <style:table-column-properties style:column-width="0.238cm"/>
    </style:style>
    <style:style style:name="Table76.C" style:family="table-column">
      <style:table-column-properties style:column-width="1.094cm"/>
    </style:style>
    <style:style style:name="Table76.D" style:family="table-column">
      <style:table-column-properties style:column-width="0.212cm"/>
    </style:style>
    <style:style style:name="Table76.E" style:family="table-column">
      <style:table-column-properties style:column-width="0.573cm"/>
    </style:style>
    <style:style style:name="Table76.A1" style:family="table-cell">
      <style:table-cell-properties style:vertical-align="middle"/>
    </style:style>
    <style:style style:name="Table77" style:family="table">
      <style:table-properties style:width="1.332cm" table:align="left"/>
    </style:style>
    <style:style style:name="Table77.A" style:family="table-column">
      <style:table-column-properties style:column-width="0.3cm"/>
    </style:style>
    <style:style style:name="Table77.B" style:family="table-column">
      <style:table-column-properties style:column-width="0.459cm"/>
    </style:style>
    <style:style style:name="Table77.C" style:family="table-column">
      <style:table-column-properties style:column-width="0.573cm"/>
    </style:style>
    <style:style style:name="Table77.A1" style:family="table-cell">
      <style:table-cell-properties style:vertical-align="middle"/>
    </style:style>
    <style:style style:name="Table78" style:family="table">
      <style:table-properties style:width="2.806cm" table:align="left"/>
    </style:style>
    <style:style style:name="Table78.A" style:family="table-column">
      <style:table-column-properties style:column-width="0.3cm"/>
    </style:style>
    <style:style style:name="Table78.B" style:family="table-column">
      <style:table-column-properties style:column-width="0.238cm"/>
    </style:style>
    <style:style style:name="Table78.C" style:family="table-column">
      <style:table-column-properties style:column-width="0.459cm"/>
    </style:style>
    <style:style style:name="Table78.D" style:family="table-column">
      <style:table-column-properties style:column-width="0.776cm"/>
    </style:style>
    <style:style style:name="Table78.E" style:family="table-column">
      <style:table-column-properties style:column-width="0.212cm"/>
    </style:style>
    <style:style style:name="Table78.F" style:family="table-column">
      <style:table-column-properties style:column-width="0.822cm"/>
    </style:style>
    <style:style style:name="Table78.A1" style:family="table-cell">
      <style:table-cell-properties style:vertical-align="middle"/>
    </style:style>
    <style:style style:name="Table79" style:family="table">
      <style:table-properties style:width="17cm" style:rel-width="100%" table:align="left"/>
    </style:style>
    <style:style style:name="Table79.A" style:family="table-column">
      <style:table-column-properties style:column-width="0.506cm" style:rel-column-width="1951*"/>
    </style:style>
    <style:style style:name="Table79.B" style:family="table-column">
      <style:table-column-properties style:column-width="16.494cm" style:rel-column-width="63584*"/>
    </style:style>
    <style:style style:name="Table80" style:family="table">
      <style:table-properties style:width="16.496cm" style:rel-width="100%" table:align="left"/>
    </style:style>
    <style:style style:name="Table80.A" style:family="table-column">
      <style:table-column-properties style:column-width="0.482cm" style:rel-column-width="1913*"/>
    </style:style>
    <style:style style:name="Table80.B" style:family="table-column">
      <style:table-column-properties style:column-width="16.014cm" style:rel-column-width="63622*"/>
    </style:style>
    <style:style style:name="Table80.A1" style:family="table-cell">
      <style:table-cell-properties style:vertical-align="middle"/>
    </style:style>
    <style:style style:name="Table81" style:family="table">
      <style:table-properties style:width="6.429cm" table:align="left"/>
    </style:style>
    <style:style style:name="Table81.A" style:family="table-column">
      <style:table-column-properties style:column-width="1.439cm"/>
    </style:style>
    <style:style style:name="Table81.B" style:family="table-column">
      <style:table-column-properties style:column-width="0.238cm"/>
    </style:style>
    <style:style style:name="Table81.C" style:family="table-column">
      <style:table-column-properties style:column-width="0.776cm"/>
    </style:style>
    <style:style style:name="Table81.D" style:family="table-column">
      <style:table-column-properties style:column-width="0.459cm"/>
    </style:style>
    <style:style style:name="Table81.E" style:family="table-column">
      <style:table-column-properties style:column-width="0.212cm"/>
    </style:style>
    <style:style style:name="Table81.F" style:family="table-column">
      <style:table-column-properties style:column-width="0.995cm"/>
    </style:style>
    <style:style style:name="Table81.G" style:family="table-column">
      <style:table-column-properties style:column-width="0.273cm"/>
    </style:style>
    <style:style style:name="Table81.K" style:family="table-column">
      <style:table-column-properties style:column-width="1.129cm"/>
    </style:style>
    <style:style style:name="Table81.A1" style:family="table-cell">
      <style:table-cell-properties style:vertical-align="middle"/>
    </style:style>
    <style:style style:name="Table82" style:family="table">
      <style:table-properties style:width="3.657cm" table:align="left"/>
    </style:style>
    <style:style style:name="Table82.A" style:family="table-column">
      <style:table-column-properties style:column-width="1.143cm"/>
    </style:style>
    <style:style style:name="Table82.B" style:family="table-column">
      <style:table-column-properties style:column-width="0.238cm"/>
    </style:style>
    <style:style style:name="Table82.C" style:family="table-column">
      <style:table-column-properties style:column-width="1.305cm"/>
    </style:style>
    <style:style style:name="Table82.D" style:family="table-column">
      <style:table-column-properties style:column-width="0.212cm"/>
    </style:style>
    <style:style style:name="Table82.E" style:family="table-column">
      <style:table-column-properties style:column-width="0.273cm"/>
    </style:style>
    <style:style style:name="Table82.F" style:family="table-column">
      <style:table-column-properties style:column-width="0.485cm"/>
    </style:style>
    <style:style style:name="Table82.A1" style:family="table-cell">
      <style:table-cell-properties style:vertical-align="middle"/>
    </style:style>
    <style:style style:name="Table83" style:family="table">
      <style:table-properties style:width="17cm" style:rel-width="100%" table:align="left"/>
    </style:style>
    <style:style style:name="Table83.A" style:family="table-column">
      <style:table-column-properties style:column-width="0.52cm" style:rel-column-width="2005*"/>
    </style:style>
    <style:style style:name="Table83.B" style:family="table-column">
      <style:table-column-properties style:column-width="16.48cm" style:rel-column-width="63530*"/>
    </style:style>
    <style:style style:name="Table84" style:family="table">
      <style:table-properties style:width="16.482cm" style:rel-width="100%" table:align="left"/>
    </style:style>
    <style:style style:name="Table84.A" style:family="table-column">
      <style:table-column-properties style:column-width="0.453cm" style:rel-column-width="1802*"/>
    </style:style>
    <style:style style:name="Table84.B" style:family="table-column">
      <style:table-column-properties style:column-width="16.028cm" style:rel-column-width="63733*"/>
    </style:style>
    <style:style style:name="Table84.A1" style:family="table-cell">
      <style:table-cell-properties style:vertical-align="middle"/>
    </style:style>
    <style:style style:name="Table85" style:family="table">
      <style:table-properties style:width="5.486cm" table:align="left"/>
    </style:style>
    <style:style style:name="Table85.A" style:family="table-column">
      <style:table-column-properties style:column-width="1.439cm"/>
    </style:style>
    <style:style style:name="Table85.B" style:family="table-column">
      <style:table-column-properties style:column-width="0.238cm"/>
    </style:style>
    <style:style style:name="Table85.C" style:family="table-column">
      <style:table-column-properties style:column-width="0.67cm"/>
    </style:style>
    <style:style style:name="Table85.D" style:family="table-column">
      <style:table-column-properties style:column-width="0.212cm"/>
    </style:style>
    <style:style style:name="Table85.E" style:family="table-column">
      <style:table-column-properties style:column-width="1.339cm"/>
    </style:style>
    <style:style style:name="Table85.F" style:family="table-column">
      <style:table-column-properties style:column-width="0.459cm"/>
    </style:style>
    <style:style style:name="Table85.G" style:family="table-column">
      <style:table-column-properties style:column-width="1.129cm"/>
    </style:style>
    <style:style style:name="Table85.A1" style:family="table-cell">
      <style:table-cell-properties style:vertical-align="middle"/>
    </style:style>
    <style:style style:name="Table86" style:family="table">
      <style:table-properties style:width="3.551cm" table:align="left"/>
    </style:style>
    <style:style style:name="Table86.A" style:family="table-column">
      <style:table-column-properties style:column-width="1.037cm"/>
    </style:style>
    <style:style style:name="Table86.B" style:family="table-column">
      <style:table-column-properties style:column-width="0.238cm"/>
    </style:style>
    <style:style style:name="Table86.C" style:family="table-column">
      <style:table-column-properties style:column-width="1.305cm"/>
    </style:style>
    <style:style style:name="Table86.D" style:family="table-column">
      <style:table-column-properties style:column-width="0.212cm"/>
    </style:style>
    <style:style style:name="Table86.E" style:family="table-column">
      <style:table-column-properties style:column-width="0.273cm"/>
    </style:style>
    <style:style style:name="Table86.F" style:family="table-column">
      <style:table-column-properties style:column-width="0.485cm"/>
    </style:style>
    <style:style style:name="Table86.A1" style:family="table-cell">
      <style:table-cell-properties style:vertical-align="middle"/>
    </style:style>
    <style:style style:name="Table87" style:family="table">
      <style:table-properties style:width="17cm" style:rel-width="100%" table:align="left"/>
    </style:style>
    <style:style style:name="Table87.A" style:family="table-column">
      <style:table-column-properties style:column-width="0.526cm" style:rel-column-width="2026*"/>
    </style:style>
    <style:style style:name="Table87.B" style:family="table-column">
      <style:table-column-properties style:column-width="16.475cm" style:rel-column-width="63509*"/>
    </style:style>
    <style:style style:name="Table88" style:family="table">
      <style:table-properties style:width="16.476cm" style:rel-width="100%" table:align="left"/>
    </style:style>
    <style:style style:name="Table88.A" style:family="table-column">
      <style:table-column-properties style:column-width="0.453cm" style:rel-column-width="1803*"/>
    </style:style>
    <style:style style:name="Table88.B" style:family="table-column">
      <style:table-column-properties style:column-width="16.023cm" style:rel-column-width="63732*"/>
    </style:style>
    <style:style style:name="Table88.A1" style:family="table-cell">
      <style:table-cell-properties style:vertical-align="middle"/>
    </style:style>
    <style:style style:name="Table89" style:family="table">
      <style:table-properties style:width="4.724cm" table:align="left"/>
    </style:style>
    <style:style style:name="Table89.A" style:family="table-column">
      <style:table-column-properties style:column-width="1.037cm"/>
    </style:style>
    <style:style style:name="Table89.B" style:family="table-column">
      <style:table-column-properties style:column-width="0.22cm"/>
    </style:style>
    <style:style style:name="Table89.C" style:family="table-column">
      <style:table-column-properties style:column-width="2.84cm"/>
    </style:style>
    <style:style style:name="Table89.D" style:family="table-column">
      <style:table-column-properties style:column-width="0.459cm"/>
    </style:style>
    <style:style style:name="Table89.E" style:family="table-column">
      <style:table-column-properties style:column-width="0.168cm"/>
    </style:style>
    <style:style style:name="Table89.A1" style:family="table-cell">
      <style:table-cell-properties style:vertical-align="middle"/>
    </style:style>
    <style:style style:name="Table90" style:family="table">
      <style:table-properties style:width="2.54cm" table:align="left"/>
    </style:style>
    <style:style style:name="Table90.A" style:family="table-column">
      <style:table-column-properties style:column-width="0.476cm"/>
    </style:style>
    <style:style style:name="Table90.B" style:family="table-column">
      <style:table-column-properties style:column-width="1.305cm"/>
    </style:style>
    <style:style style:name="Table90.C" style:family="table-column">
      <style:table-column-properties style:column-width="0.273cm"/>
    </style:style>
    <style:style style:name="Table90.D" style:family="table-column">
      <style:table-column-properties style:column-width="0.485cm"/>
    </style:style>
    <style:style style:name="Table90.A1" style:family="table-cell">
      <style:table-cell-properties style:vertical-align="middle"/>
    </style:style>
    <style:style style:name="Table91" style:family="table">
      <style:table-properties style:width="17cm" style:rel-width="100%" table:align="left"/>
    </style:style>
    <style:style style:name="Table91.A" style:family="table-column">
      <style:table-column-properties style:column-width="0.506cm" style:rel-column-width="1951*"/>
    </style:style>
    <style:style style:name="Table91.B" style:family="table-column">
      <style:table-column-properties style:column-width="16.494cm" style:rel-column-width="63584*"/>
    </style:style>
    <style:style style:name="Table92" style:family="table">
      <style:table-properties style:width="16.496cm" style:rel-width="100%" table:align="left"/>
    </style:style>
    <style:style style:name="Table92.A" style:family="table-column">
      <style:table-column-properties style:column-width="0.492cm" style:rel-column-width="1955*"/>
    </style:style>
    <style:style style:name="Table92.B" style:family="table-column">
      <style:table-column-properties style:column-width="16.004cm" style:rel-column-width="63580*"/>
    </style:style>
    <style:style style:name="Table92.A1" style:family="table-cell">
      <style:table-cell-properties style:vertical-align="middle"/>
    </style:style>
    <style:style style:name="Table93" style:family="table">
      <style:table-properties style:width="4.415cm" table:align="left"/>
    </style:style>
    <style:style style:name="Table93.A" style:family="table-column">
      <style:table-column-properties style:column-width="1.037cm"/>
    </style:style>
    <style:style style:name="Table93.B" style:family="table-column">
      <style:table-column-properties style:column-width="0.22cm"/>
    </style:style>
    <style:style style:name="Table93.C" style:family="table-column">
      <style:table-column-properties style:column-width="3.157cm"/>
    </style:style>
    <style:style style:name="Table93.A1" style:family="table-cell">
      <style:table-cell-properties style:vertical-align="middle"/>
    </style:style>
    <style:style style:name="Table94" style:family="table">
      <style:table-properties style:width="2.895cm" table:align="left"/>
    </style:style>
    <style:style style:name="Table94.A" style:family="table-column">
      <style:table-column-properties style:column-width="0.998cm"/>
    </style:style>
    <style:style style:name="Table94.B" style:family="table-column">
      <style:table-column-properties style:column-width="1.305cm"/>
    </style:style>
    <style:style style:name="Table94.C" style:family="table-column">
      <style:table-column-properties style:column-width="0.591cm"/>
    </style:style>
    <style:style style:name="Table94.A1" style:family="table-cell">
      <style:table-cell-properties style:vertical-align="middle"/>
    </style:style>
    <style:style style:name="Table95" style:family="table">
      <style:table-properties style:width="9.036cm" table:align="left"/>
    </style:style>
    <style:style style:name="Table95.A" style:family="table-column">
      <style:table-column-properties style:column-width="3.933cm"/>
    </style:style>
    <style:style style:name="Table95.B" style:family="table-column">
      <style:table-column-properties style:column-width="0.238cm"/>
    </style:style>
    <style:style style:name="Table95.C" style:family="table-column">
      <style:table-column-properties style:column-width="0.776cm"/>
    </style:style>
    <style:style style:name="Table95.D" style:family="table-column">
      <style:table-column-properties style:column-width="0.459cm"/>
    </style:style>
    <style:style style:name="Table95.E" style:family="table-column">
      <style:table-column-properties style:column-width="0.212cm"/>
    </style:style>
    <style:style style:name="Table95.F" style:family="table-column">
      <style:table-column-properties style:column-width="3.418cm"/>
    </style:style>
    <style:style style:name="Table95.A1" style:family="table-cell">
      <style:table-cell-properties style:vertical-align="middle"/>
    </style:style>
    <style:style style:name="Table96" style:family="table">
      <style:table-properties style:width="17cm" style:rel-width="100%" table:align="left"/>
    </style:style>
    <style:style style:name="Table96.A" style:family="table-column">
      <style:table-column-properties style:column-width="17cm" style:rel-column-width="65535*"/>
    </style:style>
    <style:style style:name="Table97" style:family="table">
      <style:table-properties style:width="17cm" style:rel-width="100%" table:align="left"/>
    </style:style>
    <style:style style:name="Table97.A" style:family="table-column">
      <style:table-column-properties style:column-width="0.452cm" style:rel-column-width="1740*"/>
    </style:style>
    <style:style style:name="Table97.B" style:family="table-column">
      <style:table-column-properties style:column-width="16.549cm" style:rel-column-width="63795*"/>
    </style:style>
    <style:style style:name="Table97.A1" style:family="table-cell">
      <style:table-cell-properties style:vertical-align="middle"/>
    </style:style>
    <style:style style:name="Table98" style:family="table">
      <style:table-properties style:width="8.43cm" table:align="left"/>
    </style:style>
    <style:style style:name="Table98.A" style:family="table-column">
      <style:table-column-properties style:column-width="5.673cm"/>
    </style:style>
    <style:style style:name="Table98.B" style:family="table-column">
      <style:table-column-properties style:column-width="2.757cm"/>
    </style:style>
    <style:style style:name="Table98.A1" style:family="table-cell">
      <style:table-cell-properties style:vertical-align="middle"/>
    </style:style>
    <style:style style:name="Table99" style:family="table">
      <style:table-properties style:width="3.006cm" table:align="left"/>
    </style:style>
    <style:style style:name="Table99.A" style:family="table-column">
      <style:table-column-properties style:column-width="0.3cm"/>
    </style:style>
    <style:style style:name="Table99.B" style:family="table-column">
      <style:table-column-properties style:column-width="0.238cm"/>
    </style:style>
    <style:style style:name="Table99.C" style:family="table-column">
      <style:table-column-properties style:column-width="0.776cm"/>
    </style:style>
    <style:style style:name="Table99.D" style:family="table-column">
      <style:table-column-properties style:column-width="0.459cm"/>
    </style:style>
    <style:style style:name="Table99.E" style:family="table-column">
      <style:table-column-properties style:column-width="0.212cm"/>
    </style:style>
    <style:style style:name="Table99.F" style:family="table-column">
      <style:table-column-properties style:column-width="1.021cm"/>
    </style:style>
    <style:style style:name="Table99.A1" style:family="table-cell">
      <style:table-cell-properties style:vertical-align="middle"/>
    </style:style>
    <style:style style:name="Table100" style:family="table">
      <style:table-properties style:width="2.337cm" table:align="left"/>
    </style:style>
    <style:style style:name="Table100.A" style:family="table-column">
      <style:table-column-properties style:column-width="0.3cm"/>
    </style:style>
    <style:style style:name="Table100.B" style:family="table-column">
      <style:table-column-properties style:column-width="0.238cm"/>
    </style:style>
    <style:style style:name="Table100.C" style:family="table-column">
      <style:table-column-properties style:column-width="0.459cm"/>
    </style:style>
    <style:style style:name="Table100.D" style:family="table-column">
      <style:table-column-properties style:column-width="0.212cm"/>
    </style:style>
    <style:style style:name="Table100.E" style:family="table-column">
      <style:table-column-properties style:column-width="1.129cm"/>
    </style:style>
    <style:style style:name="Table100.A1" style:family="table-cell">
      <style:table-cell-properties style:vertical-align="middle"/>
    </style:style>
    <style:style style:name="Table101" style:family="table">
      <style:table-properties style:width="2.794cm" table:align="left"/>
    </style:style>
    <style:style style:name="Table101.A" style:family="table-column">
      <style:table-column-properties style:column-width="0.3cm"/>
    </style:style>
    <style:style style:name="Table101.B" style:family="table-column">
      <style:table-column-properties style:column-width="0.238cm"/>
    </style:style>
    <style:style style:name="Table101.C" style:family="table-column">
      <style:table-column-properties style:column-width="0.988cm"/>
    </style:style>
    <style:style style:name="Table101.D" style:family="table-column">
      <style:table-column-properties style:column-width="0.459cm"/>
    </style:style>
    <style:style style:name="Table101.E" style:family="table-column">
      <style:table-column-properties style:column-width="0.212cm"/>
    </style:style>
    <style:style style:name="Table101.F" style:family="table-column">
      <style:table-column-properties style:column-width="0.598cm"/>
    </style:style>
    <style:style style:name="Table101.A1" style:family="table-cell">
      <style:table-cell-properties style:vertical-align="middle"/>
    </style:style>
    <style:style style:name="Table102" style:family="table">
      <style:table-properties style:width="17cm" style:rel-width="100%" table:align="left"/>
    </style:style>
    <style:style style:name="Table102.A" style:family="table-column">
      <style:table-column-properties style:column-width="0.515cm" style:rel-column-width="1985*"/>
    </style:style>
    <style:style style:name="Table102.B" style:family="table-column">
      <style:table-column-properties style:column-width="16.485cm" style:rel-column-width="63550*"/>
    </style:style>
    <style:style style:name="Table103" style:family="table">
      <style:table-properties style:width="16.487cm" style:rel-width="100%" table:align="left"/>
    </style:style>
    <style:style style:name="Table103.A" style:family="table-column">
      <style:table-column-properties style:column-width="0.469cm" style:rel-column-width="1865*"/>
    </style:style>
    <style:style style:name="Table103.B" style:family="table-column">
      <style:table-column-properties style:column-width="16.018cm" style:rel-column-width="63670*"/>
    </style:style>
    <style:style style:name="Table103.A1" style:family="table-cell">
      <style:table-cell-properties style:vertical-align="middle"/>
    </style:style>
    <style:style style:name="Table104" style:family="table">
      <style:table-properties style:width="6.098cm" table:align="left"/>
    </style:style>
    <style:style style:name="Table104.A" style:family="table-column">
      <style:table-column-properties style:column-width="3.032cm"/>
    </style:style>
    <style:style style:name="Table104.B" style:family="table-column">
      <style:table-column-properties style:column-width="3.066cm"/>
    </style:style>
    <style:style style:name="Table104.A1" style:family="table-cell">
      <style:table-cell-properties style:vertical-align="middle"/>
    </style:style>
    <style:style style:name="Table105" style:family="table">
      <style:table-properties style:width="3.006cm" table:align="left"/>
    </style:style>
    <style:style style:name="Table105.A" style:family="table-column">
      <style:table-column-properties style:column-width="0.3cm"/>
    </style:style>
    <style:style style:name="Table105.B" style:family="table-column">
      <style:table-column-properties style:column-width="0.238cm"/>
    </style:style>
    <style:style style:name="Table105.C" style:family="table-column">
      <style:table-column-properties style:column-width="0.776cm"/>
    </style:style>
    <style:style style:name="Table105.D" style:family="table-column">
      <style:table-column-properties style:column-width="0.459cm"/>
    </style:style>
    <style:style style:name="Table105.E" style:family="table-column">
      <style:table-column-properties style:column-width="0.212cm"/>
    </style:style>
    <style:style style:name="Table105.F" style:family="table-column">
      <style:table-column-properties style:column-width="1.021cm"/>
    </style:style>
    <style:style style:name="Table105.A1" style:family="table-cell">
      <style:table-cell-properties style:vertical-align="middle"/>
    </style:style>
    <style:style style:name="Table106" style:family="table">
      <style:table-properties style:width="2.549cm" table:align="left"/>
    </style:style>
    <style:style style:name="Table106.A" style:family="table-column">
      <style:table-column-properties style:column-width="0.3cm"/>
    </style:style>
    <style:style style:name="Table106.B" style:family="table-column">
      <style:table-column-properties style:column-width="0.238cm"/>
    </style:style>
    <style:style style:name="Table106.C" style:family="table-column">
      <style:table-column-properties style:column-width="0.67cm"/>
    </style:style>
    <style:style style:name="Table106.D" style:family="table-column">
      <style:table-column-properties style:column-width="0.212cm"/>
    </style:style>
    <style:style style:name="Table106.E" style:family="table-column">
      <style:table-column-properties style:column-width="1.129cm"/>
    </style:style>
    <style:style style:name="Table106.A1" style:family="table-cell">
      <style:table-cell-properties style:vertical-align="middle"/>
    </style:style>
    <style:style style:name="Table107" style:family="table">
      <style:table-properties style:width="7.047cm" table:align="left"/>
    </style:style>
    <style:style style:name="Table107.A" style:family="table-column">
      <style:table-column-properties style:column-width="3.36cm"/>
    </style:style>
    <style:style style:name="Table107.B" style:family="table-column">
      <style:table-column-properties style:column-width="0.238cm"/>
    </style:style>
    <style:style style:name="Table107.C" style:family="table-column">
      <style:table-column-properties style:column-width="0.988cm"/>
    </style:style>
    <style:style style:name="Table107.D" style:family="table-column">
      <style:table-column-properties style:column-width="0.67cm"/>
    </style:style>
    <style:style style:name="Table107.E" style:family="table-column">
      <style:table-column-properties style:column-width="0.212cm"/>
    </style:style>
    <style:style style:name="Table107.F" style:family="table-column">
      <style:table-column-properties style:column-width="1.579cm"/>
    </style:style>
    <style:style style:name="Table107.A1" style:family="table-cell">
      <style:table-cell-properties style:vertical-align="middle"/>
    </style:style>
    <style:style style:name="Table108" style:family="table">
      <style:table-properties style:width="17cm" style:rel-width="100%" table:align="left"/>
    </style:style>
    <style:style style:name="Table108.A" style:family="table-column">
      <style:table-column-properties style:column-width="0.524cm" style:rel-column-width="2019*"/>
    </style:style>
    <style:style style:name="Table108.B" style:family="table-column">
      <style:table-column-properties style:column-width="16.476cm" style:rel-column-width="63516*"/>
    </style:style>
    <style:style style:name="Table109" style:family="table">
      <style:table-properties style:width="16.478cm" style:rel-width="100%" table:align="left"/>
    </style:style>
    <style:style style:name="Table109.A" style:family="table-column">
      <style:table-column-properties style:column-width="0.452cm" style:rel-column-width="1795*"/>
    </style:style>
    <style:style style:name="Table109.B" style:family="table-column">
      <style:table-column-properties style:column-width="16.027cm" style:rel-column-width="63740*"/>
    </style:style>
    <style:style style:name="Table109.A1" style:family="table-cell">
      <style:table-cell-properties style:vertical-align="middle"/>
    </style:style>
    <style:style style:name="Table110" style:family="table">
      <style:table-properties style:width="3.515cm" table:align="left"/>
    </style:style>
    <style:style style:name="Table110.A" style:family="table-column">
      <style:table-column-properties style:column-width="1.462cm"/>
    </style:style>
    <style:style style:name="Table110.B" style:family="table-column">
      <style:table-column-properties style:column-width="2.053cm"/>
    </style:style>
    <style:style style:name="Table110.A1" style:family="table-cell">
      <style:table-cell-properties style:vertical-align="middle"/>
    </style:style>
    <style:style style:name="Table111" style:family="table">
      <style:table-properties style:width="10.929cm" table:align="left"/>
    </style:style>
    <style:style style:name="Table111.A" style:family="table-column">
      <style:table-column-properties style:column-width="6.144cm"/>
    </style:style>
    <style:style style:name="Table111.B" style:family="table-column">
      <style:table-column-properties style:column-width="0.238cm"/>
    </style:style>
    <style:style style:name="Table111.C" style:family="table-column">
      <style:table-column-properties style:column-width="0.776cm"/>
    </style:style>
    <style:style style:name="Table111.D" style:family="table-column">
      <style:table-column-properties style:column-width="0.459cm"/>
    </style:style>
    <style:style style:name="Table111.E" style:family="table-column">
      <style:table-column-properties style:column-width="0.212cm"/>
    </style:style>
    <style:style style:name="Table111.F" style:family="table-column">
      <style:table-column-properties style:column-width="3.101cm"/>
    </style:style>
    <style:style style:name="Table111.A1" style:family="table-cell">
      <style:table-cell-properties style:vertical-align="middle"/>
    </style:style>
    <style:style style:name="Table112" style:family="table">
      <style:table-properties style:width="17cm" style:rel-width="100%" table:align="left"/>
    </style:style>
    <style:style style:name="Table112.A" style:family="table-column">
      <style:table-column-properties style:column-width="0.524cm" style:rel-column-width="2019*"/>
    </style:style>
    <style:style style:name="Table112.B" style:family="table-column">
      <style:table-column-properties style:column-width="16.476cm" style:rel-column-width="63516*"/>
    </style:style>
    <style:style style:name="Table113" style:family="table">
      <style:table-properties style:width="16.478cm" style:rel-width="100%" table:align="left"/>
    </style:style>
    <style:style style:name="Table113.A" style:family="table-column">
      <style:table-column-properties style:column-width="0.452cm" style:rel-column-width="1795*"/>
    </style:style>
    <style:style style:name="Table113.B" style:family="table-column">
      <style:table-column-properties style:column-width="16.027cm" style:rel-column-width="63740*"/>
    </style:style>
    <style:style style:name="Table113.A1" style:family="table-cell">
      <style:table-cell-properties style:vertical-align="middle"/>
    </style:style>
    <style:style style:name="Table114" style:family="table">
      <style:table-properties style:width="8.352cm" table:align="left"/>
    </style:style>
    <style:style style:name="Table114.A" style:family="table-column">
      <style:table-column-properties style:column-width="4.165cm"/>
    </style:style>
    <style:style style:name="Table114.B" style:family="table-column">
      <style:table-column-properties style:column-width="0.238cm"/>
    </style:style>
    <style:style style:name="Table114.C" style:family="table-column">
      <style:table-column-properties style:column-width="0.67cm"/>
    </style:style>
    <style:style style:name="Table114.D" style:family="table-column">
      <style:table-column-properties style:column-width="0.212cm"/>
    </style:style>
    <style:style style:name="Table114.E" style:family="table-column">
      <style:table-column-properties style:column-width="3.067cm"/>
    </style:style>
    <style:style style:name="Table114.A1" style:family="table-cell">
      <style:table-cell-properties style:vertical-align="middle"/>
    </style:style>
    <style:style style:name="Table115" style:family="table">
      <style:table-properties style:width="8.641cm" table:align="left"/>
    </style:style>
    <style:style style:name="Table115.A" style:family="table-column">
      <style:table-column-properties style:column-width="4.665cm"/>
    </style:style>
    <style:style style:name="Table115.B" style:family="table-column">
      <style:table-column-properties style:column-width="0.238cm"/>
    </style:style>
    <style:style style:name="Table115.C" style:family="table-column">
      <style:table-column-properties style:column-width="0.67cm"/>
    </style:style>
    <style:style style:name="Table115.D" style:family="table-column">
      <style:table-column-properties style:column-width="0.212cm"/>
    </style:style>
    <style:style style:name="Table115.E" style:family="table-column">
      <style:table-column-properties style:column-width="2.856cm"/>
    </style:style>
    <style:style style:name="Table115.A1" style:family="table-cell">
      <style:table-cell-properties style:vertical-align="middle"/>
    </style:style>
    <style:style style:name="Table116" style:family="table">
      <style:table-properties style:width="8.084cm" table:align="left"/>
    </style:style>
    <style:style style:name="Table116.A" style:family="table-column">
      <style:table-column-properties style:column-width="3.36cm"/>
    </style:style>
    <style:style style:name="Table116.B" style:family="table-column">
      <style:table-column-properties style:column-width="0.238cm"/>
    </style:style>
    <style:style style:name="Table116.C" style:family="table-column">
      <style:table-column-properties style:column-width="2.027cm"/>
    </style:style>
    <style:style style:name="Table116.E" style:family="table-column">
      <style:table-column-properties style:column-width="2.221cm"/>
    </style:style>
    <style:style style:name="Table116.A1" style:family="table-cell">
      <style:table-cell-properties style:vertical-align="middle"/>
    </style:style>
    <style:style style:name="Table117" style:family="table">
      <style:table-properties style:width="17cm" style:rel-width="100%" table:align="left"/>
    </style:style>
    <style:style style:name="Table117.A" style:family="table-column">
      <style:table-column-properties style:column-width="0.51cm" style:rel-column-width="1965*"/>
    </style:style>
    <style:style style:name="Table117.B" style:family="table-column">
      <style:table-column-properties style:column-width="16.491cm" style:rel-column-width="63570*"/>
    </style:style>
    <style:style style:name="Table118" style:family="table">
      <style:table-properties style:width="16.492cm" style:rel-width="100%" table:align="left"/>
    </style:style>
    <style:style style:name="Table118.A" style:family="table-column">
      <style:table-column-properties style:column-width="0.482cm" style:rel-column-width="1913*"/>
    </style:style>
    <style:style style:name="Table118.B" style:family="table-column">
      <style:table-column-properties style:column-width="16.011cm" style:rel-column-width="63622*"/>
    </style:style>
    <style:style style:name="Table118.A1" style:family="table-cell">
      <style:table-cell-properties style:vertical-align="middle"/>
    </style:style>
    <style:style style:name="Table119" style:family="table">
      <style:table-properties style:width="6.78cm" table:align="left"/>
    </style:style>
    <style:style style:name="Table119.A" style:family="table-column">
      <style:table-column-properties style:column-width="3.958cm"/>
    </style:style>
    <style:style style:name="Table119.B" style:family="table-column">
      <style:table-column-properties style:column-width="2.822cm"/>
    </style:style>
    <style:style style:name="Table119.A1" style:family="table-cell">
      <style:table-cell-properties style:vertical-align="middle"/>
    </style:style>
    <style:style style:name="Table120" style:family="table">
      <style:table-properties style:width="3.932cm" table:align="left"/>
    </style:style>
    <style:style style:name="Table120.A" style:family="table-column">
      <style:table-column-properties style:column-width="0.3cm"/>
    </style:style>
    <style:style style:name="Table120.B" style:family="table-column">
      <style:table-column-properties style:column-width="0.238cm"/>
    </style:style>
    <style:style style:name="Table120.C" style:family="table-column">
      <style:table-column-properties style:column-width="1.676cm"/>
    </style:style>
    <style:style style:name="Table120.D" style:family="table-column">
      <style:table-column-properties style:column-width="0.459cm"/>
    </style:style>
    <style:style style:name="Table120.F" style:family="table-column">
      <style:table-column-properties style:column-width="1.021cm"/>
    </style:style>
    <style:style style:name="Table120.A1" style:family="table-cell">
      <style:table-cell-properties style:vertical-align="middle"/>
    </style:style>
    <style:style style:name="Table121" style:family="table">
      <style:table-properties style:width="3.422cm" table:align="left"/>
    </style:style>
    <style:style style:name="Table121.A" style:family="table-column">
      <style:table-column-properties style:column-width="0.3cm"/>
    </style:style>
    <style:style style:name="Table121.B" style:family="table-column">
      <style:table-column-properties style:column-width="0.238cm"/>
    </style:style>
    <style:style style:name="Table121.C" style:family="table-column">
      <style:table-column-properties style:column-width="1.517cm"/>
    </style:style>
    <style:style style:name="Table121.E" style:family="table-column">
      <style:table-column-properties style:column-width="1.129cm"/>
    </style:style>
    <style:style style:name="Table121.A1" style:family="table-cell">
      <style:table-cell-properties style:vertical-align="middle"/>
    </style:style>
    <style:style style:name="Table122" style:family="table">
      <style:table-properties style:width="3.298cm" table:align="left"/>
    </style:style>
    <style:style style:name="Table122.A" style:family="table-column">
      <style:table-column-properties style:column-width="0.582cm"/>
    </style:style>
    <style:style style:name="Table122.B" style:family="table-column">
      <style:table-column-properties style:column-width="0.67cm"/>
    </style:style>
    <style:style style:name="Table122.C" style:family="table-column">
      <style:table-column-properties style:column-width="2.046cm"/>
    </style:style>
    <style:style style:name="Table122.A1" style:family="table-cell">
      <style:table-cell-properties style:vertical-align="middle"/>
    </style:style>
    <style:style style:name="Table123" style:family="table">
      <style:table-properties style:width="2.02cm" table:align="center"/>
    </style:style>
    <style:style style:name="Table123.A" style:family="table-column">
      <style:table-column-properties style:column-width="0.265cm"/>
    </style:style>
    <style:style style:name="Table123.B" style:family="table-column">
      <style:table-column-properties style:column-width="1.517cm"/>
    </style:style>
    <style:style style:name="Table123.C" style:family="table-column">
      <style:table-column-properties style:column-width="0.238cm"/>
    </style:style>
    <style:style style:name="Table123.A1" style:family="table-cell">
      <style:table-cell-properties style:vertical-align="middle"/>
    </style:style>
    <style:style style:name="Table124" style:family="table">
      <style:table-properties style:width="17cm" style:rel-width="100%" table:align="left"/>
    </style:style>
    <style:style style:name="Table124.A" style:family="table-column">
      <style:table-column-properties style:column-width="17cm" style:rel-column-width="65535*"/>
    </style:style>
    <style:style style:name="Table125" style:family="table">
      <style:table-properties style:width="17cm" style:rel-width="100%" table:align="left"/>
    </style:style>
    <style:style style:name="Table125.A" style:family="table-column">
      <style:table-column-properties style:column-width="1.155cm" style:rel-column-width="4453*"/>
    </style:style>
    <style:style style:name="Table125.B" style:family="table-column">
      <style:table-column-properties style:column-width="15.845cm" style:rel-column-width="61082*"/>
    </style:style>
    <style:style style:name="Table125.A1" style:family="table-cell">
      <style:table-cell-properties style:vertical-align="middle"/>
    </style:style>
    <style:style style:name="Table126" style:family="table">
      <style:table-properties style:width="1.111cm" table:align="left"/>
    </style:style>
    <style:style style:name="Table126.A" style:family="table-column">
      <style:table-column-properties style:column-width="0.485cm"/>
    </style:style>
    <style:style style:name="Table126.B" style:family="table-column">
      <style:table-column-properties style:column-width="0.247cm"/>
    </style:style>
    <style:style style:name="Table126.C" style:family="table-column">
      <style:table-column-properties style:column-width="0.379cm"/>
    </style:style>
    <style:style style:name="Table126.A1" style:family="table-cell">
      <style:table-cell-properties style:vertical-align="middle"/>
    </style:style>
    <style:style style:name="Table127" style:family="table">
      <style:table-properties style:width="1.111cm" table:align="left"/>
    </style:style>
    <style:style style:name="Table127.A" style:family="table-column">
      <style:table-column-properties style:column-width="0.485cm"/>
    </style:style>
    <style:style style:name="Table127.B" style:family="table-column">
      <style:table-column-properties style:column-width="0.247cm"/>
    </style:style>
    <style:style style:name="Table127.C" style:family="table-column">
      <style:table-column-properties style:column-width="0.379cm"/>
    </style:style>
    <style:style style:name="Table127.A1" style:family="table-cell">
      <style:table-cell-properties style:vertical-align="middle"/>
    </style:style>
    <style:style style:name="Table128" style:family="table">
      <style:table-properties style:width="10.952cm" table:align="left"/>
    </style:style>
    <style:style style:name="Table128.A" style:family="table-column">
      <style:table-column-properties style:column-width="5.891cm"/>
    </style:style>
    <style:style style:name="Table128.B" style:family="table-column">
      <style:table-column-properties style:column-width="0.238cm"/>
    </style:style>
    <style:style style:name="Table128.C" style:family="table-column">
      <style:table-column-properties style:column-width="0.776cm"/>
    </style:style>
    <style:style style:name="Table128.D" style:family="table-column">
      <style:table-column-properties style:column-width="0.459cm"/>
    </style:style>
    <style:style style:name="Table128.E" style:family="table-column">
      <style:table-column-properties style:column-width="0.212cm"/>
    </style:style>
    <style:style style:name="Table128.F" style:family="table-column">
      <style:table-column-properties style:column-width="1.339cm"/>
    </style:style>
    <style:style style:name="Table128.J" style:family="table-column">
      <style:table-column-properties style:column-width="1.129cm"/>
    </style:style>
    <style:style style:name="Table128.A1" style:family="table-cell">
      <style:table-cell-properties style:vertical-align="middle"/>
    </style:style>
    <style:style style:name="Table129" style:family="table">
      <style:table-properties style:width="9.327cm" table:align="left"/>
    </style:style>
    <style:style style:name="Table129.A" style:family="table-column">
      <style:table-column-properties style:column-width="4.524cm"/>
    </style:style>
    <style:style style:name="Table129.B" style:family="table-column">
      <style:table-column-properties style:column-width="0.238cm"/>
    </style:style>
    <style:style style:name="Table129.C" style:family="table-column">
      <style:table-column-properties style:column-width="0.459cm"/>
    </style:style>
    <style:style style:name="Table129.D" style:family="table-column">
      <style:table-column-properties style:column-width="0.564cm"/>
    </style:style>
    <style:style style:name="Table129.E" style:family="table-column">
      <style:table-column-properties style:column-width="0.212cm"/>
    </style:style>
    <style:style style:name="Table129.F" style:family="table-column">
      <style:table-column-properties style:column-width="0.697cm"/>
    </style:style>
    <style:style style:name="Table129.G" style:family="table-column">
      <style:table-column-properties style:column-width="0.67cm"/>
    </style:style>
    <style:style style:name="Table129.H" style:family="table-column">
      <style:table-column-properties style:column-width="1.226cm"/>
    </style:style>
    <style:style style:name="Table129.I" style:family="table-column">
      <style:table-column-properties style:column-width="0.247cm"/>
    </style:style>
    <style:style style:name="Table129.J" style:family="table-column">
      <style:table-column-properties style:column-width="0.49cm"/>
    </style:style>
    <style:style style:name="Table129.A1" style:family="table-cell">
      <style:table-cell-properties style:vertical-align="middle"/>
    </style:style>
    <style:style style:name="Table130" style:family="table">
      <style:table-properties style:width="17cm" style:rel-width="100%" table:align="left"/>
    </style:style>
    <style:style style:name="Table130.A" style:family="table-column">
      <style:table-column-properties style:column-width="0.52cm" style:rel-column-width="2005*"/>
    </style:style>
    <style:style style:name="Table130.B" style:family="table-column">
      <style:table-column-properties style:column-width="16.48cm" style:rel-column-width="63530*"/>
    </style:style>
    <style:style style:name="Table131" style:family="table">
      <style:table-properties style:width="16.482cm" style:rel-width="100%" table:align="left"/>
    </style:style>
    <style:style style:name="Table131.A" style:family="table-column">
      <style:table-column-properties style:column-width="0.452cm" style:rel-column-width="1795*"/>
    </style:style>
    <style:style style:name="Table131.B" style:family="table-column">
      <style:table-column-properties style:column-width="16.03cm" style:rel-column-width="63740*"/>
    </style:style>
    <style:style style:name="Table131.A1" style:family="table-cell">
      <style:table-cell-properties style:vertical-align="middle"/>
    </style:style>
    <style:style style:name="Table132" style:family="table">
      <style:table-properties style:width="5.874cm" table:align="left"/>
    </style:style>
    <style:style style:name="Table132.A" style:family="table-column">
      <style:table-column-properties style:column-width="1.686cm"/>
    </style:style>
    <style:style style:name="Table132.B" style:family="table-column">
      <style:table-column-properties style:column-width="0.238cm"/>
    </style:style>
    <style:style style:name="Table132.C" style:family="table-column">
      <style:table-column-properties style:column-width="0.564cm"/>
    </style:style>
    <style:style style:name="Table132.D" style:family="table-column">
      <style:table-column-properties style:column-width="0.459cm"/>
    </style:style>
    <style:style style:name="Table132.E" style:family="table-column">
      <style:table-column-properties style:column-width="0.212cm"/>
    </style:style>
    <style:style style:name="Table132.F" style:family="table-column">
      <style:table-column-properties style:column-width="1.339cm"/>
    </style:style>
    <style:style style:name="Table132.G" style:family="table-column">
      <style:table-column-properties style:column-width="0.247cm"/>
    </style:style>
    <style:style style:name="Table132.H" style:family="table-column">
      <style:table-column-properties style:column-width="1.129cm"/>
    </style:style>
    <style:style style:name="Table132.A1" style:family="table-cell">
      <style:table-cell-properties style:vertical-align="middle"/>
    </style:style>
    <style:style style:name="Table133" style:family="table">
      <style:table-properties style:width="6.085cm" table:align="left"/>
    </style:style>
    <style:style style:name="Table133.A" style:family="table-column">
      <style:table-column-properties style:column-width="1.686cm"/>
    </style:style>
    <style:style style:name="Table133.B" style:family="table-column">
      <style:table-column-properties style:column-width="0.238cm"/>
    </style:style>
    <style:style style:name="Table133.C" style:family="table-column">
      <style:table-column-properties style:column-width="0.564cm"/>
    </style:style>
    <style:style style:name="Table133.D" style:family="table-column">
      <style:table-column-properties style:column-width="0.459cm"/>
    </style:style>
    <style:style style:name="Table133.E" style:family="table-column">
      <style:table-column-properties style:column-width="0.212cm"/>
    </style:style>
    <style:style style:name="Table133.F" style:family="table-column">
      <style:table-column-properties style:column-width="1.339cm"/>
    </style:style>
    <style:style style:name="Table133.H" style:family="table-column">
      <style:table-column-properties style:column-width="1.129cm"/>
    </style:style>
    <style:style style:name="Table133.A1" style:family="table-cell">
      <style:table-cell-properties style:vertical-align="middle"/>
    </style:style>
    <style:style style:name="Table134" style:family="table">
      <style:table-properties style:width="5.422cm" table:align="left"/>
    </style:style>
    <style:style style:name="Table134.A" style:family="table-column">
      <style:table-column-properties style:column-width="1.037cm"/>
    </style:style>
    <style:style style:name="Table134.B" style:family="table-column">
      <style:table-column-properties style:column-width="0.238cm"/>
    </style:style>
    <style:style style:name="Table134.C" style:family="table-column">
      <style:table-column-properties style:column-width="0.97cm"/>
    </style:style>
    <style:style style:name="Table134.E" style:family="table-column">
      <style:table-column-properties style:column-width="1.307cm"/>
    </style:style>
    <style:style style:name="Table134.G" style:family="table-column">
      <style:table-column-properties style:column-width="0.22cm"/>
    </style:style>
    <style:style style:name="Table134.I" style:family="table-column">
      <style:table-column-properties style:column-width="0.935cm"/>
    </style:style>
    <style:style style:name="Table134.A1" style:family="table-cell">
      <style:table-cell-properties style:vertical-align="middle"/>
    </style:style>
    <style:style style:name="Table135" style:family="table">
      <style:table-properties style:width="0.758cm" table:align="center"/>
    </style:style>
    <style:style style:name="Table135.A" style:family="table-column">
      <style:table-column-properties style:column-width="0.485cm"/>
    </style:style>
    <style:style style:name="Table135.B" style:family="table-column">
      <style:table-column-properties style:column-width="0.273cm"/>
    </style:style>
    <style:style style:name="Table135.A1" style:family="table-cell">
      <style:table-cell-properties style:vertical-align="middle"/>
    </style:style>
    <style:style style:name="Table136" style:family="table">
      <style:table-properties style:width="0.97cm" table:align="center"/>
    </style:style>
    <style:style style:name="Table136.A" style:family="table-column">
      <style:table-column-properties style:column-width="0.485cm"/>
    </style:style>
    <style:style style:name="Table136.A1" style:family="table-cell">
      <style:table-cell-properties style:vertical-align="middle"/>
    </style:style>
    <style:style style:name="Table137" style:family="table">
      <style:table-properties style:width="17cm" style:rel-width="100%" table:align="left"/>
    </style:style>
    <style:style style:name="Table137.A" style:family="table-column">
      <style:table-column-properties style:column-width="0.508cm" style:rel-column-width="1958*"/>
    </style:style>
    <style:style style:name="Table137.B" style:family="table-column">
      <style:table-column-properties style:column-width="16.492cm" style:rel-column-width="63577*"/>
    </style:style>
    <style:style style:name="Table138" style:family="table">
      <style:table-properties style:width="16.494cm" style:rel-width="100%" table:align="left"/>
    </style:style>
    <style:style style:name="Table138.A" style:family="table-column">
      <style:table-column-properties style:column-width="0.482cm" style:rel-column-width="1913*"/>
    </style:style>
    <style:style style:name="Table138.B" style:family="table-column">
      <style:table-column-properties style:column-width="16.013cm" style:rel-column-width="63622*"/>
    </style:style>
    <style:style style:name="Table138.A1" style:family="table-cell">
      <style:table-cell-properties style:vertical-align="middle"/>
    </style:style>
    <style:style style:name="Table139" style:family="table">
      <style:table-properties style:width="9.504cm" table:align="left"/>
    </style:style>
    <style:style style:name="Table139.A" style:family="table-column">
      <style:table-column-properties style:column-width="2.028cm"/>
    </style:style>
    <style:style style:name="Table139.B" style:family="table-column">
      <style:table-column-properties style:column-width="0.238cm"/>
    </style:style>
    <style:style style:name="Table139.C" style:family="table-column">
      <style:table-column-properties style:column-width="0.882cm"/>
    </style:style>
    <style:style style:name="Table139.D" style:family="table-column">
      <style:table-column-properties style:column-width="0.459cm"/>
    </style:style>
    <style:style style:name="Table139.E" style:family="table-column">
      <style:table-column-properties style:column-width="0.212cm"/>
    </style:style>
    <style:style style:name="Table139.F" style:family="table-column">
      <style:table-column-properties style:column-width="1.339cm"/>
    </style:style>
    <style:style style:name="Table139.G" style:family="table-column">
      <style:table-column-properties style:column-width="0.247cm"/>
    </style:style>
    <style:style style:name="Table139.H" style:family="table-column">
      <style:table-column-properties style:column-width="4.099cm"/>
    </style:style>
    <style:style style:name="Table139.A1" style:family="table-cell">
      <style:table-cell-properties style:vertical-align="middle"/>
    </style:style>
    <style:style style:name="Table140" style:family="table">
      <style:table-properties style:width="8.578cm" table:align="left"/>
    </style:style>
    <style:style style:name="Table140.A" style:family="table-column">
      <style:table-column-properties style:column-width="2.028cm"/>
    </style:style>
    <style:style style:name="Table140.B" style:family="table-column">
      <style:table-column-properties style:column-width="0.238cm"/>
    </style:style>
    <style:style style:name="Table140.C" style:family="table-column">
      <style:table-column-properties style:column-width="0.882cm"/>
    </style:style>
    <style:style style:name="Table140.D" style:family="table-column">
      <style:table-column-properties style:column-width="0.459cm"/>
    </style:style>
    <style:style style:name="Table140.E" style:family="table-column">
      <style:table-column-properties style:column-width="0.212cm"/>
    </style:style>
    <style:style style:name="Table140.F" style:family="table-column">
      <style:table-column-properties style:column-width="1.339cm"/>
    </style:style>
    <style:style style:name="Table140.G" style:family="table-column">
      <style:table-column-properties style:column-width="0.247cm"/>
    </style:style>
    <style:style style:name="Table140.H" style:family="table-column">
      <style:table-column-properties style:column-width="3.173cm"/>
    </style:style>
    <style:style style:name="Table140.A1" style:family="table-cell">
      <style:table-cell-properties style:vertical-align="middle"/>
    </style:style>
    <style:style style:name="Table141" style:family="table">
      <style:table-properties style:width="9.045cm" table:align="left"/>
    </style:style>
    <style:style style:name="Table141.A" style:family="table-column">
      <style:table-column-properties style:column-width="3.942cm"/>
    </style:style>
    <style:style style:name="Table141.B" style:family="table-column">
      <style:table-column-properties style:column-width="0.238cm"/>
    </style:style>
    <style:style style:name="Table141.C" style:family="table-column">
      <style:table-column-properties style:column-width="1.094cm"/>
    </style:style>
    <style:style style:name="Table141.D" style:family="table-column">
      <style:table-column-properties style:column-width="0.459cm"/>
    </style:style>
    <style:style style:name="Table141.E" style:family="table-column">
      <style:table-column-properties style:column-width="0.212cm"/>
    </style:style>
    <style:style style:name="Table141.F" style:family="table-column">
      <style:table-column-properties style:column-width="3.101cm"/>
    </style:style>
    <style:style style:name="Table141.A1" style:family="table-cell">
      <style:table-cell-properties style:vertical-align="middle"/>
    </style:style>
    <style:style style:name="Table142" style:family="table">
      <style:table-properties style:width="17cm" style:rel-width="100%" table:align="left"/>
    </style:style>
    <style:style style:name="Table142.A" style:family="table-column">
      <style:table-column-properties style:column-width="0.508cm" style:rel-column-width="1958*"/>
    </style:style>
    <style:style style:name="Table142.B" style:family="table-column">
      <style:table-column-properties style:column-width="16.492cm" style:rel-column-width="63577*"/>
    </style:style>
    <style:style style:name="Table143" style:family="table">
      <style:table-properties style:width="16.494cm" style:rel-width="100%" table:align="left"/>
    </style:style>
    <style:style style:name="Table143.A" style:family="table-column">
      <style:table-column-properties style:column-width="0.482cm" style:rel-column-width="1913*"/>
    </style:style>
    <style:style style:name="Table143.B" style:family="table-column">
      <style:table-column-properties style:column-width="16.013cm" style:rel-column-width="63622*"/>
    </style:style>
    <style:style style:name="Table143.A1" style:family="table-cell">
      <style:table-cell-properties style:vertical-align="middle"/>
    </style:style>
    <style:style style:name="Table144" style:family="table">
      <style:table-properties style:width="8.41cm" table:align="left"/>
    </style:style>
    <style:style style:name="Table144.A" style:family="table-column">
      <style:table-column-properties style:column-width="6.421cm"/>
    </style:style>
    <style:style style:name="Table144.B" style:family="table-column">
      <style:table-column-properties style:column-width="0.238cm"/>
    </style:style>
    <style:style style:name="Table144.C" style:family="table-column">
      <style:table-column-properties style:column-width="0.247cm"/>
    </style:style>
    <style:style style:name="Table144.D" style:family="table-column">
      <style:table-column-properties style:column-width="0.212cm"/>
    </style:style>
    <style:style style:name="Table144.E" style:family="table-column">
      <style:table-column-properties style:column-width="1.293cm"/>
    </style:style>
    <style:style style:name="Table144.A1" style:family="table-cell">
      <style:table-cell-properties style:vertical-align="middle"/>
    </style:style>
    <style:style style:name="Table145" style:family="table">
      <style:table-properties style:width="10.716cm" table:align="left"/>
    </style:style>
    <style:style style:name="Table145.A" style:family="table-column">
      <style:table-column-properties style:column-width="5.964cm"/>
    </style:style>
    <style:style style:name="Table145.B" style:family="table-column">
      <style:table-column-properties style:column-width="0.238cm"/>
    </style:style>
    <style:style style:name="Table145.C" style:family="table-column">
      <style:table-column-properties style:column-width="0.776cm"/>
    </style:style>
    <style:style style:name="Table145.D" style:family="table-column">
      <style:table-column-properties style:column-width="0.459cm"/>
    </style:style>
    <style:style style:name="Table145.E" style:family="table-column">
      <style:table-column-properties style:column-width="0.212cm"/>
    </style:style>
    <style:style style:name="Table145.F" style:family="table-column">
      <style:table-column-properties style:column-width="3.067cm"/>
    </style:style>
    <style:style style:name="Table145.A1" style:family="table-cell">
      <style:table-cell-properties style:vertical-align="middle"/>
    </style:style>
    <style:style style:name="Table146" style:family="table">
      <style:table-properties style:width="7.803cm" table:align="left"/>
    </style:style>
    <style:style style:name="Table146.A" style:family="table-column">
      <style:table-column-properties style:column-width="0.582cm"/>
    </style:style>
    <style:style style:name="Table146.B" style:family="table-column">
      <style:table-column-properties style:column-width="1.711cm"/>
    </style:style>
    <style:style style:name="Table146.C" style:family="table-column">
      <style:table-column-properties style:column-width="1.256cm"/>
    </style:style>
    <style:style style:name="Table146.D" style:family="table-column">
      <style:table-column-properties style:column-width="0.432cm"/>
    </style:style>
    <style:style style:name="Table146.E" style:family="table-column">
      <style:table-column-properties style:column-width="3.822cm"/>
    </style:style>
    <style:style style:name="Table146.A1" style:family="table-cell">
      <style:table-cell-properties style:vertical-align="middle"/>
    </style:style>
    <style:style style:name="Table147" style:family="table">
      <style:table-properties style:width="8.775cm" table:align="left"/>
    </style:style>
    <style:style style:name="Table147.A" style:family="table-column">
      <style:table-column-properties style:column-width="4.165cm"/>
    </style:style>
    <style:style style:name="Table147.B" style:family="table-column">
      <style:table-column-properties style:column-width="0.238cm"/>
    </style:style>
    <style:style style:name="Table147.C" style:family="table-column">
      <style:table-column-properties style:column-width="0.776cm"/>
    </style:style>
    <style:style style:name="Table147.D" style:family="table-column">
      <style:table-column-properties style:column-width="0.459cm"/>
    </style:style>
    <style:style style:name="Table147.E" style:family="table-column">
      <style:table-column-properties style:column-width="0.212cm"/>
    </style:style>
    <style:style style:name="Table147.F" style:family="table-column">
      <style:table-column-properties style:column-width="1.339cm"/>
    </style:style>
    <style:style style:name="Table147.H" style:family="table-column">
      <style:table-column-properties style:column-width="1.129cm"/>
    </style:style>
    <style:style style:name="Table147.A1" style:family="table-cell">
      <style:table-cell-properties style:vertical-align="middle"/>
    </style:style>
    <style:style style:name="Table148" style:family="table">
      <style:table-properties style:width="3.764cm" table:align="left"/>
    </style:style>
    <style:style style:name="Table148.A" style:family="table-column">
      <style:table-column-properties style:column-width="2.477cm"/>
    </style:style>
    <style:style style:name="Table148.B" style:family="table-column">
      <style:table-column-properties style:column-width="0.459cm"/>
    </style:style>
    <style:style style:name="Table148.C" style:family="table-column">
      <style:table-column-properties style:column-width="0.829cm"/>
    </style:style>
    <style:style style:name="Table148.A1" style:family="table-cell">
      <style:table-cell-properties style:vertical-align="middle"/>
    </style:style>
    <style:style style:name="Table149" style:family="table">
      <style:table-properties style:width="17cm" style:rel-width="100%" table:align="left"/>
    </style:style>
    <style:style style:name="Table149.A" style:family="table-column">
      <style:table-column-properties style:column-width="0.524cm" style:rel-column-width="2019*"/>
    </style:style>
    <style:style style:name="Table149.B" style:family="table-column">
      <style:table-column-properties style:column-width="16.476cm" style:rel-column-width="63516*"/>
    </style:style>
    <style:style style:name="Table150" style:family="table">
      <style:table-properties style:width="16.478cm" style:rel-width="100%" table:align="left"/>
    </style:style>
    <style:style style:name="Table150.A" style:family="table-column">
      <style:table-column-properties style:column-width="0.46cm" style:rel-column-width="1830*"/>
    </style:style>
    <style:style style:name="Table150.B" style:family="table-column">
      <style:table-column-properties style:column-width="16.018cm" style:rel-column-width="63705*"/>
    </style:style>
    <style:style style:name="Table150.A1" style:family="table-cell">
      <style:table-cell-properties style:vertical-align="middle"/>
    </style:style>
    <style:style style:name="Table151" style:family="table">
      <style:table-properties style:width="17cm" style:rel-width="100%" table:align="left"/>
    </style:style>
    <style:style style:name="Table151.A" style:family="table-column">
      <style:table-column-properties style:column-width="0.041cm" style:rel-column-width="156*"/>
    </style:style>
    <style:style style:name="Table151.B" style:family="table-column">
      <style:table-column-properties style:column-width="16.96cm" style:rel-column-width="65379*"/>
    </style:style>
    <style:style style:name="Table152" style:family="table">
      <style:table-properties style:width="16.962cm" style:rel-width="100%" table:align="left"/>
    </style:style>
    <style:style style:name="Table152.A" style:family="table-column">
      <style:table-column-properties style:column-width="0.483cm" style:rel-column-width="1867*"/>
    </style:style>
    <style:style style:name="Table152.B" style:family="table-column">
      <style:table-column-properties style:column-width="16.478cm" style:rel-column-width="63668*"/>
    </style:style>
    <style:style style:name="Table152.A1" style:family="table-cell">
      <style:table-cell-properties style:vertical-align="middle"/>
    </style:style>
    <style:style style:name="Table153" style:family="table">
      <style:table-properties style:width="3.935cm" fo:margin-left="1.27cm" table:align="left"/>
    </style:style>
    <style:style style:name="Table153.A" style:family="table-column">
      <style:table-column-properties style:column-width="1.711cm"/>
    </style:style>
    <style:style style:name="Table153.B" style:family="table-column">
      <style:table-column-properties style:column-width="0.238cm"/>
    </style:style>
    <style:style style:name="Table153.C" style:family="table-column">
      <style:table-column-properties style:column-width="0.564cm"/>
    </style:style>
    <style:style style:name="Table153.D" style:family="table-column">
      <style:table-column-properties style:column-width="0.459cm"/>
    </style:style>
    <style:style style:name="Table153.E" style:family="table-column">
      <style:table-column-properties style:column-width="0.212cm"/>
    </style:style>
    <style:style style:name="Table153.F" style:family="table-column">
      <style:table-column-properties style:column-width="0.751cm"/>
    </style:style>
    <style:style style:name="Table153.A1" style:family="table-cell">
      <style:table-cell-properties style:vertical-align="middle"/>
    </style:style>
    <style:style style:name="Table154" style:family="table">
      <style:table-properties style:width="3.912cm" fo:margin-left="1.27cm" table:align="left"/>
    </style:style>
    <style:style style:name="Table154.A" style:family="table-column">
      <style:table-column-properties style:column-width="1.305cm"/>
    </style:style>
    <style:style style:name="Table154.B" style:family="table-column">
      <style:table-column-properties style:column-width="0.238cm"/>
    </style:style>
    <style:style style:name="Table154.C" style:family="table-column">
      <style:table-column-properties style:column-width="0.564cm"/>
    </style:style>
    <style:style style:name="Table154.D" style:family="table-column">
      <style:table-column-properties style:column-width="0.459cm"/>
    </style:style>
    <style:style style:name="Table154.E" style:family="table-column">
      <style:table-column-properties style:column-width="0.212cm"/>
    </style:style>
    <style:style style:name="Table154.F" style:family="table-column">
      <style:table-column-properties style:column-width="1.134cm"/>
    </style:style>
    <style:style style:name="Table154.A1" style:family="table-cell">
      <style:table-cell-properties style:vertical-align="middle"/>
    </style:style>
    <style:style style:name="Table155" style:family="table">
      <style:table-properties style:width="10.248cm" fo:margin-left="1.27cm" table:align="left"/>
    </style:style>
    <style:style style:name="Table155.A" style:family="table-column">
      <style:table-column-properties style:column-width="8.37cm"/>
    </style:style>
    <style:style style:name="Table155.B" style:family="table-column">
      <style:table-column-properties style:column-width="1.173cm"/>
    </style:style>
    <style:style style:name="Table155.C" style:family="table-column">
      <style:table-column-properties style:column-width="0.706cm"/>
    </style:style>
    <style:style style:name="Table155.A1" style:family="table-cell">
      <style:table-cell-properties style:vertical-align="middle"/>
    </style:style>
    <style:style style:name="Table156" style:family="table">
      <style:table-properties style:width="11.996cm" fo:margin-left="1.27cm" table:align="left"/>
    </style:style>
    <style:style style:name="Table156.A" style:family="table-column">
      <style:table-column-properties style:column-width="10.118cm"/>
    </style:style>
    <style:style style:name="Table156.B" style:family="table-column">
      <style:table-column-properties style:column-width="1.173cm"/>
    </style:style>
    <style:style style:name="Table156.C" style:family="table-column">
      <style:table-column-properties style:column-width="0.706cm"/>
    </style:style>
    <style:style style:name="Table156.A1" style:family="table-cell">
      <style:table-cell-properties style:vertical-align="middle"/>
    </style:style>
    <style:style style:name="P1" style:family="paragraph" style:parent-style-name="Text_20_body" style:list-style-name="L1"/>
    <style:style style:name="P2" style:family="paragraph" style:parent-style-name="Text_20_body" style:list-style-name="L1">
      <style:text-properties fo:font-style="italic"/>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2pt" style:font-size-asian="2pt" style:font-size-complex="2pt"/>
    </style:style>
    <style:style style:name="P6" style:family="paragraph" style:parent-style-name="Table_20_Contents">
      <style:paragraph-properties fo:text-align="center" style:justify-single-word="false"/>
      <style:text-properties fo:font-style="italic"/>
    </style:style>
    <style:style style:name="P7" style:family="paragraph" style:parent-style-name="Table_20_Contents">
      <style:paragraph-properties fo:margin-top="0cm" fo:margin-bottom="0.499cm" loext:contextual-spacing="false"/>
    </style:style>
    <style:style style:name="T1" style:family="text">
      <style:text-properties fo:font-style="italic"/>
    </style:style>
    <style:style style:name="T2" style:family="text">
      <style:text-properties fo:font-weight="bold"/>
    </style:style>
    <style:style style:name="T3" style:family="text">
      <style:text-properties officeooo:rsid="0004891b"/>
    </style:style>
    <style:style style:name="T4" style:family="text">
      <style:text-properties style:font-name="Liberation Serif1" officeooo:rsid="0004891b" style:font-name-asian="Liberation Serif1" style:font-name-complex="Liberation Serif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number-rows-spanned="2" office:value-type="string">
            <text:p text:style-name="P3"> </text:p>
          </table:table-cell>
          <table:table-cell office:value-type="string">
            <text:p text:style-name="Table_20_Contents">A train running at the speed of 60 km/hr crosses a pole in 9 seconds. What is the length of the train?<text:bookmark text:name="tblOption_454"/></text:p>
            <table:table table:name="Table2" table:style-name="Table2">
              <table:table-column table:style-name="Table2.A"/>
              <table:table-column table:style-name="Table2.B"/>
              <table:table-row>
                <table:table-cell table:style-name="Table2.A1" office:value-type="string">
                  <text:p text:style-name="Table_20_Contents"><text:bookmark text:name="tdOptionNo_A_454"/><text:bookmark text:name="lnkOptionLink_A_454"/><text:a xlink:type="simple" xlink:href="javascript:%20void%200;" text:style-name="Internet_20_link" text:visited-style-name="Visited_20_Internet_20_Link">A.</text:a><text:bookmark text:name="tdOptionDt_A_454"/></text:p>
                </table:table-cell>
                <table:table-cell table:style-name="Table2.A1" office:value-type="string">
                  <text:p text:style-name="Table_20_Contents">120 metres<text:bookmark text:name="tdOptionNo_B_454"/></text:p>
                </table:table-cell>
              </table:table-row>
              <table:table-row>
                <table:table-cell table:style-name="Table2.A1" office:value-type="string">
                  <text:p text:style-name="Table_20_Contents"><text:bookmark text:name="lnkOptionLink_B_454"/><text:a xlink:type="simple" xlink:href="javascript:%20void%200;" text:style-name="Internet_20_link" text:visited-style-name="Visited_20_Internet_20_Link">B.</text:a><text:bookmark text:name="tdOptionDt_B_454"/></text:p>
                </table:table-cell>
                <table:table-cell table:style-name="Table2.A1" office:value-type="string">
                  <text:p text:style-name="Table_20_Contents">180 metres<text:bookmark text:name="tdOptionNo_C_454"/></text:p>
                </table:table-cell>
              </table:table-row>
              <table:table-row>
                <table:table-cell table:style-name="Table2.A1" office:value-type="string">
                  <text:p text:style-name="Table_20_Contents"><text:bookmark text:name="lnkOptionLink_C_454"/><text:a xlink:type="simple" xlink:href="javascript:%20void%200;" text:style-name="Internet_20_link" text:visited-style-name="Visited_20_Internet_20_Link">C.</text:a><text:bookmark text:name="tdOptionDt_C_454"/></text:p>
                </table:table-cell>
                <table:table-cell table:style-name="Table2.A1" office:value-type="string">
                  <text:p text:style-name="Table_20_Contents">324 metres<text:bookmark text:name="tdOptionNo_D_454"/></text:p>
                </table:table-cell>
              </table:table-row>
              <table:table-row>
                <table:table-cell table:style-name="Table2.A1" office:value-type="string">
                  <text:p text:style-name="Table_20_Contents"><text:bookmark text:name="lnkOptionLink_D_454"/><text:a xlink:type="simple" xlink:href="javascript:%20void%200;" text:style-name="Internet_20_link" text:visited-style-name="Visited_20_Internet_20_Link">D.</text:a><text:bookmark text:name="tdOptionDt_D_454"/></text:p>
                </table:table-cell>
                <table:table-cell table:style-name="Table2.A1" office:value-type="string">
                  <text:p text:style-name="Table_20_Contents">150 metres</text:p>
                </table:table-cell>
              </table:table-row>
            </table:table>
            <text:p text:style-name="Table_20_Contents"/>
          </table:table-cell>
        </table:table-row>
        <table:table-row>
          <table:covered-table-cell/>
          <table:table-cell office:value-type="string">
            <text:section text:style-name="Sect1" text:name="divAnswer_454">
              <text:p text:style-name="P7">Answer: Option D</text:p>
              <text:p text:style-name="P7">Explanat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D"/>
                <table:table-column table:style-name="Table3.I"/>
                <table:table-row>
                  <table:table-cell table:style-name="Table3.A1" table:number-rows-spanned="2" office:value-type="string">
                    <text:p text:style-name="P4">Speed= </text:p>
                  </table:table-cell>
                  <table:table-cell table:style-name="Table3.A1" table:number-rows-spanned="2" office:value-type="string">
                    <text:p text:style-name="P4"><draw:frame draw:style-name="fr1" draw:name="Image1" text:anchor-type="as-char" svg:width="0.238cm" svg:height="1.005cm" draw:z-index="2"><draw:image xlink:href="Pictures/100000000000000900000026302A44507F27DB5A.png" xlink:type="simple" xlink:show="embed" xlink:actuate="onLoad"/></draw:frame></text:p>
                  </table:table-cell>
                  <table:table-cell table:style-name="Table3.A1" table:number-rows-spanned="2" office:value-type="string">
                    <text:p text:style-name="P4">60 x</text:p>
                  </table:table-cell>
                  <table:table-cell table:style-name="Table3.A1" office:value-type="string">
                    <text:p text:style-name="P4">5</text:p>
                  </table:table-cell>
                  <table:table-cell table:style-name="Table3.A1" table:number-rows-spanned="2" office:value-type="string">
                    <text:p text:style-name="P4"><draw:frame draw:style-name="fr1" draw:name="Image2" text:anchor-type="as-char" svg:width="0.212cm" svg:height="1.005cm" draw:z-index="3"><draw:image xlink:href="Pictures/1000000000000008000000265CA9C31D1E9F9FD4.png" xlink:type="simple" xlink:show="embed" xlink:actuate="onLoad"/></draw:frame>m/sec</text:p>
                  </table:table-cell>
                  <table:table-cell table:style-name="Table3.A1" table:number-rows-spanned="2" office:value-type="string">
                    <text:p text:style-name="P4">=</text:p>
                  </table:table-cell>
                  <table:table-cell table:style-name="Table3.A1" table:number-rows-spanned="2" office:value-type="string">
                    <text:p text:style-name="P4"><draw:frame draw:style-name="fr1" draw:name="Image3" text:anchor-type="as-char" svg:width="0.238cm" svg:height="1.005cm" draw:z-index="4"><draw:image xlink:href="Pictures/1000000000000009000000266A4583107CF211C6.png" xlink:type="simple" xlink:show="embed" xlink:actuate="onLoad"/></draw:frame></text:p>
                  </table:table-cell>
                  <table:table-cell table:style-name="Table3.A1" office:value-type="string">
                    <text:p text:style-name="P4">50</text:p>
                  </table:table-cell>
                  <table:table-cell table:style-name="Table3.A1" table:number-rows-spanned="2" office:value-type="string">
                    <text:p text:style-name="P4"><draw:frame draw:style-name="fr1" draw:name="Image4" text:anchor-type="as-char" svg:width="0.212cm" svg:height="1.005cm" draw:z-index="5"><draw:image xlink:href="Pictures/1000000000000008000000265CA9C31D1E9F9FD4.png" xlink:type="simple" xlink:show="embed" xlink:actuate="onLoad"/></draw:frame>m/sec.</text:p>
                  </table:table-cell>
                </table:table-row>
                <table:table-row>
                  <table:covered-table-cell/>
                  <table:covered-table-cell/>
                  <table:covered-table-cell/>
                  <table:table-cell table:style-name="Table3.A1" office:value-type="string">
                    <text:p text:style-name="P4">18</text:p>
                  </table:table-cell>
                  <table:covered-table-cell/>
                  <table:covered-table-cell/>
                  <table:covered-table-cell/>
                  <table:table-cell table:style-name="Table3.A1" office:value-type="string">
                    <text:p text:style-name="P4">3</text:p>
                  </table:table-cell>
                  <table:covered-table-cell/>
                </table:table-row>
              </table:table>
              <text:p text:style-name="P7">Length of the train = (Speed x Tim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rows-spanned="2" office:value-type="string">
                    <text:p text:style-name="P4"><draw:frame draw:style-name="fr1" draw:name="Image5" text:anchor-type="as-char" svg:width="0.45cm" svg:height="0.291cm" draw:z-index="6"><draw:image xlink:href="Pictures/10000000000000110000000B30A906D1FF1C84CE.png" xlink:type="simple" xlink:show="embed" xlink:actuate="onLoad"/></draw:frame> Length of the train =</text:p>
                  </table:table-cell>
                  <table:table-cell table:style-name="Table4.A1" table:number-rows-spanned="2" office:value-type="string">
                    <text:p text:style-name="P4"><draw:frame draw:style-name="fr1" draw:name="Image6" text:anchor-type="as-char" svg:width="0.238cm" svg:height="1.005cm" draw:z-index="7"><draw:image xlink:href="Pictures/1000000000000009000000260FDA2440D732BBBC.png" xlink:type="simple" xlink:show="embed" xlink:actuate="onLoad"/></draw:frame></text:p>
                  </table:table-cell>
                  <table:table-cell table:style-name="Table4.A1" office:value-type="string">
                    <text:p text:style-name="P4">50</text:p>
                  </table:table-cell>
                  <table:table-cell table:style-name="Table4.A1" table:number-rows-spanned="2" office:value-type="string">
                    <text:p text:style-name="P4">x 9</text:p>
                  </table:table-cell>
                  <table:table-cell table:style-name="Table4.A1" table:number-rows-spanned="2" office:value-type="string">
                    <text:p text:style-name="P4"><draw:frame draw:style-name="fr1" draw:name="Image7" text:anchor-type="as-char" svg:width="0.212cm" svg:height="1.005cm" draw:z-index="8"><draw:image xlink:href="Pictures/1000000000000008000000265CA9C31D1E9F9FD4.png" xlink:type="simple" xlink:show="embed" xlink:actuate="onLoad"/></draw:frame>m = 150 m.</text:p>
                  </table:table-cell>
                </table:table-row>
                <table:table-row>
                  <table:covered-table-cell/>
                  <table:covered-table-cell/>
                  <table:table-cell table:style-name="Table4.A1" office:value-type="string">
                    <text:p text:style-name="P4">3</text:p>
                  </table:table-cell>
                  <table:covered-table-cell/>
                  <table:covered-table-cell/>
                </table:table-row>
              </table:table>
            </text:section>
            <text:section text:style-name="Sect1" text:name="divToolBar_454">
              <text:p text:style-name="Table_20_Contents"><text:a xlink:type="simple" xlink:href="javascript:%20void%200;" text:style-name="Internet_20_link" text:visited-style-name="Visited_20_Internet_20_Link">View Answer</text:a> <text:a xlink:type="simple" xlink:href="https://www.indiabix.com/aptitude/problems-on-trains/discussion-454"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5" table:style-name="Table5">
        <table:table-column table:style-name="Table5.A"/>
        <table:table-column table:style-name="Table5.B"/>
        <table:table-row>
          <table:table-cell table:number-rows-spanned="2" office:value-type="string">
            <text:p text:style-name="P3">2. </text:p>
          </table:table-cell>
          <table:table-cell office:value-type="string">
            <text:p text:style-name="Table_20_Contents">A train 125 m long passes a man, running at 5 km/hr in the same direction in which the train is going, in 10 seconds. The speed of the train is:<text:bookmark text:name="tblOption_463"/></text:p>
            <table:table table:name="Table6" table:style-name="Table6">
              <table:table-column table:style-name="Table6.A"/>
              <table:table-column table:style-name="Table6.B"/>
              <table:table-row>
                <table:table-cell table:style-name="Table6.A1" office:value-type="string">
                  <text:p text:style-name="Table_20_Contents"><text:bookmark text:name="tdOptionNo_A_463"/><text:bookmark text:name="lnkOptionLink_A_463"/><text:a xlink:type="simple" xlink:href="javascript:%20void%200;" text:style-name="Internet_20_link" text:visited-style-name="Visited_20_Internet_20_Link">A.</text:a><text:bookmark text:name="tdOptionDt_A_463"/></text:p>
                </table:table-cell>
                <table:table-cell table:style-name="Table6.A1" office:value-type="string">
                  <text:p text:style-name="Table_20_Contents">45 km/hr<text:bookmark text:name="tdOptionNo_B_463"/></text:p>
                </table:table-cell>
              </table:table-row>
              <table:table-row>
                <table:table-cell table:style-name="Table6.A1" office:value-type="string">
                  <text:p text:style-name="Table_20_Contents"><text:bookmark text:name="lnkOptionLink_B_463"/><text:a xlink:type="simple" xlink:href="javascript:%20void%200;" text:style-name="Internet_20_link" text:visited-style-name="Visited_20_Internet_20_Link">B.</text:a><text:bookmark text:name="tdOptionDt_B_463"/></text:p>
                </table:table-cell>
                <table:table-cell table:style-name="Table6.A1" office:value-type="string">
                  <text:p text:style-name="Table_20_Contents">50 km/hr<text:bookmark text:name="tdOptionNo_C_463"/></text:p>
                </table:table-cell>
              </table:table-row>
              <table:table-row>
                <table:table-cell table:style-name="Table6.A1" office:value-type="string">
                  <text:p text:style-name="Table_20_Contents"><text:bookmark text:name="lnkOptionLink_C_463"/><text:a xlink:type="simple" xlink:href="javascript:%20void%200;" text:style-name="Internet_20_link" text:visited-style-name="Visited_20_Internet_20_Link">C.</text:a><text:bookmark text:name="tdOptionDt_C_463"/></text:p>
                </table:table-cell>
                <table:table-cell table:style-name="Table6.A1" office:value-type="string">
                  <text:p text:style-name="Table_20_Contents">54 km/hr<text:bookmark text:name="tdOptionNo_D_463"/></text:p>
                </table:table-cell>
              </table:table-row>
              <table:table-row>
                <table:table-cell table:style-name="Table6.A1" office:value-type="string">
                  <text:p text:style-name="Table_20_Contents"><text:bookmark text:name="lnkOptionLink_D_463"/><text:a xlink:type="simple" xlink:href="javascript:%20void%200;" text:style-name="Internet_20_link" text:visited-style-name="Visited_20_Internet_20_Link">D.</text:a><text:bookmark text:name="tdOptionDt_D_463"/></text:p>
                </table:table-cell>
                <table:table-cell table:style-name="Table6.A1" office:value-type="string">
                  <text:p text:style-name="Table_20_Contents">55 km/hr</text:p>
                </table:table-cell>
              </table:table-row>
            </table:table>
            <text:p text:style-name="Table_20_Contents"/>
          </table:table-cell>
        </table:table-row>
        <table:table-row>
          <table:covered-table-cell/>
          <table:table-cell office:value-type="string">
            <text:section text:style-name="Sect1" text:name="divAnswer_463">
              <text:p text:style-name="P7">Answer: Option B</text:p>
              <text:p text:style-name="P7">Explanation:</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4">Speed of the train relative to man =</text:p>
                  </table:table-cell>
                  <table:table-cell table:style-name="Table7.A1" table:number-rows-spanned="2" office:value-type="string">
                    <text:p text:style-name="P4"><draw:frame draw:style-name="fr1" draw:name="Image8" text:anchor-type="as-char" svg:width="0.238cm" svg:height="1.005cm" draw:z-index="9"><draw:image xlink:href="Pictures/10000000000000090000002671140DD88985FD3F.png" xlink:type="simple" xlink:show="embed" xlink:actuate="onLoad"/></draw:frame></text:p>
                  </table:table-cell>
                  <table:table-cell table:style-name="Table7.A1" office:value-type="string">
                    <text:p text:style-name="P4">125</text:p>
                  </table:table-cell>
                  <table:table-cell table:style-name="Table7.A1" table:number-rows-spanned="2" office:value-type="string">
                    <text:p text:style-name="P4"><draw:frame draw:style-name="fr1" draw:name="Image9" text:anchor-type="as-char" svg:width="0.212cm" svg:height="1.005cm" draw:z-index="10"><draw:image xlink:href="Pictures/1000000000000008000000265CA9C31D1E9F9FD4.png" xlink:type="simple" xlink:show="embed" xlink:actuate="onLoad"/></draw:frame>m/sec</text:p>
                  </table:table-cell>
                </table:table-row>
                <table:table-row>
                  <table:covered-table-cell/>
                  <table:covered-table-cell/>
                  <table:table-cell table:style-name="Table7.A1" office:value-type="string">
                    <text:p text:style-name="P4">10</text:p>
                  </table:table-cell>
                  <table:covered-table-cell/>
                </table:table-row>
              </table:table>
              <table:table table:name="Table8" table:style-name="Table8">
                <table:table-column table:style-name="Table8.A"/>
                <table:table-column table:style-name="Table8.B"/>
                <table:table-column table:style-name="Table8.C"/>
                <table:table-column table:style-name="Table8.D"/>
                <table:table-row>
                  <table:table-cell table:style-name="Table8.A1" table:number-rows-spanned="2" office:value-type="string">
                    <text:p text:style-name="P4">   =</text:p>
                  </table:table-cell>
                  <table:table-cell table:style-name="Table8.A1" table:number-rows-spanned="2" office:value-type="string">
                    <text:p text:style-name="P4"><draw:frame draw:style-name="fr1" draw:name="Image10" text:anchor-type="as-char" svg:width="0.238cm" svg:height="1.005cm" draw:z-index="11"><draw:image xlink:href="Pictures/1000000000000009000000264EA77967EB990479.png" xlink:type="simple" xlink:show="embed" xlink:actuate="onLoad"/></draw:frame></text:p>
                  </table:table-cell>
                  <table:table-cell table:style-name="Table8.A1" office:value-type="string">
                    <text:p text:style-name="P4">25</text:p>
                  </table:table-cell>
                  <table:table-cell table:style-name="Table8.A1" table:number-rows-spanned="2" office:value-type="string">
                    <text:p text:style-name="P4"><draw:frame draw:style-name="fr1" draw:name="Image11" text:anchor-type="as-char" svg:width="0.212cm" svg:height="1.005cm" draw:z-index="12"><draw:image xlink:href="Pictures/1000000000000008000000265CA9C31D1E9F9FD4.png" xlink:type="simple" xlink:show="embed" xlink:actuate="onLoad"/></draw:frame>m/sec.</text:p>
                  </table:table-cell>
                </table:table-row>
                <table:table-row>
                  <table:covered-table-cell/>
                  <table:covered-table-cell/>
                  <table:table-cell table:style-name="Table8.A1" office:value-type="string">
                    <text:p text:style-name="P4">2</text:p>
                  </table:table-cell>
                  <table:covered-table-cell/>
                </table:table-row>
              </table:table>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row>
                  <table:table-cell table:style-name="Table9.A1" table:number-rows-spanned="2" office:value-type="string">
                    <text:p text:style-name="P4">   =</text:p>
                  </table:table-cell>
                  <table:table-cell table:style-name="Table9.A1" table:number-rows-spanned="2" office:value-type="string">
                    <text:p text:style-name="P4"><draw:frame draw:style-name="fr1" draw:name="Image12" text:anchor-type="as-char" svg:width="0.238cm" svg:height="1.005cm" draw:z-index="13"><draw:image xlink:href="Pictures/100000000000000900000026E08BFF8A01E4334E.png" xlink:type="simple" xlink:show="embed" xlink:actuate="onLoad"/></draw:frame></text:p>
                  </table:table-cell>
                  <table:table-cell table:style-name="Table9.A1" office:value-type="string">
                    <text:p text:style-name="P4">25</text:p>
                  </table:table-cell>
                  <table:table-cell table:style-name="Table9.A1" table:number-rows-spanned="2" office:value-type="string">
                    <text:p text:style-name="P4">x</text:p>
                  </table:table-cell>
                  <table:table-cell table:style-name="Table9.A1" office:value-type="string">
                    <text:p text:style-name="P4">18</text:p>
                  </table:table-cell>
                  <table:table-cell table:style-name="Table9.A1" table:number-rows-spanned="2" office:value-type="string">
                    <text:p text:style-name="P4"><draw:frame draw:style-name="fr1" draw:name="Image13" text:anchor-type="as-char" svg:width="0.212cm" svg:height="1.005cm" draw:z-index="14"><draw:image xlink:href="Pictures/1000000000000008000000265CA9C31D1E9F9FD4.png" xlink:type="simple" xlink:show="embed" xlink:actuate="onLoad"/></draw:frame>km/hr</text:p>
                  </table:table-cell>
                </table:table-row>
                <table:table-row>
                  <table:covered-table-cell/>
                  <table:covered-table-cell/>
                  <table:table-cell table:style-name="Table9.A1" office:value-type="string">
                    <text:p text:style-name="P4">2</text:p>
                  </table:table-cell>
                  <table:covered-table-cell/>
                  <table:table-cell table:style-name="Table9.A1" office:value-type="string">
                    <text:p text:style-name="P4">5</text:p>
                  </table:table-cell>
                  <table:covered-table-cell/>
                </table:table-row>
              </table:table>
              <text:p text:style-name="P7">   = 45 km/hr.</text:p>
              <text:p text:style-name="P7">Let the speed of the train be <text:span text:style-name="T1">x</text:span> km/hr. Then, relative speed = (<text:span text:style-name="T1">x</text:span> - 5) km/hr.</text:p>
              <text:p text:style-name="P7"><draw:frame draw:style-name="fr1" draw:name="Image14" text:anchor-type="as-char" svg:width="0.45cm" svg:height="0.291cm" draw:z-index="15"><draw:image xlink:href="Pictures/10000000000000110000000B85729A49FF869FE5.png" xlink:type="simple" xlink:show="embed" xlink:actuate="onLoad"/></draw:frame> <text:span text:style-name="T1">x</text:span> - 5 = 45     <draw:frame draw:style-name="fr1" draw:name="Image15" text:anchor-type="as-char" svg:width="0.45cm" svg:height="0.238cm" draw:z-index="16"><draw:image xlink:href="Pictures/100000000000001100000009C1F1021C4E7C1C00.png" xlink:type="simple" xlink:show="embed" xlink:actuate="onLoad"/></draw:frame>     <text:span text:style-name="T1">x</text:span> = 50 km/hr.</text:p>
            </text:section>
            <text:section text:style-name="Sect1" text:name="divToolBar_463">
              <text:p text:style-name="Table_20_Contents"><text:a xlink:type="simple" xlink:href="javascript:%20void%200;" text:style-name="Internet_20_link" text:visited-style-name="Visited_20_Internet_20_Link">View Answer</text:a> <text:a xlink:type="simple" xlink:href="https://www.indiabix.com/aptitude/problems-on-trains/discussion-463"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0" table:style-name="Table10">
        <table:table-column table:style-name="Table10.A"/>
        <table:table-column table:style-name="Table10.B"/>
        <table:table-row>
          <table:table-cell table:number-rows-spanned="2" office:value-type="string">
            <text:p text:style-name="P3">3. </text:p>
          </table:table-cell>
          <table:table-cell office:value-type="string">
            <text:p text:style-name="Table_20_Contents">The length of the bridge, which a train 130 metres long and travelling at 45 km/hr can cross in 30 seconds, is: <text:bookmark text:name="tblOption_456"/></text:p>
            <table:table table:name="Table11" table:style-name="Table11">
              <table:table-column table:style-name="Table11.A"/>
              <table:table-column table:style-name="Table11.B"/>
              <table:table-row>
                <table:table-cell table:style-name="Table11.A1" office:value-type="string">
                  <text:p text:style-name="Table_20_Contents"><text:bookmark text:name="tdOptionNo_A_456"/><text:bookmark text:name="lnkOptionLink_A_456"/><text:a xlink:type="simple" xlink:href="javascript:%20void%200;" text:style-name="Internet_20_link" text:visited-style-name="Visited_20_Internet_20_Link">A.</text:a><text:bookmark text:name="tdOptionDt_A_456"/></text:p>
                </table:table-cell>
                <table:table-cell table:style-name="Table11.A1" office:value-type="string">
                  <text:p text:style-name="Table_20_Contents">200 m<text:bookmark text:name="tdOptionNo_B_456"/></text:p>
                </table:table-cell>
              </table:table-row>
              <table:table-row>
                <table:table-cell table:style-name="Table11.A1" office:value-type="string">
                  <text:p text:style-name="Table_20_Contents"><text:bookmark text:name="lnkOptionLink_B_456"/><text:a xlink:type="simple" xlink:href="javascript:%20void%200;" text:style-name="Internet_20_link" text:visited-style-name="Visited_20_Internet_20_Link">B.</text:a><text:bookmark text:name="tdOptionDt_B_456"/></text:p>
                </table:table-cell>
                <table:table-cell table:style-name="Table11.A1" office:value-type="string">
                  <text:p text:style-name="Table_20_Contents">225 m<text:bookmark text:name="tdOptionNo_C_456"/></text:p>
                </table:table-cell>
              </table:table-row>
              <table:table-row>
                <table:table-cell table:style-name="Table11.A1" office:value-type="string">
                  <text:p text:style-name="Table_20_Contents"><text:bookmark text:name="lnkOptionLink_C_456"/><text:a xlink:type="simple" xlink:href="javascript:%20void%200;" text:style-name="Internet_20_link" text:visited-style-name="Visited_20_Internet_20_Link">C.</text:a><text:bookmark text:name="tdOptionDt_C_456"/></text:p>
                </table:table-cell>
                <table:table-cell table:style-name="Table11.A1" office:value-type="string">
                  <text:p text:style-name="Table_20_Contents">245 m<text:bookmark text:name="tdOptionNo_D_456"/></text:p>
                </table:table-cell>
              </table:table-row>
              <table:table-row>
                <table:table-cell table:style-name="Table11.A1" office:value-type="string">
                  <text:p text:style-name="Table_20_Contents"><text:bookmark text:name="lnkOptionLink_D_456"/><text:a xlink:type="simple" xlink:href="javascript:%20void%200;" text:style-name="Internet_20_link" text:visited-style-name="Visited_20_Internet_20_Link">D.</text:a><text:bookmark text:name="tdOptionDt_D_456"/></text:p>
                </table:table-cell>
                <table:table-cell table:style-name="Table11.A1" office:value-type="string">
                  <text:p text:style-name="Table_20_Contents">250 m</text:p>
                </table:table-cell>
              </table:table-row>
            </table:table>
            <text:p text:style-name="Table_20_Contents"/>
          </table:table-cell>
        </table:table-row>
        <table:table-row>
          <table:covered-table-cell/>
          <table:table-cell office:value-type="string">
            <text:section text:style-name="Sect1" text:name="divAnswer_456">
              <text:p text:style-name="P7">Answer: Option C</text:p>
              <text:p text:style-name="P7">Explanatio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B"/>
                <table:table-column table:style-name="Table12.D"/>
                <table:table-column table:style-name="Table12.I"/>
                <table:table-row>
                  <table:table-cell table:style-name="Table12.A1" table:number-rows-spanned="2" office:value-type="string">
                    <text:p text:style-name="P4">Speed =</text:p>
                  </table:table-cell>
                  <table:table-cell table:style-name="Table12.A1" table:number-rows-spanned="2" office:value-type="string">
                    <text:p text:style-name="P4"><draw:frame draw:style-name="fr1" draw:name="Image16" text:anchor-type="as-char" svg:width="0.238cm" svg:height="1.005cm" draw:z-index="19"><draw:image xlink:href="Pictures/1000000000000009000000269C573222072B876D.png" xlink:type="simple" xlink:show="embed" xlink:actuate="onLoad"/></draw:frame></text:p>
                  </table:table-cell>
                  <table:table-cell table:style-name="Table12.A1" table:number-rows-spanned="2" office:value-type="string">
                    <text:p text:style-name="P4">45 x</text:p>
                  </table:table-cell>
                  <table:table-cell table:style-name="Table12.A1" office:value-type="string">
                    <text:p text:style-name="P4">5</text:p>
                  </table:table-cell>
                  <table:table-cell table:style-name="Table12.A1" table:number-rows-spanned="2" office:value-type="string">
                    <text:p text:style-name="P4"><draw:frame draw:style-name="fr1" draw:name="Image17" text:anchor-type="as-char" svg:width="0.212cm" svg:height="1.005cm" draw:z-index="20"><draw:image xlink:href="Pictures/1000000000000008000000265CA9C31D1E9F9FD4.png" xlink:type="simple" xlink:show="embed" xlink:actuate="onLoad"/></draw:frame>m/sec</text:p>
                  </table:table-cell>
                  <table:table-cell table:style-name="Table12.A1" table:number-rows-spanned="2" office:value-type="string">
                    <text:p text:style-name="P4">=</text:p>
                  </table:table-cell>
                  <table:table-cell table:style-name="Table12.A1" table:number-rows-spanned="2" office:value-type="string">
                    <text:p text:style-name="P4"><draw:frame draw:style-name="fr1" draw:name="Image18" text:anchor-type="as-char" svg:width="0.238cm" svg:height="1.005cm" draw:z-index="21"><draw:image xlink:href="Pictures/1000000000000009000000267F0A1A3E1DD6A0AA.png" xlink:type="simple" xlink:show="embed" xlink:actuate="onLoad"/></draw:frame></text:p>
                  </table:table-cell>
                  <table:table-cell table:style-name="Table12.A1" office:value-type="string">
                    <text:p text:style-name="P4">25</text:p>
                  </table:table-cell>
                  <table:table-cell table:style-name="Table12.A1" table:number-rows-spanned="2" office:value-type="string">
                    <text:p text:style-name="P4"><draw:frame draw:style-name="fr1" draw:name="Image19" text:anchor-type="as-char" svg:width="0.212cm" svg:height="1.005cm" draw:z-index="22"><draw:image xlink:href="Pictures/1000000000000008000000265CA9C31D1E9F9FD4.png" xlink:type="simple" xlink:show="embed" xlink:actuate="onLoad"/></draw:frame>m/sec.</text:p>
                  </table:table-cell>
                </table:table-row>
                <table:table-row>
                  <table:covered-table-cell/>
                  <table:covered-table-cell/>
                  <table:covered-table-cell/>
                  <table:table-cell table:style-name="Table12.A1" office:value-type="string">
                    <text:p text:style-name="P4">18</text:p>
                  </table:table-cell>
                  <table:covered-table-cell/>
                  <table:covered-table-cell/>
                  <table:covered-table-cell/>
                  <table:table-cell table:style-name="Table12.A1" office:value-type="string">
                    <text:p text:style-name="P4">2</text:p>
                  </table:table-cell>
                  <table:covered-table-cell/>
                </table:table-row>
              </table:table>
              <text:p text:style-name="P7">Time = 30 sec.</text:p>
              <text:p text:style-name="P7">Let the length of bridge be <text:span text:style-name="T1">x</text:span> metres.</text:p>
              <table:table table:name="Table13" table:style-name="Table13">
                <table:table-column table:style-name="Table13.A"/>
                <table:table-column table:style-name="Table13.B"/>
                <table:table-column table:style-name="Table13.C"/>
                <table:table-column table:style-name="Table13.D"/>
                <table:table-row>
                  <table:table-cell table:style-name="Table13.A1" table:number-rows-spanned="2" office:value-type="string">
                    <text:p text:style-name="P4">Then,</text:p>
                  </table:table-cell>
                  <table:table-cell table:style-name="Table13.A1" office:value-type="string">
                    <text:p text:style-name="P4">130 + <text:span text:style-name="T1">x</text:span></text:p>
                  </table:table-cell>
                  <table:table-cell table:style-name="Table13.A1" table:number-rows-spanned="2" office:value-type="string">
                    <text:p text:style-name="P4">=</text:p>
                  </table:table-cell>
                  <table:table-cell table:style-name="Table13.A1" office:value-type="string">
                    <text:p text:style-name="P4">25</text:p>
                  </table:table-cell>
                </table:table-row>
                <table:table-row>
                  <table:covered-table-cell/>
                  <table:table-cell table:style-name="Table13.A1" office:value-type="string">
                    <text:p text:style-name="P4">30</text:p>
                  </table:table-cell>
                  <table:covered-table-cell/>
                  <table:table-cell table:style-name="Table13.A1" office:value-type="string">
                    <text:p text:style-name="P4">2</text:p>
                  </table:table-cell>
                </table:table-row>
              </table:table>
              <text:p text:style-name="P7"><draw:frame draw:style-name="fr1" draw:name="Image20" text:anchor-type="as-char" svg:width="0.45cm" svg:height="0.238cm" draw:z-index="17"><draw:image xlink:href="Pictures/1000000000000011000000098B633D231AB22A28.png" xlink:type="simple" xlink:show="embed" xlink:actuate="onLoad"/></draw:frame> 2(130 + <text:span text:style-name="T1">x</text:span>) = 750</text:p>
              <text:p text:style-name="P7"><draw:frame draw:style-name="fr1" draw:name="Image21" text:anchor-type="as-char" svg:width="0.45cm" svg:height="0.238cm" draw:z-index="18"><draw:image xlink:href="Pictures/100000000000001100000009D371A9A00042799E.png" xlink:type="simple" xlink:show="embed" xlink:actuate="onLoad"/></draw:frame> <text:span text:style-name="T1">x</text:span> = 245 m.</text:p>
            </text:section>
            <text:section text:style-name="Sect1" text:name="divToolBar_456">
              <text:p text:style-name="Table_20_Contents"><text:a xlink:type="simple" xlink:href="javascript:%20void%200;" text:style-name="Internet_20_link" text:visited-style-name="Visited_20_Internet_20_Link">View Answer</text:a> <text:a xlink:type="simple" xlink:href="https://www.indiabix.com/aptitude/problems-on-trains/discussion-456"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4" table:style-name="Table14">
        <table:table-column table:style-name="Table14.A"/>
        <table:table-column table:style-name="Table14.B"/>
        <table:table-row>
          <table:table-cell table:number-rows-spanned="2" office:value-type="string">
            <text:p text:style-name="P3">4. </text:p>
          </table:table-cell>
          <table:table-cell office:value-type="string">
            <text:p text:style-name="Table_20_Contents">Two trains running in opposite directions cross a man standing on the platform in 27 seconds and 17 seconds respectively and they cross each other in 23 seconds. The ratio of their speeds is: <text:bookmark text:name="tblOption_467"/></text:p>
            <table:table table:name="Table15" table:style-name="Table15">
              <table:table-column table:style-name="Table15.A"/>
              <table:table-column table:style-name="Table15.B"/>
              <table:table-row>
                <table:table-cell table:style-name="Table15.A1" office:value-type="string">
                  <text:p text:style-name="Table_20_Contents"><text:bookmark text:name="tdOptionNo_A_467"/><text:bookmark text:name="lnkOptionLink_A_467"/><text:a xlink:type="simple" xlink:href="javascript:%20void%200;" text:style-name="Internet_20_link" text:visited-style-name="Visited_20_Internet_20_Link">A.</text:a><text:bookmark text:name="tdOptionDt_A_467"/></text:p>
                </table:table-cell>
                <table:table-cell table:style-name="Table15.A1" office:value-type="string">
                  <text:p text:style-name="Table_20_Contents">1 : 3<text:bookmark text:name="tdOptionNo_B_467"/></text:p>
                </table:table-cell>
              </table:table-row>
              <table:table-row>
                <table:table-cell table:style-name="Table15.A1" office:value-type="string">
                  <text:p text:style-name="Table_20_Contents"><text:bookmark text:name="lnkOptionLink_B_467"/><text:a xlink:type="simple" xlink:href="javascript:%20void%200;" text:style-name="Internet_20_link" text:visited-style-name="Visited_20_Internet_20_Link">B.</text:a><text:bookmark text:name="tdOptionDt_B_467"/></text:p>
                </table:table-cell>
                <table:table-cell table:style-name="Table15.A1" office:value-type="string">
                  <text:p text:style-name="Table_20_Contents">3 : 2<text:bookmark text:name="tdOptionNo_C_467"/></text:p>
                </table:table-cell>
              </table:table-row>
              <table:table-row>
                <table:table-cell table:style-name="Table15.A1" office:value-type="string">
                  <text:p text:style-name="Table_20_Contents"><text:bookmark text:name="lnkOptionLink_C_467"/><text:a xlink:type="simple" xlink:href="javascript:%20void%200;" text:style-name="Internet_20_link" text:visited-style-name="Visited_20_Internet_20_Link">C.</text:a><text:bookmark text:name="tdOptionDt_C_467"/></text:p>
                </table:table-cell>
                <table:table-cell table:style-name="Table15.A1" office:value-type="string">
                  <text:p text:style-name="Table_20_Contents">3 : 4<text:bookmark text:name="tdOptionNo_D_467"/></text:p>
                </table:table-cell>
              </table:table-row>
              <table:table-row>
                <table:table-cell table:style-name="Table15.A1" office:value-type="string">
                  <text:p text:style-name="Table_20_Contents"><text:bookmark text:name="lnkOptionLink_D_467"/><text:a xlink:type="simple" xlink:href="javascript:%20void%200;" text:style-name="Internet_20_link" text:visited-style-name="Visited_20_Internet_20_Link">D.</text:a><text:bookmark text:name="tdOptionDt_D_467"/></text:p>
                </table:table-cell>
                <table:table-cell table:style-name="Table15.A1" office:value-type="string">
                  <text:p text:style-name="Table_20_Contents">None of these</text:p>
                </table:table-cell>
              </table:table-row>
            </table:table>
            <text:p text:style-name="Table_20_Contents"/>
          </table:table-cell>
        </table:table-row>
        <table:table-row>
          <table:covered-table-cell/>
          <table:table-cell office:value-type="string">
            <text:section text:style-name="Sect1" text:name="divAnswer_467">
              <text:p text:style-name="P7">Answer: Option B</text:p>
              <text:p text:style-name="P7">Explanation:</text:p>
              <text:p text:style-name="P7">Let the speeds of the two trains be <text:span text:style-name="T1">x</text:span> m/sec and y m/sec respectively.</text:p>
              <text:p text:style-name="P7">Then, length of the first train = 27<text:span text:style-name="T1">x</text:span> metres,</text:p>
              <text:p text:style-name="P7">and length of the second train = 17<text:span text:style-name="T1">y</text:span> metres.</text:p>
              <table:table table:name="Table16" table:style-name="Table16">
                <table:table-column table:style-name="Table16.A"/>
                <table:table-column table:style-name="Table16.B"/>
                <table:table-column table:style-name="Table16.C"/>
                <table:table-row>
                  <table:table-cell table:style-name="Table16.A1" table:number-rows-spanned="2" office:value-type="string">
                    <text:p text:style-name="P4"><draw:frame draw:style-name="fr1" draw:name="Image22" text:anchor-type="as-char" svg:width="0.45cm" svg:height="0.291cm" draw:z-index="23"><draw:image xlink:href="Pictures/10000000000000110000000B0036D5612B946233.png" xlink:type="simple" xlink:show="embed" xlink:actuate="onLoad"/></draw:frame> </text:p>
                  </table:table-cell>
                  <table:table-cell table:style-name="Table16.A1" office:value-type="string">
                    <text:p text:style-name="P4">27<text:span text:style-name="T1">x</text:span> + 17<text:span text:style-name="T1">y</text:span></text:p>
                  </table:table-cell>
                  <table:table-cell table:style-name="Table16.A1" table:number-rows-spanned="2" office:value-type="string">
                    <text:p text:style-name="P4">= 23</text:p>
                  </table:table-cell>
                </table:table-row>
                <table:table-row>
                  <table:covered-table-cell/>
                  <table:table-cell table:style-name="Table16.A1" office:value-type="string">
                    <text:p text:style-name="P4"><text:span text:style-name="T1">x</text:span>+ <text:span text:style-name="T1">y</text:span></text:p>
                  </table:table-cell>
                  <table:covered-table-cell/>
                </table:table-row>
              </table:table>
              <text:p text:style-name="P7"><draw:frame draw:style-name="fr1" draw:name="Image23" text:anchor-type="as-char" svg:width="0.45cm" svg:height="0.238cm" draw:z-index="0"><draw:image xlink:href="Pictures/100000000000001100000009BC5D22C465AD0DDE.png" xlink:type="simple" xlink:show="embed" xlink:actuate="onLoad"/></draw:frame> 27<text:span text:style-name="T1">x</text:span> + 17<text:span text:style-name="T1">y</text:span> = 23<text:span text:style-name="T1">x</text:span> + 23<text:span text:style-name="T1">y</text:span></text:p>
              <text:p text:style-name="P7"><draw:frame draw:style-name="fr1" draw:name="Image24" text:anchor-type="as-char" svg:width="0.45cm" svg:height="0.238cm" draw:z-index="1"><draw:image xlink:href="Pictures/100000000000001100000009B92FEDB4BE6A0AB5.png" xlink:type="simple" xlink:show="embed" xlink:actuate="onLoad"/></draw:frame> 4<text:span text:style-name="T1">x</text:span> = 6<text:span text:style-name="T1">y</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rows-spanned="2" office:value-type="string">
                    <text:p text:style-name="P4"><draw:frame draw:style-name="fr1" draw:name="Image25" text:anchor-type="as-char" svg:width="0.45cm" svg:height="0.238cm" draw:z-index="24"><draw:image xlink:href="Pictures/1000000000000011000000098EE36832021200ED.png" xlink:type="simple" xlink:show="embed" xlink:actuate="onLoad"/></draw:frame> </text:p>
                  </table:table-cell>
                  <table:table-cell table:style-name="Table17.A1" office:value-type="string">
                    <text:p text:style-name="P6">x</text:p>
                  </table:table-cell>
                  <table:table-cell table:style-name="Table17.A1" table:number-rows-spanned="2" office:value-type="string">
                    <text:p text:style-name="P4">=</text:p>
                  </table:table-cell>
                  <table:table-cell table:style-name="Table17.A1" office:value-type="string">
                    <text:p text:style-name="P4">3</text:p>
                  </table:table-cell>
                  <table:table-cell table:style-name="Table17.A1" table:number-rows-spanned="2" office:value-type="string">
                    <text:p text:style-name="P4">.</text:p>
                  </table:table-cell>
                </table:table-row>
                <table:table-row>
                  <table:covered-table-cell/>
                  <table:table-cell table:style-name="Table17.A1" office:value-type="string">
                    <text:p text:style-name="P6">y</text:p>
                  </table:table-cell>
                  <table:covered-table-cell/>
                  <table:table-cell table:style-name="Table17.A1" office:value-type="string">
                    <text:p text:style-name="P4">2</text:p>
                  </table:table-cell>
                  <table:covered-table-cell/>
                </table:table-row>
              </table:table>
            </text:section>
            <text:section text:style-name="Sect1" text:name="divToolBar_467">
              <text:p text:style-name="Table_20_Contents"><text:a xlink:type="simple" xlink:href="javascript:%20void%200;" text:style-name="Internet_20_link" text:visited-style-name="Visited_20_Internet_20_Link">View Answer</text:a> <text:a xlink:type="simple" xlink:href="https://www.indiabix.com/aptitude/problems-on-trains/discussion-467"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8" table:style-name="Table18">
        <table:table-column table:style-name="Table18.A"/>
        <table:table-column table:style-name="Table18.B"/>
        <table:table-row>
          <table:table-cell table:number-rows-spanned="2" office:value-type="string">
            <text:p text:style-name="P3">5. </text:p>
          </table:table-cell>
          <table:table-cell office:value-type="string">
            <text:p text:style-name="Table_20_Contents">A train passes a station platform in 36 seconds and a man standing on the platform in 20 seconds. If the speed of the train is 54 km/hr, what is the length of the platform? <text:bookmark text:name="tblOption_458"/></text:p>
            <table:table table:name="Table19" table:style-name="Table19">
              <table:table-column table:style-name="Table19.A"/>
              <table:table-column table:style-name="Table19.B"/>
              <table:table-row>
                <table:table-cell table:style-name="Table19.A1" office:value-type="string">
                  <text:p text:style-name="Table_20_Contents"><text:bookmark text:name="tdOptionNo_A_458"/><text:bookmark text:name="lnkOptionLink_A_458"/><text:a xlink:type="simple" xlink:href="javascript:%20void%200;" text:style-name="Internet_20_link" text:visited-style-name="Visited_20_Internet_20_Link">A.</text:a><text:bookmark text:name="tdOptionDt_A_458"/></text:p>
                </table:table-cell>
                <table:table-cell table:style-name="Table19.A1" office:value-type="string">
                  <text:p text:style-name="Table_20_Contents">120 m<text:bookmark text:name="tdOptionNo_B_458"/></text:p>
                </table:table-cell>
              </table:table-row>
              <table:table-row>
                <table:table-cell table:style-name="Table19.A1" office:value-type="string">
                  <text:p text:style-name="Table_20_Contents"><text:bookmark text:name="lnkOptionLink_B_458"/><text:a xlink:type="simple" xlink:href="javascript:%20void%200;" text:style-name="Internet_20_link" text:visited-style-name="Visited_20_Internet_20_Link">B.</text:a><text:bookmark text:name="tdOptionDt_B_458"/></text:p>
                </table:table-cell>
                <table:table-cell table:style-name="Table19.A1" office:value-type="string">
                  <text:p text:style-name="Table_20_Contents">240 m<text:bookmark text:name="tdOptionNo_C_458"/></text:p>
                </table:table-cell>
              </table:table-row>
              <table:table-row>
                <table:table-cell table:style-name="Table19.A1" office:value-type="string">
                  <text:p text:style-name="Table_20_Contents"><text:bookmark text:name="lnkOptionLink_C_458"/><text:a xlink:type="simple" xlink:href="javascript:%20void%200;" text:style-name="Internet_20_link" text:visited-style-name="Visited_20_Internet_20_Link">C.</text:a><text:bookmark text:name="tdOptionDt_C_458"/></text:p>
                </table:table-cell>
                <table:table-cell table:style-name="Table19.A1" office:value-type="string">
                  <text:p text:style-name="Table_20_Contents">300 m<text:bookmark text:name="tdOptionNo_D_458"/></text:p>
                </table:table-cell>
              </table:table-row>
              <table:table-row>
                <table:table-cell table:style-name="Table19.A1" office:value-type="string">
                  <text:p text:style-name="Table_20_Contents"><text:bookmark text:name="lnkOptionLink_D_458"/><text:soft-page-break/><text:a xlink:type="simple" xlink:href="javascript:%20void%200;" text:style-name="Internet_20_link" text:visited-style-name="Visited_20_Internet_20_Link">D.</text:a><text:bookmark text:name="tdOptionDt_D_458"/></text:p>
                </table:table-cell>
                <table:table-cell table:style-name="Table19.A1" office:value-type="string">
                  <text:p text:style-name="Table_20_Contents">None of these</text:p>
                </table:table-cell>
              </table:table-row>
            </table:table>
            <text:p text:style-name="Table_20_Contents"/>
          </table:table-cell>
        </table:table-row>
        <table:table-row>
          <table:covered-table-cell/>
          <table:table-cell office:value-type="string">
            <text:section text:style-name="Sect1" text:name="divAnswer_458">
              <text:p text:style-name="P7">Answer: Option B</text:p>
              <text:p text:style-name="P7">Explanatio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rows-spanned="2" office:value-type="string">
                    <text:p text:style-name="P4">Speed =</text:p>
                  </table:table-cell>
                  <table:table-cell table:style-name="Table20.A1" table:number-rows-spanned="2" office:value-type="string">
                    <text:p text:style-name="P4"><draw:frame draw:style-name="fr1" draw:name="Image26" text:anchor-type="as-char" svg:width="0.238cm" svg:height="1.005cm" draw:z-index="27"><draw:image xlink:href="Pictures/1000000000000009000000261F83D629F019463A.png" xlink:type="simple" xlink:show="embed" xlink:actuate="onLoad"/></draw:frame></text:p>
                  </table:table-cell>
                  <table:table-cell table:style-name="Table20.A1" table:number-rows-spanned="2" office:value-type="string">
                    <text:p text:style-name="P4">54 x</text:p>
                  </table:table-cell>
                  <table:table-cell table:style-name="Table20.A1" office:value-type="string">
                    <text:p text:style-name="P4">5</text:p>
                  </table:table-cell>
                  <table:table-cell table:style-name="Table20.A1" table:number-rows-spanned="2" office:value-type="string">
                    <text:p text:style-name="P4"><draw:frame draw:style-name="fr1" draw:name="Image27" text:anchor-type="as-char" svg:width="0.212cm" svg:height="1.005cm" draw:z-index="28"><draw:image xlink:href="Pictures/1000000000000008000000265CA9C31D1E9F9FD4.png" xlink:type="simple" xlink:show="embed" xlink:actuate="onLoad"/></draw:frame>m/sec = 15 m/sec.</text:p>
                  </table:table-cell>
                </table:table-row>
                <table:table-row>
                  <table:covered-table-cell/>
                  <table:covered-table-cell/>
                  <table:covered-table-cell/>
                  <table:table-cell table:style-name="Table20.A1" office:value-type="string">
                    <text:p text:style-name="P4">18</text:p>
                  </table:table-cell>
                  <table:covered-table-cell/>
                </table:table-row>
              </table:table>
              <text:p text:style-name="P7">Length of the train = (15 x 20)m = 300 m.</text:p>
              <text:p text:style-name="P7">Let the length of the platform be <text:span text:style-name="T1">x</text:span> metres.</text:p>
              <table:table table:name="Table21" table:style-name="Table21">
                <table:table-column table:style-name="Table21.A"/>
                <table:table-column table:style-name="Table21.B"/>
                <table:table-column table:style-name="Table21.C"/>
                <table:table-row>
                  <table:table-cell table:style-name="Table21.A1" table:number-rows-spanned="2" office:value-type="string">
                    <text:p text:style-name="P4">Then,</text:p>
                  </table:table-cell>
                  <table:table-cell table:style-name="Table21.A1" office:value-type="string">
                    <text:p text:style-name="P4"><text:span text:style-name="T1">x</text:span> + 300</text:p>
                  </table:table-cell>
                  <table:table-cell table:style-name="Table21.A1" table:number-rows-spanned="2" office:value-type="string">
                    <text:p text:style-name="P4">= 15</text:p>
                  </table:table-cell>
                </table:table-row>
                <table:table-row>
                  <table:covered-table-cell/>
                  <table:table-cell table:style-name="Table21.A1" office:value-type="string">
                    <text:p text:style-name="P4">36</text:p>
                  </table:table-cell>
                  <table:covered-table-cell/>
                </table:table-row>
              </table:table>
              <text:p text:style-name="P7"><draw:frame draw:style-name="fr1" draw:name="Image28" text:anchor-type="as-char" svg:width="0.45cm" svg:height="0.238cm" draw:z-index="25"><draw:image xlink:href="Pictures/1000000000000011000000094C0FADB5196EF2E8.png" xlink:type="simple" xlink:show="embed" xlink:actuate="onLoad"/></draw:frame> <text:span text:style-name="T1">x</text:span> + 300 = 540</text:p>
              <text:p text:style-name="P7"><draw:frame draw:style-name="fr1" draw:name="Image29" text:anchor-type="as-char" svg:width="0.45cm" svg:height="0.238cm" draw:z-index="26"><draw:image xlink:href="Pictures/1000000000000011000000094EC2E45FFCC8B47E.png" xlink:type="simple" xlink:show="embed" xlink:actuate="onLoad"/></draw:frame> <text:span text:style-name="T1">x</text:span> = 240 m.</text:p>
            </text:section>
          </table:table-cell>
        </table:table-row>
      </table:table>
      <text:p text:style-name="Standard"/>
      <table:table table:name="Table22" table:style-name="Table22">
        <table:table-column table:style-name="Table22.A"/>
        <table:table-column table:style-name="Table22.B"/>
        <table:table-row>
          <table:table-cell table:number-rows-spanned="2" office:value-type="string">
            <text:p text:style-name="P5"/>
          </table:table-cell>
          <table:table-cell office:value-type="string">
            <text:p text:style-name="Table_20_Contents">A train 240 m long passes a pole in 24 seconds. How long will it take to pass a platform 650 m long? <text:bookmark text:name="tblOption_455"/></text:p>
            <table:table table:name="Table23" table:style-name="Table23">
              <table:table-column table:style-name="Table23.A"/>
              <table:table-column table:style-name="Table23.B"/>
              <table:table-row>
                <table:table-cell table:style-name="Table23.A1" office:value-type="string">
                  <text:p text:style-name="Table_20_Contents"><text:bookmark text:name="tdOptionNo_A_455"/><text:bookmark text:name="lnkOptionLink_A_455"/><text:a xlink:type="simple" xlink:href="javascript:%20void%200;" text:style-name="Internet_20_link" text:visited-style-name="Visited_20_Internet_20_Link">A.</text:a><text:bookmark text:name="tdOptionDt_A_455"/></text:p>
                </table:table-cell>
                <table:table-cell table:style-name="Table23.A1" office:value-type="string">
                  <text:p text:style-name="Table_20_Contents">65 sec<text:bookmark text:name="tdOptionNo_B_455"/></text:p>
                </table:table-cell>
              </table:table-row>
              <table:table-row>
                <table:table-cell table:style-name="Table23.A1" office:value-type="string">
                  <text:p text:style-name="Table_20_Contents"><text:bookmark text:name="lnkOptionLink_B_455"/><text:a xlink:type="simple" xlink:href="javascript:%20void%200;" text:style-name="Internet_20_link" text:visited-style-name="Visited_20_Internet_20_Link">B.</text:a><text:bookmark text:name="tdOptionDt_B_455"/></text:p>
                </table:table-cell>
                <table:table-cell table:style-name="Table23.A1" office:value-type="string">
                  <text:p text:style-name="Table_20_Contents">89 sec<text:bookmark text:name="tdOptionNo_C_455"/></text:p>
                </table:table-cell>
              </table:table-row>
              <table:table-row>
                <table:table-cell table:style-name="Table23.A1" office:value-type="string">
                  <text:p text:style-name="Table_20_Contents"><text:bookmark text:name="lnkOptionLink_C_455"/><text:a xlink:type="simple" xlink:href="javascript:%20void%200;" text:style-name="Internet_20_link" text:visited-style-name="Visited_20_Internet_20_Link">C.</text:a><text:bookmark text:name="tdOptionDt_C_455"/></text:p>
                </table:table-cell>
                <table:table-cell table:style-name="Table23.A1" office:value-type="string">
                  <text:p text:style-name="Table_20_Contents">100 sec<text:bookmark text:name="tdOptionNo_D_455"/></text:p>
                </table:table-cell>
              </table:table-row>
              <table:table-row>
                <table:table-cell table:style-name="Table23.A1" office:value-type="string">
                  <text:p text:style-name="Table_20_Contents"><text:bookmark text:name="lnkOptionLink_D_455"/><text:a xlink:type="simple" xlink:href="javascript:%20void%200;" text:style-name="Internet_20_link" text:visited-style-name="Visited_20_Internet_20_Link">D.</text:a><text:bookmark text:name="tdOptionDt_D_455"/></text:p>
                </table:table-cell>
                <table:table-cell table:style-name="Table23.A1" office:value-type="string">
                  <text:p text:style-name="Table_20_Contents">150 sec</text:p>
                </table:table-cell>
              </table:table-row>
            </table:table>
            <text:p text:style-name="Table_20_Contents"/>
          </table:table-cell>
        </table:table-row>
        <table:table-row>
          <table:covered-table-cell/>
          <table:table-cell office:value-type="string">
            <text:section text:style-name="Sect1" text:name="divAnswer_455">
              <text:p text:style-name="P7">Answer: Option B</text:p>
              <text:p text:style-name="P7">Explanation:</text:p>
              <table:table table:name="Table24" table:style-name="Table24">
                <table:table-column table:style-name="Table24.A"/>
                <table:table-column table:style-name="Table24.B"/>
                <table:table-column table:style-name="Table24.C"/>
                <table:table-column table:style-name="Table24.D"/>
                <table:table-row>
                  <table:table-cell table:style-name="Table24.A1" table:number-rows-spanned="2" office:value-type="string">
                    <text:p text:style-name="P4">Speed =</text:p>
                  </table:table-cell>
                  <table:table-cell table:style-name="Table24.A1" table:number-rows-spanned="2" office:value-type="string">
                    <text:p text:style-name="P4"><draw:frame draw:style-name="fr1" draw:name="Image30" text:anchor-type="as-char" svg:width="0.238cm" svg:height="1.005cm" draw:z-index="29"><draw:image xlink:href="Pictures/100000000000000900000026006AD222818D6ADE.png" xlink:type="simple" xlink:show="embed" xlink:actuate="onLoad"/></draw:frame></text:p>
                  </table:table-cell>
                  <table:table-cell table:style-name="Table24.A1" office:value-type="string">
                    <text:p text:style-name="P4">240</text:p>
                  </table:table-cell>
                  <table:table-cell table:style-name="Table24.A1" table:number-rows-spanned="2" office:value-type="string">
                    <text:p text:style-name="P4"><draw:frame draw:style-name="fr1" draw:name="Image31" text:anchor-type="as-char" svg:width="0.212cm" svg:height="1.005cm" draw:z-index="30"><draw:image xlink:href="Pictures/1000000000000008000000265CA9C31D1E9F9FD4.png" xlink:type="simple" xlink:show="embed" xlink:actuate="onLoad"/></draw:frame>m/sec = 10 m/sec.</text:p>
                  </table:table-cell>
                </table:table-row>
                <table:table-row>
                  <table:covered-table-cell/>
                  <table:covered-table-cell/>
                  <table:table-cell table:style-name="Table24.A1" office:value-type="string">
                    <text:p text:style-name="P4">24</text:p>
                  </table:table-cell>
                  <table:covered-table-cell/>
                </table:table-row>
              </table:table>
              <table:table table:name="Table25" table:style-name="Table25">
                <table:table-column table:style-name="Table25.A"/>
                <table:table-column table:style-name="Table25.B"/>
                <table:table-column table:style-name="Table25.C"/>
                <table:table-column table:style-name="Table25.D"/>
                <table:table-row>
                  <table:table-cell table:style-name="Table25.A1" table:number-rows-spanned="2" office:value-type="string">
                    <text:p text:style-name="P4"><draw:frame draw:style-name="fr1" draw:name="Image32" text:anchor-type="as-char" svg:width="0.45cm" svg:height="0.291cm" draw:z-index="31"><draw:image xlink:href="Pictures/10000000000000110000000B904A3380B4699A3B.png" xlink:type="simple" xlink:show="embed" xlink:actuate="onLoad"/></draw:frame> Required time =</text:p>
                  </table:table-cell>
                  <table:table-cell table:style-name="Table25.A1" table:number-rows-spanned="2" office:value-type="string">
                    <text:p text:style-name="P4"><draw:frame draw:style-name="fr1" draw:name="Image33" text:anchor-type="as-char" svg:width="0.238cm" svg:height="1.005cm" draw:z-index="32"><draw:image xlink:href="Pictures/100000000000000900000026B06BD5E6AFAD5C47.png" xlink:type="simple" xlink:show="embed" xlink:actuate="onLoad"/></draw:frame></text:p>
                  </table:table-cell>
                  <table:table-cell table:style-name="Table25.A1" office:value-type="string">
                    <text:p text:style-name="P4">240 + 650</text:p>
                  </table:table-cell>
                  <table:table-cell table:style-name="Table25.A1" table:number-rows-spanned="2" office:value-type="string">
                    <text:p text:style-name="P4"><draw:frame draw:style-name="fr1" draw:name="Image34" text:anchor-type="as-char" svg:width="0.212cm" svg:height="1.005cm" draw:z-index="33"><draw:image xlink:href="Pictures/1000000000000008000000265CA9C31D1E9F9FD4.png" xlink:type="simple" xlink:show="embed" xlink:actuate="onLoad"/></draw:frame>sec = 89 sec.</text:p>
                  </table:table-cell>
                </table:table-row>
                <table:table-row>
                  <table:covered-table-cell/>
                  <table:covered-table-cell/>
                  <table:table-cell table:style-name="Table25.A1" office:value-type="string">
                    <text:p text:style-name="P4">10</text:p>
                  </table:table-cell>
                  <table:covered-table-cell/>
                </table:table-row>
              </table:table>
            </text:section>
            <text:section text:style-name="Sect1" text:name="divToolBar_455">
              <text:p text:style-name="Table_20_Contents"><text:a xlink:type="simple" xlink:href="javascript:%20void%200;" text:style-name="Internet_20_link" text:visited-style-name="Visited_20_Internet_20_Link">View Answer</text:a> <text:a xlink:type="simple" xlink:href="https://www.indiabix.com/aptitude/problems-on-trains/discussion-455"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26" table:style-name="Table26">
        <table:table-column table:style-name="Table26.A"/>
        <table:table-column table:style-name="Table26.B"/>
        <table:table-row>
          <table:table-cell table:number-rows-spanned="2" office:value-type="string">
            <text:p text:style-name="P3">7. </text:p>
          </table:table-cell>
          <table:table-cell office:value-type="string">
            <text:p text:style-name="Table_20_Contents">Two trains of equal length are running on parallel lines in the same direction at 46 km/hr and 36 km/hr. The faster train passes the slower train in 36 seconds. The length of each train is: <text:bookmark text:name="tblOption_464"/></text:p>
            <table:table table:name="Table27" table:style-name="Table27">
              <table:table-column table:style-name="Table27.A"/>
              <table:table-column table:style-name="Table27.B"/>
              <table:table-row>
                <table:table-cell table:style-name="Table27.A1" office:value-type="string">
                  <text:p text:style-name="Table_20_Contents"><text:bookmark text:name="tdOptionNo_A_464"/><text:bookmark text:name="lnkOptionLink_A_464"/><text:a xlink:type="simple" xlink:href="javascript:%20void%200;" text:style-name="Internet_20_link" text:visited-style-name="Visited_20_Internet_20_Link">A.</text:a><text:bookmark text:name="tdOptionDt_A_464"/></text:p>
                </table:table-cell>
                <table:table-cell table:style-name="Table27.A1" office:value-type="string">
                  <text:p text:style-name="Table_20_Contents">50 m<text:bookmark text:name="tdOptionNo_B_464"/></text:p>
                </table:table-cell>
              </table:table-row>
              <table:table-row>
                <table:table-cell table:style-name="Table27.A1" office:value-type="string">
                  <text:p text:style-name="Table_20_Contents"><text:bookmark text:name="lnkOptionLink_B_464"/><text:a xlink:type="simple" xlink:href="javascript:%20void%200;" text:style-name="Internet_20_link" text:visited-style-name="Visited_20_Internet_20_Link">B.</text:a><text:bookmark text:name="tdOptionDt_B_464"/></text:p>
                </table:table-cell>
                <table:table-cell table:style-name="Table27.A1" office:value-type="string">
                  <text:p text:style-name="Table_20_Contents">72 m<text:bookmark text:name="tdOptionNo_C_464"/></text:p>
                </table:table-cell>
              </table:table-row>
              <table:table-row>
                <table:table-cell table:style-name="Table27.A1" office:value-type="string">
                  <text:p text:style-name="Table_20_Contents"><text:bookmark text:name="lnkOptionLink_C_464"/><text:a xlink:type="simple" xlink:href="javascript:%20void%200;" text:style-name="Internet_20_link" text:visited-style-name="Visited_20_Internet_20_Link">C.</text:a><text:bookmark text:name="tdOptionDt_C_464"/></text:p>
                </table:table-cell>
                <table:table-cell table:style-name="Table27.A1" office:value-type="string">
                  <text:p text:style-name="Table_20_Contents">80 m<text:bookmark text:name="tdOptionNo_D_464"/></text:p>
                </table:table-cell>
              </table:table-row>
              <table:table-row>
                <table:table-cell table:style-name="Table27.A1" office:value-type="string">
                  <text:p text:style-name="Table_20_Contents"><text:bookmark text:name="lnkOptionLink_D_464"/><text:a xlink:type="simple" xlink:href="javascript:%20void%200;" text:style-name="Internet_20_link" text:visited-style-name="Visited_20_Internet_20_Link">D.</text:a><text:bookmark text:name="tdOptionDt_D_464"/></text:p>
                </table:table-cell>
                <table:table-cell table:style-name="Table27.A1" office:value-type="string">
                  <text:p text:style-name="Table_20_Contents">82 m</text:p>
                </table:table-cell>
              </table:table-row>
            </table:table>
            <text:p text:style-name="Table_20_Contents"/>
          </table:table-cell>
        </table:table-row>
        <table:table-row>
          <table:covered-table-cell/>
          <table:table-cell office:value-type="string">
            <text:section text:style-name="Sect1" text:name="divAnswer_464">
              <text:p text:style-name="P7">Answer: Option A</text:p>
              <text:p text:style-name="P7">Explanation:</text:p>
              <text:p text:style-name="P7">Let the length of each train be <text:span text:style-name="T1">x</text:span> metres.</text:p>
              <text:p text:style-name="P7">Then, distance covered = 2<text:span text:style-name="T1">x</text:span> metres.</text:p>
              <text:p text:style-name="P7">Relative speed = (46 - 36) km/hr</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4">   =</text:p>
                  </table:table-cell>
                  <table:table-cell table:style-name="Table28.A1" table:number-rows-spanned="2" office:value-type="string">
                    <text:p text:style-name="P4"><draw:frame draw:style-name="fr1" draw:name="Image35" text:anchor-type="as-char" svg:width="0.238cm" svg:height="1.005cm" draw:z-index="34"><draw:image xlink:href="Pictures/1000000000000009000000267F0A1A3E1DD6A0AA.png" xlink:type="simple" xlink:show="embed" xlink:actuate="onLoad"/></draw:frame></text:p>
                  </table:table-cell>
                  <table:table-cell table:style-name="Table28.A1" table:number-rows-spanned="2" office:value-type="string">
                    <text:p text:style-name="P4">10 x</text:p>
                  </table:table-cell>
                  <table:table-cell table:style-name="Table28.A1" office:value-type="string">
                    <text:p text:style-name="P4">5</text:p>
                  </table:table-cell>
                  <table:table-cell table:style-name="Table28.A1" table:number-rows-spanned="2" office:value-type="string">
                    <text:p text:style-name="P4"><draw:frame draw:style-name="fr1" draw:name="Image36" text:anchor-type="as-char" svg:width="0.212cm" svg:height="1.005cm" draw:z-index="35"><draw:image xlink:href="Pictures/1000000000000008000000265CA9C31D1E9F9FD4.png" xlink:type="simple" xlink:show="embed" xlink:actuate="onLoad"/></draw:frame>m/sec</text:p>
                  </table:table-cell>
                </table:table-row>
                <table:table-row>
                  <table:covered-table-cell/>
                  <table:covered-table-cell/>
                  <table:covered-table-cell/>
                  <table:table-cell table:style-name="Table28.A1" office:value-type="string">
                    <text:p text:style-name="P4">18</text:p>
                  </table:table-cell>
                  <table:covered-table-cell/>
                </table:table-row>
              </table:table>
              <table:table table:name="Table29" table:style-name="Table29">
                <table:table-column table:style-name="Table29.A"/>
                <table:table-column table:style-name="Table29.B"/>
                <table:table-column table:style-name="Table29.C"/>
                <table:table-column table:style-name="Table29.D"/>
                <table:table-row>
                  <table:table-cell table:style-name="Table29.A1" table:number-rows-spanned="2" office:value-type="string">
                    <text:p text:style-name="P4">   =</text:p>
                  </table:table-cell>
                  <table:table-cell table:style-name="Table29.A1" table:number-rows-spanned="2" office:value-type="string">
                    <text:p text:style-name="P4"><draw:frame draw:style-name="fr1" draw:name="Image37" text:anchor-type="as-char" svg:width="0.238cm" svg:height="1.005cm" draw:z-index="36"><draw:image xlink:href="Pictures/1000000000000009000000267F0A1A3E1DD6A0AA.png" xlink:type="simple" xlink:show="embed" xlink:actuate="onLoad"/></draw:frame></text:p>
                  </table:table-cell>
                  <table:table-cell table:style-name="Table29.A1" office:value-type="string">
                    <text:p text:style-name="P4">25</text:p>
                  </table:table-cell>
                  <table:table-cell table:style-name="Table29.A1" table:number-rows-spanned="2" office:value-type="string">
                    <text:p text:style-name="P4"><draw:frame draw:style-name="fr1" draw:name="Image38" text:anchor-type="as-char" svg:width="0.212cm" svg:height="1.005cm" draw:z-index="37"><draw:image xlink:href="Pictures/1000000000000008000000265CA9C31D1E9F9FD4.png" xlink:type="simple" xlink:show="embed" xlink:actuate="onLoad"/></draw:frame>m/sec</text:p>
                  </table:table-cell>
                </table:table-row>
                <table:table-row>
                  <table:covered-table-cell/>
                  <table:covered-table-cell/>
                  <table:table-cell table:style-name="Table29.A1" office:value-type="string">
                    <text:p text:style-name="P4">9</text:p>
                  </table:table-cell>
                  <table:covered-table-cell/>
                </table:table-row>
              </table:table>
              <table:table table:name="Table30" table:style-name="Table30">
                <table:table-column table:style-name="Table30.A"/>
                <table:table-column table:style-name="Table30.B"/>
                <table:table-column table:style-name="Table30.C"/>
                <table:table-column table:style-name="Table30.D"/>
                <table:table-row>
                  <table:table-cell table:style-name="Table30.A1" table:number-rows-spanned="2" office:value-type="string">
                    <text:p text:style-name="P4"><draw:frame draw:style-name="fr1" draw:name="Image39" text:anchor-type="as-char" svg:width="0.45cm" svg:height="0.291cm" draw:z-index="38"><draw:image xlink:href="Pictures/10000000000000110000000BAF4084001F213E80.png" xlink:type="simple" xlink:show="embed" xlink:actuate="onLoad"/></draw:frame> </text:p>
                  </table:table-cell>
                  <table:table-cell table:style-name="Table30.A1" office:value-type="string">
                    <text:p text:style-name="P4">2<text:span text:style-name="T1">x</text:span></text:p>
                  </table:table-cell>
                  <table:table-cell table:style-name="Table30.A1" table:number-rows-spanned="2" office:value-type="string">
                    <text:p text:style-name="P4">=</text:p>
                  </table:table-cell>
                  <table:table-cell table:style-name="Table30.A1" office:value-type="string">
                    <text:p text:style-name="P4">25</text:p>
                  </table:table-cell>
                </table:table-row>
                <table:table-row>
                  <table:covered-table-cell/>
                  <table:table-cell table:style-name="Table30.A1" office:value-type="string">
                    <text:p text:style-name="P4">36</text:p>
                  </table:table-cell>
                  <table:covered-table-cell/>
                  <table:table-cell table:style-name="Table30.A1" office:value-type="string">
                    <text:p text:style-name="P4">9</text:p>
                  </table:table-cell>
                </table:table-row>
              </table:table>
              <text:p text:style-name="P7"><draw:frame draw:style-name="fr1" draw:name="Image40" text:anchor-type="as-char" svg:width="0.45cm" svg:height="0.238cm" draw:z-index="39"><draw:image xlink:href="Pictures/100000000000001100000009B7B76DEE4C4548EE.png" xlink:type="simple" xlink:show="embed" xlink:actuate="onLoad"/></draw:frame> 2<text:span text:style-name="T1">x</text:span> = 100</text:p>
              <text:p text:style-name="P7"><draw:frame draw:style-name="fr1" draw:name="Image41" text:anchor-type="as-char" svg:width="0.45cm" svg:height="0.238cm" draw:z-index="40"><draw:image xlink:href="Pictures/100000000000001100000009E022EE19851E3297.png" xlink:type="simple" xlink:show="embed" xlink:actuate="onLoad"/></draw:frame> <text:span text:style-name="T1">x</text:span> = 50.</text:p>
            </text:section>
            <text:section text:style-name="Sect1" text:name="divToolBar_464">
              <text:p text:style-name="Table_20_Contents"><text:a xlink:type="simple" xlink:href="javascript:%20void%200;" text:style-name="Internet_20_link" text:visited-style-name="Visited_20_Internet_20_Link">View Answer</text:a> <text:a xlink:type="simple" xlink:href="https://www.indiabix.com/aptitude/problems-on-trains/discussion-464"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31" table:style-name="Table31">
        <table:table-column table:style-name="Table31.A"/>
        <table:table-column table:style-name="Table31.B"/>
        <table:table-row>
          <table:table-cell table:number-rows-spanned="2" office:value-type="string">
            <text:p text:style-name="P3">8. </text:p>
          </table:table-cell>
          <table:table-cell office:value-type="string">
            <text:p text:style-name="Table_20_Contents">A train 360 m long is running at a speed of 45 km/hr. In what time will it pass a bridge 140 m long? <text:bookmark text:name="tblOption_453"/></text:p>
            <table:table table:name="Table32" table:style-name="Table32">
              <table:table-column table:style-name="Table32.A"/>
              <table:table-column table:style-name="Table32.B"/>
              <table:table-row>
                <table:table-cell table:style-name="Table32.A1" office:value-type="string">
                  <text:p text:style-name="Table_20_Contents"><text:bookmark text:name="tdOptionNo_A_453"/><text:bookmark text:name="lnkOptionLink_A_453"/><text:a xlink:type="simple" xlink:href="javascript:%20void%200;" text:style-name="Internet_20_link" text:visited-style-name="Visited_20_Internet_20_Link">A.</text:a><text:bookmark text:name="tdOptionDt_A_453"/></text:p>
                </table:table-cell>
                <table:table-cell table:style-name="Table32.A1" office:value-type="string">
                  <text:p text:style-name="Table_20_Contents">40 sec<text:bookmark text:name="tdOptionNo_B_453"/></text:p>
                </table:table-cell>
              </table:table-row>
              <table:table-row>
                <table:table-cell table:style-name="Table32.A1" office:value-type="string">
                  <text:p text:style-name="Table_20_Contents"><text:bookmark text:name="lnkOptionLink_B_453"/><text:a xlink:type="simple" xlink:href="javascript:%20void%200;" text:style-name="Internet_20_link" text:visited-style-name="Visited_20_Internet_20_Link">B.</text:a><text:bookmark text:name="tdOptionDt_B_453"/></text:p>
                </table:table-cell>
                <table:table-cell table:style-name="Table32.A1" office:value-type="string">
                  <text:p text:style-name="Table_20_Contents">42 sec<text:bookmark text:name="tdOptionNo_C_453"/></text:p>
                </table:table-cell>
              </table:table-row>
              <table:table-row>
                <table:table-cell table:style-name="Table32.A1" office:value-type="string">
                  <text:p text:style-name="Table_20_Contents"><text:bookmark text:name="lnkOptionLink_C_453"/><text:a xlink:type="simple" xlink:href="javascript:%20void%200;" text:style-name="Internet_20_link" text:visited-style-name="Visited_20_Internet_20_Link">C.</text:a><text:bookmark text:name="tdOptionDt_C_453"/></text:p>
                </table:table-cell>
                <table:table-cell table:style-name="Table32.A1" office:value-type="string">
                  <text:p text:style-name="Table_20_Contents">45 sec<text:bookmark text:name="tdOptionNo_D_453"/></text:p>
                </table:table-cell>
              </table:table-row>
              <table:table-row>
                <table:table-cell table:style-name="Table32.A1" office:value-type="string">
                  <text:p text:style-name="Table_20_Contents"><text:bookmark text:name="lnkOptionLink_D_453"/><text:a xlink:type="simple" xlink:href="javascript:%20void%200;" text:style-name="Internet_20_link" text:visited-style-name="Visited_20_Internet_20_Link">D.</text:a><text:bookmark text:name="tdOptionDt_D_453"/></text:p>
                </table:table-cell>
                <table:table-cell table:style-name="Table32.A1" office:value-type="string">
                  <text:p text:style-name="Table_20_Contents">48 sec</text:p>
                </table:table-cell>
              </table:table-row>
            </table:table>
            <text:p text:style-name="Table_20_Contents"/>
          </table:table-cell>
        </table:table-row>
        <table:table-row>
          <table:covered-table-cell/>
          <table:table-cell office:value-type="string">
            <text:section text:style-name="Sect1" text:name="divAnswer_453">
              <text:p text:style-name="P7">Answer: Option A</text:p>
              <text:p text:style-name="P7">Explanatio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row>
                  <table:table-cell table:style-name="Table33.A1" table:number-rows-spanned="2" office:value-type="string">
                    <text:p text:style-name="P4"><text:span text:style-name="T1">Formula for converting from km/hr to m/s:   X</text:span> km/hr =</text:p>
                  </table:table-cell>
                  <table:table-cell table:style-name="Table33.A1" table:number-rows-spanned="2" office:value-type="string">
                    <text:p text:style-name="P4"><draw:frame draw:style-name="fr1" draw:name="Image42" text:anchor-type="as-char" svg:width="0.238cm" svg:height="1.005cm" draw:z-index="41"><draw:image xlink:href="Pictures/1000000000000009000000267F0A1A3E1DD6A0AA.png" xlink:type="simple" xlink:show="embed" xlink:actuate="onLoad"/></draw:frame></text:p>
                  </table:table-cell>
                  <table:table-cell table:style-name="Table33.A1" table:number-rows-spanned="2" office:value-type="string">
                    <text:p text:style-name="P4"><text:span text:style-name="T1">X</text:span> x</text:p>
                  </table:table-cell>
                  <table:table-cell table:style-name="Table33.A1" office:value-type="string">
                    <text:p text:style-name="P4">5</text:p>
                  </table:table-cell>
                  <table:table-cell table:style-name="Table33.A1" table:number-rows-spanned="2" office:value-type="string">
                    <text:p text:style-name="P4"><draw:frame draw:style-name="fr1" draw:name="Image43" text:anchor-type="as-char" svg:width="0.212cm" svg:height="1.005cm" draw:z-index="42"><draw:image xlink:href="Pictures/1000000000000008000000265CA9C31D1E9F9FD4.png" xlink:type="simple" xlink:show="embed" xlink:actuate="onLoad"/></draw:frame></text:p>
                  </table:table-cell>
                  <table:table-cell table:style-name="Table33.A1" table:number-rows-spanned="2" office:value-type="string">
                    <text:p text:style-name="P4">m/s.</text:p>
                  </table:table-cell>
                </table:table-row>
                <table:table-row>
                  <table:covered-table-cell/>
                  <table:covered-table-cell/>
                  <table:covered-table-cell/>
                  <table:table-cell table:style-name="Table33.A1" office:value-type="string">
                    <text:p text:style-name="P4">18</text:p>
                  </table:table-cell>
                  <table:covered-table-cell/>
                  <table:covered-table-cell/>
                </table:table-row>
              </table:table>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D"/>
                <table:table-column table:style-name="Table34.H"/>
                <table:table-row>
                  <table:table-cell table:style-name="Table34.A1" table:number-rows-spanned="2" office:value-type="string">
                    <text:p text:style-name="P4">Therefore, Speed =</text:p>
                  </table:table-cell>
                  <table:table-cell table:style-name="Table34.A1" table:number-rows-spanned="2" office:value-type="string">
                    <text:p text:style-name="P4"><draw:frame draw:style-name="fr1" draw:name="Image44" text:anchor-type="as-char" svg:width="0.238cm" svg:height="1.005cm" draw:z-index="43"><draw:image xlink:href="Pictures/1000000000000009000000267F0A1A3E1DD6A0AA.png" xlink:type="simple" xlink:show="embed" xlink:actuate="onLoad"/></draw:frame></text:p>
                  </table:table-cell>
                  <table:table-cell table:style-name="Table34.A1" table:number-rows-spanned="2" office:value-type="string">
                    <text:p text:style-name="P4">45 x</text:p>
                  </table:table-cell>
                  <table:table-cell table:style-name="Table34.A1" office:value-type="string">
                    <text:p text:style-name="P4">5</text:p>
                  </table:table-cell>
                  <table:table-cell table:style-name="Table34.A1" table:number-rows-spanned="2" office:value-type="string">
                    <text:p text:style-name="P4"><draw:frame draw:style-name="fr1" draw:name="Image45" text:anchor-type="as-char" svg:width="0.212cm" svg:height="1.005cm" draw:z-index="44"><draw:image xlink:href="Pictures/1000000000000008000000265CA9C31D1E9F9FD4.png" xlink:type="simple" xlink:show="embed" xlink:actuate="onLoad"/></draw:frame>m/sec</text:p>
                  </table:table-cell>
                  <table:table-cell table:style-name="Table34.A1" table:number-rows-spanned="2" office:value-type="string">
                    <text:p text:style-name="P4">=</text:p>
                  </table:table-cell>
                  <table:table-cell table:style-name="Table34.A1" office:value-type="string">
                    <text:p text:style-name="P4">25</text:p>
                  </table:table-cell>
                  <table:table-cell table:style-name="Table34.A1" table:number-rows-spanned="2" office:value-type="string">
                    <text:p text:style-name="P4">m/sec.</text:p>
                  </table:table-cell>
                </table:table-row>
                <table:table-row>
                  <table:covered-table-cell/>
                  <table:covered-table-cell/>
                  <table:covered-table-cell/>
                  <table:table-cell table:style-name="Table34.A1" office:value-type="string">
                    <text:p text:style-name="P4">18</text:p>
                  </table:table-cell>
                  <table:covered-table-cell/>
                  <table:covered-table-cell/>
                  <table:table-cell table:style-name="Table34.A1" office:value-type="string">
                    <text:p text:style-name="P4">2</text:p>
                  </table:table-cell>
                  <table:covered-table-cell/>
                </table:table-row>
              </table:table>
              <text:p text:style-name="P7">Total distance to be covered = (360 + 140) m = 500 m.</text:p>
              <table:table table:name="Table35" table:style-name="Table35">
                <table:table-column table:style-name="Table35.A"/>
                <table:table-column table:style-name="Table35.B"/>
                <table:table-column table:style-name="Table35.C"/>
                <table:table-column table:style-name="Table35.B"/>
                <table:table-row>
                  <table:table-cell table:style-name="Table35.A1" table:number-rows-spanned="2" office:value-type="string">
                    <text:p text:style-name="P4"><text:a xlink:type="simple" xlink:href="https://www.indiabix.com/aptitude/time-and-distance/formulas" office:target-frame-name="_blank" xlink:show="new" text:style-name="Internet_20_link" text:visited-style-name="Visited_20_Internet_20_Link"><text:span text:style-name="T2">Formula for finding Time</text:span></text:a><text:span text:style-name="T2"> = </text:span></text:p>
                  </table:table-cell>
                  <table:table-cell table:style-name="Table35.A1" table:number-rows-spanned="2" office:value-type="string">
                    <text:p text:style-name="P4"><draw:frame draw:style-name="fr1" draw:name="Image46" text:anchor-type="as-char" svg:width="0.238cm" svg:height="1.005cm" draw:z-index="45"><draw:image xlink:href="Pictures/1000000000000009000000267F0A1A3E1DD6A0AA.png" xlink:type="simple" xlink:show="embed" xlink:actuate="onLoad"/></draw:frame></text:p>
                  </table:table-cell>
                  <table:table-cell table:style-name="Table35.A1" office:value-type="string">
                    <text:p text:style-name="P4">Distance</text:p>
                  </table:table-cell>
                  <table:table-cell table:style-name="Table35.A1" table:number-rows-spanned="2" office:value-type="string">
                    <text:p text:style-name="P4"><draw:frame draw:style-name="fr1" draw:name="Image47" text:anchor-type="as-char" svg:width="0.212cm" svg:height="1.005cm" draw:z-index="46"><draw:image xlink:href="Pictures/1000000000000008000000265CA9C31D1E9F9FD4.png" xlink:type="simple" xlink:show="embed" xlink:actuate="onLoad"/></draw:frame></text:p>
                  </table:table-cell>
                </table:table-row>
                <table:table-row>
                  <table:covered-table-cell/>
                  <table:covered-table-cell/>
                  <table:table-cell table:style-name="Table35.A1" office:value-type="string">
                    <text:p text:style-name="P4">Speed</text:p>
                  </table:table-cell>
                  <table:covered-table-cell/>
                </table:table-row>
              </table:table>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table:number-rows-spanned="2" office:value-type="string">
                    <text:p text:style-name="P4"><draw:frame draw:style-name="fr1" draw:name="Image48" text:anchor-type="as-char" svg:width="0.45cm" svg:height="0.291cm" draw:z-index="47"><draw:image xlink:href="Pictures/10000000000000110000000BAF4084001F213E80.png" xlink:type="simple" xlink:show="embed" xlink:actuate="onLoad"/></draw:frame> Required time =</text:p>
                  </table:table-cell>
                  <table:table-cell table:style-name="Table36.A1" table:number-rows-spanned="2" office:value-type="string">
                    <text:p text:style-name="P4"><draw:frame draw:style-name="fr1" draw:name="Image49" text:anchor-type="as-char" svg:width="0.238cm" svg:height="1.005cm" draw:z-index="48"><draw:image xlink:href="Pictures/1000000000000009000000267F0A1A3E1DD6A0AA.png" xlink:type="simple" xlink:show="embed" xlink:actuate="onLoad"/></draw:frame></text:p>
                  </table:table-cell>
                  <table:table-cell table:style-name="Table36.A1" office:value-type="string">
                    <text:p text:style-name="P4">500 x 2</text:p>
                  </table:table-cell>
                  <table:table-cell table:style-name="Table36.A1" table:number-rows-spanned="2" office:value-type="string">
                    <text:p text:style-name="P4"><draw:frame draw:style-name="fr1" draw:name="Image50" text:anchor-type="as-char" svg:width="0.212cm" svg:height="1.005cm" draw:z-index="49"><draw:image xlink:href="Pictures/1000000000000008000000265CA9C31D1E9F9FD4.png" xlink:type="simple" xlink:show="embed" xlink:actuate="onLoad"/></draw:frame>sec</text:p>
                  </table:table-cell>
                  <table:table-cell table:style-name="Table36.A1" table:number-rows-spanned="2" office:value-type="string">
                    <text:p text:style-name="P4">= 40 sec.</text:p>
                  </table:table-cell>
                </table:table-row>
                <table:table-row>
                  <table:covered-table-cell/>
                  <table:covered-table-cell/>
                  <table:table-cell table:style-name="Table36.A1" office:value-type="string">
                    <text:p text:style-name="P4">25</text:p>
                  </table:table-cell>
                  <table:covered-table-cell/>
                  <table:covered-table-cell/>
                </table:table-row>
              </table:table>
            </text:section>
            <text:section text:style-name="Sect1" text:name="divToolBar_453">
              <text:p text:style-name="Table_20_Contents"><text:a xlink:type="simple" xlink:href="javascript:%20void%200;" text:style-name="Internet_20_link" text:visited-style-name="Visited_20_Internet_20_Link">View Answer</text:a> <text:a xlink:type="simple" xlink:href="https://www.indiabix.com/aptitude/problems-on-trains/discussion-453"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37" table:style-name="Table37">
        <table:table-column table:style-name="Table37.A"/>
        <table:table-column table:style-name="Table37.B"/>
        <table:table-row>
          <table:table-cell table:number-rows-spanned="2" office:value-type="string">
            <text:p text:style-name="P3">9. </text:p>
          </table:table-cell>
          <table:table-cell office:value-type="string">
            <text:p text:style-name="Table_20_Contents">Two trains are moving in opposite directions @ 60 km/hr and 90 km/hr. Their lengths are 1.10 km and 0.9 km respectively. The time taken by the slower train to cross the faster train in seconds is: <text:bookmark text:name="tblOption_462"/></text:p>
            <table:table table:name="Table38" table:style-name="Table38">
              <table:table-column table:style-name="Table38.A"/>
              <table:table-column table:style-name="Table38.B"/>
              <table:table-row>
                <table:table-cell table:style-name="Table38.A1" office:value-type="string">
                  <text:p text:style-name="Table_20_Contents"><text:bookmark text:name="tdOptionNo_A_462"/><text:bookmark text:name="lnkOptionLink_A_462"/><text:a xlink:type="simple" xlink:href="javascript:%20void%200;" text:style-name="Internet_20_link" text:visited-style-name="Visited_20_Internet_20_Link">A.</text:a><text:bookmark text:name="tdOptionDt_A_462"/></text:p>
                </table:table-cell>
                <table:table-cell table:style-name="Table38.A1" office:value-type="string">
                  <text:p text:style-name="Table_20_Contents">36<text:bookmark text:name="tdOptionNo_B_462"/></text:p>
                </table:table-cell>
              </table:table-row>
              <table:table-row>
                <table:table-cell table:style-name="Table38.A1" office:value-type="string">
                  <text:p text:style-name="Table_20_Contents"><text:bookmark text:name="lnkOptionLink_B_462"/><text:a xlink:type="simple" xlink:href="javascript:%20void%200;" text:style-name="Internet_20_link" text:visited-style-name="Visited_20_Internet_20_Link">B.</text:a><text:bookmark text:name="tdOptionDt_B_462"/></text:p>
                </table:table-cell>
                <table:table-cell table:style-name="Table38.A1" office:value-type="string">
                  <text:p text:style-name="Table_20_Contents">45<text:bookmark text:name="tdOptionNo_C_462"/></text:p>
                </table:table-cell>
              </table:table-row>
              <table:table-row>
                <table:table-cell table:style-name="Table38.A1" office:value-type="string">
                  <text:p text:style-name="Table_20_Contents"><text:bookmark text:name="lnkOptionLink_C_462"/><text:a xlink:type="simple" xlink:href="javascript:%20void%200;" text:style-name="Internet_20_link" text:visited-style-name="Visited_20_Internet_20_Link">C.</text:a><text:bookmark text:name="tdOptionDt_C_462"/></text:p>
                </table:table-cell>
                <table:table-cell table:style-name="Table38.A1" office:value-type="string">
                  <text:p text:style-name="Table_20_Contents">48<text:bookmark text:name="tdOptionNo_D_462"/></text:p>
                </table:table-cell>
              </table:table-row>
              <table:table-row>
                <table:table-cell table:style-name="Table38.A1" office:value-type="string">
                  <text:p text:style-name="Table_20_Contents"><text:bookmark text:name="lnkOptionLink_D_462"/><text:a xlink:type="simple" xlink:href="javascript:%20void%200;" text:style-name="Internet_20_link" text:visited-style-name="Visited_20_Internet_20_Link">D.</text:a><text:bookmark text:name="tdOptionDt_D_462"/></text:p>
                </table:table-cell>
                <table:table-cell table:style-name="Table38.A1" office:value-type="string">
                  <text:p text:style-name="Table_20_Contents">49</text:p>
                </table:table-cell>
              </table:table-row>
            </table:table>
            <text:p text:style-name="Table_20_Contents"/>
          </table:table-cell>
        </table:table-row>
        <table:table-row>
          <table:covered-table-cell/>
          <table:table-cell office:value-type="string">
            <text:section text:style-name="Sect1" text:name="divAnswer_462">
              <text:p text:style-name="P7">Answer: Option C</text:p>
              <text:p text:style-name="P7">Explanation:</text:p>
              <text:p text:style-name="P7">Relative speed = (60+ 90) km/hr</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table:number-rows-spanned="2" office:value-type="string">
                    <text:p text:style-name="P4">   =</text:p>
                  </table:table-cell>
                  <table:table-cell table:style-name="Table39.A1" table:number-rows-spanned="2" office:value-type="string">
                    <text:p text:style-name="P4"><draw:frame draw:style-name="fr1" draw:name="Image51" text:anchor-type="as-char" svg:width="0.238cm" svg:height="1.005cm" draw:z-index="50"><draw:image xlink:href="Pictures/10000000000000090000002613D524C24F392D91.png" xlink:type="simple" xlink:show="embed" xlink:actuate="onLoad"/></draw:frame></text:p>
                  </table:table-cell>
                  <table:table-cell table:style-name="Table39.A1" table:number-rows-spanned="2" office:value-type="string">
                    <text:p text:style-name="P4">150 x</text:p>
                  </table:table-cell>
                  <table:table-cell table:style-name="Table39.A1" office:value-type="string">
                    <text:p text:style-name="P4">5</text:p>
                  </table:table-cell>
                  <table:table-cell table:style-name="Table39.A1" table:number-rows-spanned="2" office:value-type="string">
                    <text:p text:style-name="P4"><draw:frame draw:style-name="fr1" draw:name="Image52" text:anchor-type="as-char" svg:width="0.212cm" svg:height="1.005cm" draw:z-index="51"><draw:image xlink:href="Pictures/1000000000000008000000265CA9C31D1E9F9FD4.png" xlink:type="simple" xlink:show="embed" xlink:actuate="onLoad"/></draw:frame>m/sec</text:p>
                  </table:table-cell>
                </table:table-row>
                <table:table-row>
                  <table:covered-table-cell/>
                  <table:covered-table-cell/>
                  <table:covered-table-cell/>
                  <table:table-cell table:style-name="Table39.A1" office:value-type="string">
                    <text:p text:style-name="P4">18</text:p>
                  </table:table-cell>
                  <table:covered-table-cell/>
                </table:table-row>
              </table:table>
              <table:table table:name="Table40" table:style-name="Table40">
                <table:table-column table:style-name="Table40.A"/>
                <table:table-column table:style-name="Table40.B"/>
                <table:table-column table:style-name="Table40.C"/>
                <table:table-column table:style-name="Table40.D"/>
                <table:table-row>
                  <table:table-cell table:style-name="Table40.A1" table:number-rows-spanned="2" office:value-type="string">
                    <text:p text:style-name="P4">   =</text:p>
                  </table:table-cell>
                  <table:table-cell table:style-name="Table40.A1" table:number-rows-spanned="2" office:value-type="string">
                    <text:p text:style-name="P4"><draw:frame draw:style-name="fr1" draw:name="Image53" text:anchor-type="as-char" svg:width="0.238cm" svg:height="1.005cm" draw:z-index="52"><draw:image xlink:href="Pictures/100000000000000900000026154D3F88CAF56A0D.png" xlink:type="simple" xlink:show="embed" xlink:actuate="onLoad"/></draw:frame></text:p>
                  </table:table-cell>
                  <table:table-cell table:style-name="Table40.A1" office:value-type="string">
                    <text:p text:style-name="P4">125</text:p>
                  </table:table-cell>
                  <table:table-cell table:style-name="Table40.A1" table:number-rows-spanned="2" office:value-type="string">
                    <text:p text:style-name="P4"><draw:frame draw:style-name="fr1" draw:name="Image54" text:anchor-type="as-char" svg:width="0.212cm" svg:height="1.005cm" draw:z-index="53"><draw:image xlink:href="Pictures/1000000000000008000000265CA9C31D1E9F9FD4.png" xlink:type="simple" xlink:show="embed" xlink:actuate="onLoad"/></draw:frame>m/sec.</text:p>
                  </table:table-cell>
                </table:table-row>
                <table:table-row>
                  <table:covered-table-cell/>
                  <table:covered-table-cell/>
                  <table:table-cell table:style-name="Table40.A1" office:value-type="string">
                    <text:p text:style-name="P4">3</text:p>
                  </table:table-cell>
                  <table:covered-table-cell/>
                </table:table-row>
              </table:table>
              <text:p text:style-name="P7">Distance covered = (1.10 + 0.9) km = 2 km = 2000 m.</text:p>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rows-spanned="2" office:value-type="string">
                    <text:p text:style-name="P4">Required time =</text:p>
                  </table:table-cell>
                  <table:table-cell table:style-name="Table41.A1" table:number-rows-spanned="2" office:value-type="string">
                    <text:p text:style-name="P4"><draw:frame draw:style-name="fr1" draw:name="Image55" text:anchor-type="as-char" svg:width="0.238cm" svg:height="1.005cm" draw:z-index="54"><draw:image xlink:href="Pictures/1000000000000009000000262FF91A2FFAE1AFFC.png" xlink:type="simple" xlink:show="embed" xlink:actuate="onLoad"/></draw:frame></text:p>
                  </table:table-cell>
                  <table:table-cell table:style-name="Table41.A1" table:number-rows-spanned="2" office:value-type="string">
                    <text:p text:style-name="P4">2000 x</text:p>
                  </table:table-cell>
                  <table:table-cell table:style-name="Table41.A1" office:value-type="string">
                    <text:p text:style-name="P4">3</text:p>
                  </table:table-cell>
                  <table:table-cell table:style-name="Table41.A1" table:number-rows-spanned="2" office:value-type="string">
                    <text:p text:style-name="P4"><draw:frame draw:style-name="fr1" draw:name="Image56" text:anchor-type="as-char" svg:width="0.212cm" svg:height="1.005cm" draw:z-index="55"><draw:image xlink:href="Pictures/1000000000000008000000265CA9C31D1E9F9FD4.png" xlink:type="simple" xlink:show="embed" xlink:actuate="onLoad"/></draw:frame>sec = 48 sec.</text:p>
                  </table:table-cell>
                </table:table-row>
                <table:table-row>
                  <table:covered-table-cell/>
                  <table:covered-table-cell/>
                  <table:covered-table-cell/>
                  <table:table-cell table:style-name="Table41.A1" office:value-type="string">
                    <text:p text:style-name="P4">125</text:p>
                  </table:table-cell>
                  <table:covered-table-cell/>
                </table:table-row>
              </table:table>
            </text:section>
            <text:section text:style-name="Sect1" text:name="divToolBar_462">
              <text:p text:style-name="Table_20_Contents"><text:a xlink:type="simple" xlink:href="javascript:%20void%200;" text:style-name="Internet_20_link" text:visited-style-name="Visited_20_Internet_20_Link">View Answer</text:a> <text:a xlink:type="simple" xlink:href="https://www.indiabix.com/aptitude/problems-on-trains/discussion-462"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42" table:style-name="Table42">
        <table:table-column table:style-name="Table42.A"/>
        <table:table-column table:style-name="Table42.B"/>
        <table:table-row>
          <table:table-cell table:number-rows-spanned="2" office:value-type="string">
            <text:p text:style-name="P3">10. </text:p>
          </table:table-cell>
          <table:table-cell office:value-type="string">
            <text:p text:style-name="Table_20_Contents">A jogger running at 9 kmph alongside a railway track in 240 metres ahead of the engine of a 120 metres long train running at 45 kmph in the same direction. In how much time will the train pass the jogger? <text:bookmark text:name="tblOption_459"/></text:p>
            <table:table table:name="Table43" table:style-name="Table43">
              <table:table-column table:style-name="Table43.A"/>
              <table:table-column table:style-name="Table43.B"/>
              <table:table-row>
                <table:table-cell table:style-name="Table43.A1" office:value-type="string">
                  <text:p text:style-name="Table_20_Contents"><text:bookmark text:name="tdOptionNo_A_459"/><text:bookmark text:name="lnkOptionLink_A_459"/><text:a xlink:type="simple" xlink:href="javascript:%20void%200;" text:style-name="Internet_20_link" text:visited-style-name="Visited_20_Internet_20_Link">A.</text:a><text:bookmark text:name="tdOptionDt_A_459"/></text:p>
                </table:table-cell>
                <table:table-cell table:style-name="Table43.A1" office:value-type="string">
                  <text:p text:style-name="Table_20_Contents">3.6 sec<text:bookmark text:name="tdOptionNo_B_459"/></text:p>
                </table:table-cell>
              </table:table-row>
              <table:table-row>
                <table:table-cell table:style-name="Table43.A1" office:value-type="string">
                  <text:p text:style-name="Table_20_Contents"><text:bookmark text:name="lnkOptionLink_B_459"/><text:a xlink:type="simple" xlink:href="javascript:%20void%200;" text:style-name="Internet_20_link" text:visited-style-name="Visited_20_Internet_20_Link">B.</text:a><text:bookmark text:name="tdOptionDt_B_459"/></text:p>
                </table:table-cell>
                <table:table-cell table:style-name="Table43.A1" office:value-type="string">
                  <text:p text:style-name="Table_20_Contents">18 sec<text:bookmark text:name="tdOptionNo_C_459"/></text:p>
                </table:table-cell>
              </table:table-row>
              <table:table-row>
                <table:table-cell table:style-name="Table43.A1" office:value-type="string">
                  <text:p text:style-name="Table_20_Contents"><text:bookmark text:name="lnkOptionLink_C_459"/><text:a xlink:type="simple" xlink:href="javascript:%20void%200;" text:style-name="Internet_20_link" text:visited-style-name="Visited_20_Internet_20_Link">C.</text:a><text:bookmark text:name="tdOptionDt_C_459"/></text:p>
                </table:table-cell>
                <table:table-cell table:style-name="Table43.A1" office:value-type="string">
                  <text:p text:style-name="Table_20_Contents">36 sec<text:bookmark text:name="tdOptionNo_D_459"/></text:p>
                </table:table-cell>
              </table:table-row>
              <table:table-row>
                <table:table-cell table:style-name="Table43.A1" office:value-type="string">
                  <text:p text:style-name="Table_20_Contents"><text:bookmark text:name="lnkOptionLink_D_459"/><text:a xlink:type="simple" xlink:href="javascript:%20void%200;" text:style-name="Internet_20_link" text:visited-style-name="Visited_20_Internet_20_Link">D.</text:a><text:bookmark text:name="tdOptionDt_D_459"/></text:p>
                </table:table-cell>
                <table:table-cell table:style-name="Table43.A1" office:value-type="string">
                  <text:p text:style-name="Table_20_Contents">72 sec</text:p>
                </table:table-cell>
              </table:table-row>
            </table:table>
            <text:p text:style-name="Table_20_Contents"/>
          </table:table-cell>
        </table:table-row>
        <table:table-row>
          <table:covered-table-cell/>
          <table:table-cell office:value-type="string">
            <text:section text:style-name="Sect1" text:name="divAnswer_459">
              <text:p text:style-name="P7">Answer: Option C</text:p>
              <text:p text:style-name="P7">Explanation:</text:p>
              <text:p text:style-name="P7">Speed of train relative to jogger = (45 - 9) km/hr = 36 km/hr.</text:p>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table:number-rows-spanned="2" office:value-type="string">
                    <text:p text:style-name="P4">   =</text:p>
                  </table:table-cell>
                  <table:table-cell table:style-name="Table44.A1" table:number-rows-spanned="2" office:value-type="string">
                    <text:p text:style-name="P4"><draw:frame draw:style-name="fr1" draw:name="Image57" text:anchor-type="as-char" svg:width="0.238cm" svg:height="1.005cm" draw:z-index="56"><draw:image xlink:href="Pictures/100000000000000900000026F81734B7318B4E8D.png" xlink:type="simple" xlink:show="embed" xlink:actuate="onLoad"/></draw:frame></text:p>
                  </table:table-cell>
                  <table:table-cell table:style-name="Table44.A1" table:number-rows-spanned="2" office:value-type="string">
                    <text:p text:style-name="P4">36 x</text:p>
                  </table:table-cell>
                  <table:table-cell table:style-name="Table44.A1" office:value-type="string">
                    <text:p text:style-name="P4">5</text:p>
                  </table:table-cell>
                  <table:table-cell table:style-name="Table44.A1" table:number-rows-spanned="2" office:value-type="string">
                    <text:p text:style-name="P4"><draw:frame draw:style-name="fr1" draw:name="Image58" text:anchor-type="as-char" svg:width="0.212cm" svg:height="1.005cm" draw:z-index="57"><draw:image xlink:href="Pictures/1000000000000008000000265CA9C31D1E9F9FD4.png" xlink:type="simple" xlink:show="embed" xlink:actuate="onLoad"/></draw:frame>m/sec</text:p>
                  </table:table-cell>
                </table:table-row>
                <table:table-row>
                  <table:covered-table-cell/>
                  <table:covered-table-cell/>
                  <table:covered-table-cell/>
                  <table:table-cell table:style-name="Table44.A1" office:value-type="string">
                    <text:p text:style-name="P4">18</text:p>
                  </table:table-cell>
                  <table:covered-table-cell/>
                </table:table-row>
              </table:table>
              <text:p text:style-name="P7">   = 10 m/sec.</text:p>
              <text:p text:style-name="P7">Distance to be covered = (240 + 120) m = 360 m.</text:p>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rows-spanned="2" office:value-type="string">
                    <text:p text:style-name="P4"><draw:frame draw:style-name="fr1" draw:name="Image59" text:anchor-type="as-char" svg:width="0.45cm" svg:height="0.291cm" draw:z-index="58"><draw:image xlink:href="Pictures/10000000000000110000000B7150E6EA389DDA70.png" xlink:type="simple" xlink:show="embed" xlink:actuate="onLoad"/></draw:frame> Time taken =</text:p>
                  </table:table-cell>
                  <table:table-cell table:style-name="Table45.A1" table:number-rows-spanned="2" office:value-type="string">
                    <text:p text:style-name="P4"><draw:frame draw:style-name="fr1" draw:name="Image60" text:anchor-type="as-char" svg:width="0.238cm" svg:height="1.005cm" draw:z-index="59"><draw:image xlink:href="Pictures/1000000000000009000000267B0F9BB03B0094FB.png" xlink:type="simple" xlink:show="embed" xlink:actuate="onLoad"/></draw:frame></text:p>
                  </table:table-cell>
                  <table:table-cell table:style-name="Table45.A1" office:value-type="string">
                    <text:p text:style-name="P4">360</text:p>
                  </table:table-cell>
                  <table:table-cell table:style-name="Table45.A1" table:number-rows-spanned="2" office:value-type="string">
                    <text:p text:style-name="P4"><draw:frame draw:style-name="fr1" draw:name="Image61" text:anchor-type="as-char" svg:width="0.212cm" svg:height="1.005cm" draw:z-index="60"><draw:image xlink:href="Pictures/1000000000000008000000265CA9C31D1E9F9FD4.png" xlink:type="simple" xlink:show="embed" xlink:actuate="onLoad"/></draw:frame>sec</text:p>
                  </table:table-cell>
                  <table:table-cell table:style-name="Table45.A1" table:number-rows-spanned="2" office:value-type="string">
                    <text:p text:style-name="P4">= 36 sec.</text:p>
                  </table:table-cell>
                </table:table-row>
                <table:table-row>
                  <table:covered-table-cell/>
                  <table:covered-table-cell/>
                  <table:table-cell table:style-name="Table45.A1" office:value-type="string">
                    <text:p text:style-name="P4">10</text:p>
                  </table:table-cell>
                  <table:covered-table-cell/>
                  <table:covered-table-cell/>
                </table:table-row>
              </table:table>
            </text:section>
            <text:section text:style-name="Sect1" text:name="divToolBar_459">
              <text:p text:style-name="P5"/>
            </text:section>
          </table:table-cell>
        </table:table-row>
      </table:table>
      <text:p text:style-name="Standard"/>
      <table:table table:name="Table46" table:style-name="Table46">
        <table:table-column table:style-name="Table46.A"/>
        <table:table-column table:style-name="Table46.B"/>
        <table:table-row>
          <table:table-cell table:number-rows-spanned="2" office:value-type="string">
            <text:p text:style-name="P3"> </text:p>
          </table:table-cell>
          <table:table-cell office:value-type="string">
            <text:p text:style-name="Table_20_Contents">A 270 metres long train running at the speed of 120 kmph crosses another train running in opposite direction at the speed of 80 kmph in 9 seconds. What is the length of the other train? <text:bookmark text:name="tblOption_465"/></text:p>
            <table:table table:name="Table47" table:style-name="Table47">
              <table:table-column table:style-name="Table47.A"/>
              <table:table-column table:style-name="Table47.B"/>
              <table:table-row>
                <table:table-cell table:style-name="Table47.A1" office:value-type="string">
                  <text:p text:style-name="Table_20_Contents"><text:bookmark text:name="tdOptionNo_A_465"/><text:bookmark text:name="lnkOptionLink_A_465"/><text:a xlink:type="simple" xlink:href="javascript:%20void%200;" text:style-name="Internet_20_link" text:visited-style-name="Visited_20_Internet_20_Link">A.</text:a><text:bookmark text:name="tdOptionDt_A_465"/></text:p>
                </table:table-cell>
                <table:table-cell table:style-name="Table47.A1" office:value-type="string">
                  <text:p text:style-name="Table_20_Contents">230 m<text:bookmark text:name="tdOptionNo_B_465"/></text:p>
                </table:table-cell>
              </table:table-row>
              <table:table-row>
                <table:table-cell table:style-name="Table47.A1" office:value-type="string">
                  <text:p text:style-name="Table_20_Contents"><text:bookmark text:name="lnkOptionLink_B_465"/><text:a xlink:type="simple" xlink:href="javascript:%20void%200;" text:style-name="Internet_20_link" text:visited-style-name="Visited_20_Internet_20_Link">B.</text:a><text:bookmark text:name="tdOptionDt_B_465"/></text:p>
                </table:table-cell>
                <table:table-cell table:style-name="Table47.A1" office:value-type="string">
                  <text:p text:style-name="Table_20_Contents">240 m<text:bookmark text:name="tdOptionNo_C_465"/></text:p>
                </table:table-cell>
              </table:table-row>
              <table:table-row>
                <table:table-cell table:style-name="Table47.A1" office:value-type="string">
                  <text:p text:style-name="Table_20_Contents"><text:bookmark text:name="lnkOptionLink_C_465"/><text:a xlink:type="simple" xlink:href="javascript:%20void%200;" text:style-name="Internet_20_link" text:visited-style-name="Visited_20_Internet_20_Link">C.</text:a><text:bookmark text:name="tdOptionDt_C_465"/></text:p>
                </table:table-cell>
                <table:table-cell table:style-name="Table47.A1" office:value-type="string">
                  <text:p text:style-name="Table_20_Contents">260 m<text:bookmark text:name="tdOptionNo_D_465"/></text:p>
                </table:table-cell>
              </table:table-row>
              <table:table-row>
                <table:table-cell table:style-name="Table47.A1" office:value-type="string">
                  <text:p text:style-name="Table_20_Contents"><text:bookmark text:name="lnkOptionLink_D_465"/><text:a xlink:type="simple" xlink:href="javascript:%20void%200;" text:style-name="Internet_20_link" text:visited-style-name="Visited_20_Internet_20_Link">D.</text:a><text:bookmark text:name="tdOptionDt_D_465"/></text:p>
                </table:table-cell>
                <table:table-cell table:style-name="Table47.A1" office:value-type="string">
                  <text:p text:style-name="Table_20_Contents">320 m<text:bookmark text:name="tdOptionNo_E_465"/></text:p>
                </table:table-cell>
              </table:table-row>
              <table:table-row>
                <table:table-cell table:style-name="Table47.A1" office:value-type="string">
                  <text:p text:style-name="Table_20_Contents"><text:bookmark text:name="lnkOptionLink_E_465"/><text:a xlink:type="simple" xlink:href="javascript:%20void%200;" text:style-name="Internet_20_link" text:visited-style-name="Visited_20_Internet_20_Link">E.</text:a><text:bookmark text:name="tdOptionDt_E_465"/></text:p>
                </table:table-cell>
                <table:table-cell table:style-name="Table47.A1" office:value-type="string">
                  <text:p text:style-name="Table_20_Contents">None of these</text:p>
                </table:table-cell>
              </table:table-row>
            </table:table>
            <text:p text:style-name="Table_20_Contents"/>
          </table:table-cell>
        </table:table-row>
        <table:table-row>
          <table:covered-table-cell/>
          <table:table-cell office:value-type="string">
            <text:section text:style-name="Sect1" text:name="divAnswer_465">
              <text:p text:style-name="P7">Answer: Option A</text:p>
              <text:p text:style-name="P7">Explanation:</text:p>
              <text:p text:style-name="P7">Relative speed = (120 + 80) km/hr</text:p>
              <table:table table:name="Table48" table:style-name="Table48">
                <table:table-column table:style-name="Table48.A"/>
                <table:table-column table:style-name="Table48.B"/>
                <table:table-column table:style-name="Table48.C"/>
                <table:table-column table:style-name="Table48.D"/>
                <table:table-column table:style-name="Table48.E"/>
                <table:table-row>
                  <table:table-cell table:style-name="Table48.A1" table:number-rows-spanned="2" office:value-type="string">
                    <text:p text:style-name="P4">   =</text:p>
                  </table:table-cell>
                  <table:table-cell table:style-name="Table48.A1" table:number-rows-spanned="2" office:value-type="string">
                    <text:p text:style-name="P4"><draw:frame draw:style-name="fr1" draw:name="Image62" text:anchor-type="as-char" svg:width="0.238cm" svg:height="1.005cm" draw:z-index="62"><draw:image xlink:href="Pictures/1000000000000009000000260835BFDD56EE202E.png" xlink:type="simple" xlink:show="embed" xlink:actuate="onLoad"/></draw:frame></text:p>
                  </table:table-cell>
                  <table:table-cell table:style-name="Table48.A1" table:number-rows-spanned="2" office:value-type="string">
                    <text:p text:style-name="P4">200 x</text:p>
                  </table:table-cell>
                  <table:table-cell table:style-name="Table48.A1" office:value-type="string">
                    <text:p text:style-name="P4">5</text:p>
                  </table:table-cell>
                  <table:table-cell table:style-name="Table48.A1" table:number-rows-spanned="2" office:value-type="string">
                    <text:p text:style-name="P4"><draw:frame draw:style-name="fr1" draw:name="Image63" text:anchor-type="as-char" svg:width="0.212cm" svg:height="1.005cm" draw:z-index="63"><draw:image xlink:href="Pictures/1000000000000008000000265CA9C31D1E9F9FD4.png" xlink:type="simple" xlink:show="embed" xlink:actuate="onLoad"/></draw:frame>m/sec</text:p>
                  </table:table-cell>
                </table:table-row>
                <table:table-row>
                  <table:covered-table-cell/>
                  <table:covered-table-cell/>
                  <table:covered-table-cell/>
                  <table:table-cell table:style-name="Table48.A1" office:value-type="string">
                    <text:p text:style-name="P4">18</text:p>
                  </table:table-cell>
                  <table:covered-table-cell/>
                </table:table-row>
              </table:table>
              <table:table table:name="Table49" table:style-name="Table49">
                <table:table-column table:style-name="Table49.A"/>
                <table:table-column table:style-name="Table49.B"/>
                <table:table-column table:style-name="Table49.C"/>
                <table:table-column table:style-name="Table49.D"/>
                <table:table-row>
                  <table:table-cell table:style-name="Table49.A1" table:number-rows-spanned="2" office:value-type="string">
                    <text:p text:style-name="P4">   =</text:p>
                  </table:table-cell>
                  <table:table-cell table:style-name="Table49.A1" table:number-rows-spanned="2" office:value-type="string">
                    <text:p text:style-name="P4"><draw:frame draw:style-name="fr1" draw:name="Image64" text:anchor-type="as-char" svg:width="0.238cm" svg:height="1.005cm" draw:z-index="64"><draw:image xlink:href="Pictures/100000000000000900000026CE38BCFA11F30736.png" xlink:type="simple" xlink:show="embed" xlink:actuate="onLoad"/></draw:frame></text:p>
                  </table:table-cell>
                  <table:table-cell table:style-name="Table49.A1" office:value-type="string">
                    <text:p text:style-name="P4">500</text:p>
                  </table:table-cell>
                  <table:table-cell table:style-name="Table49.A1" table:number-rows-spanned="2" office:value-type="string">
                    <text:p text:style-name="P4"><draw:frame draw:style-name="fr1" draw:name="Image65" text:anchor-type="as-char" svg:width="0.212cm" svg:height="1.005cm" draw:z-index="65"><draw:image xlink:href="Pictures/1000000000000008000000265CA9C31D1E9F9FD4.png" xlink:type="simple" xlink:show="embed" xlink:actuate="onLoad"/></draw:frame>m/sec.</text:p>
                  </table:table-cell>
                </table:table-row>
                <table:table-row>
                  <table:covered-table-cell/>
                  <table:covered-table-cell/>
                  <table:table-cell table:style-name="Table49.A1" office:value-type="string">
                    <text:p text:style-name="P4">9</text:p>
                  </table:table-cell>
                  <table:covered-table-cell/>
                </table:table-row>
              </table:table>
              <text:p text:style-name="P7">Let the length of the other train be <text:span text:style-name="T1">x</text:span> metres.</text:p>
              <table:table table:name="Table50" table:style-name="Table50">
                <table:table-column table:style-name="Table50.A"/>
                <table:table-column table:style-name="Table50.B"/>
                <table:table-column table:style-name="Table50.C"/>
                <table:table-column table:style-name="Table50.D"/>
                <table:table-row>
                  <table:table-cell table:style-name="Table50.A1" table:number-rows-spanned="2" office:value-type="string">
                    <text:p text:style-name="P4">Then,</text:p>
                  </table:table-cell>
                  <table:table-cell table:style-name="Table50.A1" office:value-type="string">
                    <text:p text:style-name="P4"><text:span text:style-name="T1">x</text:span> + 270</text:p>
                  </table:table-cell>
                  <table:table-cell table:style-name="Table50.A1" table:number-rows-spanned="2" office:value-type="string">
                    <text:p text:style-name="P4">=</text:p>
                  </table:table-cell>
                  <table:table-cell table:style-name="Table50.A1" office:value-type="string">
                    <text:p text:style-name="P4">500</text:p>
                  </table:table-cell>
                </table:table-row>
                <table:table-row>
                  <table:covered-table-cell/>
                  <table:table-cell table:style-name="Table50.A1" office:value-type="string">
                    <text:p text:style-name="P4">9</text:p>
                  </table:table-cell>
                  <table:covered-table-cell/>
                  <table:table-cell table:style-name="Table50.A1" office:value-type="string">
                    <text:p text:style-name="P4">9</text:p>
                  </table:table-cell>
                </table:table-row>
              </table:table>
              <text:p text:style-name="P7"><draw:frame draw:style-name="fr1" draw:name="Image66" text:anchor-type="as-char" svg:width="0.45cm" svg:height="0.238cm" draw:z-index="66"><draw:image xlink:href="Pictures/100000000000001100000009C1C58DFB6620E968.png" xlink:type="simple" xlink:show="embed" xlink:actuate="onLoad"/></draw:frame> <text:span text:style-name="T1">x</text:span> + 270 = 500</text:p>
              <text:p text:style-name="P7"><draw:frame draw:style-name="fr1" draw:name="Image67" text:anchor-type="as-char" svg:width="0.45cm" svg:height="0.238cm" draw:z-index="67"><draw:image xlink:href="Pictures/100000000000001100000009927708264FB7E823.png" xlink:type="simple" xlink:show="embed" xlink:actuate="onLoad"/></draw:frame> <text:span text:style-name="T1">x</text:span> = 230.</text:p>
            </text:section>
            <text:section text:style-name="Sect1" text:name="divToolBar_465">
              <text:p text:style-name="Table_20_Contents"><text:a xlink:type="simple" xlink:href="javascript:%20void%200;" text:style-name="Internet_20_link" text:visited-style-name="Visited_20_Internet_20_Link">View Answer</text:a> <text:a xlink:type="simple" xlink:href="https://www.indiabix.com/aptitude/problems-on-trains/discussion-465"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51" table:style-name="Table51">
        <table:table-column table:style-name="Table51.A"/>
        <table:table-column table:style-name="Table51.B"/>
        <table:table-row>
          <table:table-cell table:number-rows-spanned="2" office:value-type="string">
            <text:p text:style-name="P3">12. </text:p>
          </table:table-cell>
          <table:table-cell office:value-type="string">
            <text:p text:style-name="Table_20_Contents">A goods train runs at the speed of 72 kmph and crosses a 250 m long platform in 26 seconds. What is the length of the goods train? <text:bookmark text:name="tblOption_457"/></text:p>
            <table:table table:name="Table52" table:style-name="Table52">
              <table:table-column table:style-name="Table52.A"/>
              <table:table-column table:style-name="Table52.B"/>
              <table:table-row>
                <table:table-cell table:style-name="Table52.A1" office:value-type="string">
                  <text:p text:style-name="Table_20_Contents"><text:bookmark text:name="tdOptionNo_A_457"/><text:bookmark text:name="lnkOptionLink_A_457"/><text:a xlink:type="simple" xlink:href="javascript:%20void%200;" text:style-name="Internet_20_link" text:visited-style-name="Visited_20_Internet_20_Link">A.</text:a><text:bookmark text:name="tdOptionDt_A_457"/></text:p>
                </table:table-cell>
                <table:table-cell table:style-name="Table52.A1" office:value-type="string">
                  <text:p text:style-name="Table_20_Contents">230 m<text:bookmark text:name="tdOptionNo_B_457"/></text:p>
                </table:table-cell>
              </table:table-row>
              <table:table-row>
                <table:table-cell table:style-name="Table52.A1" office:value-type="string">
                  <text:p text:style-name="Table_20_Contents"><text:bookmark text:name="lnkOptionLink_B_457"/><text:a xlink:type="simple" xlink:href="javascript:%20void%200;" text:style-name="Internet_20_link" text:visited-style-name="Visited_20_Internet_20_Link">B.</text:a><text:bookmark text:name="tdOptionDt_B_457"/></text:p>
                </table:table-cell>
                <table:table-cell table:style-name="Table52.A1" office:value-type="string">
                  <text:p text:style-name="Table_20_Contents">240 m<text:bookmark text:name="tdOptionNo_C_457"/></text:p>
                </table:table-cell>
              </table:table-row>
              <table:table-row>
                <table:table-cell table:style-name="Table52.A1" office:value-type="string">
                  <text:p text:style-name="Table_20_Contents"><text:bookmark text:name="lnkOptionLink_C_457"/><text:a xlink:type="simple" xlink:href="javascript:%20void%200;" text:style-name="Internet_20_link" text:visited-style-name="Visited_20_Internet_20_Link">C.</text:a><text:bookmark text:name="tdOptionDt_C_457"/></text:p>
                </table:table-cell>
                <table:table-cell table:style-name="Table52.A1" office:value-type="string">
                  <text:p text:style-name="Table_20_Contents">260 m<text:bookmark text:name="tdOptionNo_D_457"/></text:p>
                </table:table-cell>
              </table:table-row>
              <table:table-row>
                <table:table-cell table:style-name="Table52.A1" office:value-type="string">
                  <text:p text:style-name="Table_20_Contents"><text:bookmark text:name="lnkOptionLink_D_457"/><text:a xlink:type="simple" xlink:href="javascript:%20void%200;" text:style-name="Internet_20_link" text:visited-style-name="Visited_20_Internet_20_Link">D.</text:a><text:bookmark text:name="tdOptionDt_D_457"/></text:p>
                </table:table-cell>
                <table:table-cell table:style-name="Table52.A1" office:value-type="string">
                  <text:p text:style-name="Table_20_Contents">270 m</text:p>
                </table:table-cell>
              </table:table-row>
            </table:table>
            <text:p text:style-name="Table_20_Contents"/>
          </table:table-cell>
        </table:table-row>
        <table:table-row>
          <table:covered-table-cell/>
          <table:table-cell office:value-type="string">
            <text:section text:style-name="Sect1" text:name="divAnswer_457">
              <text:p text:style-name="P7">Answer: Option D</text:p>
              <text:p text:style-name="P7">Explanation:</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table-cell table:style-name="Table53.A1" table:number-rows-spanned="2" office:value-type="string">
                    <text:p text:style-name="P4">Speed =</text:p>
                  </table:table-cell>
                  <table:table-cell table:style-name="Table53.A1" table:number-rows-spanned="2" office:value-type="string">
                    <text:p text:style-name="P4"><draw:frame draw:style-name="fr1" draw:name="Image68" text:anchor-type="as-char" svg:width="0.238cm" svg:height="1.005cm" draw:z-index="68"><draw:image xlink:href="Pictures/10000000000000090000002634E36FE99317C0FD.png" xlink:type="simple" xlink:show="embed" xlink:actuate="onLoad"/></draw:frame></text:p>
                  </table:table-cell>
                  <table:table-cell table:style-name="Table53.A1" table:number-rows-spanned="2" office:value-type="string">
                    <text:p text:style-name="P4">72 x</text:p>
                  </table:table-cell>
                  <table:table-cell table:style-name="Table53.A1" office:value-type="string">
                    <text:p text:style-name="P4">5</text:p>
                  </table:table-cell>
                  <table:table-cell table:style-name="Table53.A1" table:number-rows-spanned="2" office:value-type="string">
                    <text:p text:style-name="P4"><draw:frame draw:style-name="fr1" draw:name="Image69" text:anchor-type="as-char" svg:width="0.212cm" svg:height="1.005cm" draw:z-index="69"><draw:image xlink:href="Pictures/1000000000000008000000265CA9C31D1E9F9FD4.png" xlink:type="simple" xlink:show="embed" xlink:actuate="onLoad"/></draw:frame>m/sec</text:p>
                  </table:table-cell>
                  <table:table-cell table:style-name="Table53.A1" table:number-rows-spanned="2" office:value-type="string">
                    <text:p text:style-name="P4">= 20 m/sec.</text:p>
                  </table:table-cell>
                </table:table-row>
                <table:table-row>
                  <table:covered-table-cell/>
                  <table:covered-table-cell/>
                  <table:covered-table-cell/>
                  <table:table-cell table:style-name="Table53.A1" office:value-type="string">
                    <text:p text:style-name="P4">18</text:p>
                  </table:table-cell>
                  <table:covered-table-cell/>
                  <table:covered-table-cell/>
                </table:table-row>
              </table:table>
              <text:p text:style-name="P7">Time = 26 sec.</text:p>
              <text:p text:style-name="P7">Let the length of the train be <text:span text:style-name="T1">x</text:span> metres.</text:p>
              <table:table table:name="Table54" table:style-name="Table54">
                <table:table-column table:style-name="Table54.A"/>
                <table:table-column table:style-name="Table54.B"/>
                <table:table-column table:style-name="Table54.C"/>
                <table:table-row>
                  <table:table-cell table:style-name="Table54.A1" table:number-rows-spanned="2" office:value-type="string">
                    <text:p text:style-name="P4">Then,</text:p>
                  </table:table-cell>
                  <table:table-cell table:style-name="Table54.A1" office:value-type="string">
                    <text:p text:style-name="P4"><text:span text:style-name="T1">x</text:span> + 250</text:p>
                  </table:table-cell>
                  <table:table-cell table:style-name="Table54.A1" table:number-rows-spanned="2" office:value-type="string">
                    <text:p text:style-name="P4">= 20</text:p>
                  </table:table-cell>
                </table:table-row>
                <table:table-row>
                  <table:covered-table-cell/>
                  <table:table-cell table:style-name="Table54.A1" office:value-type="string">
                    <text:p text:style-name="P4">26</text:p>
                  </table:table-cell>
                  <table:covered-table-cell/>
                </table:table-row>
              </table:table>
              <text:p text:style-name="P7"><draw:frame draw:style-name="fr1" draw:name="Image70" text:anchor-type="as-char" svg:width="0.45cm" svg:height="0.238cm" draw:z-index="70"><draw:image xlink:href="Pictures/1000000000000011000000094C9EE7F1681A0170.png" xlink:type="simple" xlink:show="embed" xlink:actuate="onLoad"/></draw:frame> <text:span text:style-name="T1">x</text:span> + 250 = 520</text:p>
              <text:p text:style-name="P7"><draw:frame draw:style-name="fr1" draw:name="Image71" text:anchor-type="as-char" svg:width="0.45cm" svg:height="0.238cm" draw:z-index="71"><draw:image xlink:href="Pictures/100000000000001100000009B117E00F185AA099.png" xlink:type="simple" xlink:show="embed" xlink:actuate="onLoad"/></draw:frame> <text:span text:style-name="T1">x</text:span> = 270.</text:p>
            </text:section>
            <text:section text:style-name="Sect1" text:name="divToolBar_457">
              <text:p text:style-name="Table_20_Contents"><text:a xlink:type="simple" xlink:href="javascript:%20void%200;" text:style-name="Internet_20_link" text:visited-style-name="Visited_20_Internet_20_Link">View Answer</text:a> <text:a xlink:type="simple" xlink:href="https://www.indiabix.com/aptitude/problems-on-trains/discussion-457"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55" table:style-name="Table55">
        <table:table-column table:style-name="Table55.A"/>
        <table:table-column table:style-name="Table55.B"/>
        <table:table-row>
          <table:table-cell table:number-rows-spanned="2" office:value-type="string">
            <text:p text:style-name="P3">13. </text:p>
          </table:table-cell>
          <table:table-cell office:value-type="string">
            <text:p text:style-name="Table_20_Contents">Two trains, each 100 m long, moving in opposite directions, cross each other in 8 seconds. If one is moving twice as fast the other, then the speed of the faster train is: <text:bookmark text:name="tblOption_466"/></text:p>
            <table:table table:name="Table56" table:style-name="Table56">
              <table:table-column table:style-name="Table56.A"/>
              <table:table-column table:style-name="Table56.B"/>
              <table:table-row>
                <table:table-cell table:style-name="Table56.A1" office:value-type="string">
                  <text:p text:style-name="Table_20_Contents"><text:bookmark text:name="tdOptionNo_A_466"/><text:bookmark text:name="lnkOptionLink_A_466"/><text:a xlink:type="simple" xlink:href="javascript:%20void%200;" text:style-name="Internet_20_link" text:visited-style-name="Visited_20_Internet_20_Link">A.</text:a><text:bookmark text:name="tdOptionDt_A_466"/></text:p>
                </table:table-cell>
                <table:table-cell table:style-name="Table56.A1" office:value-type="string">
                  <text:p text:style-name="Table_20_Contents">30 km/hr<text:bookmark text:name="tdOptionNo_B_466"/></text:p>
                </table:table-cell>
              </table:table-row>
              <table:table-row>
                <table:table-cell table:style-name="Table56.A1" office:value-type="string">
                  <text:p text:style-name="Table_20_Contents"><text:bookmark text:name="lnkOptionLink_B_466"/><text:a xlink:type="simple" xlink:href="javascript:%20void%200;" text:style-name="Internet_20_link" text:visited-style-name="Visited_20_Internet_20_Link">B.</text:a><text:bookmark text:name="tdOptionDt_B_466"/></text:p>
                </table:table-cell>
                <table:table-cell table:style-name="Table56.A1" office:value-type="string">
                  <text:p text:style-name="Table_20_Contents">45 km/hr<text:bookmark text:name="tdOptionNo_C_466"/></text:p>
                </table:table-cell>
              </table:table-row>
              <table:table-row>
                <table:table-cell table:style-name="Table56.A1" office:value-type="string">
                  <text:p text:style-name="Table_20_Contents"><text:bookmark text:name="lnkOptionLink_C_466"/><text:a xlink:type="simple" xlink:href="javascript:%20void%200;" text:style-name="Internet_20_link" text:visited-style-name="Visited_20_Internet_20_Link">C.</text:a><text:bookmark text:name="tdOptionDt_C_466"/></text:p>
                </table:table-cell>
                <table:table-cell table:style-name="Table56.A1" office:value-type="string">
                  <text:p text:style-name="Table_20_Contents">60 km/hr<text:bookmark text:name="tdOptionNo_D_466"/></text:p>
                </table:table-cell>
              </table:table-row>
              <table:table-row>
                <table:table-cell table:style-name="Table56.A1" office:value-type="string">
                  <text:p text:style-name="Table_20_Contents"><text:bookmark text:name="lnkOptionLink_D_466"/><text:a xlink:type="simple" xlink:href="javascript:%20void%200;" text:style-name="Internet_20_link" text:visited-style-name="Visited_20_Internet_20_Link">D.</text:a><text:bookmark text:name="tdOptionDt_D_466"/></text:p>
                </table:table-cell>
                <table:table-cell table:style-name="Table56.A1" office:value-type="string">
                  <text:p text:style-name="Table_20_Contents">75 km/hr</text:p>
                </table:table-cell>
              </table:table-row>
            </table:table>
            <text:p text:style-name="Table_20_Contents"/>
          </table:table-cell>
        </table:table-row>
        <table:table-row>
          <table:covered-table-cell/>
          <table:table-cell office:value-type="string">
            <text:section text:style-name="Sect1" text:name="divAnswer_466">
              <text:p text:style-name="P7">Answer: Option C</text:p>
              <text:p text:style-name="P7">Explanation:</text:p>
              <text:p text:style-name="P7">Let the speed of the slower train be <text:span text:style-name="T1">x</text:span> m/sec.</text:p>
              <text:p text:style-name="P7">Then, speed of the faster train = 2<text:span text:style-name="T1">x</text:span> m/sec.</text:p>
              <text:p text:style-name="P7">Relative speed = (<text:span text:style-name="T1">x</text:span> + 2<text:span text:style-name="T1">x</text:span>) m/sec = 3<text:span text:style-name="T1">x</text:span> m/sec.</text:p>
              <table:table table:name="Table57" table:style-name="Table57">
                <table:table-column table:style-name="Table57.A"/>
                <table:table-column table:style-name="Table57.B"/>
                <table:table-column table:style-name="Table57.C"/>
                <table:table-row>
                  <table:table-cell table:style-name="Table57.A1" table:number-rows-spanned="2" office:value-type="string">
                    <text:p text:style-name="P4"><draw:frame draw:style-name="fr1" draw:name="Image72" text:anchor-type="as-char" svg:width="0.45cm" svg:height="0.291cm" draw:z-index="72"><draw:image xlink:href="Pictures/10000000000000110000000B05D10BDD116E2A3C.png" xlink:type="simple" xlink:show="embed" xlink:actuate="onLoad"/></draw:frame> </text:p>
                  </table:table-cell>
                  <table:table-cell table:style-name="Table57.A1" office:value-type="string">
                    <text:p text:style-name="P4">(100 + 100)</text:p>
                  </table:table-cell>
                  <table:table-cell table:style-name="Table57.A1" table:number-rows-spanned="2" office:value-type="string">
                    <text:p text:style-name="P4">= 3<text:span text:style-name="T1">x</text:span></text:p>
                  </table:table-cell>
                </table:table-row>
                <table:table-row>
                  <table:covered-table-cell/>
                  <table:table-cell table:style-name="Table57.A1" office:value-type="string">
                    <text:p text:style-name="P4">8</text:p>
                  </table:table-cell>
                  <table:covered-table-cell/>
                </table:table-row>
              </table:table>
              <text:p text:style-name="P7"><draw:frame draw:style-name="fr1" draw:name="Image73" text:anchor-type="as-char" svg:width="0.45cm" svg:height="0.238cm" draw:z-index="61"><draw:image xlink:href="Pictures/100000000000001100000009555245FC74FC6557.png" xlink:type="simple" xlink:show="embed" xlink:actuate="onLoad"/></draw:frame> 24<text:span text:style-name="T1">x</text:span> = 200</text:p>
              <table:table table:name="Table58" table:style-name="Table58">
                <table:table-column table:style-name="Table58.A"/>
                <table:table-column table:style-name="Table58.B"/>
                <table:table-column table:style-name="Table58.C"/>
                <table:table-row>
                  <table:table-cell table:style-name="Table58.A1" table:number-rows-spanned="2" office:value-type="string">
                    <text:p text:style-name="P4"><draw:frame draw:style-name="fr1" draw:name="Image74" text:anchor-type="as-char" svg:width="0.45cm" svg:height="0.238cm" draw:z-index="73"><draw:image xlink:href="Pictures/100000000000001100000009B92FEDB4BE6A0AB5.png" xlink:type="simple" xlink:show="embed" xlink:actuate="onLoad"/></draw:frame> <text:span text:style-name="T1">x</text:span> =</text:p>
                  </table:table-cell>
                  <table:table-cell table:style-name="Table58.A1" office:value-type="string">
                    <text:p text:style-name="P4">25</text:p>
                  </table:table-cell>
                  <table:table-cell table:style-name="Table58.A1" table:number-rows-spanned="2" office:value-type="string">
                    <text:p text:style-name="P4">.</text:p>
                  </table:table-cell>
                </table:table-row>
                <table:table-row>
                  <table:covered-table-cell/>
                  <table:table-cell table:style-name="Table58.A1" office:value-type="string">
                    <text:p text:style-name="P4">3</text:p>
                  </table:table-cell>
                  <table:covered-table-cell/>
                </table:table-row>
              </table:table>
              <table:table table:name="Table59" table:style-name="Table59">
                <table:table-column table:style-name="Table59.A"/>
                <table:table-column table:style-name="Table59.B"/>
                <table:table-column table:style-name="Table59.C"/>
                <table:table-row>
                  <table:table-cell table:style-name="Table59.A1" table:number-rows-spanned="2" office:value-type="string">
                    <text:p text:style-name="P4">So, speed of the faster train =</text:p>
                  </table:table-cell>
                  <table:table-cell table:style-name="Table59.A1" office:value-type="string">
                    <text:p text:style-name="P4">50</text:p>
                  </table:table-cell>
                  <table:table-cell table:style-name="Table59.A1" table:number-rows-spanned="2" office:value-type="string">
                    <text:p text:style-name="P4">m/sec</text:p>
                  </table:table-cell>
                </table:table-row>
                <table:table-row>
                  <table:covered-table-cell/>
                  <table:table-cell table:style-name="Table59.A1" office:value-type="string">
                    <text:p text:style-name="P4">3</text:p>
                  </table:table-cell>
                  <table:covered-table-cell/>
                </table:table-row>
              </table:table>
              <table:table table:name="Table60" table:style-name="Table60">
                <table:table-column table:style-name="Table60.A"/>
                <table:table-column table:style-name="Table60.B"/>
                <table:table-column table:style-name="Table60.C"/>
                <table:table-column table:style-name="Table60.D"/>
                <table:table-column table:style-name="Table60.C"/>
                <table:table-column table:style-name="Table60.F"/>
                <table:table-row>
                  <table:table-cell table:style-name="Table60.A1" table:number-rows-spanned="2" office:value-type="string">
                    <text:p text:style-name="P4">   =</text:p>
                  </table:table-cell>
                  <table:table-cell table:style-name="Table60.A1" table:number-rows-spanned="2" office:value-type="string">
                    <text:p text:style-name="P4"><draw:frame draw:style-name="fr1" draw:name="Image75" text:anchor-type="as-char" svg:width="0.238cm" svg:height="1.005cm" draw:z-index="74"><draw:image xlink:href="Pictures/1000000000000009000000267C2FC4B69DC20D4E.png" xlink:type="simple" xlink:show="embed" xlink:actuate="onLoad"/></draw:frame></text:p>
                  </table:table-cell>
                  <table:table-cell table:style-name="Table60.A1" office:value-type="string">
                    <text:p text:style-name="P4">50</text:p>
                  </table:table-cell>
                  <table:table-cell table:style-name="Table60.A1" table:number-rows-spanned="2" office:value-type="string">
                    <text:p text:style-name="P4">x</text:p>
                  </table:table-cell>
                  <table:table-cell table:style-name="Table60.A1" office:value-type="string">
                    <text:p text:style-name="P4">18</text:p>
                  </table:table-cell>
                  <table:table-cell table:style-name="Table60.A1" table:number-rows-spanned="2" office:value-type="string">
                    <text:p text:style-name="P4"><draw:frame draw:style-name="fr1" draw:name="Image76" text:anchor-type="as-char" svg:width="0.212cm" svg:height="1.005cm" draw:z-index="75"><draw:image xlink:href="Pictures/1000000000000008000000265CA9C31D1E9F9FD4.png" xlink:type="simple" xlink:show="embed" xlink:actuate="onLoad"/></draw:frame>km/hr</text:p>
                  </table:table-cell>
                </table:table-row>
                <table:table-row>
                  <table:covered-table-cell/>
                  <table:covered-table-cell/>
                  <table:table-cell table:style-name="Table60.A1" office:value-type="string">
                    <text:p text:style-name="P4">3</text:p>
                  </table:table-cell>
                  <table:covered-table-cell/>
                  <table:table-cell table:style-name="Table60.A1" office:value-type="string">
                    <text:p text:style-name="P4">5</text:p>
                  </table:table-cell>
                  <table:covered-table-cell/>
                </table:table-row>
              </table:table>
              <text:p text:style-name="P7">   = 60 km/hr.</text:p>
            </text:section>
            <text:section text:style-name="Sect1" text:name="divToolBar_466">
              <text:p text:style-name="Table_20_Contents"><text:a xlink:type="simple" xlink:href="javascript:%20void%200;" text:style-name="Internet_20_link" text:visited-style-name="Visited_20_Internet_20_Link">View Answer</text:a> <text:a xlink:type="simple" xlink:href="https://www.indiabix.com/aptitude/problems-on-trains/discussion-466"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61" table:style-name="Table61">
        <table:table-column table:style-name="Table61.A"/>
        <table:table-column table:style-name="Table61.B"/>
        <table:table-row>
          <table:table-cell table:number-rows-spanned="2" office:value-type="string">
            <text:p text:style-name="P3">14. </text:p>
          </table:table-cell>
          <table:table-cell office:value-type="string">
            <text:p text:style-name="Table_20_Contents">Two trains 140 m and 160 m long run at the speed of 60 km/hr and 40 km/hr respectively in opposite directions on parallel tracks. The time (in seconds) which they take to cross each other, is: <text:bookmark text:name="tblOption_461"/></text:p>
            <table:table table:name="Table62" table:style-name="Table62">
              <table:table-column table:style-name="Table62.A"/>
              <table:table-column table:style-name="Table62.B"/>
              <table:table-row>
                <table:table-cell table:style-name="Table62.A1" office:value-type="string">
                  <text:p text:style-name="Table_20_Contents"><text:bookmark text:name="tdOptionNo_A_461"/><text:bookmark text:name="lnkOptionLink_A_461"/><text:a xlink:type="simple" xlink:href="javascript:%20void%200;" text:style-name="Internet_20_link" text:visited-style-name="Visited_20_Internet_20_Link">A.</text:a><text:bookmark text:name="tdOptionDt_A_461"/></text:p>
                </table:table-cell>
                <table:table-cell table:style-name="Table62.A1" office:value-type="string">
                  <text:p text:style-name="Table_20_Contents">9<text:bookmark text:name="tdOptionNo_B_461"/></text:p>
                </table:table-cell>
              </table:table-row>
              <table:table-row>
                <table:table-cell table:style-name="Table62.A1" office:value-type="string">
                  <text:p text:style-name="Table_20_Contents"><text:bookmark text:name="lnkOptionLink_B_461"/><text:a xlink:type="simple" xlink:href="javascript:%20void%200;" text:style-name="Internet_20_link" text:visited-style-name="Visited_20_Internet_20_Link">B.</text:a><text:bookmark text:name="tdOptionDt_B_461"/></text:p>
                </table:table-cell>
                <table:table-cell table:style-name="Table62.A1" office:value-type="string">
                  <text:p text:style-name="Table_20_Contents">9.6<text:bookmark text:name="tdOptionNo_C_461"/></text:p>
                </table:table-cell>
              </table:table-row>
              <table:table-row>
                <table:table-cell table:style-name="Table62.A1" office:value-type="string">
                  <text:p text:style-name="Table_20_Contents"><text:bookmark text:name="lnkOptionLink_C_461"/><text:a xlink:type="simple" xlink:href="javascript:%20void%200;" text:style-name="Internet_20_link" text:visited-style-name="Visited_20_Internet_20_Link">C.</text:a><text:bookmark text:name="tdOptionDt_C_461"/></text:p>
                </table:table-cell>
                <table:table-cell table:style-name="Table62.A1" office:value-type="string">
                  <text:p text:style-name="Table_20_Contents">10<text:bookmark text:name="tdOptionNo_D_461"/></text:p>
                </table:table-cell>
              </table:table-row>
              <table:table-row>
                <table:table-cell table:style-name="Table62.A1" office:value-type="string">
                  <text:p text:style-name="Table_20_Contents"><text:bookmark text:name="lnkOptionLink_D_461"/><text:a xlink:type="simple" xlink:href="javascript:%20void%200;" text:style-name="Internet_20_link" text:visited-style-name="Visited_20_Internet_20_Link">D.</text:a><text:bookmark text:name="tdOptionDt_D_461"/></text:p>
                </table:table-cell>
                <table:table-cell table:style-name="Table62.A1" office:value-type="string">
                  <text:p text:style-name="Table_20_Contents">10.8</text:p>
                </table:table-cell>
              </table:table-row>
            </table:table>
            <text:p text:style-name="Table_20_Contents"/>
          </table:table-cell>
        </table:table-row>
        <table:table-row>
          <table:covered-table-cell/>
          <table:table-cell office:value-type="string">
            <text:section text:style-name="Sect1" text:name="divAnswer_461">
              <text:p text:style-name="P7">Answer: Option D</text:p>
              <text:p text:style-name="P7">Explanation:</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B"/>
                <table:table-column table:style-name="Table63.H"/>
                <table:table-column table:style-name="Table63.I"/>
                <table:table-row>
                  <table:table-cell table:style-name="Table63.A1" table:number-rows-spanned="2" office:value-type="string">
                    <text:p text:style-name="P4">Relative speed = (60 + 40) km/hr =</text:p>
                  </table:table-cell>
                  <table:table-cell table:style-name="Table63.A1" table:number-rows-spanned="2" office:value-type="string">
                    <text:p text:style-name="P4"><draw:frame draw:style-name="fr1" draw:name="Image77" text:anchor-type="as-char" svg:width="0.238cm" svg:height="1.005cm" draw:z-index="76"><draw:image xlink:href="Pictures/1000000000000009000000267C2FC4B69DC20D4E.png" xlink:type="simple" xlink:show="embed" xlink:actuate="onLoad"/></draw:frame></text:p>
                  </table:table-cell>
                  <table:table-cell table:style-name="Table63.A1" table:number-rows-spanned="2" office:value-type="string">
                    <text:p text:style-name="P4">100 x</text:p>
                  </table:table-cell>
                  <table:table-cell table:style-name="Table63.A1" office:value-type="string">
                    <text:p text:style-name="P4">5</text:p>
                  </table:table-cell>
                  <table:table-cell table:style-name="Table63.A1" table:number-rows-spanned="2" office:value-type="string">
                    <text:p text:style-name="P4"><draw:frame draw:style-name="fr1" draw:name="Image78" text:anchor-type="as-char" svg:width="0.212cm" svg:height="1.005cm" draw:z-index="77"><draw:image xlink:href="Pictures/1000000000000008000000265CA9C31D1E9F9FD4.png" xlink:type="simple" xlink:show="embed" xlink:actuate="onLoad"/></draw:frame>m/sec</text:p>
                  </table:table-cell>
                  <table:table-cell table:style-name="Table63.A1" table:number-rows-spanned="2" office:value-type="string">
                    <text:p text:style-name="P4">=</text:p>
                  </table:table-cell>
                  <table:table-cell table:style-name="Table63.A1" table:number-rows-spanned="2" office:value-type="string">
                    <text:p text:style-name="P4"><draw:frame draw:style-name="fr1" draw:name="Image79" text:anchor-type="as-char" svg:width="0.238cm" svg:height="1.005cm" draw:z-index="78"><draw:image xlink:href="Pictures/1000000000000009000000267C2FC4B69DC20D4E.png" xlink:type="simple" xlink:show="embed" xlink:actuate="onLoad"/></draw:frame></text:p>
                  </table:table-cell>
                  <table:table-cell table:style-name="Table63.A1" office:value-type="string">
                    <text:p text:style-name="P4">250</text:p>
                  </table:table-cell>
                  <table:table-cell table:style-name="Table63.A1" table:number-rows-spanned="2" office:value-type="string">
                    <text:p text:style-name="P4"><draw:frame draw:style-name="fr1" draw:name="Image80" text:anchor-type="as-char" svg:width="0.212cm" svg:height="1.005cm" draw:z-index="79"><draw:image xlink:href="Pictures/1000000000000008000000265CA9C31D1E9F9FD4.png" xlink:type="simple" xlink:show="embed" xlink:actuate="onLoad"/></draw:frame>m/sec.</text:p>
                  </table:table-cell>
                </table:table-row>
                <table:table-row>
                  <table:covered-table-cell/>
                  <table:covered-table-cell/>
                  <table:covered-table-cell/>
                  <table:table-cell table:style-name="Table63.A1" office:value-type="string">
                    <text:p text:style-name="P4">18</text:p>
                  </table:table-cell>
                  <table:covered-table-cell/>
                  <table:covered-table-cell/>
                  <table:covered-table-cell/>
                  <table:table-cell table:style-name="Table63.A1" office:value-type="string">
                    <text:p text:style-name="P4">9</text:p>
                  </table:table-cell>
                  <table:covered-table-cell/>
                </table:table-row>
              </table:table>
              <text:p text:style-name="P7">Distance covered in crossing each other = (140 + 160) m = 300 m.</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row>
                  <table:table-cell table:style-name="Table64.A1" table:number-rows-spanned="2" office:value-type="string">
                    <text:p text:style-name="P4">Required time =</text:p>
                  </table:table-cell>
                  <table:table-cell table:style-name="Table64.A1" table:number-rows-spanned="2" office:value-type="string">
                    <text:p text:style-name="P4"><draw:frame draw:style-name="fr1" draw:name="Image81" text:anchor-type="as-char" svg:width="0.238cm" svg:height="1.005cm" draw:z-index="80"><draw:image xlink:href="Pictures/1000000000000009000000267C2FC4B69DC20D4E.png" xlink:type="simple" xlink:show="embed" xlink:actuate="onLoad"/></draw:frame></text:p>
                  </table:table-cell>
                  <table:table-cell table:style-name="Table64.A1" table:number-rows-spanned="2" office:value-type="string">
                    <text:p text:style-name="P4">300 x</text:p>
                  </table:table-cell>
                  <table:table-cell table:style-name="Table64.A1" office:value-type="string">
                    <text:p text:style-name="P4">9</text:p>
                  </table:table-cell>
                  <table:table-cell table:style-name="Table64.A1" table:number-rows-spanned="2" office:value-type="string">
                    <text:p text:style-name="P4"><draw:frame draw:style-name="fr1" draw:name="Image82" text:anchor-type="as-char" svg:width="0.212cm" svg:height="1.005cm" draw:z-index="81"><draw:image xlink:href="Pictures/1000000000000008000000265CA9C31D1E9F9FD4.png" xlink:type="simple" xlink:show="embed" xlink:actuate="onLoad"/></draw:frame>sec</text:p>
                  </table:table-cell>
                  <table:table-cell table:style-name="Table64.A1" table:number-rows-spanned="2" office:value-type="string">
                    <text:p text:style-name="P4">=</text:p>
                  </table:table-cell>
                  <table:table-cell table:style-name="Table64.A1" office:value-type="string">
                    <text:p text:style-name="P4">54</text:p>
                  </table:table-cell>
                  <table:table-cell table:style-name="Table64.A1" table:number-rows-spanned="2" office:value-type="string">
                    <text:p text:style-name="P4">sec = 10.8 sec.</text:p>
                  </table:table-cell>
                </table:table-row>
                <table:table-row>
                  <table:covered-table-cell/>
                  <table:covered-table-cell/>
                  <table:covered-table-cell/>
                  <table:table-cell table:style-name="Table64.A1" office:value-type="string">
                    <text:p text:style-name="P4">250</text:p>
                  </table:table-cell>
                  <table:covered-table-cell/>
                  <table:covered-table-cell/>
                  <table:table-cell table:style-name="Table64.A1" office:value-type="string">
                    <text:p text:style-name="P4">5</text:p>
                  </table:table-cell>
                  <table:covered-table-cell/>
                </table:table-row>
              </table:table>
            </text:section>
            <text:section text:style-name="Sect1" text:name="divToolBar_461">
              <text:p text:style-name="Table_20_Contents"><text:a xlink:type="simple" xlink:href="javascript:%20void%200;" text:style-name="Internet_20_link" text:visited-style-name="Visited_20_Internet_20_Link">View Answer</text:a> <text:a xlink:type="simple" xlink:href="https://www.indiabix.com/aptitude/problems-on-trains/discussion-461"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65" table:style-name="Table65">
        <table:table-column table:style-name="Table65.A"/>
        <table:table-column table:style-name="Table65.B"/>
        <table:table-row>
          <table:table-cell table:number-rows-spanned="2" office:value-type="string">
            <text:p text:style-name="P3">15. </text:p>
          </table:table-cell>
          <table:table-cell office:value-type="string">
            <text:p text:style-name="Table_20_Contents">A train 110 metres long is running with a speed of 60 kmph. In what time will it pass a man who is running at 6 kmph in the direction opposite to that in which the train is going? <text:bookmark text:name="tblOption_460"/></text:p>
            <table:table table:name="Table66" table:style-name="Table66">
              <table:table-column table:style-name="Table66.A"/>
              <table:table-column table:style-name="Table66.B"/>
              <table:table-row>
                <table:table-cell table:style-name="Table66.A1" office:value-type="string">
                  <text:p text:style-name="Table_20_Contents"><text:bookmark text:name="tdOptionNo_A_460"/><text:bookmark text:name="lnkOptionLink_A_460"/><text:a xlink:type="simple" xlink:href="javascript:%20void%200;" text:style-name="Internet_20_link" text:visited-style-name="Visited_20_Internet_20_Link">A.</text:a><text:bookmark text:name="tdOptionDt_A_460"/></text:p>
                </table:table-cell>
                <table:table-cell table:style-name="Table66.A1" office:value-type="string">
                  <text:p text:style-name="Table_20_Contents">5 sec<text:bookmark text:name="tdOptionNo_B_460"/></text:p>
                </table:table-cell>
              </table:table-row>
              <table:table-row>
                <table:table-cell table:style-name="Table66.A1" office:value-type="string">
                  <text:p text:style-name="Table_20_Contents"><text:bookmark text:name="lnkOptionLink_B_460"/><text:a xlink:type="simple" xlink:href="javascript:%20void%200;" text:style-name="Internet_20_link" text:visited-style-name="Visited_20_Internet_20_Link">B.</text:a><text:bookmark text:name="tdOptionDt_B_460"/></text:p>
                </table:table-cell>
                <table:table-cell table:style-name="Table66.A1" office:value-type="string">
                  <text:p text:style-name="Table_20_Contents">6 sec<text:bookmark text:name="tdOptionNo_C_460"/></text:p>
                </table:table-cell>
              </table:table-row>
              <table:table-row>
                <table:table-cell table:style-name="Table66.A1" office:value-type="string">
                  <text:p text:style-name="Table_20_Contents"><text:bookmark text:name="lnkOptionLink_C_460"/><text:a xlink:type="simple" xlink:href="javascript:%20void%200;" text:style-name="Internet_20_link" text:visited-style-name="Visited_20_Internet_20_Link">C.</text:a><text:bookmark text:name="tdOptionDt_C_460"/></text:p>
                </table:table-cell>
                <table:table-cell table:style-name="Table66.A1" office:value-type="string">
                  <text:p text:style-name="Table_20_Contents">7 sec<text:bookmark text:name="tdOptionNo_D_460"/></text:p>
                </table:table-cell>
              </table:table-row>
              <table:table-row>
                <table:table-cell table:style-name="Table66.A1" office:value-type="string">
                  <text:p text:style-name="Table_20_Contents"><text:bookmark text:name="lnkOptionLink_D_460"/><text:a xlink:type="simple" xlink:href="javascript:%20void%200;" text:style-name="Internet_20_link" text:visited-style-name="Visited_20_Internet_20_Link">D.</text:a><text:bookmark text:name="tdOptionDt_D_460"/></text:p>
                </table:table-cell>
                <table:table-cell table:style-name="Table66.A1" office:value-type="string">
                  <text:p text:style-name="Table_20_Contents">10 sec</text:p>
                </table:table-cell>
              </table:table-row>
            </table:table>
            <text:p text:style-name="Table_20_Contents"/>
          </table:table-cell>
        </table:table-row>
        <table:table-row>
          <table:covered-table-cell/>
          <table:table-cell office:value-type="string">
            <text:section text:style-name="Sect1" text:name="divAnswer_460">
              <text:p text:style-name="P7">Answer: Option B</text:p>
              <text:p text:style-name="P7">Explanation:</text:p>
              <text:p text:style-name="P7">Speed of train relative to man = (60 + 6) km/hr = 66 km/hr.</text:p>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table:number-rows-spanned="2" office:value-type="string">
                    <text:p text:style-name="P4">   =</text:p>
                  </table:table-cell>
                  <table:table-cell table:style-name="Table67.A1" table:number-rows-spanned="2" office:value-type="string">
                    <text:p text:style-name="P4"><draw:frame draw:style-name="fr1" draw:name="Image83" text:anchor-type="as-char" svg:width="0.238cm" svg:height="1.005cm" draw:z-index="82"><draw:image xlink:href="Pictures/100000000000000900000026D04B0CE6C6EE4985.png" xlink:type="simple" xlink:show="embed" xlink:actuate="onLoad"/></draw:frame></text:p>
                  </table:table-cell>
                  <table:table-cell table:style-name="Table67.A1" table:number-rows-spanned="2" office:value-type="string">
                    <text:p text:style-name="P4">66 x</text:p>
                  </table:table-cell>
                  <table:table-cell table:style-name="Table67.A1" office:value-type="string">
                    <text:p text:style-name="P4">5</text:p>
                  </table:table-cell>
                  <table:table-cell table:style-name="Table67.A1" table:number-rows-spanned="2" office:value-type="string">
                    <text:p text:style-name="P4"><draw:frame draw:style-name="fr1" draw:name="Image84" text:anchor-type="as-char" svg:width="0.212cm" svg:height="1.005cm" draw:z-index="83"><draw:image xlink:href="Pictures/1000000000000008000000265CA9C31D1E9F9FD4.png" xlink:type="simple" xlink:show="embed" xlink:actuate="onLoad"/></draw:frame>m/sec</text:p>
                  </table:table-cell>
                </table:table-row>
                <table:table-row>
                  <table:covered-table-cell/>
                  <table:covered-table-cell/>
                  <table:covered-table-cell/>
                  <table:table-cell table:style-name="Table67.A1" office:value-type="string">
                    <text:p text:style-name="P4">18</text:p>
                  </table:table-cell>
                  <table:covered-table-cell/>
                </table:table-row>
              </table:table>
              <table:table table:name="Table68" table:style-name="Table68">
                <table:table-column table:style-name="Table68.A"/>
                <table:table-column table:style-name="Table68.B"/>
                <table:table-column table:style-name="Table68.C"/>
                <table:table-column table:style-name="Table68.D"/>
                <table:table-row>
                  <table:table-cell table:style-name="Table68.A1" table:number-rows-spanned="2" office:value-type="string">
                    <text:p text:style-name="P4">   =</text:p>
                  </table:table-cell>
                  <table:table-cell table:style-name="Table68.A1" table:number-rows-spanned="2" office:value-type="string">
                    <text:p text:style-name="P4"><draw:frame draw:style-name="fr1" draw:name="Image85" text:anchor-type="as-char" svg:width="0.238cm" svg:height="1.005cm" draw:z-index="84"><draw:image xlink:href="Pictures/1000000000000009000000261E244A9A38AF9958.png" xlink:type="simple" xlink:show="embed" xlink:actuate="onLoad"/></draw:frame></text:p>
                  </table:table-cell>
                  <table:table-cell table:style-name="Table68.A1" office:value-type="string">
                    <text:p text:style-name="P4">55</text:p>
                  </table:table-cell>
                  <table:table-cell table:style-name="Table68.A1" table:number-rows-spanned="2" office:value-type="string">
                    <text:p text:style-name="P4"><draw:frame draw:style-name="fr1" draw:name="Image86" text:anchor-type="as-char" svg:width="0.212cm" svg:height="1.005cm" draw:z-index="85"><draw:image xlink:href="Pictures/1000000000000008000000265CA9C31D1E9F9FD4.png" xlink:type="simple" xlink:show="embed" xlink:actuate="onLoad"/></draw:frame>m/sec.</text:p>
                  </table:table-cell>
                </table:table-row>
                <table:table-row>
                  <table:covered-table-cell/>
                  <table:covered-table-cell/>
                  <table:table-cell table:style-name="Table68.A1" office:value-type="string">
                    <text:p text:style-name="P4">3</text:p>
                  </table:table-cell>
                  <table:covered-table-cell/>
                </table:table-row>
              </table:table>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table:number-rows-spanned="2" office:value-type="string">
                    <text:p text:style-name="P4"><draw:frame draw:style-name="fr1" draw:name="Image87" text:anchor-type="as-char" svg:width="0.45cm" svg:height="0.291cm" draw:z-index="86"><draw:image xlink:href="Pictures/10000000000000110000000B0E3B1F0F422DCED0.png" xlink:type="simple" xlink:show="embed" xlink:actuate="onLoad"/></draw:frame> Time taken to pass the man =</text:p>
                  </table:table-cell>
                  <table:table-cell table:style-name="Table69.A1" table:number-rows-spanned="2" office:value-type="string">
                    <text:p text:style-name="P4"><draw:frame draw:style-name="fr1" draw:name="Image88" text:anchor-type="as-char" svg:width="0.238cm" svg:height="1.005cm" draw:z-index="87"><draw:image xlink:href="Pictures/1000000000000009000000262FF6F7F3E6A12B8B.png" xlink:type="simple" xlink:show="embed" xlink:actuate="onLoad"/></draw:frame></text:p>
                  </table:table-cell>
                  <table:table-cell table:style-name="Table69.A1" table:number-rows-spanned="2" office:value-type="string">
                    <text:p text:style-name="P4">110 x</text:p>
                  </table:table-cell>
                  <table:table-cell table:style-name="Table69.A1" office:value-type="string">
                    <text:p text:style-name="P4">3</text:p>
                  </table:table-cell>
                  <table:table-cell table:style-name="Table69.A1" table:number-rows-spanned="2" office:value-type="string">
                    <text:p text:style-name="P4"><draw:frame draw:style-name="fr1" draw:name="Image89" text:anchor-type="as-char" svg:width="0.212cm" svg:height="1.005cm" draw:z-index="88"><draw:image xlink:href="Pictures/1000000000000008000000265CA9C31D1E9F9FD4.png" xlink:type="simple" xlink:show="embed" xlink:actuate="onLoad"/></draw:frame>sec = 6 sec.</text:p>
                  </table:table-cell>
                </table:table-row>
                <table:table-row>
                  <table:covered-table-cell/>
                  <table:covered-table-cell/>
                  <table:covered-table-cell/>
                  <table:table-cell table:style-name="Table69.A1" office:value-type="string">
                    <text:p text:style-name="P4">55</text:p>
                  </table:table-cell>
                  <table:covered-table-cell/>
                </table:table-row>
              </table:table>
            </text:section>
            <text:section text:style-name="Sect1" text:name="divToolBar_460">
              <text:p text:style-name="P5"/>
            </text:section>
          </table:table-cell>
        </table:table-row>
      </table:table>
      <text:p text:style-name="Standard"/>
      <table:table table:name="Table70" table:style-name="Table70">
        <table:table-column table:style-name="Table70.A"/>
        <table:table-column table:style-name="Table70.B"/>
        <table:table-row>
          <table:table-cell table:number-rows-spanned="2" office:value-type="string">
            <text:p text:style-name="P3"> </text:p>
          </table:table-cell>
          <table:table-cell office:value-type="string">
            <text:p text:style-name="Table_20_Contents">A train travelling at a speed of 75 mph enters a tunnel 3<draw:frame draw:style-name="fr1" draw:name="Image90" text:anchor-type="as-char" svg:width="0.265cm" svg:height="0.741cm" draw:z-index="89"><draw:image xlink:href="Pictures/100000000000000A0000001CFDE0A0A0AE555803.png" xlink:type="simple" xlink:show="embed" xlink:actuate="onLoad"/><svg:title>1/2</svg:title></draw:frame> miles long. The train is <draw:frame draw:style-name="fr1" draw:name="Image91" text:anchor-type="as-char" svg:width="0.265cm" svg:height="0.741cm" draw:z-index="90"><draw:image xlink:href="Pictures/100000000000000A0000001CF7C6860D93B8825B.png" xlink:type="simple" xlink:show="embed" xlink:actuate="onLoad"/><svg:title>1/4</svg:title></draw:frame> mile long. How long does it take for the train to pass through the tunnel from the moment the front enters to the moment the rear emerges?<text:bookmark text:name="tblOption_798"/></text:p>
            <table:table table:name="Table71" table:style-name="Table71">
              <table:table-column table:style-name="Table71.A"/>
              <table:table-column table:style-name="Table71.B"/>
              <table:table-row>
                <table:table-cell table:style-name="Table71.A1" office:value-type="string">
                  <text:p text:style-name="Table_20_Contents"><text:bookmark text:name="tdOptionNo_A_798"/><text:bookmark text:name="lnkOptionLink_A_798"/><text:a xlink:type="simple" xlink:href="javascript:%20void%200;" text:style-name="Internet_20_link" text:visited-style-name="Visited_20_Internet_20_Link">A.</text:a><text:bookmark text:name="tdOptionDt_A_798"/></text:p>
                </table:table-cell>
                <table:table-cell table:style-name="Table71.A1" office:value-type="string">
                  <text:p text:style-name="Table_20_Contents">2.5 min<text:bookmark text:name="tdOptionNo_B_798"/></text:p>
                </table:table-cell>
              </table:table-row>
              <table:table-row>
                <table:table-cell table:style-name="Table71.A1" office:value-type="string">
                  <text:p text:style-name="Table_20_Contents"><text:bookmark text:name="lnkOptionLink_B_798"/><text:a xlink:type="simple" xlink:href="javascript:%20void%200;" text:style-name="Internet_20_link" text:visited-style-name="Visited_20_Internet_20_Link">B.</text:a><text:bookmark text:name="tdOptionDt_B_798"/></text:p>
                </table:table-cell>
                <table:table-cell table:style-name="Table71.A1" office:value-type="string">
                  <text:p text:style-name="Table_20_Contents">3 min<text:bookmark text:name="tdOptionNo_C_798"/></text:p>
                </table:table-cell>
              </table:table-row>
              <table:table-row>
                <table:table-cell table:style-name="Table71.A1" office:value-type="string">
                  <text:p text:style-name="Table_20_Contents"><text:bookmark text:name="lnkOptionLink_C_798"/><text:a xlink:type="simple" xlink:href="javascript:%20void%200;" text:style-name="Internet_20_link" text:visited-style-name="Visited_20_Internet_20_Link">C.</text:a><text:bookmark text:name="tdOptionDt_C_798"/></text:p>
                </table:table-cell>
                <table:table-cell table:style-name="Table71.A1" office:value-type="string">
                  <text:p text:style-name="Table_20_Contents">3.2 min<text:bookmark text:name="tdOptionNo_D_798"/></text:p>
                </table:table-cell>
              </table:table-row>
              <table:table-row>
                <table:table-cell table:style-name="Table71.A1" office:value-type="string">
                  <text:p text:style-name="Table_20_Contents"><text:bookmark text:name="lnkOptionLink_D_798"/><text:a xlink:type="simple" xlink:href="javascript:%20void%200;" text:style-name="Internet_20_link" text:visited-style-name="Visited_20_Internet_20_Link">D.</text:a><text:bookmark text:name="tdOptionDt_D_798"/></text:p>
                </table:table-cell>
                <table:table-cell table:style-name="Table71.A1" office:value-type="string">
                  <text:p text:style-name="Table_20_Contents">3.5 min</text:p>
                </table:table-cell>
              </table:table-row>
            </table:table>
            <text:p text:style-name="Table_20_Contents"/>
          </table:table-cell>
        </table:table-row>
        <table:table-row>
          <table:covered-table-cell/>
          <table:table-cell office:value-type="string">
            <text:section text:style-name="Sect1" text:name="divAnswer_798">
              <text:p text:style-name="P7">Answer: Option B</text:p>
              <text:p text:style-name="P7">Explanation:</text:p>
              <table:table table:name="Table72" table:style-name="Table72">
                <table:table-column table:style-name="Table72.A"/>
                <table:table-column table:style-name="Table72.B"/>
                <table:table-row>
                  <table:table-cell table:style-name="Table72.A1" office:value-type="string">
                    <text:p text:style-name="Table_20_Contents">Total distance covered</text:p>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table-column table:style-name="Table73.G"/>
                      <table:table-row>
                        <table:table-cell table:style-name="Table73.A1" table:number-rows-spanned="2" office:value-type="string">
                          <text:p text:style-name="P4">=</text:p>
                        </table:table-cell>
                        <table:table-cell table:style-name="Table73.A1" table:number-rows-spanned="2" office:value-type="string">
                          <text:p text:style-name="P4"><draw:frame draw:style-name="fr1" draw:name="Image92" text:anchor-type="as-char" svg:width="0.238cm" svg:height="1.005cm" draw:z-index="92"><draw:image xlink:href="Pictures/1000000000000009000000266CCE7998A939B311.png" xlink:type="simple" xlink:show="embed" xlink:actuate="onLoad"/><svg:title>(</svg:title></draw:frame></text:p>
                        </table:table-cell>
                        <table:table-cell table:style-name="Table73.A1" office:value-type="string">
                          <text:p text:style-name="P4">7</text:p>
                        </table:table-cell>
                        <table:table-cell table:style-name="Table73.A1" table:number-rows-spanned="2" office:value-type="string">
                          <text:p text:style-name="P4">+</text:p>
                        </table:table-cell>
                        <table:table-cell table:style-name="Table73.A1" office:value-type="string">
                          <text:p text:style-name="P4">1</text:p>
                        </table:table-cell>
                        <table:table-cell table:style-name="Table73.A1" table:number-rows-spanned="2" office:value-type="string">
                          <text:p text:style-name="P4"><draw:frame draw:style-name="fr1" draw:name="Image93" text:anchor-type="as-char" svg:width="0.212cm" svg:height="1.005cm" draw:z-index="93"><draw:image xlink:href="Pictures/1000000000000008000000265CA9C31D1E9F9FD4.png" xlink:type="simple" xlink:show="embed" xlink:actuate="onLoad"/><svg:title>(</svg:title></draw:frame></text:p>
                        </table:table-cell>
                        <table:table-cell table:style-name="Table73.A1" table:number-rows-spanned="2" office:value-type="string">
                          <text:p text:style-name="P4">miles</text:p>
                        </table:table-cell>
                      </table:table-row>
                      <table:table-row>
                        <table:covered-table-cell/>
                        <table:covered-table-cell/>
                        <table:table-cell table:style-name="Table73.A1" office:value-type="string">
                          <text:p text:style-name="P4">2</text:p>
                        </table:table-cell>
                        <table:covered-table-cell/>
                        <table:table-cell table:style-name="Table73.A1" office:value-type="string">
                          <text:p text:style-name="P4">4</text:p>
                        </table:table-cell>
                        <table:covered-table-cell/>
                        <table:covered-table-cell/>
                      </table:table-row>
                    </table:table>
                    <text:p text:style-name="Table_20_Contents"/>
                  </table:table-cell>
                  <table:table-cell table:style-name="Table72.A1" office:value-type="string">
                    <text:p text:style-name="P5"/>
                  </table:table-cell>
                </table:table-row>
                <table:table-row>
                  <table:table-cell table:style-name="Table72.A1" office:value-type="string">
                    <table:table table:name="Table74" table:style-name="Table74">
                      <table:table-column table:style-name="Table74.A"/>
                      <table:table-column table:style-name="Table74.B"/>
                      <table:table-column table:style-name="Table74.C"/>
                      <table:table-row>
                        <table:table-cell table:style-name="Table74.A1" table:number-rows-spanned="2" office:value-type="string">
                          <text:p text:style-name="P4">=</text:p>
                        </table:table-cell>
                        <table:table-cell table:style-name="Table74.A1" office:value-type="string">
                          <text:p text:style-name="P4">15</text:p>
                        </table:table-cell>
                        <table:table-cell table:style-name="Table74.A1" table:number-rows-spanned="2" office:value-type="string">
                          <text:p text:style-name="P4">miles.</text:p>
                        </table:table-cell>
                      </table:table-row>
                      <table:table-row>
                        <table:covered-table-cell/>
                        <table:table-cell table:style-name="Table74.A1" office:value-type="string">
                          <text:p text:style-name="P4">4</text:p>
                        </table:table-cell>
                        <table:covered-table-cell/>
                      </table:table-row>
                    </table:table>
                    <text:p text:style-name="Table_20_Contents"/>
                  </table:table-cell>
                  <table:table-cell table:style-name="Table72.A1" office:value-type="string">
                    <text:p text:style-name="P5"/>
                  </table:table-cell>
                </table:table-row>
              </table:table>
              <table:table table:name="Table75" table:style-name="Table75">
                <table:table-column table:style-name="Table75.A"/>
                <table:table-column table:style-name="Table75.B"/>
                <table:table-row>
                  <table:table-cell table:style-name="Table75.A1" office:value-type="string">
                    <text:p text:style-name="Table_20_Contents"><draw:frame draw:style-name="fr1" draw:name="Image94" text:anchor-type="as-char" svg:width="0.45cm" svg:height="0.291cm" draw:z-index="91"><draw:image xlink:href="Pictures/10000000000000110000000B1A157885EF2D1C4D.png" xlink:type="simple" xlink:show="embed" xlink:actuate="onLoad"/><svg:title>Therefore</svg:title></draw:frame> Time taken</text:p>
                    <table:table table:name="Table76" table:style-name="Table76">
                      <table:table-column table:style-name="Table76.A"/>
                      <table:table-column table:style-name="Table76.B"/>
                      <table:table-column table:style-name="Table76.C"/>
                      <table:table-column table:style-name="Table76.D"/>
                      <table:table-column table:style-name="Table76.E"/>
                      <table:table-row>
                        <table:table-cell table:style-name="Table76.A1" table:number-rows-spanned="2" office:value-type="string">
                          <text:p text:style-name="P4">=</text:p>
                        </table:table-cell>
                        <table:table-cell table:style-name="Table76.A1" table:number-rows-spanned="2" office:value-type="string">
                          <text:p text:style-name="P4"><draw:frame draw:style-name="fr1" draw:name="Image95" text:anchor-type="as-char" svg:width="0.238cm" svg:height="1.005cm" draw:z-index="94"><draw:image xlink:href="Pictures/10000000000000090000002634E36FE99317C0FD.png" xlink:type="simple" xlink:show="embed" xlink:actuate="onLoad"/><svg:title>(</svg:title></draw:frame></text:p>
                        </table:table-cell>
                        <table:table-cell table:style-name="Table76.A1" office:value-type="string">
                          <text:p text:style-name="P4">15</text:p>
                        </table:table-cell>
                        <table:table-cell table:style-name="Table76.A1" table:number-rows-spanned="2" office:value-type="string">
                          <text:p text:style-name="P4"><draw:frame draw:style-name="fr1" draw:name="Image96" text:anchor-type="as-char" svg:width="0.212cm" svg:height="1.005cm" draw:z-index="95"><draw:image xlink:href="Pictures/1000000000000008000000265CA9C31D1E9F9FD4.png" xlink:type="simple" xlink:show="embed" xlink:actuate="onLoad"/><svg:title>(</svg:title></draw:frame></text:p>
                        </table:table-cell>
                        <table:table-cell table:style-name="Table76.A1" table:number-rows-spanned="2" office:value-type="string">
                          <text:p text:style-name="P4">hrs</text:p>
                        </table:table-cell>
                      </table:table-row>
                      <table:table-row>
                        <table:covered-table-cell/>
                        <table:covered-table-cell/>
                        <table:table-cell table:style-name="Table76.A1" office:value-type="string">
                          <text:p text:style-name="P4">4 x 75</text:p>
                        </table:table-cell>
                        <table:covered-table-cell/>
                        <table:covered-table-cell/>
                      </table:table-row>
                    </table:table>
                    <text:p text:style-name="Table_20_Contents"/>
                  </table:table-cell>
                  <table:table-cell table:style-name="Table75.A1" office:value-type="string">
                    <text:p text:style-name="P5"/>
                  </table:table-cell>
                </table:table-row>
                <table:table-row>
                  <table:table-cell table:style-name="Table75.A1" office:value-type="string">
                    <table:table table:name="Table77" table:style-name="Table77">
                      <table:table-column table:style-name="Table77.A"/>
                      <table:table-column table:style-name="Table77.B"/>
                      <table:table-column table:style-name="Table77.C"/>
                      <table:table-row>
                        <table:table-cell table:style-name="Table77.A1" table:number-rows-spanned="2" office:value-type="string">
                          <text:p text:style-name="P4">=</text:p>
                        </table:table-cell>
                        <table:table-cell table:style-name="Table77.A1" office:value-type="string">
                          <text:p text:style-name="P4">1</text:p>
                        </table:table-cell>
                        <table:table-cell table:style-name="Table77.A1" table:number-rows-spanned="2" office:value-type="string">
                          <text:p text:style-name="P4">hrs</text:p>
                        </table:table-cell>
                      </table:table-row>
                      <table:table-row>
                        <table:covered-table-cell/>
                        <table:table-cell table:style-name="Table77.A1" office:value-type="string">
                          <text:p text:style-name="P4">20</text:p>
                        </table:table-cell>
                        <table:covered-table-cell/>
                      </table:table-row>
                    </table:table>
                    <text:p text:style-name="Table_20_Contents"/>
                  </table:table-cell>
                  <table:table-cell table:style-name="Table75.A1" office:value-type="string">
                    <text:p text:style-name="P5"/>
                  </table:table-cell>
                </table:table-row>
                <table:table-row>
                  <table:table-cell table:style-name="Table75.A1" office:value-type="string">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row>
                        <table:table-cell table:style-name="Table78.A1" table:number-rows-spanned="2" office:value-type="string">
                          <text:p text:style-name="P4">=</text:p>
                        </table:table-cell>
                        <table:table-cell table:style-name="Table78.A1" table:number-rows-spanned="2" office:value-type="string">
                          <text:p text:style-name="P4"><draw:frame draw:style-name="fr1" draw:name="Image97" text:anchor-type="as-char" svg:width="0.238cm" svg:height="1.005cm" draw:z-index="96"><draw:image xlink:href="Pictures/10000000000000090000002634E36FE99317C0FD.png" xlink:type="simple" xlink:show="embed" xlink:actuate="onLoad"/><svg:title>(</svg:title></draw:frame></text:p>
                        </table:table-cell>
                        <table:table-cell table:style-name="Table78.A1" office:value-type="string">
                          <text:p text:style-name="P4">1</text:p>
                        </table:table-cell>
                        <table:table-cell table:style-name="Table78.A1" table:number-rows-spanned="2" office:value-type="string">
                          <text:p text:style-name="P4">x 60</text:p>
                        </table:table-cell>
                        <table:table-cell table:style-name="Table78.A1" table:number-rows-spanned="2" office:value-type="string">
                          <text:p text:style-name="P4"><draw:frame draw:style-name="fr1" draw:name="Image98" text:anchor-type="as-char" svg:width="0.212cm" svg:height="1.005cm" draw:z-index="97"><draw:image xlink:href="Pictures/1000000000000008000000265CA9C31D1E9F9FD4.png" xlink:type="simple" xlink:show="embed" xlink:actuate="onLoad"/><svg:title>(</svg:title></draw:frame></text:p>
                        </table:table-cell>
                        <table:table-cell table:style-name="Table78.A1" table:number-rows-spanned="2" office:value-type="string">
                          <text:p text:style-name="P4">min.</text:p>
                        </table:table-cell>
                      </table:table-row>
                      <table:table-row>
                        <table:covered-table-cell/>
                        <table:covered-table-cell/>
                        <table:table-cell table:style-name="Table78.A1" office:value-type="string">
                          <text:p text:style-name="P4">20</text:p>
                        </table:table-cell>
                        <table:covered-table-cell/>
                        <table:covered-table-cell/>
                        <table:covered-table-cell/>
                      </table:table-row>
                    </table:table>
                    <text:p text:style-name="Table_20_Contents"/>
                  </table:table-cell>
                  <table:table-cell table:style-name="Table75.A1" office:value-type="string">
                    <text:p text:style-name="P5"/>
                  </table:table-cell>
                </table:table-row>
                <table:table-row>
                  <table:table-cell table:style-name="Table75.A1" office:value-type="string">
                    <text:p text:style-name="P5"/>
                  </table:table-cell>
                  <table:table-cell table:style-name="Table75.A1" office:value-type="string">
                    <text:p text:style-name="Table_20_Contents">= 3 min.</text:p>
                  </table:table-cell>
                </table:table-row>
              </table:table>
            </text:section>
            <text:section text:style-name="Sect1" text:name="divToolBar_798">
              <text:p text:style-name="Table_20_Contents"><text:a xlink:type="simple" xlink:href="javascript:%20void%200;" text:style-name="Internet_20_link" text:visited-style-name="Visited_20_Internet_20_Link">View Answer</text:a> <text:a xlink:type="simple" xlink:href="https://www.indiabix.com/aptitude/problems-on-trains/discussion-798"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79" table:style-name="Table79">
        <table:table-column table:style-name="Table79.A"/>
        <table:table-column table:style-name="Table79.B"/>
        <table:table-row>
          <table:table-cell table:number-rows-spanned="2" office:value-type="string">
            <text:p text:style-name="P3">17. </text:p>
          </table:table-cell>
          <table:table-cell office:value-type="string">
            <text:p text:style-name="Table_20_Contents">A train 800 metres long is running at a speed of 78 km/hr. If it crosses a tunnel in 1 minute, then the length of the tunnel (in meters) is:<text:bookmark text:name="tblOption_799"/></text:p>
            <table:table table:name="Table80" table:style-name="Table80">
              <table:table-column table:style-name="Table80.A"/>
              <table:table-column table:style-name="Table80.B"/>
              <table:table-row>
                <table:table-cell table:style-name="Table80.A1" office:value-type="string">
                  <text:p text:style-name="Table_20_Contents"><text:bookmark text:name="tdOptionNo_A_799"/><text:bookmark text:name="lnkOptionLink_A_799"/><text:a xlink:type="simple" xlink:href="javascript:%20void%200;" text:style-name="Internet_20_link" text:visited-style-name="Visited_20_Internet_20_Link">A.</text:a><text:bookmark text:name="tdOptionDt_A_799"/></text:p>
                </table:table-cell>
                <table:table-cell table:style-name="Table80.A1" office:value-type="string">
                  <text:p text:style-name="Table_20_Contents">130<text:bookmark text:name="tdOptionNo_B_799"/></text:p>
                </table:table-cell>
              </table:table-row>
              <table:table-row>
                <table:table-cell table:style-name="Table80.A1" office:value-type="string">
                  <text:p text:style-name="Table_20_Contents"><text:bookmark text:name="lnkOptionLink_B_799"/><text:a xlink:type="simple" xlink:href="javascript:%20void%200;" text:style-name="Internet_20_link" text:visited-style-name="Visited_20_Internet_20_Link">B.</text:a><text:bookmark text:name="tdOptionDt_B_799"/></text:p>
                </table:table-cell>
                <table:table-cell table:style-name="Table80.A1" office:value-type="string">
                  <text:p text:style-name="Table_20_Contents">360<text:bookmark text:name="tdOptionNo_C_799"/></text:p>
                </table:table-cell>
              </table:table-row>
              <table:table-row>
                <table:table-cell table:style-name="Table80.A1" office:value-type="string">
                  <text:p text:style-name="Table_20_Contents"><text:bookmark text:name="lnkOptionLink_C_799"/><text:a xlink:type="simple" xlink:href="javascript:%20void%200;" text:style-name="Internet_20_link" text:visited-style-name="Visited_20_Internet_20_Link">C.</text:a><text:bookmark text:name="tdOptionDt_C_799"/></text:p>
                </table:table-cell>
                <table:table-cell table:style-name="Table80.A1" office:value-type="string">
                  <text:p text:style-name="Table_20_Contents">500<text:bookmark text:name="tdOptionNo_D_799"/></text:p>
                </table:table-cell>
              </table:table-row>
              <table:table-row>
                <table:table-cell table:style-name="Table80.A1" office:value-type="string">
                  <text:p text:style-name="Table_20_Contents"><text:bookmark text:name="lnkOptionLink_D_799"/><text:a xlink:type="simple" xlink:href="javascript:%20void%200;" text:style-name="Internet_20_link" text:visited-style-name="Visited_20_Internet_20_Link">D.</text:a><text:bookmark text:name="tdOptionDt_D_799"/></text:p>
                </table:table-cell>
                <table:table-cell table:style-name="Table80.A1" office:value-type="string">
                  <text:p text:style-name="Table_20_Contents">540</text:p>
                </table:table-cell>
              </table:table-row>
            </table:table>
            <text:p text:style-name="Table_20_Contents"/>
          </table:table-cell>
        </table:table-row>
        <table:table-row>
          <table:covered-table-cell/>
          <table:table-cell office:value-type="string">
            <text:section text:style-name="Sect1" text:name="divAnswer_799">
              <text:p text:style-name="P7">Answer: Option C</text:p>
              <text:p text:style-name="P7">Explanation:</text:p>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column table:style-name="Table81.B"/>
                <table:table-column table:style-name="Table81.D"/>
                <table:table-column table:style-name="Table81.E"/>
                <table:table-column table:style-name="Table81.K"/>
                <table:table-row>
                  <table:table-cell table:style-name="Table81.A1" table:number-rows-spanned="2" office:value-type="string">
                    <text:p text:style-name="P4">Speed =</text:p>
                  </table:table-cell>
                  <table:table-cell table:style-name="Table81.A1" table:number-rows-spanned="2" office:value-type="string">
                    <text:p text:style-name="P4"><draw:frame draw:style-name="fr1" draw:name="Image99" text:anchor-type="as-char" svg:width="0.238cm" svg:height="1.005cm" draw:z-index="102"><draw:image xlink:href="Pictures/100000000000000900000026143BA5F3C2FC165F.png" xlink:type="simple" xlink:show="embed" xlink:actuate="onLoad"/><svg:title>(</svg:title></draw:frame></text:p>
                  </table:table-cell>
                  <table:table-cell table:style-name="Table81.A1" table:number-rows-spanned="2" office:value-type="string">
                    <text:p text:style-name="P4">78 x</text:p>
                  </table:table-cell>
                  <table:table-cell table:style-name="Table81.A1" office:value-type="string">
                    <text:p text:style-name="P4">5</text:p>
                  </table:table-cell>
                  <table:table-cell table:style-name="Table81.A1" table:number-rows-spanned="2" office:value-type="string">
                    <text:p text:style-name="P4"><draw:frame draw:style-name="fr1" draw:name="Image100" text:anchor-type="as-char" svg:width="0.212cm" svg:height="1.005cm" draw:z-index="103"><draw:image xlink:href="Pictures/1000000000000008000000265CA9C31D1E9F9FD4.png" xlink:type="simple" xlink:show="embed" xlink:actuate="onLoad"/><svg:title>(</svg:title></draw:frame></text:p>
                  </table:table-cell>
                  <table:table-cell table:style-name="Table81.A1" table:number-rows-spanned="2" office:value-type="string">
                    <text:p text:style-name="P4">m/sec</text:p>
                  </table:table-cell>
                  <table:table-cell table:style-name="Table81.A1" table:number-rows-spanned="2" office:value-type="string">
                    <text:p text:style-name="P4">=</text:p>
                  </table:table-cell>
                  <table:table-cell table:style-name="Table81.A1" table:number-rows-spanned="2" office:value-type="string">
                    <text:p text:style-name="P4"><draw:frame draw:style-name="fr1" draw:name="Image101" text:anchor-type="as-char" svg:width="0.238cm" svg:height="1.005cm" draw:z-index="104"><draw:image xlink:href="Pictures/100000000000000900000026A222D62A0363FE1A.png" xlink:type="simple" xlink:show="embed" xlink:actuate="onLoad"/><svg:title>(</svg:title></draw:frame></text:p>
                  </table:table-cell>
                  <table:table-cell table:style-name="Table81.A1" office:value-type="string">
                    <text:p text:style-name="P4">65</text:p>
                  </table:table-cell>
                  <table:table-cell table:style-name="Table81.A1" table:number-rows-spanned="2" office:value-type="string">
                    <text:p text:style-name="P4"><draw:frame draw:style-name="fr1" draw:name="Image102" text:anchor-type="as-char" svg:width="0.212cm" svg:height="1.005cm" draw:z-index="105"><draw:image xlink:href="Pictures/1000000000000008000000265CA9C31D1E9F9FD4.png" xlink:type="simple" xlink:show="embed" xlink:actuate="onLoad"/><svg:title>(</svg:title></draw:frame></text:p>
                  </table:table-cell>
                  <table:table-cell table:style-name="Table81.A1" table:number-rows-spanned="2" office:value-type="string">
                    <text:p text:style-name="P4">m/sec.</text:p>
                  </table:table-cell>
                </table:table-row>
                <table:table-row>
                  <table:covered-table-cell/>
                  <table:covered-table-cell/>
                  <table:covered-table-cell/>
                  <table:table-cell table:style-name="Table81.A1" office:value-type="string">
                    <text:p text:style-name="P4">18</text:p>
                  </table:table-cell>
                  <table:covered-table-cell/>
                  <table:covered-table-cell/>
                  <table:covered-table-cell/>
                  <table:covered-table-cell/>
                  <table:table-cell table:style-name="Table81.A1" office:value-type="string">
                    <text:p text:style-name="P4">3</text:p>
                  </table:table-cell>
                  <table:covered-table-cell/>
                  <table:covered-table-cell/>
                </table:table-row>
              </table:table>
              <text:p text:style-name="P7">Time = 1 minute = 60 seconds.</text:p>
              <text:p text:style-name="P7">Let the length of the tunnel be <text:span text:style-name="T1">x</text:span> metres.</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table-cell table:style-name="Table82.A1" table:number-rows-spanned="2" office:value-type="string">
                    <text:p text:style-name="P4">Then, </text:p>
                  </table:table-cell>
                  <table:table-cell table:style-name="Table82.A1" table:number-rows-spanned="2" office:value-type="string">
                    <text:p text:style-name="P4"><draw:frame draw:style-name="fr1" draw:name="Image103" text:anchor-type="as-char" svg:width="0.238cm" svg:height="1.005cm" draw:z-index="106"><draw:image xlink:href="Pictures/100000000000000900000026B06BD5E6AFAD5C47.png" xlink:type="simple" xlink:show="embed" xlink:actuate="onLoad"/><svg:title>(</svg:title></draw:frame></text:p>
                  </table:table-cell>
                  <table:table-cell table:style-name="Table82.A1" office:value-type="string">
                    <text:p text:style-name="P4">800 + <text:span text:style-name="T1">x</text:span></text:p>
                  </table:table-cell>
                  <table:table-cell table:style-name="Table82.A1" table:number-rows-spanned="2" office:value-type="string">
                    <text:p text:style-name="P4"><draw:frame draw:style-name="fr1" draw:name="Image104" text:anchor-type="as-char" svg:width="0.212cm" svg:height="1.005cm" draw:z-index="107"><draw:image xlink:href="Pictures/1000000000000008000000265CA9C31D1E9F9FD4.png" xlink:type="simple" xlink:show="embed" xlink:actuate="onLoad"/><svg:title>(</svg:title></draw:frame></text:p>
                  </table:table-cell>
                  <table:table-cell table:style-name="Table82.A1" table:number-rows-spanned="2" office:value-type="string">
                    <text:p text:style-name="P4">=</text:p>
                  </table:table-cell>
                  <table:table-cell table:style-name="Table82.A1" office:value-type="string">
                    <text:p text:style-name="P4">65</text:p>
                  </table:table-cell>
                </table:table-row>
                <table:table-row>
                  <table:covered-table-cell/>
                  <table:covered-table-cell/>
                  <table:table-cell table:style-name="Table82.A1" office:value-type="string">
                    <text:p text:style-name="P4">60</text:p>
                  </table:table-cell>
                  <table:covered-table-cell/>
                  <table:covered-table-cell/>
                  <table:table-cell table:style-name="Table82.A1" office:value-type="string">
                    <text:p text:style-name="P4">3</text:p>
                  </table:table-cell>
                </table:table-row>
              </table:table>
              <text:p text:style-name="P7"><draw:frame draw:style-name="fr1" draw:name="Image105" text:anchor-type="as-char" svg:width="0.45cm" svg:height="0.238cm" draw:z-index="98"><draw:image xlink:href="Pictures/100000000000001100000009B92FEDB4BE6A0AB5.png" xlink:type="simple" xlink:show="embed" xlink:actuate="onLoad"/><svg:title>=&gt;</svg:title></draw:frame> 3(800 + <text:span text:style-name="T1">x</text:span>) = 3900</text:p>
              <text:p text:style-name="P7"><draw:frame draw:style-name="fr1" draw:name="Image106" text:anchor-type="as-char" svg:width="0.45cm" svg:height="0.238cm" draw:z-index="99"><draw:image xlink:href="Pictures/100000000000001100000009AD2EA809165F13E9.png" xlink:type="simple" xlink:show="embed" xlink:actuate="onLoad"/><svg:title>=&gt;</svg:title></draw:frame> <text:span text:style-name="T1">x</text:span> = 500.</text:p>
            </text:section>
            <text:section text:style-name="Sect1" text:name="divToolBar_799">
              <text:p text:style-name="Table_20_Contents"><text:a xlink:type="simple" xlink:href="javascript:%20void%200;" text:style-name="Internet_20_link" text:visited-style-name="Visited_20_Internet_20_Link">View Answer</text:a> <text:a xlink:type="simple" xlink:href="https://www.indiabix.com/aptitude/problems-on-trains/discussion-799"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83" table:style-name="Table83">
        <table:table-column table:style-name="Table83.A"/>
        <table:table-column table:style-name="Table83.B"/>
        <table:table-row>
          <table:table-cell table:number-rows-spanned="2" office:value-type="string">
            <text:p text:style-name="P3">18. </text:p>
          </table:table-cell>
          <table:table-cell office:value-type="string">
            <text:p text:style-name="Table_20_Contents">A 300 metre long train crosses a platform in 39 seconds while it crosses a signal pole in 18 seconds. What is the length of the platform?<text:bookmark text:name="tblOption_800"/></text:p>
            <table:table table:name="Table84" table:style-name="Table84">
              <table:table-column table:style-name="Table84.A"/>
              <table:table-column table:style-name="Table84.B"/>
              <table:table-row>
                <table:table-cell table:style-name="Table84.A1" office:value-type="string">
                  <text:p text:style-name="Table_20_Contents"><text:bookmark text:name="tdOptionNo_A_800"/><text:bookmark text:name="lnkOptionLink_A_800"/><text:a xlink:type="simple" xlink:href="javascript:%20void%200;" text:style-name="Internet_20_link" text:visited-style-name="Visited_20_Internet_20_Link">A.</text:a><text:bookmark text:name="tdOptionDt_A_800"/></text:p>
                </table:table-cell>
                <table:table-cell table:style-name="Table84.A1" office:value-type="string">
                  <text:p text:style-name="Table_20_Contents">320 m<text:bookmark text:name="tdOptionNo_B_800"/></text:p>
                </table:table-cell>
              </table:table-row>
              <table:table-row>
                <table:table-cell table:style-name="Table84.A1" office:value-type="string">
                  <text:p text:style-name="Table_20_Contents"><text:bookmark text:name="lnkOptionLink_B_800"/><text:a xlink:type="simple" xlink:href="javascript:%20void%200;" text:style-name="Internet_20_link" text:visited-style-name="Visited_20_Internet_20_Link">B.</text:a><text:bookmark text:name="tdOptionDt_B_800"/></text:p>
                </table:table-cell>
                <table:table-cell table:style-name="Table84.A1" office:value-type="string">
                  <text:p text:style-name="Table_20_Contents">350 m<text:bookmark text:name="tdOptionNo_C_800"/></text:p>
                </table:table-cell>
              </table:table-row>
              <table:table-row>
                <table:table-cell table:style-name="Table84.A1" office:value-type="string">
                  <text:p text:style-name="Table_20_Contents"><text:bookmark text:name="lnkOptionLink_C_800"/><text:a xlink:type="simple" xlink:href="javascript:%20void%200;" text:style-name="Internet_20_link" text:visited-style-name="Visited_20_Internet_20_Link">C.</text:a><text:bookmark text:name="tdOptionDt_C_800"/></text:p>
                </table:table-cell>
                <table:table-cell table:style-name="Table84.A1" office:value-type="string">
                  <text:p text:style-name="Table_20_Contents">650 m<text:bookmark text:name="tdOptionNo_D_800"/></text:p>
                </table:table-cell>
              </table:table-row>
              <table:table-row>
                <table:table-cell table:style-name="Table84.A1" office:value-type="string">
                  <text:p text:style-name="Table_20_Contents"><text:bookmark text:name="lnkOptionLink_D_800"/><text:a xlink:type="simple" xlink:href="javascript:%20void%200;" text:style-name="Internet_20_link" text:visited-style-name="Visited_20_Internet_20_Link">D.</text:a><text:bookmark text:name="tdOptionDt_D_800"/></text:p>
                </table:table-cell>
                <table:table-cell table:style-name="Table84.A1" office:value-type="string">
                  <text:p text:style-name="Table_20_Contents">Data inadequate</text:p>
                </table:table-cell>
              </table:table-row>
            </table:table>
            <text:p text:style-name="Table_20_Contents"/>
          </table:table-cell>
        </table:table-row>
        <table:table-row>
          <table:covered-table-cell/>
          <table:table-cell office:value-type="string">
            <text:section text:style-name="Sect1" text:name="divAnswer_800">
              <text:p text:style-name="P7">Answer: Option B</text:p>
              <text:p text:style-name="P7">Explanation:</text:p>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column table:style-name="Table85.G"/>
                <table:table-row>
                  <table:table-cell table:style-name="Table85.A1" table:number-rows-spanned="2" office:value-type="string">
                    <text:p text:style-name="P4">Speed =</text:p>
                  </table:table-cell>
                  <table:table-cell table:style-name="Table85.A1" table:number-rows-spanned="2" office:value-type="string">
                    <text:p text:style-name="P4"><draw:frame draw:style-name="fr1" draw:name="Image107" text:anchor-type="as-char" svg:width="0.238cm" svg:height="1.005cm" draw:z-index="108"><draw:image xlink:href="Pictures/100000000000000900000026B06BD5E6AFAD5C47.png" xlink:type="simple" xlink:show="embed" xlink:actuate="onLoad"/><svg:title>(</svg:title></draw:frame></text:p>
                  </table:table-cell>
                  <table:table-cell table:style-name="Table85.A1" office:value-type="string">
                    <text:p text:style-name="P4">300</text:p>
                  </table:table-cell>
                  <table:table-cell table:style-name="Table85.A1" table:number-rows-spanned="2" office:value-type="string">
                    <text:p text:style-name="P4"><draw:frame draw:style-name="fr1" draw:name="Image108" text:anchor-type="as-char" svg:width="0.212cm" svg:height="1.005cm" draw:z-index="109"><draw:image xlink:href="Pictures/1000000000000008000000265CA9C31D1E9F9FD4.png" xlink:type="simple" xlink:show="embed" xlink:actuate="onLoad"/><svg:title>(</svg:title></draw:frame></text:p>
                  </table:table-cell>
                  <table:table-cell table:style-name="Table85.A1" table:number-rows-spanned="2" office:value-type="string">
                    <text:p text:style-name="P4">m/sec =</text:p>
                  </table:table-cell>
                  <table:table-cell table:style-name="Table85.A1" office:value-type="string">
                    <text:p text:style-name="P4">50</text:p>
                  </table:table-cell>
                  <table:table-cell table:style-name="Table85.A1" table:number-rows-spanned="2" office:value-type="string">
                    <text:p text:style-name="P4">m/sec.</text:p>
                  </table:table-cell>
                </table:table-row>
                <table:table-row>
                  <table:covered-table-cell/>
                  <table:covered-table-cell/>
                  <table:table-cell table:style-name="Table85.A1" office:value-type="string">
                    <text:p text:style-name="P4">18</text:p>
                  </table:table-cell>
                  <table:covered-table-cell/>
                  <table:covered-table-cell/>
                  <table:table-cell table:style-name="Table85.A1" office:value-type="string">
                    <text:p text:style-name="P4">3</text:p>
                  </table:table-cell>
                  <table:covered-table-cell/>
                </table:table-row>
              </table:table>
              <text:p text:style-name="P7">Let the length of the platform be <text:span text:style-name="T1">x</text:span> metres.</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row>
                  <table:table-cell table:style-name="Table86.A1" table:number-rows-spanned="2" office:value-type="string">
                    <text:p text:style-name="P4">Then,</text:p>
                  </table:table-cell>
                  <table:table-cell table:style-name="Table86.A1" table:number-rows-spanned="2" office:value-type="string">
                    <text:p text:style-name="P4"><draw:frame draw:style-name="fr1" draw:name="Image109" text:anchor-type="as-char" svg:width="0.238cm" svg:height="1.005cm" draw:z-index="110"><draw:image xlink:href="Pictures/100000000000000900000026B06BD5E6AFAD5C47.png" xlink:type="simple" xlink:show="embed" xlink:actuate="onLoad"/><svg:title>(</svg:title></draw:frame></text:p>
                  </table:table-cell>
                  <table:table-cell table:style-name="Table86.A1" office:value-type="string">
                    <text:p text:style-name="P4"><text:span text:style-name="T1">x</text:span> + 300</text:p>
                  </table:table-cell>
                  <table:table-cell table:style-name="Table86.A1" table:number-rows-spanned="2" office:value-type="string">
                    <text:p text:style-name="P4"><draw:frame draw:style-name="fr1" draw:name="Image110" text:anchor-type="as-char" svg:width="0.212cm" svg:height="1.005cm" draw:z-index="111"><draw:image xlink:href="Pictures/1000000000000008000000265CA9C31D1E9F9FD4.png" xlink:type="simple" xlink:show="embed" xlink:actuate="onLoad"/><svg:title>(</svg:title></draw:frame></text:p>
                  </table:table-cell>
                  <table:table-cell table:style-name="Table86.A1" table:number-rows-spanned="2" office:value-type="string">
                    <text:p text:style-name="P4">=</text:p>
                  </table:table-cell>
                  <table:table-cell table:style-name="Table86.A1" office:value-type="string">
                    <text:p text:style-name="P4">50</text:p>
                  </table:table-cell>
                </table:table-row>
                <table:table-row>
                  <table:covered-table-cell/>
                  <table:covered-table-cell/>
                  <table:table-cell table:style-name="Table86.A1" office:value-type="string">
                    <text:p text:style-name="P4">39</text:p>
                  </table:table-cell>
                  <table:covered-table-cell/>
                  <table:covered-table-cell/>
                  <table:table-cell table:style-name="Table86.A1" office:value-type="string">
                    <text:p text:style-name="P4">3</text:p>
                  </table:table-cell>
                </table:table-row>
              </table:table>
              <text:p text:style-name="P7"><draw:frame draw:style-name="fr1" draw:name="Image111" text:anchor-type="as-char" svg:width="0.45cm" svg:height="0.238cm" draw:z-index="112"><draw:image xlink:href="Pictures/1000000000000011000000094EA2F689376CE28F.png" xlink:type="simple" xlink:show="embed" xlink:actuate="onLoad"/><svg:title>=&gt;</svg:title></draw:frame> 3(<text:span text:style-name="T1">x</text:span> + 300) = 1950</text:p>
              <text:p text:style-name="P7"><draw:frame draw:style-name="fr1" draw:name="Image112" text:anchor-type="as-char" svg:width="0.45cm" svg:height="0.238cm" draw:z-index="113"><draw:image xlink:href="Pictures/10000000000000110000000969225DDE39192096.png" xlink:type="simple" xlink:show="embed" xlink:actuate="onLoad"/><svg:title>=&gt;</svg:title></draw:frame> <text:span text:style-name="T1">x</text:span> = 350 m.</text:p>
            </text:section>
            <text:section text:style-name="Sect1" text:name="divToolBar_800">
              <text:p text:style-name="Table_20_Contents"><text:a xlink:type="simple" xlink:href="javascript:%20void%200;" text:style-name="Internet_20_link" text:visited-style-name="Visited_20_Internet_20_Link">View Answer</text:a> <text:a xlink:type="simple" xlink:href="https://www.indiabix.com/aptitude/problems-on-trains/discussion-800"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87" table:style-name="Table87">
        <table:table-column table:style-name="Table87.A"/>
        <table:table-column table:style-name="Table87.B"/>
        <table:table-row>
          <table:table-cell table:number-rows-spanned="2" office:value-type="string">
            <text:p text:style-name="P3">19. </text:p>
          </table:table-cell>
          <table:table-cell office:value-type="string">
            <text:p text:style-name="Table_20_Contents">A train speeds past a pole in 15 seconds and a platform 100 m long in 25 seconds. Its length is:<text:bookmark text:name="tblOption_801"/></text:p>
            <table:table table:name="Table88" table:style-name="Table88">
              <table:table-column table:style-name="Table88.A"/>
              <table:table-column table:style-name="Table88.B"/>
              <table:table-row>
                <table:table-cell table:style-name="Table88.A1" office:value-type="string">
                  <text:p text:style-name="Table_20_Contents"><text:bookmark text:name="tdOptionNo_A_801"/><text:bookmark text:name="lnkOptionLink_A_801"/><text:a xlink:type="simple" xlink:href="javascript:%20void%200;" text:style-name="Internet_20_link" text:visited-style-name="Visited_20_Internet_20_Link">A.</text:a><text:bookmark text:name="tdOptionDt_A_801"/></text:p>
                </table:table-cell>
                <table:table-cell table:style-name="Table88.A1" office:value-type="string">
                  <text:p text:style-name="Table_20_Contents">50 m<text:bookmark text:name="tdOptionNo_B_801"/></text:p>
                </table:table-cell>
              </table:table-row>
              <table:table-row>
                <table:table-cell table:style-name="Table88.A1" office:value-type="string">
                  <text:p text:style-name="Table_20_Contents"><text:bookmark text:name="lnkOptionLink_B_801"/><text:a xlink:type="simple" xlink:href="javascript:%20void%200;" text:style-name="Internet_20_link" text:visited-style-name="Visited_20_Internet_20_Link">B.</text:a><text:bookmark text:name="tdOptionDt_B_801"/></text:p>
                </table:table-cell>
                <table:table-cell table:style-name="Table88.A1" office:value-type="string">
                  <text:p text:style-name="Table_20_Contents">150 m<text:bookmark text:name="tdOptionNo_C_801"/></text:p>
                </table:table-cell>
              </table:table-row>
              <table:table-row>
                <table:table-cell table:style-name="Table88.A1" office:value-type="string">
                  <text:p text:style-name="Table_20_Contents"><text:bookmark text:name="lnkOptionLink_C_801"/><text:a xlink:type="simple" xlink:href="javascript:%20void%200;" text:style-name="Internet_20_link" text:visited-style-name="Visited_20_Internet_20_Link">C.</text:a><text:bookmark text:name="tdOptionDt_C_801"/></text:p>
                </table:table-cell>
                <table:table-cell table:style-name="Table88.A1" office:value-type="string">
                  <text:p text:style-name="Table_20_Contents">200 m<text:bookmark text:name="tdOptionNo_D_801"/></text:p>
                </table:table-cell>
              </table:table-row>
              <table:table-row>
                <table:table-cell table:style-name="Table88.A1" office:value-type="string">
                  <text:p text:style-name="Table_20_Contents"><text:bookmark text:name="lnkOptionLink_D_801"/><text:a xlink:type="simple" xlink:href="javascript:%20void%200;" text:style-name="Internet_20_link" text:visited-style-name="Visited_20_Internet_20_Link">D.</text:a><text:bookmark text:name="tdOptionDt_D_801"/></text:p>
                </table:table-cell>
                <table:table-cell table:style-name="Table88.A1" office:value-type="string">
                  <text:p text:style-name="Table_20_Contents">Data inadequate</text:p>
                </table:table-cell>
              </table:table-row>
            </table:table>
            <text:p text:style-name="Table_20_Contents"/>
          </table:table-cell>
        </table:table-row>
        <table:table-row>
          <table:covered-table-cell/>
          <table:table-cell office:value-type="string">
            <text:section text:style-name="Sect1" text:name="divAnswer_801">
              <text:p text:style-name="P7">Answer: Option B</text:p>
              <text:p text:style-name="P7">Explanation:</text:p>
              <text:p text:style-name="P7">Let the length of the train be <text:span text:style-name="T1">x</text:span> metres and its speed by <text:span text:style-name="T1">y</text:span> m/sec.</text:p>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table:number-rows-spanned="2" office:value-type="string">
                    <text:p text:style-name="P4">Then,</text:p>
                  </table:table-cell>
                  <table:table-cell table:style-name="Table89.A1" office:value-type="string">
                    <text:p text:style-name="P6">x</text:p>
                  </table:table-cell>
                  <table:table-cell table:style-name="Table89.A1" table:number-rows-spanned="2" office:value-type="string">
                    <text:p text:style-name="P4">= 15     <draw:frame draw:style-name="fr1" draw:name="Image113" text:anchor-type="as-char" svg:width="0.45cm" svg:height="0.238cm" draw:z-index="117"><draw:image xlink:href="Pictures/1000000000000011000000096D50B1FADDE92B91.png" xlink:type="simple" xlink:show="embed" xlink:actuate="onLoad"/><svg:title>=&gt;</svg:title></draw:frame>     <text:span text:style-name="T1">y</text:span> =</text:p>
                  </table:table-cell>
                  <table:table-cell table:style-name="Table89.A1" office:value-type="string">
                    <text:p text:style-name="P6">x</text:p>
                  </table:table-cell>
                  <table:table-cell table:style-name="Table89.A1" table:number-rows-spanned="2" office:value-type="string">
                    <text:p text:style-name="P4">.</text:p>
                  </table:table-cell>
                </table:table-row>
                <table:table-row>
                  <table:covered-table-cell/>
                  <table:table-cell table:style-name="Table89.A1" office:value-type="string">
                    <text:p text:style-name="P6">y</text:p>
                  </table:table-cell>
                  <table:covered-table-cell/>
                  <table:table-cell table:style-name="Table89.A1" office:value-type="string">
                    <text:p text:style-name="P4">15</text:p>
                  </table:table-cell>
                  <table:covered-table-cell/>
                </table:table-row>
              </table:table>
              <table:table table:name="Table90" table:style-name="Table90">
                <table:table-column table:style-name="Table90.A"/>
                <table:table-column table:style-name="Table90.B"/>
                <table:table-column table:style-name="Table90.C"/>
                <table:table-column table:style-name="Table90.D"/>
                <table:table-row>
                  <table:table-cell table:style-name="Table90.A1" table:number-rows-spanned="2" office:value-type="string">
                    <text:p text:style-name="P4"><draw:frame draw:style-name="fr1" draw:name="Image114" text:anchor-type="as-char" svg:width="0.45cm" svg:height="0.291cm" draw:z-index="118"><draw:image xlink:href="Pictures/10000000000000110000000BD9DE173B51D34D1C.png" xlink:type="simple" xlink:show="embed" xlink:actuate="onLoad"/><svg:title>Therefore</svg:title></draw:frame></text:p>
                  </table:table-cell>
                  <table:table-cell table:style-name="Table90.A1" office:value-type="string">
                    <text:p text:style-name="P4"><text:span text:style-name="T1">x</text:span> + 100</text:p>
                  </table:table-cell>
                  <table:table-cell table:style-name="Table90.A1" table:number-rows-spanned="2" office:value-type="string">
                    <text:p text:style-name="P4">=</text:p>
                  </table:table-cell>
                  <table:table-cell table:style-name="Table90.A1" office:value-type="string">
                    <text:p text:style-name="P6">x</text:p>
                  </table:table-cell>
                </table:table-row>
                <table:table-row>
                  <table:covered-table-cell/>
                  <table:table-cell table:style-name="Table90.A1" office:value-type="string">
                    <text:p text:style-name="P4">25</text:p>
                  </table:table-cell>
                  <table:covered-table-cell/>
                  <table:table-cell table:style-name="Table90.A1" office:value-type="string">
                    <text:p text:style-name="P4">15</text:p>
                  </table:table-cell>
                </table:table-row>
              </table:table>
              <text:p text:style-name="P7"><draw:frame draw:style-name="fr1" draw:name="Image115" text:anchor-type="as-char" svg:width="0.45cm" svg:height="0.238cm" draw:z-index="114"><draw:image xlink:href="Pictures/100000000000001100000009BEC1871AB08C994B.png" xlink:type="simple" xlink:show="embed" xlink:actuate="onLoad"/><svg:title>=&gt;</svg:title></draw:frame> 15(<text:span text:style-name="T1">x</text:span> + 100) = 25<text:span text:style-name="T1">x</text:span></text:p>
              <text:p text:style-name="P7"><draw:frame draw:style-name="fr1" draw:name="Image116" text:anchor-type="as-char" svg:width="0.45cm" svg:height="0.238cm" draw:z-index="115"><draw:image xlink:href="Pictures/100000000000001100000009D2233450FEF51953.png" xlink:type="simple" xlink:show="embed" xlink:actuate="onLoad"/><svg:title>=&gt;</svg:title></draw:frame> 15<text:span text:style-name="T1">x</text:span> + 1500 = 25<text:span text:style-name="T1">x</text:span></text:p>
              <text:p text:style-name="P7"><draw:frame draw:style-name="fr1" draw:name="Image117" text:anchor-type="as-char" svg:width="0.45cm" svg:height="0.238cm" draw:z-index="116"><draw:image xlink:href="Pictures/100000000000001100000009B8A2776D7CAF4CE9.png" xlink:type="simple" xlink:show="embed" xlink:actuate="onLoad"/><svg:title>=&gt;</svg:title></draw:frame> 1500 = 10<text:span text:style-name="T1">x</text:span></text:p>
              <text:p text:style-name="P7"><draw:frame draw:style-name="fr1" draw:name="Image118" text:anchor-type="as-char" svg:width="0.45cm" svg:height="0.238cm" draw:z-index="119"><draw:image xlink:href="Pictures/10000000000000110000000917F0D7946CECD3B0.png" xlink:type="simple" xlink:show="embed" xlink:actuate="onLoad"/><svg:title>=&gt;</svg:title></draw:frame> <text:span text:style-name="T1">x</text:span> = 150 m.</text:p>
            </text:section>
            <text:section text:style-name="Sect1" text:name="divToolBar_801">
              <text:p text:style-name="Table_20_Contents"><text:a xlink:type="simple" xlink:href="javascript:%20void%200;" text:style-name="Internet_20_link" text:visited-style-name="Visited_20_Internet_20_Link">View Answer</text:a> <text:a xlink:type="simple" xlink:href="https://www.indiabix.com/aptitude/problems-on-trains/discussion-801"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91" table:style-name="Table91">
        <table:table-column table:style-name="Table91.A"/>
        <table:table-column table:style-name="Table91.B"/>
        <table:table-row>
          <table:table-cell table:number-rows-spanned="2" office:value-type="string">
            <text:p text:style-name="P3">20. </text:p>
          </table:table-cell>
          <table:table-cell office:value-type="string">
            <text:p text:style-name="Table_20_Contents">A train moves past a telegraph post and a bridge 264 m long in 8 seconds and 20 seconds respectively. What is the speed of the train?<text:bookmark text:name="tblOption_802"/></text:p>
            <table:table table:name="Table92" table:style-name="Table92">
              <table:table-column table:style-name="Table92.A"/>
              <table:table-column table:style-name="Table92.B"/>
              <table:table-row>
                <table:table-cell table:style-name="Table92.A1" office:value-type="string">
                  <text:p text:style-name="Table_20_Contents"><text:bookmark text:name="tdOptionNo_A_802"/><text:bookmark text:name="lnkOptionLink_A_802"/><text:a xlink:type="simple" xlink:href="javascript:%20void%200;" text:style-name="Internet_20_link" text:visited-style-name="Visited_20_Internet_20_Link">A.</text:a><text:bookmark text:name="tdOptionDt_A_802"/></text:p>
                </table:table-cell>
                <table:table-cell table:style-name="Table92.A1" office:value-type="string">
                  <text:p text:style-name="Table_20_Contents">69.5 km/hr<text:bookmark text:name="tdOptionNo_B_802"/></text:p>
                </table:table-cell>
              </table:table-row>
              <table:table-row>
                <table:table-cell table:style-name="Table92.A1" office:value-type="string">
                  <text:p text:style-name="Table_20_Contents"><text:bookmark text:name="lnkOptionLink_B_802"/><text:a xlink:type="simple" xlink:href="javascript:%20void%200;" text:style-name="Internet_20_link" text:visited-style-name="Visited_20_Internet_20_Link">B.</text:a><text:bookmark text:name="tdOptionDt_B_802"/></text:p>
                </table:table-cell>
                <table:table-cell table:style-name="Table92.A1" office:value-type="string">
                  <text:p text:style-name="Table_20_Contents">70 km/hr<text:bookmark text:name="tdOptionNo_C_802"/></text:p>
                </table:table-cell>
              </table:table-row>
              <table:table-row>
                <table:table-cell table:style-name="Table92.A1" office:value-type="string">
                  <text:p text:style-name="Table_20_Contents"><text:bookmark text:name="lnkOptionLink_C_802"/><text:a xlink:type="simple" xlink:href="javascript:%20void%200;" text:style-name="Internet_20_link" text:visited-style-name="Visited_20_Internet_20_Link">C.</text:a><text:bookmark text:name="tdOptionDt_C_802"/></text:p>
                </table:table-cell>
                <table:table-cell table:style-name="Table92.A1" office:value-type="string">
                  <text:p text:style-name="Table_20_Contents">79 km/hr<text:bookmark text:name="tdOptionNo_D_802"/></text:p>
                </table:table-cell>
              </table:table-row>
              <table:table-row>
                <table:table-cell table:style-name="Table92.A1" office:value-type="string">
                  <text:p text:style-name="Table_20_Contents"><text:bookmark text:name="lnkOptionLink_D_802"/><text:a xlink:type="simple" xlink:href="javascript:%20void%200;" text:style-name="Internet_20_link" text:visited-style-name="Visited_20_Internet_20_Link">D.</text:a><text:bookmark text:name="tdOptionDt_D_802"/></text:p>
                </table:table-cell>
                <table:table-cell table:style-name="Table92.A1" office:value-type="string">
                  <text:p text:style-name="Table_20_Contents">79.2 km/hr</text:p>
                </table:table-cell>
              </table:table-row>
            </table:table>
            <text:p text:style-name="Table_20_Contents"/>
          </table:table-cell>
        </table:table-row>
        <table:table-row>
          <table:covered-table-cell/>
          <table:table-cell office:value-type="string">
            <text:section text:style-name="Sect1" text:name="divAnswer_802">
              <text:p text:style-name="P7">Answer: Option D</text:p>
              <text:p text:style-name="P7">Explanation:</text:p>
              <text:p text:style-name="P7">Let the length of the train be <text:span text:style-name="T1">x</text:span> metres and its speed by <text:span text:style-name="T1">y</text:span> m/sec.</text:p>
              <table:table table:name="Table93" table:style-name="Table93">
                <table:table-column table:style-name="Table93.A"/>
                <table:table-column table:style-name="Table93.B"/>
                <table:table-column table:style-name="Table93.C"/>
                <table:table-row>
                  <table:table-cell table:style-name="Table93.A1" table:number-rows-spanned="2" office:value-type="string">
                    <text:p text:style-name="P4">Then,</text:p>
                  </table:table-cell>
                  <table:table-cell table:style-name="Table93.A1" office:value-type="string">
                    <text:p text:style-name="P6">x</text:p>
                  </table:table-cell>
                  <table:table-cell table:style-name="Table93.A1" table:number-rows-spanned="2" office:value-type="string">
                    <text:p text:style-name="P4">= 8     <draw:frame draw:style-name="fr1" draw:name="Image119" text:anchor-type="as-char" svg:width="0.45cm" svg:height="0.238cm" draw:z-index="120"><draw:image xlink:href="Pictures/100000000000001100000009462F108CC681A416.png" xlink:type="simple" xlink:show="embed" xlink:actuate="onLoad"/><svg:title>=&gt;</svg:title></draw:frame>     <text:span text:style-name="T1">x</text:span> = 8<text:span text:style-name="T1">y</text:span></text:p>
                  </table:table-cell>
                </table:table-row>
                <table:table-row>
                  <table:covered-table-cell/>
                  <table:table-cell table:style-name="Table93.A1" office:value-type="string">
                    <text:p text:style-name="P6">y</text:p>
                  </table:table-cell>
                  <table:covered-table-cell/>
                </table:table-row>
              </table:table>
              <table:table table:name="Table94" table:style-name="Table94">
                <table:table-column table:style-name="Table94.A"/>
                <table:table-column table:style-name="Table94.B"/>
                <table:table-column table:style-name="Table94.C"/>
                <table:table-row>
                  <table:table-cell table:style-name="Table94.A1" table:number-rows-spanned="2" office:value-type="string">
                    <text:p text:style-name="P4">Now,</text:p>
                  </table:table-cell>
                  <table:table-cell table:style-name="Table94.A1" office:value-type="string">
                    <text:p text:style-name="P4"><text:span text:style-name="T1">x</text:span> + 264</text:p>
                  </table:table-cell>
                  <table:table-cell table:style-name="Table94.A1" table:number-rows-spanned="2" office:value-type="string">
                    <text:p text:style-name="P4">= <text:span text:style-name="T1">y</text:span></text:p>
                  </table:table-cell>
                </table:table-row>
                <table:table-row>
                  <table:covered-table-cell/>
                  <table:table-cell table:style-name="Table94.A1" office:value-type="string">
                    <text:p text:style-name="P4">20</text:p>
                  </table:table-cell>
                  <table:covered-table-cell/>
                </table:table-row>
              </table:table>
              <text:p text:style-name="P7"><draw:frame draw:style-name="fr1" draw:name="Image120" text:anchor-type="as-char" svg:width="0.45cm" svg:height="0.238cm" draw:z-index="100"><draw:image xlink:href="Pictures/10000000000000110000000936FCBE4F84560926.png" xlink:type="simple" xlink:show="embed" xlink:actuate="onLoad"/><svg:title>=&gt;</svg:title></draw:frame> 8<text:span text:style-name="T1">y</text:span> + 264 = 20<text:span text:style-name="T1">y</text:span></text:p>
              <text:p text:style-name="P7"><draw:frame draw:style-name="fr1" draw:name="Image121" text:anchor-type="as-char" svg:width="0.45cm" svg:height="0.238cm" draw:z-index="101"><draw:image xlink:href="Pictures/10000000000000110000000900007D9815AADBE8.png" xlink:type="simple" xlink:show="embed" xlink:actuate="onLoad"/><svg:title>=&gt;</svg:title></draw:frame> <text:span text:style-name="T1">y</text:span> = 22.</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row>
                  <table:table-cell table:style-name="Table95.A1" table:number-rows-spanned="2" office:value-type="string">
                    <text:p text:style-name="P4"><draw:frame draw:style-name="fr1" draw:name="Image122" text:anchor-type="as-char" svg:width="0.45cm" svg:height="0.291cm" draw:z-index="121"><draw:image xlink:href="Pictures/10000000000000110000000BAF4084001F213E80.png" xlink:type="simple" xlink:show="embed" xlink:actuate="onLoad"/><svg:title>Therefore</svg:title></draw:frame> Speed = 22 m/sec =</text:p>
                  </table:table-cell>
                  <table:table-cell table:style-name="Table95.A1" table:number-rows-spanned="2" office:value-type="string">
                    <text:p text:style-name="P4"><draw:frame draw:style-name="fr1" draw:name="Image123" text:anchor-type="as-char" svg:width="0.238cm" svg:height="1.005cm" draw:z-index="122"><draw:image xlink:href="Pictures/1000000000000009000000265D99C0D713A2942B.png" xlink:type="simple" xlink:show="embed" xlink:actuate="onLoad"/><svg:title>(</svg:title></draw:frame></text:p>
                  </table:table-cell>
                  <table:table-cell table:style-name="Table95.A1" table:number-rows-spanned="2" office:value-type="string">
                    <text:p text:style-name="P4">22 x</text:p>
                  </table:table-cell>
                  <table:table-cell table:style-name="Table95.A1" office:value-type="string">
                    <text:p text:style-name="P4">18</text:p>
                  </table:table-cell>
                  <table:table-cell table:style-name="Table95.A1" table:number-rows-spanned="2" office:value-type="string">
                    <text:p text:style-name="P4"><draw:frame draw:style-name="fr1" draw:name="Image124" text:anchor-type="as-char" svg:width="0.212cm" svg:height="1.005cm" draw:z-index="123"><draw:image xlink:href="Pictures/1000000000000008000000265CA9C31D1E9F9FD4.png" xlink:type="simple" xlink:show="embed" xlink:actuate="onLoad"/><svg:title>(</svg:title></draw:frame></text:p>
                  </table:table-cell>
                  <table:table-cell table:style-name="Table95.A1" table:number-rows-spanned="2" office:value-type="string">
                    <text:p text:style-name="P4">km/hr = 79.2 km/hr.</text:p>
                  </table:table-cell>
                </table:table-row>
                <table:table-row>
                  <table:covered-table-cell/>
                  <table:covered-table-cell/>
                  <table:covered-table-cell/>
                  <table:table-cell table:style-name="Table95.A1" office:value-type="string">
                    <text:p text:style-name="P4">5</text:p>
                  </table:table-cell>
                  <table:covered-table-cell/>
                  <table:covered-table-cell/>
                </table:table-row>
              </table:table>
            </text:section>
            <text:section text:style-name="Sect1" text:name="divToolBar_802">
              <text:p text:style-name="P5"/>
            </text:section>
          </table:table-cell>
        </table:table-row>
      </table:table>
      <text:p text:style-name="Standard"/>
      <table:table table:name="Table96" table:style-name="Table96">
        <table:table-column table:style-name="Table96.A"/>
        <table:table-row>
          <table:table-cell office:value-type="string">
            <text:p text:style-name="Table_20_Contents">How many seconds will a 500 metre long train take to cross a man walking with a speed of 3 km/hr in the direction of the moving train if the speed of the train is 63 km/hr?<text:bookmark text:name="tblOption_803"/></text:p>
            <table:table table:name="Table97" table:style-name="Table97">
              <table:table-column table:style-name="Table97.A"/>
              <table:table-column table:style-name="Table97.B"/>
              <table:table-row>
                <table:table-cell table:style-name="Table97.A1" office:value-type="string">
                  <text:p text:style-name="Table_20_Contents"><text:bookmark text:name="tdOptionNo_A_803"/><text:bookmark text:name="lnkOptionLink_A_803"/><text:a xlink:type="simple" xlink:href="javascript:%20void%200;" text:style-name="Internet_20_link" text:visited-style-name="Visited_20_Internet_20_Link">A.</text:a><text:bookmark text:name="tdOptionDt_A_803"/></text:p>
                </table:table-cell>
                <table:table-cell table:style-name="Table97.A1" office:value-type="string">
                  <text:p text:style-name="Table_20_Contents">25<text:bookmark text:name="tdOptionNo_B_803"/></text:p>
                </table:table-cell>
              </table:table-row>
              <table:table-row>
                <table:table-cell table:style-name="Table97.A1" office:value-type="string">
                  <text:p text:style-name="Table_20_Contents"><text:bookmark text:name="lnkOptionLink_B_803"/><text:a xlink:type="simple" xlink:href="javascript:%20void%200;" text:style-name="Internet_20_link" text:visited-style-name="Visited_20_Internet_20_Link">B.</text:a><text:bookmark text:name="tdOptionDt_B_803"/></text:p>
                </table:table-cell>
                <table:table-cell table:style-name="Table97.A1" office:value-type="string">
                  <text:p text:style-name="Table_20_Contents">30<text:bookmark text:name="tdOptionNo_C_803"/></text:p>
                </table:table-cell>
              </table:table-row>
              <table:table-row>
                <table:table-cell table:style-name="Table97.A1" office:value-type="string">
                  <text:p text:style-name="Table_20_Contents"><text:bookmark text:name="lnkOptionLink_C_803"/><text:a xlink:type="simple" xlink:href="javascript:%20void%200;" text:style-name="Internet_20_link" text:visited-style-name="Visited_20_Internet_20_Link">C.</text:a><text:bookmark text:name="tdOptionDt_C_803"/></text:p>
                </table:table-cell>
                <table:table-cell table:style-name="Table97.A1" office:value-type="string">
                  <text:p text:style-name="Table_20_Contents">40<text:bookmark text:name="tdOptionNo_D_803"/></text:p>
                </table:table-cell>
              </table:table-row>
              <table:table-row>
                <table:table-cell table:style-name="Table97.A1" office:value-type="string">
                  <text:p text:style-name="Table_20_Contents"><text:bookmark text:name="lnkOptionLink_D_803"/><text:a xlink:type="simple" xlink:href="javascript:%20void%200;" text:style-name="Internet_20_link" text:visited-style-name="Visited_20_Internet_20_Link">D.</text:a><text:bookmark text:name="tdOptionDt_D_803"/></text:p>
                </table:table-cell>
                <table:table-cell table:style-name="Table97.A1" office:value-type="string">
                  <text:p text:style-name="Table_20_Contents">45</text:p>
                </table:table-cell>
              </table:table-row>
            </table:table>
            <text:p text:style-name="Table_20_Contents"/>
          </table:table-cell>
        </table:table-row>
        <text:soft-page-break/>
        <table:table-row>
          <table:table-cell office:value-type="string">
            <text:section text:style-name="Sect1" text:name="divAnswer_803">
              <text:p text:style-name="P7">Answer: Option B</text:p>
              <text:p text:style-name="P7">Explanation:</text:p>
              <table:table table:name="Table98" table:style-name="Table98">
                <table:table-column table:style-name="Table98.A"/>
                <table:table-column table:style-name="Table98.B"/>
                <table:table-row>
                  <table:table-cell table:style-name="Table98.A1" office:value-type="string">
                    <text:p text:style-name="Table_20_Contents">Speed of the train relative to man</text:p>
                  </table:table-cell>
                  <table:table-cell table:style-name="Table98.A1" office:value-type="string">
                    <text:p text:style-name="Table_20_Contents">= (63 - 3) km/hr</text:p>
                  </table:table-cell>
                </table:table-row>
                <table:table-row>
                  <table:table-cell table:style-name="Table98.A1" office:value-type="string">
                    <text:p text:style-name="P5"/>
                  </table:table-cell>
                  <table:table-cell table:style-name="Table98.A1" office:value-type="string">
                    <text:p text:style-name="Table_20_Contents">= 60 km/hr</text:p>
                  </table:table-cell>
                </table:table-row>
                <table:table-row>
                  <table:table-cell table:style-name="Table98.A1" office:value-type="string">
                    <table:table table:name="Table99" table:style-name="Table99">
                      <table:table-column table:style-name="Table99.A"/>
                      <table:table-column table:style-name="Table99.B"/>
                      <table:table-column table:style-name="Table99.C"/>
                      <table:table-column table:style-name="Table99.D"/>
                      <table:table-column table:style-name="Table99.E"/>
                      <table:table-column table:style-name="Table99.F"/>
                      <table:table-row>
                        <table:table-cell table:style-name="Table99.A1" table:number-rows-spanned="2" office:value-type="string">
                          <text:p text:style-name="P4">=</text:p>
                        </table:table-cell>
                        <table:table-cell table:style-name="Table99.A1" table:number-rows-spanned="2" office:value-type="string">
                          <text:p text:style-name="P4"><draw:frame draw:style-name="fr1" draw:name="Image125" text:anchor-type="as-char" svg:width="0.238cm" svg:height="1.005cm" draw:z-index="127"><draw:image xlink:href="Pictures/100000000000000900000026194884E1F3CF2AB4.png" xlink:type="simple" xlink:show="embed" xlink:actuate="onLoad"/><svg:title>(</svg:title></draw:frame></text:p>
                        </table:table-cell>
                        <table:table-cell table:style-name="Table99.A1" table:number-rows-spanned="2" office:value-type="string">
                          <text:p text:style-name="P4">60 x</text:p>
                        </table:table-cell>
                        <table:table-cell table:style-name="Table99.A1" office:value-type="string">
                          <text:p text:style-name="P4">5</text:p>
                        </table:table-cell>
                        <table:table-cell table:style-name="Table99.A1" table:number-rows-spanned="2" office:value-type="string">
                          <text:p text:style-name="P4"><draw:frame draw:style-name="fr1" draw:name="Image126" text:anchor-type="as-char" svg:width="0.212cm" svg:height="1.005cm" draw:z-index="128"><draw:image xlink:href="Pictures/1000000000000008000000265CA9C31D1E9F9FD4.png" xlink:type="simple" xlink:show="embed" xlink:actuate="onLoad"/><svg:title>(</svg:title></draw:frame></text:p>
                        </table:table-cell>
                        <table:table-cell table:style-name="Table99.A1" table:number-rows-spanned="2" office:value-type="string">
                          <text:p text:style-name="P4">m/sec</text:p>
                        </table:table-cell>
                      </table:table-row>
                      <table:table-row>
                        <table:covered-table-cell/>
                        <table:covered-table-cell/>
                        <table:covered-table-cell/>
                        <table:table-cell table:style-name="Table99.A1" office:value-type="string">
                          <text:p text:style-name="P4">18</text:p>
                        </table:table-cell>
                        <table:covered-table-cell/>
                        <table:covered-table-cell/>
                      </table:table-row>
                    </table:table>
                    <text:p text:style-name="Table_20_Contents"/>
                  </table:table-cell>
                  <table:table-cell table:style-name="Table98.A1" office:value-type="string">
                    <text:p text:style-name="P5"/>
                  </table:table-cell>
                </table:table-row>
                <table:table-row>
                  <table:table-cell table:style-name="Table98.A1" office:value-type="string">
                    <table:table table:name="Table100" table:style-name="Table100">
                      <table:table-column table:style-name="Table100.A"/>
                      <table:table-column table:style-name="Table100.B"/>
                      <table:table-column table:style-name="Table100.C"/>
                      <table:table-column table:style-name="Table100.D"/>
                      <table:table-column table:style-name="Table100.E"/>
                      <table:table-row>
                        <table:table-cell table:style-name="Table100.A1" table:number-rows-spanned="2" office:value-type="string">
                          <text:p text:style-name="P4">=</text:p>
                        </table:table-cell>
                        <table:table-cell table:style-name="Table100.A1" table:number-rows-spanned="2" office:value-type="string">
                          <text:p text:style-name="P4"><draw:frame draw:style-name="fr1" draw:name="Image127" text:anchor-type="as-char" svg:width="0.238cm" svg:height="1.005cm" draw:z-index="129"><draw:image xlink:href="Pictures/1000000000000009000000267F0A1A3E1DD6A0AA.png" xlink:type="simple" xlink:show="embed" xlink:actuate="onLoad"/><svg:title>(</svg:title></draw:frame></text:p>
                        </table:table-cell>
                        <table:table-cell table:style-name="Table100.A1" office:value-type="string">
                          <text:p text:style-name="P4">50</text:p>
                        </table:table-cell>
                        <table:table-cell table:style-name="Table100.A1" table:number-rows-spanned="2" office:value-type="string">
                          <text:p text:style-name="P4"><draw:frame draw:style-name="fr1" draw:name="Image128" text:anchor-type="as-char" svg:width="0.212cm" svg:height="1.005cm" draw:z-index="130"><draw:image xlink:href="Pictures/1000000000000008000000265CA9C31D1E9F9FD4.png" xlink:type="simple" xlink:show="embed" xlink:actuate="onLoad"/><svg:title>(</svg:title></draw:frame></text:p>
                        </table:table-cell>
                        <table:table-cell table:style-name="Table100.A1" table:number-rows-spanned="2" office:value-type="string">
                          <text:p text:style-name="P4">m/sec.</text:p>
                        </table:table-cell>
                      </table:table-row>
                      <table:table-row>
                        <table:covered-table-cell/>
                        <table:covered-table-cell/>
                        <table:table-cell table:style-name="Table100.A1" office:value-type="string">
                          <text:p text:style-name="P4">3</text:p>
                        </table:table-cell>
                        <table:covered-table-cell/>
                        <table:covered-table-cell/>
                      </table:table-row>
                    </table:table>
                    <text:p text:style-name="Table_20_Contents"/>
                  </table:table-cell>
                  <table:table-cell table:style-name="Table98.A1" office:value-type="string">
                    <text:p text:style-name="P5"/>
                  </table:table-cell>
                </table:table-row>
                <table:table-row>
                  <table:table-cell table:style-name="Table98.A1" office:value-type="string">
                    <text:p text:style-name="Table_20_Contents"><draw:frame draw:style-name="fr1" draw:name="Image129" text:anchor-type="as-char" svg:width="0.45cm" svg:height="0.291cm" draw:z-index="124"><draw:image xlink:href="Pictures/10000000000000110000000BE208E3F5725631D7.png" xlink:type="simple" xlink:show="embed" xlink:actuate="onLoad"/><svg:title>Therefore</svg:title></draw:frame> Time taken to pass the man</text:p>
                    <table:table table:name="Table101" table:style-name="Table101">
                      <table:table-column table:style-name="Table101.A"/>
                      <table:table-column table:style-name="Table101.B"/>
                      <table:table-column table:style-name="Table101.C"/>
                      <table:table-column table:style-name="Table101.D"/>
                      <table:table-column table:style-name="Table101.E"/>
                      <table:table-column table:style-name="Table101.F"/>
                      <table:table-row>
                        <table:table-cell table:style-name="Table101.A1" table:number-rows-spanned="2" office:value-type="string">
                          <text:p text:style-name="P4">=</text:p>
                        </table:table-cell>
                        <table:table-cell table:style-name="Table101.A1" table:number-rows-spanned="2" office:value-type="string">
                          <text:p text:style-name="P4"><draw:frame draw:style-name="fr1" draw:name="Image130" text:anchor-type="as-char" svg:width="0.238cm" svg:height="1.005cm" draw:z-index="131"><draw:image xlink:href="Pictures/1000000000000009000000267F0A1A3E1DD6A0AA.png" xlink:type="simple" xlink:show="embed" xlink:actuate="onLoad"/><svg:title>(</svg:title></draw:frame></text:p>
                        </table:table-cell>
                        <table:table-cell table:style-name="Table101.A1" table:number-rows-spanned="2" office:value-type="string">
                          <text:p text:style-name="P4">500 x</text:p>
                        </table:table-cell>
                        <table:table-cell table:style-name="Table101.A1" office:value-type="string">
                          <text:p text:style-name="P4">3</text:p>
                        </table:table-cell>
                        <table:table-cell table:style-name="Table101.A1" table:number-rows-spanned="2" office:value-type="string">
                          <text:p text:style-name="P4"><draw:frame draw:style-name="fr1" draw:name="Image131" text:anchor-type="as-char" svg:width="0.212cm" svg:height="1.005cm" draw:z-index="132"><draw:image xlink:href="Pictures/1000000000000008000000265CA9C31D1E9F9FD4.png" xlink:type="simple" xlink:show="embed" xlink:actuate="onLoad"/><svg:title>(</svg:title></draw:frame></text:p>
                        </table:table-cell>
                        <table:table-cell table:style-name="Table101.A1" table:number-rows-spanned="2" office:value-type="string">
                          <text:p text:style-name="P4">sec</text:p>
                        </table:table-cell>
                      </table:table-row>
                      <table:table-row>
                        <table:covered-table-cell/>
                        <table:covered-table-cell/>
                        <table:covered-table-cell/>
                        <table:table-cell table:style-name="Table101.A1" office:value-type="string">
                          <text:p text:style-name="P4">50</text:p>
                        </table:table-cell>
                        <table:covered-table-cell/>
                        <table:covered-table-cell/>
                      </table:table-row>
                    </table:table>
                    <text:p text:style-name="Table_20_Contents"/>
                  </table:table-cell>
                  <table:table-cell table:style-name="Table98.A1" office:value-type="string">
                    <text:p text:style-name="P5"/>
                  </table:table-cell>
                </table:table-row>
                <table:table-row>
                  <table:table-cell table:style-name="Table98.A1" office:value-type="string">
                    <text:p text:style-name="P5"/>
                  </table:table-cell>
                  <table:table-cell table:style-name="Table98.A1" office:value-type="string">
                    <text:p text:style-name="Table_20_Contents">= 30 sec.</text:p>
                  </table:table-cell>
                </table:table-row>
              </table:table>
            </text:section>
            <text:section text:style-name="Sect1" text:name="divToolBar_803">
              <text:p text:style-name="Table_20_Contents"><text:a xlink:type="simple" xlink:href="javascript:%20void%200;" text:style-name="Internet_20_link" text:visited-style-name="Visited_20_Internet_20_Link">View Answer</text:a> <text:a xlink:type="simple" xlink:href="https://www.indiabix.com/aptitude/problems-on-trains/discussion-803"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02" table:style-name="Table102">
        <table:table-column table:style-name="Table102.A"/>
        <table:table-column table:style-name="Table102.B"/>
        <table:table-row>
          <table:table-cell table:number-rows-spanned="2" office:value-type="string">
            <text:p text:style-name="P3">22. </text:p>
          </table:table-cell>
          <table:table-cell office:value-type="string">
            <text:p text:style-name="Table_20_Contents">Two goods train each 500 m long, are running in opposite directions on parallel tracks. Their speeds are 45 km/hr and 30 km/hr respectively. Find the time taken by the slower train to pass the driver of the faster one.<text:bookmark text:name="tblOption_804"/></text:p>
            <table:table table:name="Table103" table:style-name="Table103">
              <table:table-column table:style-name="Table103.A"/>
              <table:table-column table:style-name="Table103.B"/>
              <table:table-row>
                <table:table-cell table:style-name="Table103.A1" office:value-type="string">
                  <text:p text:style-name="Table_20_Contents"><text:bookmark text:name="tdOptionNo_A_804"/><text:bookmark text:name="lnkOptionLink_A_804"/><text:a xlink:type="simple" xlink:href="javascript:%20void%200;" text:style-name="Internet_20_link" text:visited-style-name="Visited_20_Internet_20_Link">A.</text:a><text:bookmark text:name="tdOptionDt_A_804"/></text:p>
                </table:table-cell>
                <table:table-cell table:style-name="Table103.A1" office:value-type="string">
                  <text:p text:style-name="Table_20_Contents">12 sec<text:bookmark text:name="tdOptionNo_B_804"/></text:p>
                </table:table-cell>
              </table:table-row>
              <table:table-row>
                <table:table-cell table:style-name="Table103.A1" office:value-type="string">
                  <text:p text:style-name="Table_20_Contents"><text:bookmark text:name="lnkOptionLink_B_804"/><text:a xlink:type="simple" xlink:href="javascript:%20void%200;" text:style-name="Internet_20_link" text:visited-style-name="Visited_20_Internet_20_Link">B.</text:a><text:bookmark text:name="tdOptionDt_B_804"/></text:p>
                </table:table-cell>
                <table:table-cell table:style-name="Table103.A1" office:value-type="string">
                  <text:p text:style-name="Table_20_Contents">24 sec<text:bookmark text:name="tdOptionNo_C_804"/></text:p>
                </table:table-cell>
              </table:table-row>
              <table:table-row>
                <table:table-cell table:style-name="Table103.A1" office:value-type="string">
                  <text:p text:style-name="Table_20_Contents"><text:bookmark text:name="lnkOptionLink_C_804"/><text:a xlink:type="simple" xlink:href="javascript:%20void%200;" text:style-name="Internet_20_link" text:visited-style-name="Visited_20_Internet_20_Link">C.</text:a><text:bookmark text:name="tdOptionDt_C_804"/></text:p>
                </table:table-cell>
                <table:table-cell table:style-name="Table103.A1" office:value-type="string">
                  <text:p text:style-name="Table_20_Contents">48 sec<text:bookmark text:name="tdOptionNo_D_804"/></text:p>
                </table:table-cell>
              </table:table-row>
              <table:table-row>
                <table:table-cell table:style-name="Table103.A1" office:value-type="string">
                  <text:p text:style-name="Table_20_Contents"><text:bookmark text:name="lnkOptionLink_D_804"/><text:a xlink:type="simple" xlink:href="javascript:%20void%200;" text:style-name="Internet_20_link" text:visited-style-name="Visited_20_Internet_20_Link">D.</text:a><text:bookmark text:name="tdOptionDt_D_804"/></text:p>
                </table:table-cell>
                <table:table-cell table:style-name="Table103.A1" office:value-type="string">
                  <text:p text:style-name="Table_20_Contents">60 sec</text:p>
                </table:table-cell>
              </table:table-row>
            </table:table>
            <text:p text:style-name="Table_20_Contents"/>
          </table:table-cell>
        </table:table-row>
        <table:table-row>
          <table:covered-table-cell/>
          <table:table-cell office:value-type="string">
            <text:section text:style-name="Sect1" text:name="divAnswer_804">
              <text:p text:style-name="P7">Answer: Option B</text:p>
              <text:p text:style-name="P7">Explanation:</text:p>
              <table:table table:name="Table104" table:style-name="Table104">
                <table:table-column table:style-name="Table104.A"/>
                <table:table-column table:style-name="Table104.B"/>
                <table:table-row>
                  <table:table-cell table:style-name="Table104.A1" office:value-type="string">
                    <text:p text:style-name="Table_20_Contents">Relative speed =</text:p>
                  </table:table-cell>
                  <table:table-cell table:style-name="Table104.A1" office:value-type="string">
                    <text:p text:style-name="Table_20_Contents">= (45 + 30) km/hr</text:p>
                  </table:table-cell>
                </table:table-row>
                <table:table-row>
                  <table:table-cell table:style-name="Table104.A1" office:value-type="string">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table-cell table:style-name="Table105.A1" table:number-rows-spanned="2" office:value-type="string">
                          <text:p text:style-name="P4">=</text:p>
                        </table:table-cell>
                        <table:table-cell table:style-name="Table105.A1" table:number-rows-spanned="2" office:value-type="string">
                          <text:p text:style-name="P4"><draw:frame draw:style-name="fr1" draw:name="Image132" text:anchor-type="as-char" svg:width="0.238cm" svg:height="1.005cm" draw:z-index="133"><draw:image xlink:href="Pictures/1000000000000009000000267F0A1A3E1DD6A0AA.png" xlink:type="simple" xlink:show="embed" xlink:actuate="onLoad"/><svg:title>(</svg:title></draw:frame></text:p>
                        </table:table-cell>
                        <table:table-cell table:style-name="Table105.A1" table:number-rows-spanned="2" office:value-type="string">
                          <text:p text:style-name="P4">75 x</text:p>
                        </table:table-cell>
                        <table:table-cell table:style-name="Table105.A1" office:value-type="string">
                          <text:p text:style-name="P4">5</text:p>
                        </table:table-cell>
                        <table:table-cell table:style-name="Table105.A1" table:number-rows-spanned="2" office:value-type="string">
                          <text:p text:style-name="P4"><draw:frame draw:style-name="fr1" draw:name="Image133" text:anchor-type="as-char" svg:width="0.212cm" svg:height="1.005cm" draw:z-index="134"><draw:image xlink:href="Pictures/1000000000000008000000265CA9C31D1E9F9FD4.png" xlink:type="simple" xlink:show="embed" xlink:actuate="onLoad"/><svg:title>(</svg:title></draw:frame></text:p>
                        </table:table-cell>
                        <table:table-cell table:style-name="Table105.A1" table:number-rows-spanned="2" office:value-type="string">
                          <text:p text:style-name="P4">m/sec</text:p>
                        </table:table-cell>
                      </table:table-row>
                      <table:table-row>
                        <table:covered-table-cell/>
                        <table:covered-table-cell/>
                        <table:covered-table-cell/>
                        <table:table-cell table:style-name="Table105.A1" office:value-type="string">
                          <text:p text:style-name="P4">18</text:p>
                        </table:table-cell>
                        <table:covered-table-cell/>
                        <table:covered-table-cell/>
                      </table:table-row>
                    </table:table>
                    <text:p text:style-name="Table_20_Contents"/>
                  </table:table-cell>
                  <table:table-cell table:style-name="Table104.A1" office:value-type="string">
                    <text:p text:style-name="P5"/>
                  </table:table-cell>
                </table:table-row>
                <table:table-row>
                  <table:table-cell table:style-name="Table104.A1" office:value-type="string">
                    <table:table table:name="Table106" table:style-name="Table106">
                      <table:table-column table:style-name="Table106.A"/>
                      <table:table-column table:style-name="Table106.B"/>
                      <table:table-column table:style-name="Table106.C"/>
                      <table:table-column table:style-name="Table106.D"/>
                      <table:table-column table:style-name="Table106.E"/>
                      <table:table-row>
                        <table:table-cell table:style-name="Table106.A1" table:number-rows-spanned="2" office:value-type="string">
                          <text:p text:style-name="P4">=</text:p>
                        </table:table-cell>
                        <table:table-cell table:style-name="Table106.A1" table:number-rows-spanned="2" office:value-type="string">
                          <text:p text:style-name="P4"><draw:frame draw:style-name="fr1" draw:name="Image134" text:anchor-type="as-char" svg:width="0.238cm" svg:height="1.005cm" draw:z-index="135"><draw:image xlink:href="Pictures/1000000000000009000000267F0A1A3E1DD6A0AA.png" xlink:type="simple" xlink:show="embed" xlink:actuate="onLoad"/><svg:title>(</svg:title></draw:frame></text:p>
                        </table:table-cell>
                        <table:table-cell table:style-name="Table106.A1" office:value-type="string">
                          <text:p text:style-name="P4">125</text:p>
                        </table:table-cell>
                        <table:table-cell table:style-name="Table106.A1" table:number-rows-spanned="2" office:value-type="string">
                          <text:p text:style-name="P4"><draw:frame draw:style-name="fr1" draw:name="Image135" text:anchor-type="as-char" svg:width="0.212cm" svg:height="1.005cm" draw:z-index="136"><draw:image xlink:href="Pictures/1000000000000008000000265CA9C31D1E9F9FD4.png" xlink:type="simple" xlink:show="embed" xlink:actuate="onLoad"/><svg:title>(</svg:title></draw:frame></text:p>
                        </table:table-cell>
                        <table:table-cell table:style-name="Table106.A1" table:number-rows-spanned="2" office:value-type="string">
                          <text:p text:style-name="P4">m/sec.</text:p>
                        </table:table-cell>
                      </table:table-row>
                      <table:table-row>
                        <table:covered-table-cell/>
                        <table:covered-table-cell/>
                        <table:table-cell table:style-name="Table106.A1" office:value-type="string">
                          <text:p text:style-name="P4">6</text:p>
                        </table:table-cell>
                        <table:covered-table-cell/>
                        <table:covered-table-cell/>
                      </table:table-row>
                    </table:table>
                    <text:p text:style-name="Table_20_Contents"/>
                  </table:table-cell>
                  <table:table-cell table:style-name="Table104.A1" office:value-type="string">
                    <text:p text:style-name="P5"/>
                  </table:table-cell>
                </table:table-row>
              </table:table>
              <text:p text:style-name="P7">We have to find the time taken by the slower train to pass the DRIVER of the faster train and not the complete train.</text:p>
              <text:p text:style-name="P7">So, distance covered = Length of the slower train.</text:p>
              <text:p text:style-name="P7">Therefore, Distance covered = 500 m.</text:p>
              <table:table table:name="Table107" table:style-name="Table107">
                <table:table-column table:style-name="Table107.A"/>
                <table:table-column table:style-name="Table107.B"/>
                <table:table-column table:style-name="Table107.C"/>
                <table:table-column table:style-name="Table107.D"/>
                <table:table-column table:style-name="Table107.E"/>
                <table:table-column table:style-name="Table107.F"/>
                <table:table-row>
                  <table:table-cell table:style-name="Table107.A1" table:number-rows-spanned="2" office:value-type="string">
                    <text:p text:style-name="P4"><draw:frame draw:style-name="fr1" draw:name="Image136" text:anchor-type="as-char" svg:width="0.45cm" svg:height="0.291cm" draw:z-index="137"><draw:image xlink:href="Pictures/10000000000000110000000B54B6A848BA25AFA2.png" xlink:type="simple" xlink:show="embed" xlink:actuate="onLoad"/><svg:title>Therefore</svg:title></draw:frame> Required time =</text:p>
                  </table:table-cell>
                  <table:table-cell table:style-name="Table107.A1" table:number-rows-spanned="2" office:value-type="string">
                    <text:p text:style-name="P4"><draw:frame draw:style-name="fr1" draw:name="Image137" text:anchor-type="as-char" svg:width="0.238cm" svg:height="1.005cm" draw:z-index="138"><draw:image xlink:href="Pictures/1000000000000009000000267F0A1A3E1DD6A0AA.png" xlink:type="simple" xlink:show="embed" xlink:actuate="onLoad"/><svg:title>(</svg:title></draw:frame></text:p>
                  </table:table-cell>
                  <table:table-cell table:style-name="Table107.A1" table:number-rows-spanned="2" office:value-type="string">
                    <text:p text:style-name="P4">500 x</text:p>
                  </table:table-cell>
                  <table:table-cell table:style-name="Table107.A1" office:value-type="string">
                    <text:p text:style-name="P4">6</text:p>
                  </table:table-cell>
                  <table:table-cell table:style-name="Table107.A1" table:number-rows-spanned="2" office:value-type="string">
                    <text:p text:style-name="P4"><draw:frame draw:style-name="fr1" draw:name="Image138" text:anchor-type="as-char" svg:width="0.212cm" svg:height="1.005cm" draw:z-index="139"><draw:image xlink:href="Pictures/1000000000000008000000265CA9C31D1E9F9FD4.png" xlink:type="simple" xlink:show="embed" xlink:actuate="onLoad"/><svg:title>(</svg:title></draw:frame></text:p>
                  </table:table-cell>
                  <table:table-cell table:style-name="Table107.A1" table:number-rows-spanned="2" office:value-type="string">
                    <text:p text:style-name="P4">= 24 sec.</text:p>
                  </table:table-cell>
                </table:table-row>
                <table:table-row>
                  <table:covered-table-cell/>
                  <table:covered-table-cell/>
                  <table:covered-table-cell/>
                  <table:table-cell table:style-name="Table107.A1" office:value-type="string">
                    <text:p text:style-name="P4">125</text:p>
                  </table:table-cell>
                  <table:covered-table-cell/>
                  <table:covered-table-cell/>
                </table:table-row>
              </table:table>
            </text:section>
            <text:section text:style-name="Sect1" text:name="divToolBar_804">
              <text:p text:style-name="Table_20_Contents"><text:a xlink:type="simple" xlink:href="javascript:%20void%200;" text:style-name="Internet_20_link" text:visited-style-name="Visited_20_Internet_20_Link">View Answer</text:a> <text:a xlink:type="simple" xlink:href="https://www.indiabix.com/aptitude/problems-on-trains/discussion-804"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08" table:style-name="Table108">
        <table:table-column table:style-name="Table108.A"/>
        <table:table-column table:style-name="Table108.B"/>
        <table:table-row>
          <table:table-cell table:number-rows-spanned="2" office:value-type="string">
            <text:p text:style-name="P3">23. </text:p>
          </table:table-cell>
          <table:table-cell office:value-type="string">
            <text:p text:style-name="Table_20_Contents">Two trains are running in opposite directions with the same speed. If the length of each train is 120 metres and they cross each other in 12 seconds, then the speed of each train (in km/hr) is:<text:bookmark text:name="tblOption_805"/></text:p>
            <table:table table:name="Table109" table:style-name="Table109">
              <table:table-column table:style-name="Table109.A"/>
              <table:table-column table:style-name="Table109.B"/>
              <table:table-row>
                <table:table-cell table:style-name="Table109.A1" office:value-type="string">
                  <text:p text:style-name="Table_20_Contents"><text:bookmark text:name="tdOptionNo_A_805"/><text:bookmark text:name="lnkOptionLink_A_805"/><text:a xlink:type="simple" xlink:href="javascript:%20void%200;" text:style-name="Internet_20_link" text:visited-style-name="Visited_20_Internet_20_Link">A.</text:a><text:bookmark text:name="tdOptionDt_A_805"/></text:p>
                </table:table-cell>
                <table:table-cell table:style-name="Table109.A1" office:value-type="string">
                  <text:p text:style-name="Table_20_Contents">10<text:bookmark text:name="tdOptionNo_B_805"/></text:p>
                </table:table-cell>
              </table:table-row>
              <table:table-row>
                <table:table-cell table:style-name="Table109.A1" office:value-type="string">
                  <text:p text:style-name="Table_20_Contents"><text:bookmark text:name="lnkOptionLink_B_805"/><text:a xlink:type="simple" xlink:href="javascript:%20void%200;" text:style-name="Internet_20_link" text:visited-style-name="Visited_20_Internet_20_Link">B.</text:a><text:bookmark text:name="tdOptionDt_B_805"/></text:p>
                </table:table-cell>
                <table:table-cell table:style-name="Table109.A1" office:value-type="string">
                  <text:p text:style-name="Table_20_Contents">18<text:bookmark text:name="tdOptionNo_C_805"/></text:p>
                </table:table-cell>
              </table:table-row>
              <table:table-row>
                <table:table-cell table:style-name="Table109.A1" office:value-type="string">
                  <text:p text:style-name="Table_20_Contents"><text:bookmark text:name="lnkOptionLink_C_805"/><text:a xlink:type="simple" xlink:href="javascript:%20void%200;" text:style-name="Internet_20_link" text:visited-style-name="Visited_20_Internet_20_Link">C.</text:a><text:bookmark text:name="tdOptionDt_C_805"/></text:p>
                </table:table-cell>
                <table:table-cell table:style-name="Table109.A1" office:value-type="string">
                  <text:p text:style-name="Table_20_Contents">36<text:bookmark text:name="tdOptionNo_D_805"/></text:p>
                </table:table-cell>
              </table:table-row>
              <table:table-row>
                <table:table-cell table:style-name="Table109.A1" office:value-type="string">
                  <text:p text:style-name="Table_20_Contents"><text:bookmark text:name="lnkOptionLink_D_805"/><text:a xlink:type="simple" xlink:href="javascript:%20void%200;" text:style-name="Internet_20_link" text:visited-style-name="Visited_20_Internet_20_Link">D.</text:a><text:bookmark text:name="tdOptionDt_D_805"/></text:p>
                </table:table-cell>
                <table:table-cell table:style-name="Table109.A1" office:value-type="string">
                  <text:p text:style-name="Table_20_Contents">72</text:p>
                </table:table-cell>
              </table:table-row>
            </table:table>
            <text:p text:style-name="Table_20_Contents"/>
          </table:table-cell>
        </table:table-row>
        <table:table-row>
          <table:covered-table-cell/>
          <table:table-cell office:value-type="string">
            <text:section text:style-name="Sect1" text:name="divAnswer_805">
              <text:p text:style-name="P7">Answer: Option C</text:p>
              <text:p text:style-name="P7">Explanation:</text:p>
              <text:p text:style-name="P7">Let the speed of each train be <text:span text:style-name="T1">x</text:span> m/sec.</text:p>
              <text:p text:style-name="P7">Then, relative speed of the two trains = 2<text:span text:style-name="T1">x</text:span> m/sec.</text:p>
              <table:table table:name="Table110" table:style-name="Table110">
                <table:table-column table:style-name="Table110.A"/>
                <table:table-column table:style-name="Table110.B"/>
                <table:table-row>
                  <table:table-cell table:style-name="Table110.A1" table:number-rows-spanned="2" office:value-type="string">
                    <text:p text:style-name="P4">So, 2<text:span text:style-name="T1">x</text:span> =</text:p>
                  </table:table-cell>
                  <table:table-cell table:style-name="Table110.A1" office:value-type="string">
                    <text:p text:style-name="P4">(120 + 120)</text:p>
                  </table:table-cell>
                </table:table-row>
                <table:table-row>
                  <table:covered-table-cell/>
                  <table:table-cell table:style-name="Table110.A1" office:value-type="string">
                    <text:p text:style-name="P4">12</text:p>
                  </table:table-cell>
                </table:table-row>
              </table:table>
              <text:p text:style-name="P7"><draw:frame draw:style-name="fr1" draw:name="Image139" text:anchor-type="as-char" svg:width="0.45cm" svg:height="0.238cm" draw:z-index="125"><draw:image xlink:href="Pictures/100000000000001100000009E108E8F72991D53C.png" xlink:type="simple" xlink:show="embed" xlink:actuate="onLoad"/><svg:title>=&gt;</svg:title></draw:frame> 2<text:span text:style-name="T1">x</text:span> = 20</text:p>
              <text:p text:style-name="P7"><draw:frame draw:style-name="fr1" draw:name="Image140" text:anchor-type="as-char" svg:width="0.45cm" svg:height="0.238cm" draw:z-index="126"><draw:image xlink:href="Pictures/100000000000001100000009B92FEDB4BE6A0AB5.png" xlink:type="simple" xlink:show="embed" xlink:actuate="onLoad"/><svg:title>=&gt;</svg:title></draw:frame> <text:span text:style-name="T1">x</text:span> = 10.</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row>
                  <table:table-cell table:style-name="Table111.A1" table:number-rows-spanned="2" office:value-type="string">
                    <text:p text:style-name="P4"><draw:frame draw:style-name="fr1" draw:name="Image141" text:anchor-type="as-char" svg:width="0.45cm" svg:height="0.291cm" draw:z-index="140"><draw:image xlink:href="Pictures/10000000000000110000000BFE0B0F2CA86CB454.png" xlink:type="simple" xlink:show="embed" xlink:actuate="onLoad"/><svg:title>Therefore</svg:title></draw:frame> Speed of each train = 10 m/sec =</text:p>
                  </table:table-cell>
                  <table:table-cell table:style-name="Table111.A1" table:number-rows-spanned="2" office:value-type="string">
                    <text:p text:style-name="P4"><draw:frame draw:style-name="fr1" draw:name="Image142" text:anchor-type="as-char" svg:width="0.238cm" svg:height="1.005cm" draw:z-index="141"><draw:image xlink:href="Pictures/1000000000000009000000267F0A1A3E1DD6A0AA.png" xlink:type="simple" xlink:show="embed" xlink:actuate="onLoad"/><svg:title>(</svg:title></draw:frame></text:p>
                  </table:table-cell>
                  <table:table-cell table:style-name="Table111.A1" table:number-rows-spanned="2" office:value-type="string">
                    <text:p text:style-name="P4">10 x</text:p>
                  </table:table-cell>
                  <table:table-cell table:style-name="Table111.A1" office:value-type="string">
                    <text:p text:style-name="P4">18</text:p>
                  </table:table-cell>
                  <table:table-cell table:style-name="Table111.A1" table:number-rows-spanned="2" office:value-type="string">
                    <text:p text:style-name="P4"><draw:frame draw:style-name="fr1" draw:name="Image143" text:anchor-type="as-char" svg:width="0.212cm" svg:height="1.005cm" draw:z-index="142"><draw:image xlink:href="Pictures/1000000000000008000000265CA9C31D1E9F9FD4.png" xlink:type="simple" xlink:show="embed" xlink:actuate="onLoad"/><svg:title>(</svg:title></draw:frame></text:p>
                  </table:table-cell>
                  <table:table-cell table:style-name="Table111.A1" table:number-rows-spanned="2" office:value-type="string">
                    <text:p text:style-name="P4">km/hr = 36 km/hr.</text:p>
                  </table:table-cell>
                </table:table-row>
                <table:table-row>
                  <table:covered-table-cell/>
                  <table:covered-table-cell/>
                  <table:covered-table-cell/>
                  <table:table-cell table:style-name="Table111.A1" office:value-type="string">
                    <text:p text:style-name="P4">5</text:p>
                  </table:table-cell>
                  <table:covered-table-cell/>
                  <table:covered-table-cell/>
                </table:table-row>
              </table:table>
            </text:section>
            <text:section text:style-name="Sect1" text:name="divToolBar_805">
              <text:p text:style-name="Table_20_Contents"><text:a xlink:type="simple" xlink:href="javascript:%20void%200;" text:style-name="Internet_20_link" text:visited-style-name="Visited_20_Internet_20_Link">View Answer</text:a> <text:a xlink:type="simple" xlink:href="https://www.indiabix.com/aptitude/problems-on-trains/discussion-805"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12" table:style-name="Table112">
        <table:table-column table:style-name="Table112.A"/>
        <table:table-column table:style-name="Table112.B"/>
        <table:table-row>
          <table:table-cell table:number-rows-spanned="2" office:value-type="string">
            <text:p text:style-name="P3">24. </text:p>
          </table:table-cell>
          <table:table-cell office:value-type="string">
            <text:p text:style-name="Table_20_Contents">Two trains of equal lengths take 10 seconds and 15 seconds respectively to cross a telegraph post. If the length of each train be 120 metres, in what time (in seconds) will they cross each other travelling in opposite direction?<text:bookmark text:name="tblOption_806"/></text:p>
            <table:table table:name="Table113" table:style-name="Table113">
              <table:table-column table:style-name="Table113.A"/>
              <table:table-column table:style-name="Table113.B"/>
              <table:table-row>
                <table:table-cell table:style-name="Table113.A1" office:value-type="string">
                  <text:p text:style-name="Table_20_Contents"><text:bookmark text:name="tdOptionNo_A_806"/><text:bookmark text:name="lnkOptionLink_A_806"/><text:a xlink:type="simple" xlink:href="javascript:%20void%200;" text:style-name="Internet_20_link" text:visited-style-name="Visited_20_Internet_20_Link">A.</text:a><text:bookmark text:name="tdOptionDt_A_806"/></text:p>
                </table:table-cell>
                <table:table-cell table:style-name="Table113.A1" office:value-type="string">
                  <text:p text:style-name="Table_20_Contents">10<text:bookmark text:name="tdOptionNo_B_806"/></text:p>
                </table:table-cell>
              </table:table-row>
              <table:table-row>
                <table:table-cell table:style-name="Table113.A1" office:value-type="string">
                  <text:p text:style-name="Table_20_Contents"><text:bookmark text:name="lnkOptionLink_B_806"/><text:a xlink:type="simple" xlink:href="javascript:%20void%200;" text:style-name="Internet_20_link" text:visited-style-name="Visited_20_Internet_20_Link">B.</text:a><text:bookmark text:name="tdOptionDt_B_806"/></text:p>
                </table:table-cell>
                <table:table-cell table:style-name="Table113.A1" office:value-type="string">
                  <text:p text:style-name="Table_20_Contents">12<text:bookmark text:name="tdOptionNo_C_806"/></text:p>
                </table:table-cell>
              </table:table-row>
              <table:table-row>
                <table:table-cell table:style-name="Table113.A1" office:value-type="string">
                  <text:p text:style-name="Table_20_Contents"><text:bookmark text:name="lnkOptionLink_C_806"/><text:a xlink:type="simple" xlink:href="javascript:%20void%200;" text:style-name="Internet_20_link" text:visited-style-name="Visited_20_Internet_20_Link">C.</text:a><text:bookmark text:name="tdOptionDt_C_806"/></text:p>
                </table:table-cell>
                <table:table-cell table:style-name="Table113.A1" office:value-type="string">
                  <text:p text:style-name="Table_20_Contents">15<text:bookmark text:name="tdOptionNo_D_806"/></text:p>
                </table:table-cell>
              </table:table-row>
              <table:table-row>
                <table:table-cell table:style-name="Table113.A1" office:value-type="string">
                  <text:p text:style-name="Table_20_Contents"><text:bookmark text:name="lnkOptionLink_D_806"/><text:a xlink:type="simple" xlink:href="javascript:%20void%200;" text:style-name="Internet_20_link" text:visited-style-name="Visited_20_Internet_20_Link">D.</text:a><text:bookmark text:name="tdOptionDt_D_806"/></text:p>
                </table:table-cell>
                <table:table-cell table:style-name="Table113.A1" office:value-type="string">
                  <text:p text:style-name="Table_20_Contents">20</text:p>
                </table:table-cell>
              </table:table-row>
            </table:table>
            <text:p text:style-name="Table_20_Contents"/>
          </table:table-cell>
        </table:table-row>
        <table:table-row>
          <table:covered-table-cell/>
          <table:table-cell office:value-type="string">
            <text:section text:style-name="Sect1" text:name="divAnswer_806">
              <text:p text:style-name="P7">Answer: Option B</text:p>
              <text:p text:style-name="P7">Explanation:</text:p>
              <table:table table:name="Table114" table:style-name="Table114">
                <table:table-column table:style-name="Table114.A"/>
                <table:table-column table:style-name="Table114.B"/>
                <table:table-column table:style-name="Table114.C"/>
                <table:table-column table:style-name="Table114.D"/>
                <table:table-column table:style-name="Table114.E"/>
                <table:table-row>
                  <table:table-cell table:style-name="Table114.A1" table:number-rows-spanned="2" office:value-type="string">
                    <text:p text:style-name="P4">Speed of the first train =</text:p>
                  </table:table-cell>
                  <table:table-cell table:style-name="Table114.A1" table:number-rows-spanned="2" office:value-type="string">
                    <text:p text:style-name="P4"><draw:frame draw:style-name="fr1" draw:name="Image144" text:anchor-type="as-char" svg:width="0.238cm" svg:height="1.005cm" draw:z-index="143"><draw:image xlink:href="Pictures/100000000000000900000026D04B0CE6C6EE4985.png" xlink:type="simple" xlink:show="embed" xlink:actuate="onLoad"/><svg:title>(</svg:title></draw:frame></text:p>
                  </table:table-cell>
                  <table:table-cell table:style-name="Table114.A1" office:value-type="string">
                    <text:p text:style-name="P4">120</text:p>
                  </table:table-cell>
                  <table:table-cell table:style-name="Table114.A1" table:number-rows-spanned="2" office:value-type="string">
                    <text:p text:style-name="P4"><draw:frame draw:style-name="fr1" draw:name="Image145" text:anchor-type="as-char" svg:width="0.212cm" svg:height="1.005cm" draw:z-index="144"><draw:image xlink:href="Pictures/1000000000000008000000265CA9C31D1E9F9FD4.png" xlink:type="simple" xlink:show="embed" xlink:actuate="onLoad"/><svg:title>(</svg:title></draw:frame></text:p>
                  </table:table-cell>
                  <table:table-cell table:style-name="Table114.A1" table:number-rows-spanned="2" office:value-type="string">
                    <text:p text:style-name="P4">m/sec = 12 m/sec.</text:p>
                  </table:table-cell>
                </table:table-row>
                <table:table-row>
                  <table:covered-table-cell/>
                  <table:covered-table-cell/>
                  <table:table-cell table:style-name="Table114.A1" office:value-type="string">
                    <text:p text:style-name="P4">10</text:p>
                  </table:table-cell>
                  <table:covered-table-cell/>
                  <table:covered-table-cell/>
                </table:table-row>
              </table:table>
              <table:table table:name="Table115" table:style-name="Table115">
                <table:table-column table:style-name="Table115.A"/>
                <table:table-column table:style-name="Table115.B"/>
                <table:table-column table:style-name="Table115.C"/>
                <table:table-column table:style-name="Table115.D"/>
                <table:table-column table:style-name="Table115.E"/>
                <table:table-row>
                  <table:table-cell table:style-name="Table115.A1" table:number-rows-spanned="2" office:value-type="string">
                    <text:p text:style-name="P4">Speed of the second train =</text:p>
                  </table:table-cell>
                  <table:table-cell table:style-name="Table115.A1" table:number-rows-spanned="2" office:value-type="string">
                    <text:p text:style-name="P4"><draw:frame draw:style-name="fr1" draw:name="Image146" text:anchor-type="as-char" svg:width="0.238cm" svg:height="1.005cm" draw:z-index="145"><draw:image xlink:href="Pictures/100000000000000900000026F13CF40C32BBFECA.png" xlink:type="simple" xlink:show="embed" xlink:actuate="onLoad"/><svg:title>(</svg:title></draw:frame></text:p>
                  </table:table-cell>
                  <table:table-cell table:style-name="Table115.A1" office:value-type="string">
                    <text:p text:style-name="P4">120</text:p>
                  </table:table-cell>
                  <table:table-cell table:style-name="Table115.A1" table:number-rows-spanned="2" office:value-type="string">
                    <text:p text:style-name="P4"><draw:frame draw:style-name="fr1" draw:name="Image147" text:anchor-type="as-char" svg:width="0.212cm" svg:height="1.005cm" draw:z-index="146"><draw:image xlink:href="Pictures/1000000000000008000000265CA9C31D1E9F9FD4.png" xlink:type="simple" xlink:show="embed" xlink:actuate="onLoad"/><svg:title>(</svg:title></draw:frame></text:p>
                  </table:table-cell>
                  <table:table-cell table:style-name="Table115.A1" table:number-rows-spanned="2" office:value-type="string">
                    <text:p text:style-name="P4">m/sec = 8 m/sec.</text:p>
                  </table:table-cell>
                </table:table-row>
                <table:table-row>
                  <table:covered-table-cell/>
                  <table:covered-table-cell/>
                  <table:table-cell table:style-name="Table115.A1" office:value-type="string">
                    <text:p text:style-name="P4">15</text:p>
                  </table:table-cell>
                  <table:covered-table-cell/>
                  <table:covered-table-cell/>
                </table:table-row>
              </table:table>
              <text:p text:style-name="P7">Relative speed = (12 + 8) = 20 m/sec.</text:p>
              <table:table table:name="Table116" table:style-name="Table116">
                <table:table-column table:style-name="Table116.A"/>
                <table:table-column table:style-name="Table116.B"/>
                <table:table-column table:style-name="Table116.C"/>
                <table:table-column table:style-name="Table116.B"/>
                <table:table-column table:style-name="Table116.E"/>
                <table:table-row>
                  <table:table-cell table:style-name="Table116.A1" table:number-rows-spanned="2" office:value-type="string">
                    <text:p text:style-name="P4"><draw:frame draw:style-name="fr1" draw:name="Image148" text:anchor-type="as-char" svg:width="0.45cm" svg:height="0.291cm" draw:z-index="147"><draw:image xlink:href="Pictures/10000000000000110000000B4FB24EECABA50B16.png" xlink:type="simple" xlink:show="embed" xlink:actuate="onLoad"/><svg:title>Therefore</svg:title></draw:frame> Required time =</text:p>
                  </table:table-cell>
                  <table:table-cell table:style-name="Table116.A1" table:number-rows-spanned="2" office:value-type="string">
                    <text:p text:style-name="P4"><draw:frame draw:style-name="fr1" draw:name="Image149" text:anchor-type="as-char" svg:width="0.238cm" svg:height="1.005cm" draw:z-index="148"><draw:image xlink:href="Pictures/1000000000000009000000267DCFAC31F8E54C9A.png" xlink:type="simple" xlink:show="embed" xlink:actuate="onLoad"/><svg:title>[</svg:title></draw:frame></text:p>
                  </table:table-cell>
                  <table:table-cell table:style-name="Table116.A1" office:value-type="string">
                    <text:p text:style-name="P4">(120 + 120)</text:p>
                  </table:table-cell>
                  <table:table-cell table:style-name="Table116.A1" table:number-rows-spanned="2" office:value-type="string">
                    <text:p text:style-name="P4"><draw:frame draw:style-name="fr1" draw:name="Image150" text:anchor-type="as-char" svg:width="0.238cm" svg:height="1.005cm" draw:z-index="149"><draw:image xlink:href="Pictures/100000000000000900000026B33A0C5494F1E72F.png" xlink:type="simple" xlink:show="embed" xlink:actuate="onLoad"/><svg:title>]</svg:title></draw:frame></text:p>
                  </table:table-cell>
                  <table:table-cell table:style-name="Table116.A1" table:number-rows-spanned="2" office:value-type="string">
                    <text:p text:style-name="P4">sec = 12 sec.</text:p>
                  </table:table-cell>
                </table:table-row>
                <table:table-row>
                  <table:covered-table-cell/>
                  <table:covered-table-cell/>
                  <table:table-cell table:style-name="Table116.A1" office:value-type="string">
                    <text:p text:style-name="P4">20</text:p>
                  </table:table-cell>
                  <table:covered-table-cell/>
                  <table:covered-table-cell/>
                </table:table-row>
              </table:table>
            </text:section>
            <text:section text:style-name="Sect1" text:name="divToolBar_806">
              <text:p text:style-name="Table_20_Contents"><text:a xlink:type="simple" xlink:href="javascript:%20void%200;" text:style-name="Internet_20_link" text:visited-style-name="Visited_20_Internet_20_Link">View Answer</text:a> <text:a xlink:type="simple" xlink:href="https://www.indiabix.com/aptitude/problems-on-trains/discussion-806"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17" table:style-name="Table117">
        <table:table-column table:style-name="Table117.A"/>
        <table:table-column table:style-name="Table117.B"/>
        <table:table-row>
          <table:table-cell table:number-rows-spanned="2" office:value-type="string">
            <text:p text:style-name="P3">25. </text:p>
          </table:table-cell>
          <table:table-cell office:value-type="string">
            <text:p text:style-name="Table_20_Contents">A train 108 m long moving at a speed of 50 km/hr crosses a train 112 m long coming from opposite direction in 6 seconds. The speed of the second train is:<text:bookmark text:name="tblOption_807"/></text:p>
            <table:table table:name="Table118" table:style-name="Table118">
              <table:table-column table:style-name="Table118.A"/>
              <table:table-column table:style-name="Table118.B"/>
              <table:table-row>
                <table:table-cell table:style-name="Table118.A1" office:value-type="string">
                  <text:p text:style-name="Table_20_Contents"><text:bookmark text:name="tdOptionNo_A_807"/><text:bookmark text:name="lnkOptionLink_A_807"/><text:a xlink:type="simple" xlink:href="javascript:%20void%200;" text:style-name="Internet_20_link" text:visited-style-name="Visited_20_Internet_20_Link">A.</text:a><text:bookmark text:name="tdOptionDt_A_807"/></text:p>
                </table:table-cell>
                <table:table-cell table:style-name="Table118.A1" office:value-type="string">
                  <text:p text:style-name="Table_20_Contents">48 km/hr<text:bookmark text:name="tdOptionNo_B_807"/></text:p>
                </table:table-cell>
              </table:table-row>
              <table:table-row>
                <table:table-cell table:style-name="Table118.A1" office:value-type="string">
                  <text:p text:style-name="Table_20_Contents"><text:bookmark text:name="lnkOptionLink_B_807"/><text:a xlink:type="simple" xlink:href="javascript:%20void%200;" text:style-name="Internet_20_link" text:visited-style-name="Visited_20_Internet_20_Link">B.</text:a><text:bookmark text:name="tdOptionDt_B_807"/></text:p>
                </table:table-cell>
                <table:table-cell table:style-name="Table118.A1" office:value-type="string">
                  <text:p text:style-name="Table_20_Contents">54 km/hr<text:bookmark text:name="tdOptionNo_C_807"/></text:p>
                </table:table-cell>
              </table:table-row>
              <table:table-row>
                <table:table-cell table:style-name="Table118.A1" office:value-type="string">
                  <text:p text:style-name="Table_20_Contents"><text:bookmark text:name="lnkOptionLink_C_807"/><text:a xlink:type="simple" xlink:href="javascript:%20void%200;" text:style-name="Internet_20_link" text:visited-style-name="Visited_20_Internet_20_Link">C.</text:a><text:bookmark text:name="tdOptionDt_C_807"/></text:p>
                </table:table-cell>
                <table:table-cell table:style-name="Table118.A1" office:value-type="string">
                  <text:p text:style-name="Table_20_Contents">66 km/hr<text:bookmark text:name="tdOptionNo_D_807"/></text:p>
                </table:table-cell>
              </table:table-row>
              <table:table-row>
                <table:table-cell table:style-name="Table118.A1" office:value-type="string">
                  <text:p text:style-name="Table_20_Contents"><text:bookmark text:name="lnkOptionLink_D_807"/><text:a xlink:type="simple" xlink:href="javascript:%20void%200;" text:style-name="Internet_20_link" text:visited-style-name="Visited_20_Internet_20_Link">D.</text:a><text:bookmark text:name="tdOptionDt_D_807"/></text:p>
                </table:table-cell>
                <table:table-cell table:style-name="Table118.A1" office:value-type="string">
                  <text:p text:style-name="Table_20_Contents">82 km/hr</text:p>
                </table:table-cell>
              </table:table-row>
            </table:table>
            <text:p text:style-name="Table_20_Contents"/>
          </table:table-cell>
        </table:table-row>
        <table:table-row>
          <table:covered-table-cell/>
          <table:table-cell office:value-type="string">
            <text:section text:style-name="Sect1" text:name="divAnswer_807">
              <text:p text:style-name="P7">Answer: Option D</text:p>
              <text:p text:style-name="P7">Explanation:</text:p>
              <text:p text:style-name="P7">Let the speed of the second train be <text:span text:style-name="T1">x</text:span> km/hr.</text:p>
              <table:table table:name="Table119" table:style-name="Table119">
                <table:table-column table:style-name="Table119.A"/>
                <table:table-column table:style-name="Table119.B"/>
                <table:table-row>
                  <table:table-cell table:style-name="Table119.A1" office:value-type="string">
                    <text:p text:style-name="Table_20_Contents">Relative speed</text:p>
                  </table:table-cell>
                  <table:table-cell table:style-name="Table119.A1" office:value-type="string">
                    <text:p text:style-name="Table_20_Contents">= (<text:span text:style-name="T1">x</text:span> + 50) km/hr</text:p>
                  </table:table-cell>
                </table:table-row>
                <table:table-row>
                  <table:table-cell table:style-name="Table119.A1" office:value-type="string">
                    <table:table table:name="Table120" table:style-name="Table120">
                      <table:table-column table:style-name="Table120.A"/>
                      <table:table-column table:style-name="Table120.B"/>
                      <table:table-column table:style-name="Table120.C"/>
                      <table:table-column table:style-name="Table120.D"/>
                      <table:table-column table:style-name="Table120.B"/>
                      <table:table-column table:style-name="Table120.F"/>
                      <table:table-row>
                        <table:table-cell table:style-name="Table120.A1" table:number-rows-spanned="2" office:value-type="string">
                          <text:p text:style-name="P4">=</text:p>
                        </table:table-cell>
                        <table:table-cell table:style-name="Table120.A1" table:number-rows-spanned="2" office:value-type="string">
                          <text:p text:style-name="P4"><draw:frame draw:style-name="fr1" draw:name="Image151" text:anchor-type="as-char" svg:width="0.238cm" svg:height="1.005cm" draw:z-index="150"><draw:image xlink:href="Pictures/100000000000000900000026184D1B9A0362DEDB.png" xlink:type="simple" xlink:show="embed" xlink:actuate="onLoad"/><svg:title>[</svg:title></draw:frame></text:p>
                        </table:table-cell>
                        <table:table-cell table:style-name="Table120.A1" table:number-rows-spanned="2" office:value-type="string">
                          <text:p text:style-name="P4">(<text:span text:style-name="T1">x</text:span> + 50) x</text:p>
                        </table:table-cell>
                        <table:table-cell table:style-name="Table120.A1" office:value-type="string">
                          <text:p text:style-name="P4">5</text:p>
                        </table:table-cell>
                        <table:table-cell table:style-name="Table120.A1" table:number-rows-spanned="2" office:value-type="string">
                          <text:p text:style-name="P4"><draw:frame draw:style-name="fr1" draw:name="Image152" text:anchor-type="as-char" svg:width="0.238cm" svg:height="1.005cm" draw:z-index="151"><draw:image xlink:href="Pictures/100000000000000900000026DB825CDB5287937A.png" xlink:type="simple" xlink:show="embed" xlink:actuate="onLoad"/><svg:title>]</svg:title></draw:frame></text:p>
                        </table:table-cell>
                        <table:table-cell table:style-name="Table120.A1" table:number-rows-spanned="2" office:value-type="string">
                          <text:p text:style-name="P4">m/sec</text:p>
                        </table:table-cell>
                      </table:table-row>
                      <table:table-row>
                        <table:covered-table-cell/>
                        <table:covered-table-cell/>
                        <table:covered-table-cell/>
                        <table:table-cell table:style-name="Table120.A1" office:value-type="string">
                          <text:p text:style-name="P4">18</text:p>
                        </table:table-cell>
                        <table:covered-table-cell/>
                        <table:covered-table-cell/>
                      </table:table-row>
                    </table:table>
                    <text:p text:style-name="Table_20_Contents"/>
                  </table:table-cell>
                  <table:table-cell table:style-name="Table119.A1" office:value-type="string">
                    <text:p text:style-name="P5"/>
                  </table:table-cell>
                </table:table-row>
                <table:table-row>
                  <table:table-cell table:style-name="Table119.A1" office:value-type="string">
                    <table:table table:name="Table121" table:style-name="Table121">
                      <table:table-column table:style-name="Table121.A"/>
                      <table:table-column table:style-name="Table121.B"/>
                      <table:table-column table:style-name="Table121.C"/>
                      <table:table-column table:style-name="Table121.B"/>
                      <table:table-column table:style-name="Table121.E"/>
                      <table:table-row>
                        <table:table-cell table:style-name="Table121.A1" table:number-rows-spanned="2" office:value-type="string">
                          <text:p text:style-name="P4">=</text:p>
                        </table:table-cell>
                        <table:table-cell table:style-name="Table121.A1" table:number-rows-spanned="2" office:value-type="string">
                          <text:p text:style-name="P4"><draw:frame draw:style-name="fr1" draw:name="Image153" text:anchor-type="as-char" svg:width="0.238cm" svg:height="1.005cm" draw:z-index="152"><draw:image xlink:href="Pictures/100000000000000900000026A7893B12DEF4A3BE.png" xlink:type="simple" xlink:show="embed" xlink:actuate="onLoad"/><svg:title>[</svg:title></draw:frame></text:p>
                        </table:table-cell>
                        <table:table-cell table:style-name="Table121.A1" office:value-type="string">
                          <text:p text:style-name="P4">250 + 5<text:span text:style-name="T1">x</text:span></text:p>
                        </table:table-cell>
                        <table:table-cell table:style-name="Table121.A1" table:number-rows-spanned="2" office:value-type="string">
                          <text:p text:style-name="P4"><draw:frame draw:style-name="fr1" draw:name="Image154" text:anchor-type="as-char" svg:width="0.238cm" svg:height="1.005cm" draw:z-index="153"><draw:image xlink:href="Pictures/1000000000000009000000267B3039239735545E.png" xlink:type="simple" xlink:show="embed" xlink:actuate="onLoad"/><svg:title>]</svg:title></draw:frame></text:p>
                        </table:table-cell>
                        <table:table-cell table:style-name="Table121.A1" table:number-rows-spanned="2" office:value-type="string">
                          <text:p text:style-name="P4">m/sec.</text:p>
                        </table:table-cell>
                      </table:table-row>
                      <table:table-row>
                        <table:covered-table-cell/>
                        <table:covered-table-cell/>
                        <table:table-cell table:style-name="Table121.A1" office:value-type="string">
                          <text:p text:style-name="P4">18</text:p>
                        </table:table-cell>
                        <table:covered-table-cell/>
                        <table:covered-table-cell/>
                      </table:table-row>
                    </table:table>
                    <text:p text:style-name="Table_20_Contents"/>
                  </table:table-cell>
                  <table:table-cell table:style-name="Table119.A1" office:value-type="string">
                    <text:p text:style-name="P5"/>
                  </table:table-cell>
                </table:table-row>
              </table:table>
              <text:p text:style-name="P7">Distance covered = (108 + 112) = 220 m.</text:p>
              <table:table table:name="Table122" table:style-name="Table122">
                <table:table-column table:style-name="Table122.A"/>
                <table:table-column table:style-name="Table122.B"/>
                <table:table-column table:style-name="Table122.C"/>
                <table:table-row>
                  <table:table-cell table:style-name="Table122.A1" table:number-rows-spanned="2" office:value-type="string">
                    <text:p text:style-name="P4"><draw:frame draw:style-name="fr1" draw:name="Image155" text:anchor-type="as-char" svg:width="0.45cm" svg:height="0.291cm" draw:z-index="154"><draw:image xlink:href="Pictures/10000000000000110000000BAF4084001F213E80.png" xlink:type="simple" xlink:show="embed" xlink:actuate="onLoad"/><svg:title>Therefore</svg:title></draw:frame> </text:p>
                  </table:table-cell>
                  <table:table-cell table:style-name="Table122.A1" office:value-type="string">
                    <text:p text:style-name="P4">220</text:p>
                  </table:table-cell>
                  <table:table-cell table:style-name="Table122.A1" table:number-rows-spanned="2" office:value-type="string">
                    <text:p text:style-name="P4">= 6</text:p>
                    <table:table table:name="Table123" table:style-name="Table123">
                      <table:table-column table:style-name="Table123.A"/>
                      <table:table-column table:style-name="Table123.B"/>
                      <table:table-column table:style-name="Table123.C"/>
                      <table:table-row>
                        <table:table-cell table:style-name="Table123.A1" table:number-rows-spanned="2" office:value-type="string">
                          <text:p text:style-name="P4"><draw:frame draw:style-name="fr1" draw:name="Image156" text:anchor-type="as-char" svg:width="0.238cm" svg:height="1.005cm" draw:z-index="155"><draw:image xlink:href="Pictures/100000000000000900000026553594374605E32A.png" xlink:type="simple" xlink:show="embed" xlink:actuate="onLoad"/><svg:title>(</svg:title></draw:frame></text:p>
                        </table:table-cell>
                        <table:table-cell table:style-name="Table123.A1" office:value-type="string">
                          <text:p text:style-name="P4">250 + 5<text:span text:style-name="T1">x</text:span></text:p>
                        </table:table-cell>
                        <table:table-cell table:style-name="Table123.A1" table:number-rows-spanned="2" office:value-type="string">
                          <text:p text:style-name="P4"><draw:frame draw:style-name="fr1" draw:name="Image157" text:anchor-type="as-char" svg:width="0.212cm" svg:height="1.005cm" draw:z-index="156"><draw:image xlink:href="Pictures/1000000000000008000000265CA9C31D1E9F9FD4.png" xlink:type="simple" xlink:show="embed" xlink:actuate="onLoad"/><svg:title>(</svg:title></draw:frame></text:p>
                        </table:table-cell>
                      </table:table-row>
                      <table:table-row>
                        <table:covered-table-cell/>
                        <table:table-cell table:style-name="Table123.A1" office:value-type="string">
                          <text:p text:style-name="P4">18</text:p>
                        </table:table-cell>
                        <table:covered-table-cell/>
                      </table:table-row>
                    </table:table>
                    <text:p text:style-name="Table_20_Contents"/>
                  </table:table-cell>
                </table:table-row>
                <table:table-row>
                  <table:covered-table-cell/>
                  <table:table-cell table:style-name="Table122.A1" office:value-type="string">
                    <text:p text:style-name="P5"/>
                  </table:table-cell>
                  <table:covered-table-cell/>
                </table:table-row>
              </table:table>
              <text:p text:style-name="P7"><draw:frame draw:style-name="fr1" draw:name="Image158" text:anchor-type="as-char" svg:width="0.45cm" svg:height="0.238cm" draw:z-index="157"><draw:image xlink:href="Pictures/100000000000001100000009C871BF7CA885BF21.png" xlink:type="simple" xlink:show="embed" xlink:actuate="onLoad"/><svg:title>=&gt;</svg:title></draw:frame> 250 + 5<text:span text:style-name="T1">x</text:span> = 660</text:p>
              <text:p text:style-name="P7"><draw:frame draw:style-name="fr1" draw:name="Image159" text:anchor-type="as-char" svg:width="0.45cm" svg:height="0.238cm" draw:z-index="158"><draw:image xlink:href="Pictures/10000000000000110000000985160168AC7B4166.png" xlink:type="simple" xlink:show="embed" xlink:actuate="onLoad"/><svg:title>=&gt;</svg:title></draw:frame> <text:span text:style-name="T1">x</text:span> = 82 km/hr.</text:p>
            </text:section>
          </table:table-cell>
        </table:table-row>
      </table:table>
      <text:p text:style-name="Standard"/>
      <table:table table:name="Table124" table:style-name="Table124">
        <table:table-column table:style-name="Table124.A"/>
        <table:table-row>
          <table:table-cell office:value-type="string">
            <text:p text:style-name="Table_20_Contents">Two trains are running at 40 km/hr and 20 km/hr respectively in the same direction. Fast train completely passes a man sitting in the slower train in 5 seconds. What is the length of the fast train?<text:bookmark text:name="tblOption_808"/></text:p>
            <table:table table:name="Table125" table:style-name="Table125">
              <table:table-column table:style-name="Table125.A"/>
              <table:table-column table:style-name="Table125.B"/>
              <table:table-row>
                <table:table-cell table:style-name="Table125.A1" office:value-type="string">
                  <text:p text:style-name="Table_20_Contents"><text:bookmark text:name="tdOptionNo_A_808"/><text:bookmark text:name="lnkOptionLink_A_808"/><text:a xlink:type="simple" xlink:href="javascript:%20void%200;" text:style-name="Internet_20_link" text:visited-style-name="Visited_20_Internet_20_Link">A.</text:a><text:bookmark text:name="tdOptionDt_A_808"/></text:p>
                </table:table-cell>
                <table:table-cell table:style-name="Table125.A1" office:value-type="string">
                  <text:p text:style-name="Table_20_Contents">23 m<text:bookmark text:name="tdOptionNo_B_808"/></text:p>
                </table:table-cell>
              </table:table-row>
              <table:table-row>
                <table:table-cell table:style-name="Table125.A1" office:value-type="string">
                  <text:p text:style-name="Table_20_Contents"><text:bookmark text:name="lnkOptionLink_B_808"/><text:a xlink:type="simple" xlink:href="javascript:%20void%200;" text:style-name="Internet_20_link" text:visited-style-name="Visited_20_Internet_20_Link">B.</text:a><text:bookmark text:name="tdOptionDt_B_808"/></text:p>
                  <table:table table:name="Table126" table:style-name="Table126">
                    <table:table-column table:style-name="Table126.A"/>
                    <table:table-column table:style-name="Table126.B"/>
                    <table:table-column table:style-name="Table126.C"/>
                    <table:table-row>
                      <table:table-cell table:style-name="Table126.A1" table:number-rows-spanned="2" office:value-type="string">
                        <text:p text:style-name="P4">23</text:p>
                      </table:table-cell>
                      <table:table-cell table:style-name="Table126.A1" office:value-type="string">
                        <text:p text:style-name="P4">2</text:p>
                      </table:table-cell>
                      <table:table-cell table:style-name="Table126.A1" table:number-rows-spanned="2" office:value-type="string">
                        <text:p text:style-name="P4">m</text:p>
                      </table:table-cell>
                    </table:table-row>
                    <table:table-row>
                      <table:covered-table-cell/>
                      <table:table-cell table:style-name="Table126.A1" office:value-type="string">
                        <text:p text:style-name="P4">9</text:p>
                      </table:table-cell>
                      <table:covered-table-cell/>
                    </table:table-row>
                  </table:table>
                  <text:p text:style-name="Table_20_Contents"/>
                </table:table-cell>
                <table:table-cell table:style-name="Table125.A1" office:value-type="string">
                  <text:p text:style-name="P5"><text:bookmark text:name="tdOptionNo_C_808"/></text:p>
                </table:table-cell>
              </table:table-row>
              <table:table-row>
                <table:table-cell table:style-name="Table125.A1" office:value-type="string">
                  <text:p text:style-name="Table_20_Contents"><text:bookmark text:name="lnkOptionLink_C_808"/><text:a xlink:type="simple" xlink:href="javascript:%20void%200;" text:style-name="Internet_20_link" text:visited-style-name="Visited_20_Internet_20_Link">C.</text:a><text:bookmark text:name="tdOptionDt_C_808"/></text:p>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4">27</text:p>
                      </table:table-cell>
                      <table:table-cell table:style-name="Table127.A1" office:value-type="string">
                        <text:p text:style-name="P4">7</text:p>
                      </table:table-cell>
                      <table:table-cell table:style-name="Table127.A1" table:number-rows-spanned="2" office:value-type="string">
                        <text:p text:style-name="P4">m</text:p>
                      </table:table-cell>
                    </table:table-row>
                    <table:table-row>
                      <table:covered-table-cell/>
                      <table:table-cell table:style-name="Table127.A1" office:value-type="string">
                        <text:p text:style-name="P4">9</text:p>
                      </table:table-cell>
                      <table:covered-table-cell/>
                    </table:table-row>
                  </table:table>
                  <text:p text:style-name="Table_20_Contents"/>
                </table:table-cell>
                <table:table-cell table:style-name="Table125.A1" office:value-type="string">
                  <text:p text:style-name="P5"><text:bookmark text:name="tdOptionNo_D_808"/></text:p>
                </table:table-cell>
              </table:table-row>
              <table:table-row>
                <table:table-cell table:style-name="Table125.A1" office:value-type="string">
                  <text:p text:style-name="Table_20_Contents"><text:bookmark text:name="lnkOptionLink_D_808"/><text:a xlink:type="simple" xlink:href="javascript:%20void%200;" text:style-name="Internet_20_link" text:visited-style-name="Visited_20_Internet_20_Link">D.</text:a><text:bookmark text:name="tdOptionDt_D_808"/></text:p>
                </table:table-cell>
                <table:table-cell table:style-name="Table125.A1" office:value-type="string">
                  <text:p text:style-name="Table_20_Contents">29 m</text:p>
                </table:table-cell>
              </table:table-row>
            </table:table>
            <text:p text:style-name="Table_20_Contents"/>
          </table:table-cell>
        </table:table-row>
        <table:table-row>
          <table:table-cell office:value-type="string">
            <text:section text:style-name="Sect1" text:name="divAnswer_808">
              <text:p text:style-name="P7">Answer: Option C</text:p>
              <text:p text:style-name="P7">Explanation:</text:p>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column table:style-name="Table128.B"/>
                <table:table-column table:style-name="Table128.D"/>
                <table:table-column table:style-name="Table128.E"/>
                <table:table-column table:style-name="Table128.J"/>
                <table:table-row>
                  <table:table-cell table:style-name="Table128.A1" table:number-rows-spanned="2" office:value-type="string">
                    <text:p text:style-name="P4">Relative speed = (40 - 20) km/hr =</text:p>
                  </table:table-cell>
                  <table:table-cell table:style-name="Table128.A1" table:number-rows-spanned="2" office:value-type="string">
                    <text:p text:style-name="P4"><draw:frame draw:style-name="fr1" draw:name="Image160" text:anchor-type="as-char" svg:width="0.238cm" svg:height="1.005cm" draw:z-index="162"><draw:image xlink:href="Pictures/100000000000000900000026A4AAAD924A732BDF.png" xlink:type="simple" xlink:show="embed" xlink:actuate="onLoad"/><svg:title>(</svg:title></draw:frame></text:p>
                  </table:table-cell>
                  <table:table-cell table:style-name="Table128.A1" table:number-rows-spanned="2" office:value-type="string">
                    <text:p text:style-name="P4">20 x</text:p>
                  </table:table-cell>
                  <table:table-cell table:style-name="Table128.A1" office:value-type="string">
                    <text:p text:style-name="P4">5</text:p>
                  </table:table-cell>
                  <table:table-cell table:style-name="Table128.A1" table:number-rows-spanned="2" office:value-type="string">
                    <text:p text:style-name="P4"><draw:frame draw:style-name="fr1" draw:name="Image161" text:anchor-type="as-char" svg:width="0.212cm" svg:height="1.005cm" draw:z-index="163"><draw:image xlink:href="Pictures/1000000000000008000000265CA9C31D1E9F9FD4.png" xlink:type="simple" xlink:show="embed" xlink:actuate="onLoad"/><svg:title>(</svg:title></draw:frame></text:p>
                  </table:table-cell>
                  <table:table-cell table:style-name="Table128.A1" table:number-rows-spanned="2" office:value-type="string">
                    <text:p text:style-name="P4">m/sec =</text:p>
                  </table:table-cell>
                  <table:table-cell table:style-name="Table128.A1" table:number-rows-spanned="2" office:value-type="string">
                    <text:p text:style-name="P4"><draw:frame draw:style-name="fr1" draw:name="Image162" text:anchor-type="as-char" svg:width="0.238cm" svg:height="1.005cm" draw:z-index="164"><draw:image xlink:href="Pictures/1000000000000009000000267F0A1A3E1DD6A0AA.png" xlink:type="simple" xlink:show="embed" xlink:actuate="onLoad"/><svg:title>(</svg:title></draw:frame></text:p>
                  </table:table-cell>
                  <table:table-cell table:style-name="Table128.A1" office:value-type="string">
                    <text:p text:style-name="P4">50</text:p>
                  </table:table-cell>
                  <table:table-cell table:style-name="Table128.A1" table:number-rows-spanned="2" office:value-type="string">
                    <text:p text:style-name="P4"><draw:frame draw:style-name="fr1" draw:name="Image163" text:anchor-type="as-char" svg:width="0.212cm" svg:height="1.005cm" draw:z-index="165"><draw:image xlink:href="Pictures/1000000000000008000000265CA9C31D1E9F9FD4.png" xlink:type="simple" xlink:show="embed" xlink:actuate="onLoad"/><svg:title>(</svg:title></draw:frame></text:p>
                  </table:table-cell>
                  <table:table-cell table:style-name="Table128.A1" table:number-rows-spanned="2" office:value-type="string">
                    <text:p text:style-name="P4">m/sec.</text:p>
                  </table:table-cell>
                </table:table-row>
                <table:table-row>
                  <table:covered-table-cell/>
                  <table:covered-table-cell/>
                  <table:covered-table-cell/>
                  <table:table-cell table:style-name="Table128.A1" office:value-type="string">
                    <text:p text:style-name="P4">18</text:p>
                  </table:table-cell>
                  <table:covered-table-cell/>
                  <table:covered-table-cell/>
                  <table:covered-table-cell/>
                  <table:table-cell table:style-name="Table128.A1" office:value-type="string">
                    <text:p text:style-name="P4">9</text:p>
                  </table:table-cell>
                  <table:covered-table-cell/>
                  <table:covered-table-cell/>
                </table:table-row>
              </table:table>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column table:style-name="Table129.G"/>
                <table:table-column table:style-name="Table129.H"/>
                <table:table-column table:style-name="Table129.I"/>
                <table:table-column table:style-name="Table129.J"/>
                <table:table-row>
                  <table:table-cell table:style-name="Table129.A1" table:number-rows-spanned="2" office:value-type="string">
                    <text:p text:style-name="P4"><draw:frame draw:style-name="fr1" draw:name="Image164" text:anchor-type="as-char" svg:width="0.45cm" svg:height="0.291cm" draw:z-index="166"><draw:image xlink:href="Pictures/10000000000000110000000B19F49027E5F87978.png" xlink:type="simple" xlink:show="embed" xlink:actuate="onLoad"/><svg:title>Therefore</svg:title></draw:frame> Length of faster train =</text:p>
                  </table:table-cell>
                  <table:table-cell table:style-name="Table129.A1" table:number-rows-spanned="2" office:value-type="string">
                    <text:p text:style-name="P4"><draw:frame draw:style-name="fr1" draw:name="Image165" text:anchor-type="as-char" svg:width="0.238cm" svg:height="1.005cm" draw:z-index="167"><draw:image xlink:href="Pictures/1000000000000009000000267F0A1A3E1DD6A0AA.png" xlink:type="simple" xlink:show="embed" xlink:actuate="onLoad"/><svg:title>(</svg:title></draw:frame></text:p>
                  </table:table-cell>
                  <table:table-cell table:style-name="Table129.A1" office:value-type="string">
                    <text:p text:style-name="P4">50</text:p>
                  </table:table-cell>
                  <table:table-cell table:style-name="Table129.A1" table:number-rows-spanned="2" office:value-type="string">
                    <text:p text:style-name="P4">x 5</text:p>
                  </table:table-cell>
                  <table:table-cell table:style-name="Table129.A1" table:number-rows-spanned="2" office:value-type="string">
                    <text:p text:style-name="P4"><draw:frame draw:style-name="fr1" draw:name="Image166" text:anchor-type="as-char" svg:width="0.212cm" svg:height="1.005cm" draw:z-index="168"><draw:image xlink:href="Pictures/1000000000000008000000265CA9C31D1E9F9FD4.png" xlink:type="simple" xlink:show="embed" xlink:actuate="onLoad"/><svg:title>(</svg:title></draw:frame></text:p>
                  </table:table-cell>
                  <table:table-cell table:style-name="Table129.A1" table:number-rows-spanned="2" office:value-type="string">
                    <text:p text:style-name="P4">m =</text:p>
                  </table:table-cell>
                  <table:table-cell table:style-name="Table129.A1" office:value-type="string">
                    <text:p text:style-name="P4">250</text:p>
                  </table:table-cell>
                  <table:table-cell table:style-name="Table129.A1" table:number-rows-spanned="2" office:value-type="string">
                    <text:p text:style-name="P4">m = 27</text:p>
                  </table:table-cell>
                  <table:table-cell table:style-name="Table129.A1" office:value-type="string">
                    <text:p text:style-name="P4">7</text:p>
                  </table:table-cell>
                  <table:table-cell table:style-name="Table129.A1" table:number-rows-spanned="2" office:value-type="string">
                    <text:p text:style-name="P4">m.</text:p>
                  </table:table-cell>
                </table:table-row>
                <table:table-row>
                  <table:covered-table-cell/>
                  <table:covered-table-cell/>
                  <table:table-cell table:style-name="Table129.A1" office:value-type="string">
                    <text:p text:style-name="P4">9</text:p>
                  </table:table-cell>
                  <table:covered-table-cell/>
                  <table:covered-table-cell/>
                  <table:covered-table-cell/>
                  <table:table-cell table:style-name="Table129.A1" office:value-type="string">
                    <text:p text:style-name="P4">9</text:p>
                  </table:table-cell>
                  <table:covered-table-cell/>
                  <table:table-cell table:style-name="Table129.A1" office:value-type="string">
                    <text:p text:style-name="P4">9</text:p>
                  </table:table-cell>
                  <table:covered-table-cell/>
                </table:table-row>
              </table:table>
            </text:section>
            <text:section text:style-name="Sect1" text:name="divToolBar_808">
              <text:p text:style-name="Table_20_Contents"><text:a xlink:type="simple" xlink:href="javascript:%20void%200;" text:style-name="Internet_20_link" text:visited-style-name="Visited_20_Internet_20_Link">View Answer</text:a> <text:a xlink:type="simple" xlink:href="https://www.indiabix.com/aptitude/problems-on-trains/discussion-808"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30" table:style-name="Table130">
        <table:table-column table:style-name="Table130.A"/>
        <table:table-column table:style-name="Table130.B"/>
        <table:table-row>
          <table:table-cell table:number-rows-spanned="2" office:value-type="string">
            <text:p text:style-name="P3">27. </text:p>
          </table:table-cell>
          <table:table-cell office:value-type="string">
            <text:p text:style-name="Table_20_Contents">A train overtakes two persons who are walking in the same direction in which the train is going, at the rate of 2 kmph and 4 kmph and passes them completely in 9 and 10 seconds respectively. The length of the train is:<text:bookmark text:name="tblOption_809"/></text:p>
            <table:table table:name="Table131" table:style-name="Table131">
              <table:table-column table:style-name="Table131.A"/>
              <table:table-column table:style-name="Table131.B"/>
              <table:table-row>
                <table:table-cell table:style-name="Table131.A1" office:value-type="string">
                  <text:p text:style-name="Table_20_Contents"><text:bookmark text:name="tdOptionNo_A_809"/><text:bookmark text:name="lnkOptionLink_A_809"/><text:a xlink:type="simple" xlink:href="javascript:%20void%200;" text:style-name="Internet_20_link" text:visited-style-name="Visited_20_Internet_20_Link">A.</text:a><text:bookmark text:name="tdOptionDt_A_809"/></text:p>
                </table:table-cell>
                <table:table-cell table:style-name="Table131.A1" office:value-type="string">
                  <text:p text:style-name="Table_20_Contents">45 m<text:bookmark text:name="tdOptionNo_B_809"/></text:p>
                </table:table-cell>
              </table:table-row>
              <table:table-row>
                <table:table-cell table:style-name="Table131.A1" office:value-type="string">
                  <text:p text:style-name="Table_20_Contents"><text:bookmark text:name="lnkOptionLink_B_809"/><text:a xlink:type="simple" xlink:href="javascript:%20void%200;" text:style-name="Internet_20_link" text:visited-style-name="Visited_20_Internet_20_Link">B.</text:a><text:bookmark text:name="tdOptionDt_B_809"/></text:p>
                </table:table-cell>
                <table:table-cell table:style-name="Table131.A1" office:value-type="string">
                  <text:p text:style-name="Table_20_Contents">50 m<text:bookmark text:name="tdOptionNo_C_809"/></text:p>
                </table:table-cell>
              </table:table-row>
              <table:table-row>
                <table:table-cell table:style-name="Table131.A1" office:value-type="string">
                  <text:p text:style-name="Table_20_Contents"><text:bookmark text:name="lnkOptionLink_C_809"/><text:a xlink:type="simple" xlink:href="javascript:%20void%200;" text:style-name="Internet_20_link" text:visited-style-name="Visited_20_Internet_20_Link">C.</text:a><text:bookmark text:name="tdOptionDt_C_809"/></text:p>
                </table:table-cell>
                <table:table-cell table:style-name="Table131.A1" office:value-type="string">
                  <text:p text:style-name="Table_20_Contents">54 m<text:bookmark text:name="tdOptionNo_D_809"/></text:p>
                </table:table-cell>
              </table:table-row>
              <table:table-row>
                <table:table-cell table:style-name="Table131.A1" office:value-type="string">
                  <text:p text:style-name="Table_20_Contents"><text:bookmark text:name="lnkOptionLink_D_809"/><text:a xlink:type="simple" xlink:href="javascript:%20void%200;" text:style-name="Internet_20_link" text:visited-style-name="Visited_20_Internet_20_Link">D.</text:a><text:bookmark text:name="tdOptionDt_D_809"/></text:p>
                </table:table-cell>
                <table:table-cell table:style-name="Table131.A1" office:value-type="string">
                  <text:p text:style-name="Table_20_Contents">72 m</text:p>
                </table:table-cell>
              </table:table-row>
            </table:table>
            <text:p text:style-name="Table_20_Contents"/>
          </table:table-cell>
        </table:table-row>
        <table:table-row>
          <table:covered-table-cell/>
          <table:table-cell office:value-type="string">
            <text:section text:style-name="Sect1" text:name="divAnswer_809">
              <text:p text:style-name="P7">Answer: Option B</text:p>
              <text:p text:style-name="P7">Explanation:</text:p>
              <table:table table:name="Table132" table:style-name="Table132">
                <table:table-column table:style-name="Table132.A"/>
                <table:table-column table:style-name="Table132.B"/>
                <table:table-column table:style-name="Table132.C"/>
                <table:table-column table:style-name="Table132.D"/>
                <table:table-column table:style-name="Table132.E"/>
                <table:table-column table:style-name="Table132.F"/>
                <table:table-column table:style-name="Table132.G"/>
                <table:table-column table:style-name="Table132.H"/>
                <table:table-row>
                  <table:table-cell table:style-name="Table132.A1" table:number-rows-spanned="2" office:value-type="string">
                    <text:p text:style-name="P4">2 kmph =</text:p>
                  </table:table-cell>
                  <table:table-cell table:style-name="Table132.A1" table:number-rows-spanned="2" office:value-type="string">
                    <text:p text:style-name="P4"><draw:frame draw:style-name="fr1" draw:name="Image167" text:anchor-type="as-char" svg:width="0.238cm" svg:height="1.005cm" draw:z-index="173"><draw:image xlink:href="Pictures/1000000000000009000000267F0A1A3E1DD6A0AA.png" xlink:type="simple" xlink:show="embed" xlink:actuate="onLoad"/><svg:title>(</svg:title></draw:frame></text:p>
                  </table:table-cell>
                  <table:table-cell table:style-name="Table132.A1" table:number-rows-spanned="2" office:value-type="string">
                    <text:p text:style-name="P4">2 x</text:p>
                  </table:table-cell>
                  <table:table-cell table:style-name="Table132.A1" office:value-type="string">
                    <text:p text:style-name="P4">5</text:p>
                  </table:table-cell>
                  <table:table-cell table:style-name="Table132.A1" table:number-rows-spanned="2" office:value-type="string">
                    <text:p text:style-name="P4"><draw:frame draw:style-name="fr1" draw:name="Image168" text:anchor-type="as-char" svg:width="0.212cm" svg:height="1.005cm" draw:z-index="174"><draw:image xlink:href="Pictures/1000000000000008000000265CA9C31D1E9F9FD4.png" xlink:type="simple" xlink:show="embed" xlink:actuate="onLoad"/><svg:title>(</svg:title></draw:frame></text:p>
                  </table:table-cell>
                  <table:table-cell table:style-name="Table132.A1" table:number-rows-spanned="2" office:value-type="string">
                    <text:p text:style-name="P4">m/sec =</text:p>
                  </table:table-cell>
                  <table:table-cell table:style-name="Table132.A1" office:value-type="string">
                    <text:p text:style-name="P4">5</text:p>
                  </table:table-cell>
                  <table:table-cell table:style-name="Table132.A1" table:number-rows-spanned="2" office:value-type="string">
                    <text:p text:style-name="P4">m/sec.</text:p>
                  </table:table-cell>
                </table:table-row>
                <table:table-row>
                  <table:covered-table-cell/>
                  <table:covered-table-cell/>
                  <table:covered-table-cell/>
                  <table:table-cell table:style-name="Table132.A1" office:value-type="string">
                    <text:p text:style-name="P4">18</text:p>
                  </table:table-cell>
                  <table:covered-table-cell/>
                  <table:covered-table-cell/>
                  <table:table-cell table:style-name="Table132.A1" office:value-type="string">
                    <text:p text:style-name="P4">9</text:p>
                  </table:table-cell>
                  <table:covered-table-cell/>
                </table:table-row>
              </table:table>
              <table:table table:name="Table133" table:style-name="Table133">
                <table:table-column table:style-name="Table133.A"/>
                <table:table-column table:style-name="Table133.B"/>
                <table:table-column table:style-name="Table133.C"/>
                <table:table-column table:style-name="Table133.D"/>
                <table:table-column table:style-name="Table133.E"/>
                <table:table-column table:style-name="Table133.F"/>
                <table:table-column table:style-name="Table133.D"/>
                <table:table-column table:style-name="Table133.H"/>
                <table:table-row>
                  <table:table-cell table:style-name="Table133.A1" table:number-rows-spanned="2" office:value-type="string">
                    <text:p text:style-name="P4">4 kmph =</text:p>
                  </table:table-cell>
                  <table:table-cell table:style-name="Table133.A1" table:number-rows-spanned="2" office:value-type="string">
                    <text:p text:style-name="P4"><draw:frame draw:style-name="fr1" draw:name="Image169" text:anchor-type="as-char" svg:width="0.238cm" svg:height="1.005cm" draw:z-index="175"><draw:image xlink:href="Pictures/1000000000000009000000267F0A1A3E1DD6A0AA.png" xlink:type="simple" xlink:show="embed" xlink:actuate="onLoad"/><svg:title>(</svg:title></draw:frame></text:p>
                  </table:table-cell>
                  <table:table-cell table:style-name="Table133.A1" table:number-rows-spanned="2" office:value-type="string">
                    <text:p text:style-name="P4">4 x</text:p>
                  </table:table-cell>
                  <table:table-cell table:style-name="Table133.A1" office:value-type="string">
                    <text:p text:style-name="P4">5</text:p>
                  </table:table-cell>
                  <table:table-cell table:style-name="Table133.A1" table:number-rows-spanned="2" office:value-type="string">
                    <text:p text:style-name="P4"><draw:frame draw:style-name="fr1" draw:name="Image170" text:anchor-type="as-char" svg:width="0.212cm" svg:height="1.005cm" draw:z-index="176"><draw:image xlink:href="Pictures/1000000000000008000000265CA9C31D1E9F9FD4.png" xlink:type="simple" xlink:show="embed" xlink:actuate="onLoad"/><svg:title>(</svg:title></draw:frame></text:p>
                  </table:table-cell>
                  <table:table-cell table:style-name="Table133.A1" table:number-rows-spanned="2" office:value-type="string">
                    <text:p text:style-name="P4">m/sec =</text:p>
                  </table:table-cell>
                  <table:table-cell table:style-name="Table133.A1" office:value-type="string">
                    <text:p text:style-name="P4">10</text:p>
                  </table:table-cell>
                  <table:table-cell table:style-name="Table133.A1" table:number-rows-spanned="2" office:value-type="string">
                    <text:p text:style-name="P4">m/sec.</text:p>
                  </table:table-cell>
                </table:table-row>
                <table:table-row>
                  <table:covered-table-cell/>
                  <table:covered-table-cell/>
                  <table:covered-table-cell/>
                  <table:table-cell table:style-name="Table133.A1" office:value-type="string">
                    <text:p text:style-name="P4">18</text:p>
                  </table:table-cell>
                  <table:covered-table-cell/>
                  <table:covered-table-cell/>
                  <table:table-cell table:style-name="Table133.A1" office:value-type="string">
                    <text:p text:style-name="P4">9</text:p>
                  </table:table-cell>
                  <table:covered-table-cell/>
                </table:table-row>
              </table:table>
              <text:p text:style-name="P7">Let the length of the train be <text:span text:style-name="T1">x</text:span> metres and its speed by <text:span text:style-name="T1">y</text:span> m/sec.</text:p>
              <table:table table:name="Table134" table:style-name="Table134">
                <table:table-column table:style-name="Table134.A"/>
                <table:table-column table:style-name="Table134.B"/>
                <table:table-column table:style-name="Table134.C"/>
                <table:table-column table:style-name="Table134.B"/>
                <table:table-column table:style-name="Table134.E"/>
                <table:table-column table:style-name="Table134.B"/>
                <table:table-column table:style-name="Table134.G"/>
                <table:table-column table:style-name="Table134.B"/>
                <table:table-column table:style-name="Table134.I"/>
                <table:table-row>
                  <table:table-cell table:style-name="Table134.A1" table:number-rows-spanned="2" office:value-type="string">
                    <text:p text:style-name="P4">Then,</text:p>
                  </table:table-cell>
                  <table:table-cell table:style-name="Table134.A1" table:number-rows-spanned="2" office:value-type="string">
                    <text:p text:style-name="P4"><draw:frame draw:style-name="fr1" draw:name="Image171" text:anchor-type="as-char" svg:width="0.238cm" svg:height="1.508cm" draw:z-index="177"><draw:image xlink:href="Pictures/100000000000000900000039FD19DF9AEE06BBD4.png" xlink:type="simple" xlink:show="embed" xlink:actuate="onLoad"/><svg:title>(</svg:title></draw:frame></text:p>
                  </table:table-cell>
                  <table:table-cell table:style-name="Table134.A1" office:value-type="string">
                    <text:p text:style-name="P6">x</text:p>
                  </table:table-cell>
                  <table:table-cell table:style-name="Table134.A1" table:number-rows-spanned="2" office:value-type="string">
                    <text:p text:style-name="P4"><draw:frame draw:style-name="fr1" draw:name="Image172" text:anchor-type="as-char" svg:width="0.238cm" svg:height="1.508cm" draw:z-index="178"><draw:image xlink:href="Pictures/100000000000000900000039C2079D5E1F0D284F.png" xlink:type="simple" xlink:show="embed" xlink:actuate="onLoad"/><svg:title>(</svg:title></draw:frame></text:p>
                  </table:table-cell>
                  <table:table-cell table:style-name="Table134.A1" table:number-rows-spanned="2" office:value-type="string">
                    <text:p text:style-name="P4">= 9 and</text:p>
                  </table:table-cell>
                  <table:table-cell table:style-name="Table134.A1" table:number-rows-spanned="2" office:value-type="string">
                    <text:p text:style-name="P4"><draw:frame draw:style-name="fr1" draw:name="Image173" text:anchor-type="as-char" svg:width="0.238cm" svg:height="1.508cm" draw:z-index="179"><draw:image xlink:href="Pictures/100000000000000900000039867C22FB72999284.png" xlink:type="simple" xlink:show="embed" xlink:actuate="onLoad"/><svg:title>(</svg:title></draw:frame></text:p>
                  </table:table-cell>
                  <table:table-cell table:style-name="Table134.A1" office:value-type="string">
                    <text:p text:style-name="P6">x</text:p>
                  </table:table-cell>
                  <table:table-cell table:style-name="Table134.A1" table:number-rows-spanned="2" office:value-type="string">
                    <text:p text:style-name="P4"><draw:frame draw:style-name="fr1" draw:name="Image174" text:anchor-type="as-char" svg:width="0.238cm" svg:height="1.508cm" draw:z-index="180"><draw:image xlink:href="Pictures/100000000000000900000039C2079D5E1F0D284F.png" xlink:type="simple" xlink:show="embed" xlink:actuate="onLoad"/><svg:title>(</svg:title></draw:frame></text:p>
                  </table:table-cell>
                  <table:table-cell table:style-name="Table134.A1" table:number-rows-spanned="2" office:value-type="string">
                    <text:p text:style-name="P4">= 10.</text:p>
                    <table:table table:name="Table135" table:style-name="Table135">
                      <table:table-column table:style-name="Table135.A"/>
                      <table:table-column table:style-name="Table135.B"/>
                      <table:table-row>
                        <table:table-cell table:style-name="Table135.A1" table:number-rows-spanned="2" office:value-type="string">
                          <text:p text:style-name="P4"><text:span text:style-name="T1">y</text:span> -</text:p>
                        </table:table-cell>
                        <table:table-cell table:style-name="Table135.A1" office:value-type="string">
                          <text:p text:style-name="P4">5</text:p>
                        </table:table-cell>
                      </table:table-row>
                      <table:table-row>
                        <table:covered-table-cell/>
                        <table:table-cell table:style-name="Table135.A1" office:value-type="string">
                          <text:p text:style-name="P4">9</text:p>
                        </table:table-cell>
                      </table:table-row>
                    </table:table>
                    <text:p text:style-name="Table_20_Contents"/>
                  </table:table-cell>
                </table:table-row>
                <table:table-row>
                  <table:covered-table-cell/>
                  <table:covered-table-cell/>
                  <table:table-cell table:style-name="Table134.A1" office:value-type="string">
                    <table:table table:name="Table136" table:style-name="Table136">
                      <table:table-column table:style-name="Table136.A" table:number-columns-repeated="2"/>
                      <table:table-row>
                        <table:table-cell table:style-name="Table136.A1" table:number-rows-spanned="2" office:value-type="string">
                          <text:p text:style-name="P4"><text:span text:style-name="T1">y</text:span> -</text:p>
                        </table:table-cell>
                        <table:table-cell table:style-name="Table136.A1" office:value-type="string">
                          <text:p text:style-name="P4">10</text:p>
                        </table:table-cell>
                      </table:table-row>
                      <table:table-row>
                        <table:covered-table-cell/>
                        <table:table-cell table:style-name="Table136.A1" office:value-type="string">
                          <text:p text:style-name="P4">9</text:p>
                        </table:table-cell>
                      </table:table-row>
                    </table:table>
                    <text:p text:style-name="Table_20_Contents"/>
                  </table:table-cell>
                  <table:covered-table-cell/>
                  <table:covered-table-cell/>
                  <table:covered-table-cell/>
                  <table:table-cell table:style-name="Table134.A1" office:value-type="string">
                    <text:p text:style-name="P5"/>
                  </table:table-cell>
                  <table:covered-table-cell/>
                  <table:covered-table-cell/>
                </table:table-row>
              </table:table>
              <text:p text:style-name="P7"><draw:frame draw:style-name="fr1" draw:name="Image175" text:anchor-type="as-char" svg:width="0.45cm" svg:height="0.291cm" draw:z-index="169"><draw:image xlink:href="Pictures/10000000000000110000000B74C9EE76BD1B241F.png" xlink:type="simple" xlink:show="embed" xlink:actuate="onLoad"/><svg:title>Therefore</svg:title></draw:frame> 9<text:span text:style-name="T1">y</text:span> - 5 = <text:span text:style-name="T1">x</text:span> and 10(9<text:span text:style-name="T1">y</text:span> - 10) = 9<text:span text:style-name="T1">x</text:span></text:p>
              <text:p text:style-name="P7"><draw:frame draw:style-name="fr1" draw:name="Image176" text:anchor-type="as-char" svg:width="0.45cm" svg:height="0.238cm" draw:z-index="181"><draw:image xlink:href="Pictures/100000000000001100000009B92FEDB4BE6A0AB5.png" xlink:type="simple" xlink:show="embed" xlink:actuate="onLoad"/><svg:title>=&gt;</svg:title></draw:frame> 9<text:span text:style-name="T1">y</text:span> - <text:span text:style-name="T1">x</text:span> = 5 and 90<text:span text:style-name="T1">y</text:span> - 9<text:span text:style-name="T1">x</text:span> = 100.</text:p>
              <text:p text:style-name="P7">On solving, we get: <text:span text:style-name="T1">x</text:span> = 50.</text:p>
              <text:p text:style-name="P7"><draw:frame draw:style-name="fr1" draw:name="Image177" text:anchor-type="as-char" svg:width="0.45cm" svg:height="0.291cm" draw:z-index="182"><draw:image xlink:href="Pictures/10000000000000110000000B2EA97F76E8F2D314.png" xlink:type="simple" xlink:show="embed" xlink:actuate="onLoad"/><svg:title>Therefore</svg:title></draw:frame> Length of the train is 50 m.</text:p>
            </text:section>
            <text:section text:style-name="Sect1" text:name="divToolBar_809">
              <text:p text:style-name="Table_20_Contents"><text:a xlink:type="simple" xlink:href="javascript:%20void%200;" text:style-name="Internet_20_link" text:visited-style-name="Visited_20_Internet_20_Link">View Answer</text:a> <text:a xlink:type="simple" xlink:href="https://www.indiabix.com/aptitude/problems-on-trains/discussion-809"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37" table:style-name="Table137">
        <table:table-column table:style-name="Table137.A"/>
        <table:table-column table:style-name="Table137.B"/>
        <table:table-row>
          <table:table-cell table:number-rows-spanned="2" office:value-type="string">
            <text:p text:style-name="P3">28. </text:p>
          </table:table-cell>
          <table:table-cell office:value-type="string">
            <text:p text:style-name="Table_20_Contents">A train overtakes two persons walking along a railway track. The first one walks at 4.5 km/hr. The other one walks at 5.4 km/hr. The train needs 8.4 and 8.5 seconds respectively to overtake them. What is the speed of the train if both the persons are walking in the same direction as the train?<text:bookmark text:name="tblOption_810"/></text:p>
            <table:table table:name="Table138" table:style-name="Table138">
              <table:table-column table:style-name="Table138.A"/>
              <table:table-column table:style-name="Table138.B"/>
              <table:table-row>
                <table:table-cell table:style-name="Table138.A1" office:value-type="string">
                  <text:p text:style-name="Table_20_Contents"><text:bookmark text:name="tdOptionNo_A_810"/><text:bookmark text:name="lnkOptionLink_A_810"/><text:a xlink:type="simple" xlink:href="javascript:%20void%200;" text:style-name="Internet_20_link" text:visited-style-name="Visited_20_Internet_20_Link">A.</text:a><text:bookmark text:name="tdOptionDt_A_810"/></text:p>
                </table:table-cell>
                <table:table-cell table:style-name="Table138.A1" office:value-type="string">
                  <text:p text:style-name="Table_20_Contents">66 km/hr<text:bookmark text:name="tdOptionNo_B_810"/></text:p>
                </table:table-cell>
              </table:table-row>
              <table:table-row>
                <table:table-cell table:style-name="Table138.A1" office:value-type="string">
                  <text:p text:style-name="Table_20_Contents"><text:bookmark text:name="lnkOptionLink_B_810"/><text:a xlink:type="simple" xlink:href="javascript:%20void%200;" text:style-name="Internet_20_link" text:visited-style-name="Visited_20_Internet_20_Link">B.</text:a><text:bookmark text:name="tdOptionDt_B_810"/></text:p>
                </table:table-cell>
                <table:table-cell table:style-name="Table138.A1" office:value-type="string">
                  <text:p text:style-name="Table_20_Contents">72 km/hr<text:bookmark text:name="tdOptionNo_C_810"/></text:p>
                </table:table-cell>
              </table:table-row>
              <table:table-row>
                <table:table-cell table:style-name="Table138.A1" office:value-type="string">
                  <text:p text:style-name="Table_20_Contents"><text:bookmark text:name="lnkOptionLink_C_810"/><text:a xlink:type="simple" xlink:href="javascript:%20void%200;" text:style-name="Internet_20_link" text:visited-style-name="Visited_20_Internet_20_Link">C.</text:a><text:bookmark text:name="tdOptionDt_C_810"/></text:p>
                </table:table-cell>
                <table:table-cell table:style-name="Table138.A1" office:value-type="string">
                  <text:p text:style-name="Table_20_Contents">78 km/hr<text:bookmark text:name="tdOptionNo_D_810"/></text:p>
                </table:table-cell>
              </table:table-row>
              <table:table-row>
                <table:table-cell table:style-name="Table138.A1" office:value-type="string">
                  <text:p text:style-name="Table_20_Contents"><text:bookmark text:name="lnkOptionLink_D_810"/><text:a xlink:type="simple" xlink:href="javascript:%20void%200;" text:style-name="Internet_20_link" text:visited-style-name="Visited_20_Internet_20_Link">D.</text:a><text:bookmark text:name="tdOptionDt_D_810"/></text:p>
                </table:table-cell>
                <table:table-cell table:style-name="Table138.A1" office:value-type="string">
                  <text:p text:style-name="Table_20_Contents">81 km/hr</text:p>
                </table:table-cell>
              </table:table-row>
            </table:table>
            <text:p text:style-name="Table_20_Contents"/>
          </table:table-cell>
        </table:table-row>
        <table:table-row>
          <table:covered-table-cell/>
          <table:table-cell office:value-type="string">
            <text:section text:style-name="Sect1" text:name="divAnswer_810">
              <text:p text:style-name="P7">Answer: Option D</text:p>
              <text:p text:style-name="P7">Explanation:</text:p>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column table:style-name="Table139.H"/>
                <table:table-row>
                  <table:table-cell table:style-name="Table139.A1" table:number-rows-spanned="2" office:value-type="string">
                    <text:p text:style-name="P4">4.5 km/hr =</text:p>
                  </table:table-cell>
                  <table:table-cell table:style-name="Table139.A1" table:number-rows-spanned="2" office:value-type="string">
                    <text:p text:style-name="P4"><draw:frame draw:style-name="fr1" draw:name="Image178" text:anchor-type="as-char" svg:width="0.238cm" svg:height="1.005cm" draw:z-index="183"><draw:image xlink:href="Pictures/1000000000000009000000267F0A1A3E1DD6A0AA.png" xlink:type="simple" xlink:show="embed" xlink:actuate="onLoad"/><svg:title>(</svg:title></draw:frame></text:p>
                  </table:table-cell>
                  <table:table-cell table:style-name="Table139.A1" table:number-rows-spanned="2" office:value-type="string">
                    <text:p text:style-name="P4">4.5 x</text:p>
                  </table:table-cell>
                  <table:table-cell table:style-name="Table139.A1" office:value-type="string">
                    <text:p text:style-name="P4">5</text:p>
                  </table:table-cell>
                  <table:table-cell table:style-name="Table139.A1" table:number-rows-spanned="2" office:value-type="string">
                    <text:p text:style-name="P4"><draw:frame draw:style-name="fr1" draw:name="Image179" text:anchor-type="as-char" svg:width="0.212cm" svg:height="1.005cm" draw:z-index="184"><draw:image xlink:href="Pictures/1000000000000008000000265CA9C31D1E9F9FD4.png" xlink:type="simple" xlink:show="embed" xlink:actuate="onLoad"/><svg:title>(</svg:title></draw:frame></text:p>
                  </table:table-cell>
                  <table:table-cell table:style-name="Table139.A1" table:number-rows-spanned="2" office:value-type="string">
                    <text:p text:style-name="P4">m/sec =</text:p>
                  </table:table-cell>
                  <table:table-cell table:style-name="Table139.A1" office:value-type="string">
                    <text:p text:style-name="P4">5</text:p>
                  </table:table-cell>
                  <table:table-cell table:style-name="Table139.A1" table:number-rows-spanned="2" office:value-type="string">
                    <text:p text:style-name="P4">m/sec = 1.25 m/sec, and</text:p>
                  </table:table-cell>
                </table:table-row>
                <table:table-row>
                  <table:covered-table-cell/>
                  <table:covered-table-cell/>
                  <table:covered-table-cell/>
                  <table:table-cell table:style-name="Table139.A1" office:value-type="string">
                    <text:p text:style-name="P4">18</text:p>
                  </table:table-cell>
                  <table:covered-table-cell/>
                  <table:covered-table-cell/>
                  <table:table-cell table:style-name="Table139.A1" office:value-type="string">
                    <text:p text:style-name="P4">4</text:p>
                  </table:table-cell>
                  <table:covered-table-cell/>
                </table:table-row>
              </table:table>
              <table:table table:name="Table140" table:style-name="Table140">
                <table:table-column table:style-name="Table140.A"/>
                <table:table-column table:style-name="Table140.B"/>
                <table:table-column table:style-name="Table140.C"/>
                <table:table-column table:style-name="Table140.D"/>
                <table:table-column table:style-name="Table140.E"/>
                <table:table-column table:style-name="Table140.F"/>
                <table:table-column table:style-name="Table140.G"/>
                <table:table-column table:style-name="Table140.H"/>
                <table:table-row>
                  <table:table-cell table:style-name="Table140.A1" table:number-rows-spanned="2" office:value-type="string">
                    <text:p text:style-name="P4">5.4 km/hr =</text:p>
                  </table:table-cell>
                  <table:table-cell table:style-name="Table140.A1" table:number-rows-spanned="2" office:value-type="string">
                    <text:p text:style-name="P4"><draw:frame draw:style-name="fr1" draw:name="Image180" text:anchor-type="as-char" svg:width="0.238cm" svg:height="1.005cm" draw:z-index="185"><draw:image xlink:href="Pictures/1000000000000009000000267F0A1A3E1DD6A0AA.png" xlink:type="simple" xlink:show="embed" xlink:actuate="onLoad"/><svg:title>(</svg:title></draw:frame></text:p>
                  </table:table-cell>
                  <table:table-cell table:style-name="Table140.A1" table:number-rows-spanned="2" office:value-type="string">
                    <text:p text:style-name="P4">5.4 x</text:p>
                  </table:table-cell>
                  <table:table-cell table:style-name="Table140.A1" office:value-type="string">
                    <text:p text:style-name="P4">5</text:p>
                  </table:table-cell>
                  <table:table-cell table:style-name="Table140.A1" table:number-rows-spanned="2" office:value-type="string">
                    <text:p text:style-name="P4"><draw:frame draw:style-name="fr1" draw:name="Image181" text:anchor-type="as-char" svg:width="0.212cm" svg:height="1.005cm" draw:z-index="186"><draw:image xlink:href="Pictures/1000000000000008000000265CA9C31D1E9F9FD4.png" xlink:type="simple" xlink:show="embed" xlink:actuate="onLoad"/><svg:title>(</svg:title></draw:frame></text:p>
                  </table:table-cell>
                  <table:table-cell table:style-name="Table140.A1" table:number-rows-spanned="2" office:value-type="string">
                    <text:p text:style-name="P4">m/sec =</text:p>
                  </table:table-cell>
                  <table:table-cell table:style-name="Table140.A1" office:value-type="string">
                    <text:p text:style-name="P4">3</text:p>
                  </table:table-cell>
                  <table:table-cell table:style-name="Table140.A1" table:number-rows-spanned="2" office:value-type="string">
                    <text:p text:style-name="P4">m/sec = 1.5 m/sec.</text:p>
                  </table:table-cell>
                </table:table-row>
                <table:table-row>
                  <table:covered-table-cell/>
                  <table:covered-table-cell/>
                  <table:covered-table-cell/>
                  <table:table-cell table:style-name="Table140.A1" office:value-type="string">
                    <text:p text:style-name="P4">18</text:p>
                  </table:table-cell>
                  <table:covered-table-cell/>
                  <table:covered-table-cell/>
                  <table:table-cell table:style-name="Table140.A1" office:value-type="string">
                    <text:p text:style-name="P4">2</text:p>
                  </table:table-cell>
                  <table:covered-table-cell/>
                </table:table-row>
              </table:table>
              <text:p text:style-name="P7">Let the speed of the train be <text:span text:style-name="T1">x</text:span> m/sec.</text:p>
              <text:p text:style-name="P7">Then, (<text:span text:style-name="T1">x</text:span> - 1.25) x 8.4 = (<text:span text:style-name="T1">x</text:span> - 1.5) x 8.5</text:p>
              <text:p text:style-name="P7"><draw:frame draw:style-name="fr1" draw:name="Image182" text:anchor-type="as-char" svg:width="0.45cm" svg:height="0.238cm" draw:z-index="159"><draw:image xlink:href="Pictures/100000000000001100000009CBCB5337EC6A701C.png" xlink:type="simple" xlink:show="embed" xlink:actuate="onLoad"/><svg:title>=&gt;</svg:title></draw:frame> 8.4<text:span text:style-name="T1">x</text:span> - 10.5 = 8.5<text:span text:style-name="T1">x</text:span> - 12.75</text:p>
              <text:p text:style-name="P7"><draw:frame draw:style-name="fr1" draw:name="Image183" text:anchor-type="as-char" svg:width="0.45cm" svg:height="0.238cm" draw:z-index="160"><draw:image xlink:href="Pictures/100000000000001100000009EAF45C83FEC10015.png" xlink:type="simple" xlink:show="embed" xlink:actuate="onLoad"/><svg:title>=&gt;</svg:title></draw:frame> 0.1<text:span text:style-name="T1">x</text:span> = 2.25</text:p>
              <text:p text:style-name="P7"><draw:frame draw:style-name="fr1" draw:name="Image184" text:anchor-type="as-char" svg:width="0.45cm" svg:height="0.238cm" draw:z-index="161"><draw:image xlink:href="Pictures/100000000000001100000009B7D9C0956B4EF262.png" xlink:type="simple" xlink:show="embed" xlink:actuate="onLoad"/><svg:title>=&gt;</svg:title></draw:frame> <text:span text:style-name="T1">x</text:span> = 22.5</text:p>
              <table:table table:name="Table141" table:style-name="Table141">
                <table:table-column table:style-name="Table141.A"/>
                <table:table-column table:style-name="Table141.B"/>
                <table:table-column table:style-name="Table141.C"/>
                <table:table-column table:style-name="Table141.D"/>
                <table:table-column table:style-name="Table141.E"/>
                <table:table-column table:style-name="Table141.F"/>
                <table:table-row>
                  <table:table-cell table:style-name="Table141.A1" table:number-rows-spanned="2" office:value-type="string">
                    <text:p text:style-name="P4"><draw:frame draw:style-name="fr1" draw:name="Image185" text:anchor-type="as-char" svg:width="0.45cm" svg:height="0.291cm" draw:z-index="187"><draw:image xlink:href="Pictures/10000000000000110000000BAF4084001F213E80.png" xlink:type="simple" xlink:show="embed" xlink:actuate="onLoad"/><svg:title>Therefore</svg:title></draw:frame> Speed of the train =</text:p>
                  </table:table-cell>
                  <table:table-cell table:style-name="Table141.A1" table:number-rows-spanned="2" office:value-type="string">
                    <text:p text:style-name="P4"><draw:frame draw:style-name="fr1" draw:name="Image186" text:anchor-type="as-char" svg:width="0.238cm" svg:height="1.005cm" draw:z-index="188"><draw:image xlink:href="Pictures/1000000000000009000000267F0A1A3E1DD6A0AA.png" xlink:type="simple" xlink:show="embed" xlink:actuate="onLoad"/><svg:title>(</svg:title></draw:frame></text:p>
                  </table:table-cell>
                  <table:table-cell table:style-name="Table141.A1" table:number-rows-spanned="2" office:value-type="string">
                    <text:p text:style-name="P4">22.5 x</text:p>
                  </table:table-cell>
                  <table:table-cell table:style-name="Table141.A1" office:value-type="string">
                    <text:p text:style-name="P4">18</text:p>
                  </table:table-cell>
                  <table:table-cell table:style-name="Table141.A1" table:number-rows-spanned="2" office:value-type="string">
                    <text:p text:style-name="P4"><draw:frame draw:style-name="fr1" draw:name="Image187" text:anchor-type="as-char" svg:width="0.212cm" svg:height="1.005cm" draw:z-index="189"><draw:image xlink:href="Pictures/1000000000000008000000265CA9C31D1E9F9FD4.png" xlink:type="simple" xlink:show="embed" xlink:actuate="onLoad"/><svg:title>(</svg:title></draw:frame></text:p>
                  </table:table-cell>
                  <table:table-cell table:style-name="Table141.A1" table:number-rows-spanned="2" office:value-type="string">
                    <text:p text:style-name="P4">km/hr = 81 km/hr.</text:p>
                  </table:table-cell>
                </table:table-row>
                <table:table-row>
                  <table:covered-table-cell/>
                  <table:covered-table-cell/>
                  <table:covered-table-cell/>
                  <table:table-cell table:style-name="Table141.A1" office:value-type="string">
                    <text:p text:style-name="P4">5</text:p>
                  </table:table-cell>
                  <table:covered-table-cell/>
                  <table:covered-table-cell/>
                </table:table-row>
              </table:table>
            </text:section>
            <text:section text:style-name="Sect1" text:name="divToolBar_810">
              <text:p text:style-name="Table_20_Contents"><text:a xlink:type="simple" xlink:href="javascript:%20void%200;" text:style-name="Internet_20_link" text:visited-style-name="Visited_20_Internet_20_Link">View Answer</text:a> <text:a xlink:type="simple" xlink:href="https://www.indiabix.com/aptitude/problems-on-trains/discussion-810"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42" table:style-name="Table142">
        <table:table-column table:style-name="Table142.A"/>
        <table:table-column table:style-name="Table142.B"/>
        <table:table-row>
          <table:table-cell table:number-rows-spanned="2" office:value-type="string">
            <text:p text:style-name="P3">29. </text:p>
          </table:table-cell>
          <table:table-cell office:value-type="string">
            <text:p text:style-name="Table_20_Contents">A train travelling at 48 kmph completely crosses another train having half its length and travelling in opposite direction at 42 kmph, in 12 seconds. It also passes a railway platform in 45 seconds. The length of the platform is<text:bookmark text:name="tblOption_811"/></text:p>
            <table:table table:name="Table143" table:style-name="Table143">
              <table:table-column table:style-name="Table143.A"/>
              <table:table-column table:style-name="Table143.B"/>
              <table:table-row>
                <table:table-cell table:style-name="Table143.A1" office:value-type="string">
                  <text:p text:style-name="Table_20_Contents"><text:bookmark text:name="tdOptionNo_A_811"/><text:bookmark text:name="lnkOptionLink_A_811"/><text:a xlink:type="simple" xlink:href="javascript:%20void%200;" text:style-name="Internet_20_link" text:visited-style-name="Visited_20_Internet_20_Link">A.</text:a><text:bookmark text:name="tdOptionDt_A_811"/></text:p>
                </table:table-cell>
                <table:table-cell table:style-name="Table143.A1" office:value-type="string">
                  <text:p text:style-name="Table_20_Contents">400 m<text:bookmark text:name="tdOptionNo_B_811"/></text:p>
                </table:table-cell>
              </table:table-row>
              <table:table-row>
                <table:table-cell table:style-name="Table143.A1" office:value-type="string">
                  <text:p text:style-name="Table_20_Contents"><text:bookmark text:name="lnkOptionLink_B_811"/><text:a xlink:type="simple" xlink:href="javascript:%20void%200;" text:style-name="Internet_20_link" text:visited-style-name="Visited_20_Internet_20_Link">B.</text:a><text:bookmark text:name="tdOptionDt_B_811"/></text:p>
                </table:table-cell>
                <table:table-cell table:style-name="Table143.A1" office:value-type="string">
                  <text:p text:style-name="Table_20_Contents">450 m<text:bookmark text:name="tdOptionNo_C_811"/></text:p>
                </table:table-cell>
              </table:table-row>
              <table:table-row>
                <table:table-cell table:style-name="Table143.A1" office:value-type="string">
                  <text:p text:style-name="Table_20_Contents"><text:bookmark text:name="lnkOptionLink_C_811"/><text:a xlink:type="simple" xlink:href="javascript:%20void%200;" text:style-name="Internet_20_link" text:visited-style-name="Visited_20_Internet_20_Link">C.</text:a><text:bookmark text:name="tdOptionDt_C_811"/></text:p>
                </table:table-cell>
                <table:table-cell table:style-name="Table143.A1" office:value-type="string">
                  <text:p text:style-name="Table_20_Contents">560 m<text:bookmark text:name="tdOptionNo_D_811"/></text:p>
                </table:table-cell>
              </table:table-row>
              <table:table-row>
                <table:table-cell table:style-name="Table143.A1" office:value-type="string">
                  <text:p text:style-name="Table_20_Contents"><text:bookmark text:name="lnkOptionLink_D_811"/><text:a xlink:type="simple" xlink:href="javascript:%20void%200;" text:style-name="Internet_20_link" text:visited-style-name="Visited_20_Internet_20_Link">D.</text:a><text:bookmark text:name="tdOptionDt_D_811"/></text:p>
                </table:table-cell>
                <table:table-cell table:style-name="Table143.A1" office:value-type="string">
                  <text:p text:style-name="Table_20_Contents">600 m</text:p>
                </table:table-cell>
              </table:table-row>
            </table:table>
            <text:p text:style-name="Table_20_Contents"/>
          </table:table-cell>
        </table:table-row>
        <table:table-row>
          <table:covered-table-cell/>
          <table:table-cell office:value-type="string">
            <text:section text:style-name="Sect1" text:name="divAnswer_811">
              <text:p text:style-name="P7">Answer: Option A</text:p>
              <text:p text:style-name="P7">Explanation:</text:p>
              <text:p text:style-name="P7">Let the length of the first train be <text:span text:style-name="T1">x</text:span> metres.</text:p>
              <table:table table:name="Table144" table:style-name="Table144">
                <table:table-column table:style-name="Table144.A"/>
                <table:table-column table:style-name="Table144.B"/>
                <table:table-column table:style-name="Table144.C"/>
                <table:table-column table:style-name="Table144.D"/>
                <table:table-column table:style-name="Table144.E"/>
                <table:table-row>
                  <table:table-cell table:style-name="Table144.A1" table:number-rows-spanned="2" office:value-type="string">
                    <text:p text:style-name="P4">Then, the length of the second train is</text:p>
                  </table:table-cell>
                  <table:table-cell table:style-name="Table144.A1" table:number-rows-spanned="2" office:value-type="string">
                    <text:p text:style-name="P4"><draw:frame draw:style-name="fr1" draw:name="Image188" text:anchor-type="as-char" svg:width="0.238cm" svg:height="1.005cm" draw:z-index="190"><draw:image xlink:href="Pictures/10000000000000090000002699D65DF3C8B2CA59.png" xlink:type="simple" xlink:show="embed" xlink:actuate="onLoad"/><svg:title>(</svg:title></draw:frame></text:p>
                  </table:table-cell>
                  <table:table-cell table:style-name="Table144.A1" office:value-type="string">
                    <text:p text:style-name="P6">x</text:p>
                  </table:table-cell>
                  <table:table-cell table:style-name="Table144.A1" table:number-rows-spanned="2" office:value-type="string">
                    <text:p text:style-name="P4"><draw:frame draw:style-name="fr1" draw:name="Image189" text:anchor-type="as-char" svg:width="0.212cm" svg:height="1.005cm" draw:z-index="191"><draw:image xlink:href="Pictures/1000000000000008000000265CA9C31D1E9F9FD4.png" xlink:type="simple" xlink:show="embed" xlink:actuate="onLoad"/><svg:title>(</svg:title></draw:frame></text:p>
                  </table:table-cell>
                  <table:table-cell table:style-name="Table144.A1" table:number-rows-spanned="2" office:value-type="string">
                    <text:p text:style-name="P4">metres.</text:p>
                  </table:table-cell>
                </table:table-row>
                <table:table-row>
                  <table:covered-table-cell/>
                  <table:covered-table-cell/>
                  <table:table-cell table:style-name="Table144.A1" office:value-type="string">
                    <text:p text:style-name="P4">2</text:p>
                  </table:table-cell>
                  <table:covered-table-cell/>
                  <table:covered-table-cell/>
                </table:table-row>
              </table:table>
              <table:table table:name="Table145" table:style-name="Table145">
                <table:table-column table:style-name="Table145.A"/>
                <table:table-column table:style-name="Table145.B"/>
                <table:table-column table:style-name="Table145.C"/>
                <table:table-column table:style-name="Table145.D"/>
                <table:table-column table:style-name="Table145.E"/>
                <table:table-column table:style-name="Table145.F"/>
                <table:table-row>
                  <table:table-cell table:style-name="Table145.A1" table:number-rows-spanned="2" office:value-type="string">
                    <text:p text:style-name="P4">Relative speed = (48 + 42) kmph =</text:p>
                  </table:table-cell>
                  <table:table-cell table:style-name="Table145.A1" table:number-rows-spanned="2" office:value-type="string">
                    <text:p text:style-name="P4"><draw:frame draw:style-name="fr1" draw:name="Image190" text:anchor-type="as-char" svg:width="0.238cm" svg:height="1.005cm" draw:z-index="192"><draw:image xlink:href="Pictures/100000000000000900000026BC539AFA29A92B9F.png" xlink:type="simple" xlink:show="embed" xlink:actuate="onLoad"/><svg:title>(</svg:title></draw:frame></text:p>
                  </table:table-cell>
                  <table:table-cell table:style-name="Table145.A1" table:number-rows-spanned="2" office:value-type="string">
                    <text:p text:style-name="P4">90 x</text:p>
                  </table:table-cell>
                  <table:table-cell table:style-name="Table145.A1" office:value-type="string">
                    <text:p text:style-name="P4">5</text:p>
                  </table:table-cell>
                  <table:table-cell table:style-name="Table145.A1" table:number-rows-spanned="2" office:value-type="string">
                    <text:p text:style-name="P4"><draw:frame draw:style-name="fr1" draw:name="Image191" text:anchor-type="as-char" svg:width="0.212cm" svg:height="1.005cm" draw:z-index="193"><draw:image xlink:href="Pictures/1000000000000008000000265CA9C31D1E9F9FD4.png" xlink:type="simple" xlink:show="embed" xlink:actuate="onLoad"/><svg:title>(</svg:title></draw:frame></text:p>
                  </table:table-cell>
                  <table:table-cell table:style-name="Table145.A1" table:number-rows-spanned="2" office:value-type="string">
                    <text:p text:style-name="P4">m/sec = 25 m/sec.</text:p>
                  </table:table-cell>
                </table:table-row>
                <table:table-row>
                  <table:covered-table-cell/>
                  <table:covered-table-cell/>
                  <table:covered-table-cell/>
                  <table:table-cell table:style-name="Table145.A1" office:value-type="string">
                    <text:p text:style-name="P4">18</text:p>
                  </table:table-cell>
                  <table:covered-table-cell/>
                  <table:covered-table-cell/>
                </table:table-row>
              </table:table>
              <table:table table:name="Table146" table:style-name="Table146">
                <table:table-column table:style-name="Table146.A"/>
                <table:table-column table:style-name="Table146.B"/>
                <table:table-column table:style-name="Table146.C"/>
                <table:table-column table:style-name="Table146.D"/>
                <table:table-column table:style-name="Table146.E"/>
                <table:table-row>
                  <table:table-cell table:style-name="Table146.A1" table:number-rows-spanned="2" office:value-type="string">
                    <text:p text:style-name="P4"><draw:frame draw:style-name="fr1" draw:name="Image192" text:anchor-type="as-char" svg:width="0.45cm" svg:height="0.291cm" draw:z-index="194"><draw:image xlink:href="Pictures/10000000000000110000000B2B7BE143E636BC85.png" xlink:type="simple" xlink:show="embed" xlink:actuate="onLoad"/><svg:title>Therefore</svg:title></draw:frame> </text:p>
                  </table:table-cell>
                  <table:table-cell table:style-name="Table146.A1" office:value-type="string">
                    <text:p text:style-name="P4">[<text:span text:style-name="T1">x</text:span> + (<text:span text:style-name="T1">x</text:span>/2)]</text:p>
                  </table:table-cell>
                  <table:table-cell table:style-name="Table146.A1" table:number-rows-spanned="2" office:value-type="string">
                    <text:p text:style-name="P4">= 12 or</text:p>
                  </table:table-cell>
                  <table:table-cell table:style-name="Table146.A1" office:value-type="string">
                    <text:p text:style-name="P4">3<text:span text:style-name="T1">x</text:span></text:p>
                  </table:table-cell>
                  <table:table-cell table:style-name="Table146.A1" table:number-rows-spanned="2" office:value-type="string">
                    <text:p text:style-name="P4">= 300     or     <text:span text:style-name="T1">x</text:span> = 200.</text:p>
                  </table:table-cell>
                </table:table-row>
                <table:table-row>
                  <table:covered-table-cell/>
                  <table:table-cell table:style-name="Table146.A1" office:value-type="string">
                    <text:p text:style-name="P4">25</text:p>
                  </table:table-cell>
                  <table:covered-table-cell/>
                  <table:table-cell table:style-name="Table146.A1" office:value-type="string">
                    <text:p text:style-name="P4">2</text:p>
                  </table:table-cell>
                  <table:covered-table-cell/>
                </table:table-row>
              </table:table>
              <text:p text:style-name="P7"><draw:frame draw:style-name="fr1" draw:name="Image193" text:anchor-type="as-char" svg:width="0.45cm" svg:height="0.291cm" draw:z-index="170"><draw:image xlink:href="Pictures/10000000000000110000000B5EEABB74DE1FFAD7.png" xlink:type="simple" xlink:show="embed" xlink:actuate="onLoad"/><svg:title>Therefore</svg:title></draw:frame> Length of first train = 200 m.</text:p>
              <text:p text:style-name="P7">Let the length of platform be <text:span text:style-name="T1">y</text:span> metres.</text:p>
              <table:table table:name="Table147" table:style-name="Table147">
                <table:table-column table:style-name="Table147.A"/>
                <table:table-column table:style-name="Table147.B"/>
                <table:table-column table:style-name="Table147.C"/>
                <table:table-column table:style-name="Table147.D"/>
                <table:table-column table:style-name="Table147.E"/>
                <table:table-column table:style-name="Table147.F"/>
                <table:table-column table:style-name="Table147.D"/>
                <table:table-column table:style-name="Table147.H"/>
                <table:table-row>
                  <table:table-cell table:style-name="Table147.A1" table:number-rows-spanned="2" office:value-type="string">
                    <text:p text:style-name="P4">Speed of the first train =</text:p>
                  </table:table-cell>
                  <table:table-cell table:style-name="Table147.A1" table:number-rows-spanned="2" office:value-type="string">
                    <text:p text:style-name="P4"><draw:frame draw:style-name="fr1" draw:name="Image194" text:anchor-type="as-char" svg:width="0.238cm" svg:height="1.005cm" draw:z-index="195"><draw:image xlink:href="Pictures/1000000000000009000000267BB99E7110E84625.png" xlink:type="simple" xlink:show="embed" xlink:actuate="onLoad"/><svg:title>(</svg:title></draw:frame></text:p>
                  </table:table-cell>
                  <table:table-cell table:style-name="Table147.A1" table:number-rows-spanned="2" office:value-type="string">
                    <text:p text:style-name="P4">48 x</text:p>
                  </table:table-cell>
                  <table:table-cell table:style-name="Table147.A1" office:value-type="string">
                    <text:p text:style-name="P4">5</text:p>
                  </table:table-cell>
                  <table:table-cell table:style-name="Table147.A1" table:number-rows-spanned="2" office:value-type="string">
                    <text:p text:style-name="P4"><draw:frame draw:style-name="fr1" draw:name="Image195" text:anchor-type="as-char" svg:width="0.212cm" svg:height="1.005cm" draw:z-index="196"><draw:image xlink:href="Pictures/1000000000000008000000265CA9C31D1E9F9FD4.png" xlink:type="simple" xlink:show="embed" xlink:actuate="onLoad"/><svg:title>(</svg:title></draw:frame></text:p>
                  </table:table-cell>
                  <table:table-cell table:style-name="Table147.A1" table:number-rows-spanned="2" office:value-type="string">
                    <text:p text:style-name="P4">m/sec =</text:p>
                  </table:table-cell>
                  <table:table-cell table:style-name="Table147.A1" office:value-type="string">
                    <text:p text:style-name="P4">40</text:p>
                  </table:table-cell>
                  <table:table-cell table:style-name="Table147.A1" table:number-rows-spanned="2" office:value-type="string">
                    <text:p text:style-name="P4">m/sec.</text:p>
                  </table:table-cell>
                </table:table-row>
                <table:table-row>
                  <table:covered-table-cell/>
                  <table:covered-table-cell/>
                  <table:covered-table-cell/>
                  <table:table-cell table:style-name="Table147.A1" office:value-type="string">
                    <text:p text:style-name="P4">18</text:p>
                  </table:table-cell>
                  <table:covered-table-cell/>
                  <table:covered-table-cell/>
                  <table:table-cell table:style-name="Table147.A1" office:value-type="string">
                    <text:p text:style-name="P4">3</text:p>
                  </table:table-cell>
                  <table:covered-table-cell/>
                </table:table-row>
              </table:table>
              <table:table table:name="Table148" table:style-name="Table148">
                <table:table-column table:style-name="Table148.A"/>
                <table:table-column table:style-name="Table148.B"/>
                <table:table-column table:style-name="Table148.C"/>
                <table:table-row>
                  <table:table-cell table:style-name="Table148.A1" table:number-rows-spanned="2" office:value-type="string">
                    <text:p text:style-name="P4"><draw:frame draw:style-name="fr1" draw:name="Image196" text:anchor-type="as-char" svg:width="0.45cm" svg:height="0.291cm" draw:z-index="197"><draw:image xlink:href="Pictures/10000000000000110000000BF937526AF84228CE.png" xlink:type="simple" xlink:show="embed" xlink:actuate="onLoad"/><svg:title>Therefore</svg:title></draw:frame> (200 + <text:span text:style-name="T1">y</text:span>) x</text:p>
                  </table:table-cell>
                  <table:table-cell table:style-name="Table148.A1" office:value-type="string">
                    <text:p text:style-name="P4">3</text:p>
                  </table:table-cell>
                  <table:table-cell table:style-name="Table148.A1" table:number-rows-spanned="2" office:value-type="string">
                    <text:p text:style-name="P4">= 45</text:p>
                  </table:table-cell>
                </table:table-row>
                <table:table-row>
                  <table:covered-table-cell/>
                  <table:table-cell table:style-name="Table148.A1" office:value-type="string">
                    <text:p text:style-name="P4">40</text:p>
                  </table:table-cell>
                  <table:covered-table-cell/>
                </table:table-row>
              </table:table>
              <text:p text:style-name="P7"><draw:frame draw:style-name="fr1" draw:name="Image197" text:anchor-type="as-char" svg:width="0.45cm" svg:height="0.238cm" draw:z-index="171"><draw:image xlink:href="Pictures/100000000000001100000009B92FEDB4BE6A0AB5.png" xlink:type="simple" xlink:show="embed" xlink:actuate="onLoad"/><svg:title>=&gt;</svg:title></draw:frame> 600 + 3<text:span text:style-name="T1">y</text:span> = 1800</text:p>
              <text:p text:style-name="P7"><draw:frame draw:style-name="fr1" draw:name="Image198" text:anchor-type="as-char" svg:width="0.45cm" svg:height="0.238cm" draw:z-index="172"><draw:image xlink:href="Pictures/100000000000001100000009D34687EC547BE371.png" xlink:type="simple" xlink:show="embed" xlink:actuate="onLoad"/><svg:title>=&gt;</svg:title></draw:frame> <text:span text:style-name="T1">y</text:span> = 400 m.</text:p>
            </text:section>
            <text:section text:style-name="Sect1" text:name="divToolBar_811">
              <text:p text:style-name="Table_20_Contents"><text:a xlink:type="simple" xlink:href="javascript:%20void%200;" text:style-name="Internet_20_link" text:visited-style-name="Visited_20_Internet_20_Link">View Answer</text:a> <text:a xlink:type="simple" xlink:href="https://www.indiabix.com/aptitude/problems-on-trains/discussion-811" text:style-name="Internet_20_link" text:visited-style-name="Visited_20_Internet_20_Link">Discuss in Forum</text:a> <text:a xlink:type="simple" xlink:href="javascript:%20void%200;" text:style-name="Internet_20_link" text:visited-style-name="Visited_20_Internet_20_Link">Workspace</text:a> <text:a xlink:type="simple" xlink:href="javascript:%20void%200;" text:style-name="Internet_20_link" text:visited-style-name="Visited_20_Internet_20_Link">Report</text:a> </text:p>
            </text:section>
          </table:table-cell>
        </table:table-row>
      </table:table>
      <text:p text:style-name="Horizontal_20_Line"/>
      <table:table table:name="Table149" table:style-name="Table149">
        <table:table-column table:style-name="Table149.A"/>
        <table:table-column table:style-name="Table149.B"/>
        <table:table-row>
          <table:table-cell table:number-rows-spanned="2" office:value-type="string">
            <text:p text:style-name="P3">30. </text:p>
          </table:table-cell>
          <table:table-cell office:value-type="string">
            <text:p text:style-name="Table_20_Contents">Two stations A and B are 110 km apart on a straight line. One train starts from A at 7 a.m. and travels towards B at 20 kmph. Another train starts from B at 8 a.m. and travels towards A at a speed of 25 kmph. At what time will they meet?<text:bookmark text:name="tblOption_812"/></text:p>
            <table:table table:name="Table150" table:style-name="Table150">
              <table:table-column table:style-name="Table150.A"/>
              <table:table-column table:style-name="Table150.B"/>
              <table:table-row>
                <table:table-cell table:style-name="Table150.A1" office:value-type="string">
                  <text:p text:style-name="Table_20_Contents"><text:bookmark text:name="tdOptionNo_A_812"/><text:bookmark text:name="lnkOptionLink_A_812"/><text:a xlink:type="simple" xlink:href="javascript:%20void%200;" text:style-name="Internet_20_link" text:visited-style-name="Visited_20_Internet_20_Link">A.</text:a><text:bookmark text:name="tdOptionDt_A_812"/></text:p>
                </table:table-cell>
                <table:table-cell table:style-name="Table150.A1" office:value-type="string">
                  <text:p text:style-name="Table_20_Contents">9 a.m.<text:bookmark text:name="tdOptionNo_B_812"/></text:p>
                </table:table-cell>
              </table:table-row>
              <table:table-row>
                <table:table-cell table:style-name="Table150.A1" office:value-type="string">
                  <text:p text:style-name="Table_20_Contents"><text:bookmark text:name="lnkOptionLink_B_812"/><text:a xlink:type="simple" xlink:href="javascript:%20void%200;" text:style-name="Internet_20_link" text:visited-style-name="Visited_20_Internet_20_Link">B.</text:a><text:bookmark text:name="tdOptionDt_B_812"/></text:p>
                </table:table-cell>
                <table:table-cell table:style-name="Table150.A1" office:value-type="string">
                  <text:p text:style-name="Table_20_Contents">10 a.m.<text:bookmark text:name="tdOptionNo_C_812"/></text:p>
                </table:table-cell>
              </table:table-row>
              <table:table-row>
                <table:table-cell table:style-name="Table150.A1" office:value-type="string">
                  <text:p text:style-name="Table_20_Contents"><text:bookmark text:name="lnkOptionLink_C_812"/><text:a xlink:type="simple" xlink:href="javascript:%20void%200;" text:style-name="Internet_20_link" text:visited-style-name="Visited_20_Internet_20_Link">C.</text:a><text:bookmark text:name="tdOptionDt_C_812"/></text:p>
                </table:table-cell>
                <table:table-cell table:style-name="Table150.A1" office:value-type="string">
                  <text:p text:style-name="Table_20_Contents">10.30 a.m.<text:bookmark text:name="tdOptionNo_D_812"/></text:p>
                </table:table-cell>
              </table:table-row>
              <table:table-row>
                <table:table-cell table:style-name="Table150.A1" office:value-type="string">
                  <text:p text:style-name="Table_20_Contents"><text:bookmark text:name="lnkOptionLink_D_812"/><text:a xlink:type="simple" xlink:href="javascript:%20void%200;" text:style-name="Internet_20_link" text:visited-style-name="Visited_20_Internet_20_Link">D.</text:a><text:bookmark text:name="tdOptionDt_D_812"/></text:p>
                </table:table-cell>
                <table:table-cell table:style-name="Table150.A1" office:value-type="string">
                  <text:p text:style-name="Table_20_Contents">11 a.m.</text:p>
                </table:table-cell>
              </table:table-row>
            </table:table>
            <text:p text:style-name="Table_20_Contents"/>
          </table:table-cell>
        </table:table-row>
        <table:table-row>
          <table:covered-table-cell/>
          <table:table-cell office:value-type="string">
            <text:section text:style-name="Sect1" text:name="divAnswer_812">
              <text:p text:style-name="P7">Answer: Option B</text:p>
              <text:p text:style-name="P7">Explanation:</text:p>
              <text:p text:style-name="P7">Suppose they meet <text:span text:style-name="T1">x</text:span> hours after 7 a.m.</text:p>
              <text:p text:style-name="P7">Distance covered by A in <text:span text:style-name="T1">x</text:span> hours = 20<text:span text:style-name="T1">x</text:span> km.</text:p>
              <text:p text:style-name="P7">Distance covered by B in (<text:span text:style-name="T1">x</text:span> - 1) hours = 25(<text:span text:style-name="T1">x</text:span> - 1) km.</text:p>
              <text:p text:style-name="P7"><draw:frame draw:style-name="fr1" draw:name="Image199" text:anchor-type="as-char" svg:width="0.45cm" svg:height="0.291cm" draw:z-index="198"><draw:image xlink:href="Pictures/10000000000000110000000B82DEF81CC0F06A41.png" xlink:type="simple" xlink:show="embed" xlink:actuate="onLoad"/><svg:title>Therefore</svg:title></draw:frame> 20<text:span text:style-name="T1">x</text:span> + 25(<text:span text:style-name="T1">x</text:span> - 1) = 110</text:p>
              <text:p text:style-name="P7"><draw:frame draw:style-name="fr1" draw:name="Image200" text:anchor-type="as-char" svg:width="0.45cm" svg:height="0.238cm" draw:z-index="199"><draw:image xlink:href="Pictures/100000000000001100000009B92FEDB4BE6A0AB5.png" xlink:type="simple" xlink:show="embed" xlink:actuate="onLoad"/><svg:title>=&gt;</svg:title></draw:frame> 45<text:span text:style-name="T1">x</text:span> = 135</text:p>
              <text:p text:style-name="P7"><draw:frame draw:style-name="fr1" draw:name="Image201" text:anchor-type="as-char" svg:width="0.45cm" svg:height="0.238cm" draw:z-index="200"><draw:image xlink:href="Pictures/100000000000001100000009B92FEDB4BE6A0AB5.png" xlink:type="simple" xlink:show="embed" xlink:actuate="onLoad"/><svg:title>=&gt;</svg:title></draw:frame> <text:span text:style-name="T1">x</text:span> = 3.</text:p>
              <text:p text:style-name="P7">So, they meet at 10 a.m.</text:p>
            </text:section>
          </table:table-cell>
        </table:table-row>
      </table:table>
      <text:p text:style-name="Standard"/>
      <table:table table:name="Table151" table:style-name="Table151">
        <table:table-column table:style-name="Table151.A"/>
        <table:table-column table:style-name="Table151.B"/>
        <table:table-row>
          <table:table-cell table:number-rows-spanned="2" office:value-type="string">
            <text:p text:style-name="P5"/>
          </table:table-cell>
          <table:table-cell office:value-type="string">
            <text:p text:style-name="Table_20_Contents">Two, trains, one from Howrah to Patna and the other from Patna to Howrah, start simultaneously. After they meet, the trains reach their destinations after 9 hours and 16 hours respectively. The ratio of their speeds is:<text:bookmark text:name="tblOption_813"/></text:p>
            <table:table table:name="Table152" table:style-name="Table152">
              <table:table-column table:style-name="Table152.A"/>
              <table:table-column table:style-name="Table152.B"/>
              <table:table-row>
                <table:table-cell table:style-name="Table152.A1" office:value-type="string">
                  <text:p text:style-name="Table_20_Contents"><text:bookmark text:name="tdOptionNo_A_813"/><text:bookmark text:name="lnkOptionLink_A_813"/><text:a xlink:type="simple" xlink:href="javascript:%20void%200;" text:style-name="Internet_20_link" text:visited-style-name="Visited_20_Internet_20_Link">A.</text:a><text:bookmark text:name="tdOptionDt_A_813"/></text:p>
                </table:table-cell>
                <table:table-cell table:style-name="Table152.A1" office:value-type="string">
                  <text:p text:style-name="Table_20_Contents">2 : 3<text:bookmark text:name="tdOptionNo_B_813"/></text:p>
                </table:table-cell>
              </table:table-row>
              <table:table-row>
                <table:table-cell table:style-name="Table152.A1" office:value-type="string">
                  <text:p text:style-name="Table_20_Contents"><text:bookmark text:name="lnkOptionLink_B_813"/><text:a xlink:type="simple" xlink:href="javascript:%20void%200;" text:style-name="Internet_20_link" text:visited-style-name="Visited_20_Internet_20_Link">B.</text:a><text:bookmark text:name="tdOptionDt_B_813"/></text:p>
                </table:table-cell>
                <table:table-cell table:style-name="Table152.A1" office:value-type="string">
                  <text:p text:style-name="Table_20_Contents">4 : 3<text:bookmark text:name="tdOptionNo_C_813"/></text:p>
                </table:table-cell>
              </table:table-row>
              <table:table-row>
                <table:table-cell table:style-name="Table152.A1" office:value-type="string">
                  <text:p text:style-name="Table_20_Contents"><text:bookmark text:name="lnkOptionLink_C_813"/><text:a xlink:type="simple" xlink:href="javascript:%20void%200;" text:style-name="Internet_20_link" text:visited-style-name="Visited_20_Internet_20_Link">C.</text:a><text:bookmark text:name="tdOptionDt_C_813"/></text:p>
                </table:table-cell>
                <table:table-cell table:style-name="Table152.A1" office:value-type="string">
                  <text:p text:style-name="Table_20_Contents">6 : 7<text:bookmark text:name="tdOptionNo_D_813"/></text:p>
                </table:table-cell>
              </table:table-row>
              <table:table-row>
                <table:table-cell table:style-name="Table152.A1" office:value-type="string">
                  <text:p text:style-name="Table_20_Contents"><text:bookmark text:name="lnkOptionLink_D_813"/><text:a xlink:type="simple" xlink:href="javascript:%20void%200;" text:style-name="Internet_20_link" text:visited-style-name="Visited_20_Internet_20_Link">D.</text:a><text:bookmark text:name="tdOptionDt_D_813"/></text:p>
                </table:table-cell>
                <table:table-cell table:style-name="Table152.A1" office:value-type="string">
                  <text:p text:style-name="Table_20_Contents">9 : 16</text:p>
                </table:table-cell>
              </table:table-row>
            </table:table>
            <text:p text:style-name="Table_20_Contents"/>
          </table:table-cell>
        </table:table-row>
        <table:table-row>
          <table:covered-table-cell/>
          <table:table-cell office:value-type="string">
            <text:section text:style-name="Sect1" text:name="divAnswer_813">
              <text:p text:style-name="P7">Answer: Option B</text:p>
              <text:p text:style-name="P7">Explanation:</text:p>
              <text:p text:style-name="P7">Let us name the trains as A and B. Then,</text:p>
              <text:p text:style-name="P7">(A's speed) : (B's speed) = b : a = 16 : 9 = 4 : 3.</text:p>
            </text:section>
          </table:table-cell>
        </table:table-row>
      </table:table>
      <text:list xml:id="list4661449403391211941" text:style-name="L1">
        <text:list-item>
          <text:p text:style-name="P2">km/hr to m/s conversion:</text:p>
        </text:list-item>
      </text:list>
      <table:table table:name="Table153" table:style-name="Table153">
        <table:table-column table:style-name="Table153.A"/>
        <table:table-column table:style-name="Table153.B"/>
        <table:table-column table:style-name="Table153.C"/>
        <table:table-column table:style-name="Table153.D"/>
        <table:table-column table:style-name="Table153.E"/>
        <table:table-column table:style-name="Table153.F"/>
        <table:table-row>
          <table:table-cell table:style-name="Table153.A1" table:number-rows-spanned="2" office:value-type="string">
            <text:p text:style-name="P4"><text:span text:style-name="T1">a</text:span> km/hr =</text:p>
          </table:table-cell>
          <table:table-cell table:style-name="Table153.A1" table:number-rows-spanned="2" office:value-type="string">
            <text:p text:style-name="P4"><draw:frame draw:style-name="fr1" draw:name="Image202" text:anchor-type="as-char" svg:width="0.238cm" svg:height="1.005cm" draw:z-index="201"><draw:image xlink:href="Pictures/100000000000000900000026A73E553F59C829DE.png" xlink:type="simple" xlink:show="embed" xlink:actuate="onLoad"/></draw:frame></text:p>
          </table:table-cell>
          <table:table-cell table:style-name="Table153.A1" table:number-rows-spanned="2" office:value-type="string">
            <text:p text:style-name="P4"><text:span text:style-name="T1">a</text:span> x</text:p>
          </table:table-cell>
          <table:table-cell table:style-name="Table153.A1" office:value-type="string">
            <text:p text:style-name="P4">5</text:p>
          </table:table-cell>
          <table:table-cell table:style-name="Table153.A1" table:number-rows-spanned="2" office:value-type="string">
            <text:p text:style-name="P4"><draw:frame draw:style-name="fr1" draw:name="Image203" text:anchor-type="as-char" svg:width="0.212cm" svg:height="1.005cm" draw:z-index="202"><draw:image xlink:href="Pictures/1000000000000008000000265CA9C31D1E9F9FD4.png" xlink:type="simple" xlink:show="embed" xlink:actuate="onLoad"/></draw:frame></text:p>
          </table:table-cell>
          <table:table-cell table:style-name="Table153.A1" table:number-rows-spanned="2" office:value-type="string">
            <text:p text:style-name="P4">m/s.</text:p>
          </table:table-cell>
        </table:table-row>
        <table:table-row>
          <table:covered-table-cell/>
          <table:covered-table-cell/>
          <table:covered-table-cell/>
          <table:table-cell table:style-name="Table153.A1" office:value-type="string">
            <text:p text:style-name="P4">18</text:p>
          </table:table-cell>
          <table:covered-table-cell/>
          <table:covered-table-cell/>
        </table:table-row>
      </table:table>
      <text:list xml:id="list162530737027315" text:continue-numbering="true" text:style-name="L1">
        <text:list-item>
          <text:p text:style-name="P2">m/s to km/hr conversion:</text:p>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column table:style-name="Table154.F"/>
        <table:table-row>
          <table:table-cell table:style-name="Table154.A1" table:number-rows-spanned="2" office:value-type="string">
            <text:p text:style-name="P4"><text:span text:style-name="T1">a</text:span> m/s =</text:p>
          </table:table-cell>
          <table:table-cell table:style-name="Table154.A1" table:number-rows-spanned="2" office:value-type="string">
            <text:p text:style-name="P4"><draw:frame draw:style-name="fr1" draw:name="Image204" text:anchor-type="as-char" svg:width="0.238cm" svg:height="1.005cm" draw:z-index="203"><draw:image xlink:href="Pictures/100000000000000900000026B8166892779F2D00.png" xlink:type="simple" xlink:show="embed" xlink:actuate="onLoad"/></draw:frame></text:p>
          </table:table-cell>
          <table:table-cell table:style-name="Table154.A1" table:number-rows-spanned="2" office:value-type="string">
            <text:p text:style-name="P4"><text:span text:style-name="T1">a</text:span> x</text:p>
          </table:table-cell>
          <table:table-cell table:style-name="Table154.A1" office:value-type="string">
            <text:p text:style-name="P4">18</text:p>
          </table:table-cell>
          <table:table-cell table:style-name="Table154.A1" table:number-rows-spanned="2" office:value-type="string">
            <text:p text:style-name="P4"><draw:frame draw:style-name="fr1" draw:name="Image205" text:anchor-type="as-char" svg:width="0.212cm" svg:height="1.005cm" draw:z-index="204"><draw:image xlink:href="Pictures/1000000000000008000000265CA9C31D1E9F9FD4.png" xlink:type="simple" xlink:show="embed" xlink:actuate="onLoad"/></draw:frame></text:p>
          </table:table-cell>
          <table:table-cell table:style-name="Table154.A1" table:number-rows-spanned="2" office:value-type="string">
            <text:p text:style-name="P4">km/hr.</text:p>
          </table:table-cell>
        </table:table-row>
        <table:table-row>
          <table:covered-table-cell/>
          <table:covered-table-cell/>
          <table:covered-table-cell/>
          <table:table-cell table:style-name="Table154.A1" office:value-type="string">
            <text:p text:style-name="P4">5</text:p>
          </table:table-cell>
          <table:covered-table-cell/>
          <table:covered-table-cell/>
        </table:table-row>
      </table:table>
      <text:list xml:id="list162530791557641" text:continue-numbering="true" text:style-name="L1">
        <text:list-item>
          <text:p text:style-name="P1"><text:a xlink:type="simple" xlink:href="https://www.indiabix.com/aptitude/time-and-distance/formulas" text:style-name="Internet_20_link" text:visited-style-name="Visited_20_Internet_20_Link"><text:span text:style-name="T2">Formulas for finding Speed, Time and Distance</text:span></text:a></text:p>
        </text:list-item>
        <text:list-item>
          <text:p text:style-name="P1">Time taken by a train of length <text:span text:style-name="T1">l</text:span> metres to pass a pole or standing man or a signal post is equal to the time taken by the train to cover <text:span text:style-name="T1">l</text:span> metres.</text:p>
        </text:list-item>
        <text:list-item>
          <text:p text:style-name="P1">Time taken by a train of length <text:span text:style-name="T1">l</text:span> metres to pass a stationery object of length <text:span text:style-name="T1">b</text:span> metres is the time taken by the train to cover (<text:span text:style-name="T1">l</text:span> + <text:span text:style-name="T1">b</text:span>) metres.</text:p>
        </text:list-item>
        <text:list-item>
          <text:p text:style-name="P1">Suppose two trains or two objects bodies are moving in the same direction at <text:span text:style-name="T1">u</text:span> m/s and <text:span text:style-name="T1">v</text:span> m/s, where <text:span text:style-name="T1">u</text:span> &gt; <text:span text:style-name="T1">v</text:span>, then their relative speed is = (<text:span text:style-name="T1">u</text:span> - <text:span text:style-name="T1">v</text:span>) m/s.</text:p>
        </text:list-item>
        <text:list-item>
          <text:p text:style-name="P1"><text:soft-page-break/>Suppose two trains or two objects bodies are moving in opposite directions at <text:span text:style-name="T1">u</text:span> m/s and <text:span text:style-name="T1">v</text:span> m/s, then their relative speed is = (<text:span text:style-name="T1">u</text:span> + <text:span text:style-name="T1">v</text:span>) m/s.</text:p>
        </text:list-item>
        <text:list-item>
          <text:p text:style-name="P1">If two trains of length <text:span text:style-name="T1">a</text:span> metres and <text:span text:style-name="T1">b</text:span> metres are moving in opposite directions at <text:span text:style-name="T1">u</text:span> m/s and <text:span text:style-name="T1">v</text:span> m/s, then:</text:p>
        </text:list-item>
      </text:list>
      <table:table table:name="Table155" table:style-name="Table155">
        <table:table-column table:style-name="Table155.A"/>
        <table:table-column table:style-name="Table155.B"/>
        <table:table-column table:style-name="Table155.C"/>
        <table:table-row>
          <table:table-cell table:style-name="Table155.A1" table:number-rows-spanned="2" office:value-type="string">
            <text:p text:style-name="P4">The time taken by the trains to cross each other =</text:p>
          </table:table-cell>
          <table:table-cell table:style-name="Table155.A1" office:value-type="string">
            <text:p text:style-name="P4">(<text:span text:style-name="T1">a</text:span> + <text:span text:style-name="T1">b</text:span>)</text:p>
          </table:table-cell>
          <table:table-cell table:style-name="Table155.A1" table:number-rows-spanned="2" office:value-type="string">
            <text:p text:style-name="P4">sec.</text:p>
          </table:table-cell>
        </table:table-row>
        <table:table-row>
          <table:covered-table-cell/>
          <table:table-cell table:style-name="Table155.A1" office:value-type="string">
            <text:p text:style-name="P4">(<text:span text:style-name="T1">u</text:span> + <text:span text:style-name="T1">v</text:span>)</text:p>
          </table:table-cell>
          <table:covered-table-cell/>
        </table:table-row>
      </table:table>
      <text:list xml:id="list162530604182286" text:continue-numbering="true" text:style-name="L1">
        <text:list-item>
          <text:p text:style-name="P1">If two trains of length <text:span text:style-name="T1">a</text:span> metres and <text:span text:style-name="T1">b</text:span> metres are moving in the same direction at <text:span text:style-name="T1">u</text:span> m/s and <text:span text:style-name="T1">v</text:span> m/s, then:</text:p>
        </text:list-item>
      </text:list>
      <table:table table:name="Table156" table:style-name="Table156">
        <table:table-column table:style-name="Table156.A"/>
        <table:table-column table:style-name="Table156.B"/>
        <table:table-column table:style-name="Table156.C"/>
        <table:table-row>
          <table:table-cell table:style-name="Table156.A1" table:number-rows-spanned="2" office:value-type="string">
            <text:p text:style-name="P4">The time taken by the faster train to cross the slower train =</text:p>
          </table:table-cell>
          <table:table-cell table:style-name="Table156.A1" office:value-type="string">
            <text:p text:style-name="P4">(<text:span text:style-name="T1">a</text:span> + <text:span text:style-name="T1">b</text:span>)</text:p>
          </table:table-cell>
          <table:table-cell table:style-name="Table156.A1" table:number-rows-spanned="2" office:value-type="string">
            <text:p text:style-name="P4">sec.</text:p>
          </table:table-cell>
        </table:table-row>
        <table:table-row>
          <table:covered-table-cell/>
          <table:table-cell table:style-name="Table156.A1" office:value-type="string">
            <text:p text:style-name="P4">(<text:span text:style-name="T1">u</text:span> - <text:span text:style-name="T1">v</text:span>)</text:p>
          </table:table-cell>
          <table:covered-table-cell/>
        </table:table-row>
      </table:table>
      <text:list xml:id="list162530543659788" text:continue-numbering="true" text:style-name="L1">
        <text:list-item>
          <text:p text:style-name="P1">If two trains (or bodies) start at the same time from points A and B towards each other and after crossing they take <text:span text:style-name="T1">a</text:span> and <text:span text:style-name="T1">b</text:span> sec in reaching B and A respectively, then:</text:p>
          <text:p text:style-name="P1">(A's speed) : (B's speed) = (<text:span text:style-name="T4">√</text:span>b : <text:span text:style-name="T4">√</text:span>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5:44:40.278395631</meta:creation-date>
    <dc:date>2018-12-13T16:25:29.052924267</dc:date>
    <meta:editing-duration>PT18M6S</meta:editing-duration>
    <meta:editing-cycles>2</meta:editing-cycles>
    <meta:generator>LibreOffice/5.1.6.2$Linux_X86_64 LibreOffice_project/10m0$Build-2</meta:generator>
    <meta:document-statistic meta:table-count="156" meta:image-count="205" meta:object-count="0" meta:page-count="18" meta:paragraph-count="1087" meta:word-count="3557" meta:character-count="15159" meta:non-whitespace-character-count="12370"/>
  </office:meta>
</office:document-meta>
</file>